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f"/>
    </style:style>
    <style:style style:name="P2" style:family="paragraph" style:parent-style-name="Standard">
      <style:text-properties fo:color="#000000" style:font-name="Consolas" fo:font-size="10.5pt" fo:font-weight="normal" officeooo:paragraph-rsid="00df52ad" fo:background-color="#ffffff"/>
    </style:style>
    <style:style style:name="P3" style:family="paragraph" style:parent-style-name="Standard">
      <style:paragraph-properties style:line-height-at-least="0.198in"/>
      <style:text-properties fo:color="#000000" fo:background-color="#ffffff"/>
    </style:style>
    <style:style style:name="P4" style:family="paragraph" style:parent-style-name="Standard">
      <style:paragraph-properties style:line-height-at-least="0.198in"/>
      <style:text-properties fo:color="#a31515" style:font-name="Consolas" fo:font-size="10.5pt" fo:font-weight="normal" fo:background-color="#ffffff"/>
    </style:style>
    <style:style style:name="P5" style:family="paragraph" style:parent-style-name="Standard">
      <style:text-properties fo:color="#a31515" style:font-name="Consolas" fo:font-size="10.5pt" fo:font-weight="normal" officeooo:paragraph-rsid="00df52ad" fo:background-color="#ffffff"/>
    </style:style>
    <style:style style:name="P6" style:family="paragraph" style:parent-style-name="Standard">
      <style:paragraph-properties style:line-height-at-least="0.198in"/>
      <style:text-properties fo:color="#a31515" fo:background-color="#ffffff"/>
    </style:style>
    <style:style style:name="P7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f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Text_20_body">
      <style:text-properties fo:font-size="12pt" fo:font-weight="bold" officeooo:rsid="00df52ad" officeooo:paragraph-rsid="00df52ad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size="12pt" fo:font-weight="bold" officeooo:rsid="00df8849" officeooo:paragraph-rsid="00df8849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size="12pt" fo:font-weight="bold" officeooo:rsid="00e0cc48" officeooo:paragraph-rsid="00e0cc48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Liberation Serif" fo:font-size="12pt" fo:font-weight="bold" officeooo:rsid="00df52ad" officeooo:paragraph-rsid="00df52ad" style:font-size-asian="12pt" style:font-weight-asian="bold" style:font-name-complex="Arial Narrow1" style:font-size-complex="12pt" style:font-weight-complex="bold"/>
    </style:style>
    <style:style style:name="P13" style:family="paragraph" style:parent-style-name="Text_20_body">
      <style:text-properties style:font-name="Liberation Serif" fo:font-size="12pt" fo:font-weight="bold" officeooo:rsid="00df8849" officeooo:paragraph-rsid="00df8849" style:font-size-asian="12pt" style:font-weight-asian="bold" style:font-name-complex="Arial Narrow1" style:font-size-complex="12pt" style:font-weight-complex="bold"/>
    </style:style>
    <style:style style:name="P14" style:family="paragraph" style:parent-style-name="Text_20_body">
      <style:paragraph-properties fo:line-height="100%"/>
      <style:text-properties style:font-name="Liberation Serif" fo:font-size="9pt" fo:font-weight="normal" officeooo:rsid="00f34db6" officeooo:paragraph-rsid="00f34db6" style:font-size-asian="9pt" style:font-weight-asian="normal" style:font-name-complex="Arial Narrow1" style:font-size-complex="9pt" style:font-weight-complex="normal"/>
    </style:style>
    <style:style style:name="P15" style:family="paragraph" style:parent-style-name="Text_20_body">
      <style:paragraph-properties fo:line-height="100%"/>
      <style:text-properties fo:font-size="9pt" fo:font-weight="normal" officeooo:rsid="00f4e97c" officeooo:paragraph-rsid="00f4e97c" style:font-size-asian="7.84999990463257pt" style:font-weight-asian="normal" style:font-size-complex="9pt" style:font-weight-complex="normal"/>
    </style:style>
    <style:style style:name="P16" style:family="paragraph" style:parent-style-name="Standard">
      <style:paragraph-properties fo:margin-top="0in" fo:margin-bottom="0.1965in" loext:contextual-spacing="false" style:line-height-at-least="0.198in"/>
    </style:style>
    <style:style style:name="P17" style:family="paragraph" style:parent-style-name="Header">
      <style:text-properties officeooo:paragraph-rsid="0008613c"/>
    </style:style>
    <style:style style:name="P18" style:family="paragraph" style:parent-style-name="Text_20_body">
      <style:paragraph-properties fo:line-height="100%"/>
      <style:text-properties style:font-name="Liberation Serif" fo:font-size="9pt" fo:font-weight="normal" officeooo:rsid="00ee6471" officeooo:paragraph-rsid="00f4e97c" style:font-size-asian="7.84999990463257pt" style:font-weight-asian="normal" style:font-name-complex="Arial Narrow1" style:font-size-complex="9pt" style:font-weight-complex="normal"/>
    </style:style>
    <style:style style:name="P19" style:family="paragraph" style:parent-style-name="Text_20_body">
      <style:paragraph-properties fo:line-height="100%"/>
      <style:text-properties style:font-name="Liberation Serif" fo:font-size="9pt" fo:font-weight="normal" officeooo:rsid="00f4e97c" officeooo:paragraph-rsid="00f4e97c" style:font-size-asian="7.84999990463257pt" style:font-weight-asian="normal" style:font-name-complex="Arial Narrow1" style:font-size-complex="9pt" style:font-weight-complex="normal"/>
    </style:style>
    <style:style style:name="P20" style:family="paragraph" style:parent-style-name="Text_20_body">
      <style:paragraph-properties fo:line-height="100%"/>
      <style:text-properties style:font-name="Liberation Serif" fo:font-size="9pt" fo:font-weight="normal" officeooo:rsid="00f34db6" officeooo:paragraph-rsid="00f34db6" style:font-size-asian="9pt" style:font-weight-asian="normal" style:font-name-complex="Arial Narrow1" style:font-size-complex="9pt" style:font-weight-complex="normal"/>
    </style:style>
    <style:style style:name="T1" style:family="text">
      <style:text-properties officeooo:rsid="00ed154e"/>
    </style:style>
    <style:style style:name="T2" style:family="text">
      <style:text-properties officeooo:rsid="001ddec0"/>
    </style:style>
    <style:style style:name="T3" style:family="text">
      <style:text-properties style:font-name="Liberation Serif" style:font-name-complex="Arial Narrow1"/>
    </style:style>
    <style:style style:name="T4" style:family="text">
      <style:text-properties style:font-name="Liberation Serif" officeooo:rsid="00d50158" style:font-name-complex="Arial Narrow1"/>
    </style:style>
    <style:style style:name="T5" style:family="text">
      <style:text-properties style:font-name="Liberation Serif" officeooo:rsid="00e164b1" style:font-name-complex="Arial Narrow1"/>
    </style:style>
    <style:style style:name="T6" style:family="text">
      <style:text-properties style:font-name="Liberation Serif" officeooo:rsid="00e2dedb" style:font-name-complex="Arial Narrow1"/>
    </style:style>
    <style:style style:name="T7" style:family="text">
      <style:text-properties style:font-name="Liberation Serif" officeooo:rsid="00ee6471" style:font-name-complex="Arial Narrow1"/>
    </style:style>
    <style:style style:name="T8" style:family="text">
      <style:text-properties style:font-name="Liberation Serif" officeooo:rsid="00eff293" style:font-name-complex="Arial Narrow1"/>
    </style:style>
    <style:style style:name="T9" style:family="text">
      <style:text-properties fo:color="#0000ff"/>
    </style:style>
    <style:style style:name="T10" style:family="text">
      <style:text-properties fo:color="#0000ff" style:font-name="Consolas" fo:font-size="10.5pt" fo:font-weight="normal"/>
    </style:style>
    <style:style style:name="T11" style:family="text">
      <style:text-properties fo:color="#a31515"/>
    </style:style>
    <style:style style:name="T12" style:family="text">
      <style:text-properties fo:color="#a31515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008000"/>
    </style:style>
    <style:style style:name="T15" style:family="text">
      <style:text-properties fo:color="#008000" style:font-name="Consolas" fo:font-size="10.5pt" fo:font-weight="normal"/>
    </style:style>
    <style:style style:name="T16" style:family="text">
      <style:text-properties fo:color="#09885a"/>
    </style:style>
    <style:style style:name="T17" style:family="text">
      <style:text-properties fo:color="#09885a" style:font-name="Consolas" fo:font-size="10.5pt" fo:font-weight="normal"/>
    </style:style>
    <style:style style:name="T18" style:family="text">
      <style:text-properties fo:color="#cd3131" style:font-name="Consolas" fo:font-size="10.5pt" fo:font-weight="normal"/>
    </style:style>
    <style:style style:name="T19" style:family="text">
      <style:text-properties officeooo:rsid="00ee6471"/>
    </style:style>
    <style:style style:name="T20" style:family="text">
      <style:text-properties fo:color="#af00db"/>
    </style:style>
    <style:style style:name="T21" style:family="text">
      <style:text-properties fo:color="#af00db" style:font-name="Consolas" fo:font-size="10.5pt" fo:font-weight="normal"/>
    </style:style>
    <style:style style:name="T22" style:family="text">
      <style:text-properties fo:color="#267f99"/>
    </style:style>
    <style:style style:name="T23" style:family="text">
      <style:text-properties fo:color="#267f99" style:font-name="Consolas" fo:font-size="10.5pt" fo:font-weight="normal"/>
    </style:style>
    <style:style style:name="T24" style:family="text">
      <style:text-properties fo:color="#795e26"/>
    </style:style>
    <style:style style:name="T25" style:family="text">
      <style:text-properties fo:color="#795e26" style:font-name="Consolas" fo:font-size="10.5pt" fo:font-weight="normal"/>
    </style:style>
    <style:style style:name="T26" style:family="text">
      <style:text-properties fo:color="#001080"/>
    </style:style>
    <style:style style:name="T27" style:family="text">
      <style:text-properties fo:color="#001080" style:font-name="Consolas" fo:font-size="10.5pt" fo:font-weight="normal"/>
    </style:style>
    <style:style style:name="T28" style:family="text">
      <style:text-properties officeooo:rsid="00f765c8"/>
    </style:style>
    <style:style style:name="T29" style:family="text">
      <style:text-properties officeooo:rsid="0008613c"/>
    </style:style>
    <style:style style:name="T30" style:family="text">
      <style:text-properties officeooo:rsid="00f7fd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1</text:span><text:span text:style-name="T3">) </text:span><text:span text:style-name="T6">Handin 1: </text:span><text:span text:style-name="T3">Source code</text:span></text:p>
      <text:p text:style-name="P5">"""</text:p>
      <text:p text:style-name="P4">CSC 148, Fall 2019, Homework 5</text:p>
      <text:p text:style-name="P8"/>
      <text:p text:style-name="P4">Modeling a more or less complete simple inventory system.</text:p>
      <text:p text:style-name="P4">using Home Depot as an example, where HD = Home Depot.</text:p>
      <text:p text:style-name="P8"/>
      <text:p text:style-name="P4">Unlike in homework 4, now the Warehouse class plays</text:p>
      <text:p text:style-name="P4">a MAJOR role!</text:p>
      <text:p text:style-name="P8"/>
      <text:p text:style-name="P4">This could also be the most incorrect approach ever,</text:p>
      <text:p text:style-name="P4">but it ticks all boxes I am aware of, such as</text:p>
      <text:p text:style-name="P8"/>
      <text:p text:style-name="P4">- Periodic reporting</text:p>
      <text:p text:style-name="P4">- handling interrupts with an interrupt handler</text:p>
      <text:p text:style-name="P4">- dispatching restocks, and it is a loop</text:p>
      <text:p text:style-name="P8"/>
      <text:p text:style-name="P4">1 t.u. = 1 hour</text:p>
      <text:p text:style-name="P4">"""</text:p>
      <text:p text:style-name="P8"/>
      <text:p text:style-name="P1"><text:span text:style-name="T20">import</text:span> numpy <text:span text:style-name="T20">as</text:span> np</text:p>
      <text:p text:style-name="P1"><text:span text:style-name="T20">import</text:span> simpy</text:p>
      <text:p text:style-name="P1"><text:span text:style-name="T20">import</text:span> pdb</text:p>
      <text:p text:style-name="P8"/>
      <text:p text:style-name="P1">env = simpy.Environment() <text:span text:style-name="T14"># set to simpy Environment class instance</text:span></text:p>
      <text:p text:style-name="P8"/>
      <text:p text:style-name="P7"># set our seed</text:p>
      <text:p text:style-name="P1">envSeed = <text:span text:style-name="T16">420691</text:span></text:p>
      <text:p text:style-name="P7">#envSeed = 698897</text:p>
      <text:p text:style-name="P1">np.random.seed( envSeed )</text:p>
      <text:p text:style-name="P8"/>
      <text:p text:style-name="P4">""" Initially didn't do much</text:p>
      <text:p text:style-name="P6">    <text:span text:style-name="T13">But now it is essentially</text:span></text:p>
      <text:p text:style-name="P6">    <text:span text:style-name="T13">the driver class!</text:span></text:p>
      <text:p text:style-name="P4">"""</text:p>
      <text:p text:style-name="P1"><text:span text:style-name="T9">class</text:span> <text:span text:style-name="T22">Warehouse</text:span>:</text:p>
      <text:p text:style-name="P3">    <text:span text:style-name="T12">""" Roofing materials Warehouse operations,</text:span></text:p>
      <text:p text:style-name="P6">        <text:span text:style-name="T13">We will, presumably, restock Home Depots</text:span></text:p>
      <text:p text:style-name="P6">        <text:span text:style-name="T13">when asked to do so.</text:span></text:p>
      <text:p text:style-name="P6">    <text:span text:style-name="T13">"""</text:span></text:p>
      <text:p text:style-name="P8"/>
      <text:p text:style-name="P3">    <text:span text:style-name="T10">def</text:span><text:span text:style-name="T13"> </text:span><text:span text:style-name="T25">__init__</text:span><text:span text:style-name="T13">( </text:span><text:span text:style-name="T27">self</text:span><text:span text:style-name="T13">, </text:span><text:span text:style-name="T27">env</text:span><text:span text:style-name="T13">, </text:span><text:span text:style-name="T27">warehouseName</text:span><text:span text:style-name="T13"> ):</text:span></text:p>
      <text:p text:style-name="P3">        <text:span text:style-name="T10">self</text:span><text:span text:style-name="T13">.env = env</text:span></text:p>
      <text:p text:style-name="P3"><text:soft-page-break/>        <text:span text:style-name="T10">self</text:span><text:span text:style-name="T13">.warehouseName = warehouseName</text:span></text:p>
      <text:p text:style-name="P3">        <text:span text:style-name="T15">#pdb.set_trace()</text:span></text:p>
      <text:p text:style-name="P3">        <text:span text:style-name="T10">self</text:span><text:span text:style-name="T13">.numberOfHD = </text:span><text:span text:style-name="T17">17</text:span></text:p>
      <text:p text:style-name="P3">        <text:span text:style-name="T10">self</text:span><text:span text:style-name="T13">.HD_list = []</text:span></text:p>
      <text:p text:style-name="P3">        <text:span text:style-name="T10">self</text:span><text:span text:style-name="T13">.stockoutDone = []</text:span></text:p>
      <text:p text:style-name="P8"/>
      <text:p text:style-name="P3">        <text:span text:style-name="T15"># In relation to statistics</text:span></text:p>
      <text:p text:style-name="P3">        <text:span text:style-name="T10">self</text:span><text:span text:style-name="T13">.stockoutsCountByHD = []</text:span></text:p>
      <text:p text:style-name="P3">        <text:span text:style-name="T10">self</text:span><text:span text:style-name="T13">.pendingRestocks = []</text:span></text:p>
      <text:p text:style-name="P3">        <text:span text:style-name="T10">self</text:span><text:span text:style-name="T13">.stockoutsCount = </text:span><text:span text:style-name="T17">0</text:span></text:p>
      <text:p text:style-name="P3">        <text:span text:style-name="T10">self</text:span><text:span text:style-name="T13">.restocksCount = </text:span><text:span text:style-name="T17">0</text:span></text:p>
      <text:p text:style-name="P8"/>
      <text:p text:style-name="P3">        <text:span text:style-name="T15"># Initialize stockoutDone Shared Event List,</text:span></text:p>
      <text:p text:style-name="P3">        <text:span text:style-name="T15"># and stockouts Count By HD List while we're at it.</text:span></text:p>
      <text:p text:style-name="P3">        <text:span text:style-name="T21">for</text:span><text:span text:style-name="T13"> i </text:span><text:span text:style-name="T10">in</text:span><text:span text:style-name="T13"> </text:span><text:span text:style-name="T25">range</text:span><text:span text:style-name="T13">( </text:span><text:span text:style-name="T17">0</text:span><text:span text:style-name="T13">, </text:span><text:span text:style-name="T10">self</text:span><text:span text:style-name="T13">.numberOfHD ):</text:span></text:p>
      <text:p text:style-name="P3">            <text:span text:style-name="T10">self</text:span><text:span text:style-name="T13">.stockoutDone.append( </text:span><text:span text:style-name="T10">None</text:span><text:span text:style-name="T13"> )</text:span></text:p>
      <text:p text:style-name="P3">            <text:span text:style-name="T10">self</text:span><text:span text:style-name="T13">.stockoutsCountByHD.append( </text:span><text:span text:style-name="T17">0</text:span><text:span text:style-name="T13"> )</text:span></text:p>
      <text:p text:style-name="P8"/>
      <text:p text:style-name="P3">        <text:span text:style-name="T25">print</text:span><text:span text:style-name="T13">( </text:span><text:span text:style-name="T12">"Running class Warehouse __init__ fcn at time"</text:span><text:span text:style-name="T13">, </text:span><text:span text:style-name="T10">self</text:span><text:span text:style-name="T13">.env.now,</text:span></text:p>
      <text:p text:style-name="P3">                <text:span text:style-name="T12">"for Warehouse"</text:span><text:span text:style-name="T13">, warehouseName,</text:span></text:p>
      <text:p text:style-name="P3">                <text:span text:style-name="T12">"// Numpy seed is"</text:span><text:span text:style-name="T13">, envSeed )</text:span></text:p>
      <text:p text:style-name="P8"/>
      <text:p text:style-name="P3">    <text:span text:style-name="T12">""" the dispatcherLoop will scan</text:span></text:p>
      <text:p text:style-name="P6">        <text:span text:style-name="T13">stockoutDone for any non-none values,</text:span></text:p>
      <text:p text:style-name="P6">        <text:span text:style-name="T13">any non-none values found will be taken</text:span></text:p>
      <text:p text:style-name="P6">        <text:span text:style-name="T13">care of pretty well immediately.</text:span></text:p>
      <text:p text:style-name="P6">    <text:span text:style-name="T13">"""</text:span></text:p>
      <text:p text:style-name="P3">    <text:span text:style-name="T10">def</text:span><text:span text:style-name="T13"> </text:span><text:span text:style-name="T25">dispatcherLoop</text:span><text:span text:style-name="T13">( </text:span><text:span text:style-name="T27">self</text:span><text:span text:style-name="T13"> ):</text:span></text:p>
      <text:p text:style-name="P3">        <text:span text:style-name="T21">while</text:span><text:span text:style-name="T13"> </text:span><text:span text:style-name="T10">True</text:span><text:span text:style-name="T13">:             </text:span></text:p>
      <text:p text:style-name="P3">            </text:p>
      <text:p text:style-name="P3">            <text:span text:style-name="T15"># Check each HD every hour before restocking</text:span></text:p>
      <text:p text:style-name="P3">            <text:span text:style-name="T21">yield</text:span><text:span text:style-name="T13"> </text:span><text:span text:style-name="T10">self</text:span><text:span text:style-name="T13">.env.timeout( </text:span><text:span text:style-name="T17">1</text:span><text:span text:style-name="T13"> )</text:span></text:p>
      <text:p text:style-name="P8"/>
      <text:p text:style-name="P3">            <text:span text:style-name="T21">for</text:span><text:span text:style-name="T13"> i </text:span><text:span text:style-name="T10">in</text:span><text:span text:style-name="T13"> </text:span><text:span text:style-name="T25">range</text:span><text:span text:style-name="T13">( </text:span><text:span text:style-name="T17">0</text:span><text:span text:style-name="T13">, </text:span><text:span text:style-name="T10">self</text:span><text:span text:style-name="T13">.numberOfHD ):</text:span></text:p>
      <text:p text:style-name="P3">                <text:span text:style-name="T21">if</text:span><text:span text:style-name="T13"> </text:span><text:span text:style-name="T10">self</text:span><text:span text:style-name="T13">.stockoutDone[i] </text:span><text:span text:style-name="T10">is</text:span><text:span text:style-name="T13"> </text:span><text:span text:style-name="T10">not</text:span><text:span text:style-name="T13"> </text:span><text:span text:style-name="T10">None</text:span><text:span text:style-name="T13">:</text:span></text:p>
      <text:p text:style-name="P3">                    <text:span text:style-name="T25">print</text:span><text:span text:style-name="T13">( </text:span><text:span text:style-name="T12">"Start scheduling &amp; delivering restock to HD"</text:span><text:span text:style-name="T13">, i+</text:span><text:span text:style-name="T17">1</text:span><text:span text:style-name="T13">, </text:span></text:p>
      <text:p text:style-name="P3">                           <text:span text:style-name="T12">"at time"</text:span><text:span text:style-name="T13">, </text:span><text:span text:style-name="T10">self</text:span><text:span text:style-name="T13">.env.now )</text:span></text:p>
      <text:p text:style-name="P3">                    <text:span text:style-name="T10">self</text:span><text:span text:style-name="T13">.env.process( </text:span><text:span text:style-name="T10">self</text:span><text:span text:style-name="T13">.restock( i ) )</text:span></text:p>
      <text:p text:style-name="P3">                </text:p>
      <text:p text:style-name="P8"/>
      <text:p text:style-name="P3">    <text:span text:style-name="T12">""" A fairly simple pf where the job</text:span></text:p>
      <text:p text:style-name="P6">        <text:span text:style-name="T13">is to figure out which HD needs a restocking,</text:span></text:p>
      <text:p text:style-name="P6">        <text:span text:style-name="T13">and to add corrosponding HD's SharedEvent</text:span></text:p>
      <text:p text:style-name="P6"><text:soft-page-break/>        <text:span text:style-name="T13">to corrosponding stockoutDone location.</text:span></text:p>
      <text:p text:style-name="P6">    <text:span text:style-name="T13">"""</text:span></text:p>
      <text:p text:style-name="P3">    <text:span text:style-name="T10">def</text:span><text:span text:style-name="T13"> </text:span><text:span text:style-name="T25">handleInterrupt</text:span><text:span text:style-name="T13">( </text:span><text:span text:style-name="T27">self</text:span><text:span text:style-name="T13">, </text:span><text:span text:style-name="T27">hdSharedEvent</text:span><text:span text:style-name="T13"> ):</text:span></text:p>
      <text:p text:style-name="P3">        <text:span text:style-name="T21">try</text:span><text:span text:style-name="T13">:</text:span></text:p>
      <text:p text:style-name="P3">            <text:span text:style-name="T15"># Give 2 t.u. to interrupt</text:span></text:p>
      <text:p text:style-name="P3">            <text:span text:style-name="T21">yield</text:span><text:span text:style-name="T13"> env.timeout( </text:span><text:span text:style-name="T17">2</text:span><text:span text:style-name="T13"> )</text:span></text:p>
      <text:p text:style-name="P8"/>
      <text:p text:style-name="P3">        <text:span text:style-name="T21">except</text:span><text:span text:style-name="T13"> simpy.Interrupt </text:span><text:span text:style-name="T21">as</text:span><text:span text:style-name="T13"> Interrupt:</text:span></text:p>
      <text:p text:style-name="P8"/>
      <text:p text:style-name="P3">            <text:span text:style-name="T15"># Okay, A home Depot wants to get restocked!</text:span></text:p>
      <text:p text:style-name="P3">            <text:span text:style-name="T13">HDID = </text:span><text:span text:style-name="T23">int</text:span><text:span text:style-name="T13">( Interrupt.cause[</text:span><text:span text:style-name="T17">2</text:span><text:span text:style-name="T13">:</text:span><text:span text:style-name="T17">4</text:span><text:span text:style-name="T13">] )</text:span></text:p>
      <text:p text:style-name="P3">            <text:span text:style-name="T10">self</text:span><text:span text:style-name="T13">.stockoutDone[HDID-</text:span><text:span text:style-name="T17">1</text:span><text:span text:style-name="T13">] = hdSharedEvent</text:span></text:p>
      <text:p text:style-name="P8"/>
      <text:p text:style-name="P3">    <text:span text:style-name="T12">""" This reports the current list of Home Depots</text:span></text:p>
      <text:p text:style-name="P6">        <text:span text:style-name="T13">with an in-progress restock, and reports</text:span></text:p>
      <text:p text:style-name="P6">        <text:span text:style-name="T13">this every 4 t.u.'s.</text:span></text:p>
      <text:p text:style-name="P6">    <text:span text:style-name="T13">"""</text:span></text:p>
      <text:p text:style-name="P3">    <text:span text:style-name="T10">def</text:span><text:span text:style-name="T13"> </text:span><text:span text:style-name="T25">periodicReporting</text:span><text:span text:style-name="T13">( </text:span><text:span text:style-name="T27">self</text:span><text:span text:style-name="T13"> ):</text:span></text:p>
      <text:p text:style-name="P3">        <text:span text:style-name="T21">while</text:span><text:span text:style-name="T13"> </text:span><text:span text:style-name="T10">True</text:span><text:span text:style-name="T13">:</text:span></text:p>
      <text:p text:style-name="P3">            <text:span text:style-name="T21">yield</text:span><text:span text:style-name="T13">( env.timeout( </text:span><text:span text:style-name="T17">4</text:span><text:span text:style-name="T13"> ) )</text:span></text:p>
      <text:p text:style-name="P3">            <text:span text:style-name="T25">print</text:span><text:span text:style-name="T13">( </text:span><text:span text:style-name="T12">"RPT :: The HDKs with pending restocks at time"</text:span><text:span text:style-name="T13">, </text:span><text:span text:style-name="T10">self</text:span><text:span text:style-name="T13">.env.now,</text:span></text:p>
      <text:p text:style-name="P3">                    <text:span text:style-name="T12">"::"</text:span><text:span text:style-name="T13">, </text:span><text:span text:style-name="T10">self</text:span><text:span text:style-name="T13">.pendingRestocks )</text:span></text:p>
      <text:p text:style-name="P8"/>
      <text:p text:style-name="P3">    <text:span text:style-name="T12">""" After 3 t.u.</text:span></text:p>
      <text:p text:style-name="P6">        <text:span text:style-name="T13">restock will be accomplished,</text:span></text:p>
      <text:p text:style-name="P6">        <text:span text:style-name="T13">this is also where the pendingRestocks</text:span></text:p>
      <text:p text:style-name="P6">        <text:span text:style-name="T13">list gets updated.</text:span></text:p>
      <text:p text:style-name="P6">    <text:span text:style-name="T13">"""</text:span></text:p>
      <text:p text:style-name="P3">    <text:span text:style-name="T10">def</text:span><text:span text:style-name="T13"> </text:span><text:span text:style-name="T25">restock</text:span><text:span text:style-name="T13">( </text:span><text:span text:style-name="T27">self</text:span><text:span text:style-name="T13">, </text:span><text:span text:style-name="T27">hdid</text:span><text:span text:style-name="T13"> ):</text:span></text:p>
      <text:p text:style-name="P3">        <text:span text:style-name="T15"># keep a copy of stockoutDone of respective HD</text:span></text:p>
      <text:p text:style-name="P3">        <text:span text:style-name="T15"># so dispatcher won't keep trying to "schedule" a restocking</text:span></text:p>
      <text:p text:style-name="P3">        <text:span text:style-name="T15"># when one is already in process.</text:span></text:p>
      <text:p text:style-name="P3">        <text:span text:style-name="T13">hdSharedEvent = </text:span><text:span text:style-name="T10">self</text:span><text:span text:style-name="T13">.stockoutDone[hdid]</text:span></text:p>
      <text:p text:style-name="P3">        <text:span text:style-name="T10">self</text:span><text:span text:style-name="T13">.stockoutDone[hdid] = </text:span><text:span text:style-name="T10">None</text:span></text:p>
      <text:p text:style-name="P8"/>
      <text:p text:style-name="P3">        <text:span text:style-name="T15"># Append the hdid to string, and add to pendingRestocks list</text:span></text:p>
      <text:p text:style-name="P3">        <text:span text:style-name="T13">hd = </text:span><text:span text:style-name="T12">"HD"</text:span><text:span text:style-name="T13"> + </text:span><text:span text:style-name="T23">str</text:span><text:span text:style-name="T13">(hdid+</text:span><text:span text:style-name="T17">1</text:span><text:span text:style-name="T13">)</text:span></text:p>
      <text:p text:style-name="P3">        <text:span text:style-name="T10">self</text:span><text:span text:style-name="T13">.pendingRestocks.append( hd )</text:span></text:p>
      <text:p text:style-name="P8"/>
      <text:p text:style-name="P3">        <text:span text:style-name="T21">yield</text:span><text:span text:style-name="T13"> env.timeout( </text:span><text:span text:style-name="T17">3</text:span><text:span text:style-name="T13"> )</text:span></text:p>
      <text:p text:style-name="P8"/>
      <text:p text:style-name="P3">        <text:span text:style-name="T15"># For run 1</text:span></text:p>
      <text:p text:style-name="P3">        <text:span text:style-name="T13">ra = </text:span><text:span text:style-name="T17">200</text:span></text:p>
      <text:p text:style-name="P8"><text:soft-page-break/></text:p>
      <text:p text:style-name="P3">        <text:span text:style-name="T15"># For run 2</text:span></text:p>
      <text:p text:style-name="P3">        <text:span text:style-name="T15">#ra = int(200 - (0.5)*50)</text:span></text:p>
      <text:p text:style-name="P8"/>
      <text:p text:style-name="P3">        <text:span text:style-name="T10">self</text:span><text:span text:style-name="T13">.HD_list[hdid].setInventory( ra )</text:span></text:p>
      <text:p text:style-name="P3">        </text:p>
      <text:p text:style-name="P3">        <text:span text:style-name="T25">print</text:span><text:span text:style-name="T13">( </text:span><text:span text:style-name="T12">"HD"</text:span><text:span text:style-name="T13">, hdid+</text:span><text:span text:style-name="T17">1</text:span><text:span text:style-name="T13">, </text:span><text:span text:style-name="T12">"completed re-stocking, resuming w. I(t) ="</text:span><text:span text:style-name="T13">,</text:span></text:p>
      <text:p text:style-name="P3">                <text:span text:style-name="T10">self</text:span><text:span text:style-name="T13">.HD_list[hdid].inventory_count, </text:span><text:span text:style-name="T12">"at time"</text:span><text:span text:style-name="T13">, </text:span><text:span text:style-name="T10">self</text:span><text:span text:style-name="T13">.env.now )</text:span></text:p>
      <text:p text:style-name="P3">        </text:p>
      <text:p text:style-name="P3">        <text:span text:style-name="T13">hdSharedEvent.succeed()</text:span></text:p>
      <text:p text:style-name="P8"/>
      <text:p text:style-name="P3">        <text:span text:style-name="T15"># Remove this HD from pendingRestocks list!</text:span></text:p>
      <text:p text:style-name="P3">        <text:span text:style-name="T10">self</text:span><text:span text:style-name="T13">.pendingRestocks.remove( hd )</text:span></text:p>
      <text:p text:style-name="P8"/>
      <text:p text:style-name="P3">        <text:span text:style-name="T15"># add to restock statistic</text:span></text:p>
      <text:p text:style-name="P3">        <text:span text:style-name="T10">self</text:span><text:span text:style-name="T13">.restocksCount += </text:span><text:span text:style-name="T17">1</text:span></text:p>
      <text:p text:style-name="P16"/>
      <text:p text:style-name="P3">    <text:span text:style-name="T12">""" This is for stockout statistics per HDID,</text:span></text:p>
      <text:p text:style-name="P6">        <text:span text:style-name="T13">just to simplify things a tad.</text:span></text:p>
      <text:p text:style-name="P6">    <text:span text:style-name="T13">"""</text:span></text:p>
      <text:p text:style-name="P3">    <text:span text:style-name="T10">def</text:span><text:span text:style-name="T13"> </text:span><text:span text:style-name="T25">appendHDStockoutStats</text:span><text:span text:style-name="T13">( </text:span><text:span text:style-name="T27">self</text:span><text:span text:style-name="T13">, </text:span><text:span text:style-name="T27">hdid</text:span><text:span text:style-name="T13"> ):</text:span></text:p>
      <text:p text:style-name="P3">        <text:span text:style-name="T15"># add to hdid's stats</text:span></text:p>
      <text:p text:style-name="P3">        <text:span text:style-name="T10">self</text:span><text:span text:style-name="T13">.stockoutsCountByHD[hdid-</text:span><text:span text:style-name="T17">1</text:span><text:span text:style-name="T13">] += </text:span><text:span text:style-name="T17">1</text:span></text:p>
      <text:p text:style-name="P3">        </text:p>
      <text:p text:style-name="P3">        <text:span text:style-name="T15"># Also add to stockout grand total</text:span></text:p>
      <text:p text:style-name="P3">        <text:span text:style-name="T10">self</text:span><text:span text:style-name="T13">.stockoutsCount += </text:span><text:span text:style-name="T17">1</text:span></text:p>
      <text:p text:style-name="P8"/>
      <text:p text:style-name="P4">""" The Home Depot Class</text:p>
      <text:p text:style-name="P6">    <text:span text:style-name="T13">Ends up being much</text:span></text:p>
      <text:p text:style-name="P6">    <text:span text:style-name="T13">simpler than the big Warehouse</text:span></text:p>
      <text:p text:style-name="P6">    <text:span text:style-name="T13">class</text:span></text:p>
      <text:p text:style-name="P4">"""</text:p>
      <text:p text:style-name="P1"><text:span text:style-name="T9">class</text:span> <text:span text:style-name="T22">HD</text:span>:</text:p>
      <text:p text:style-name="P3">    <text:span text:style-name="T12">""" Home Depots paired with Warehouse</text:span></text:p>
      <text:p text:style-name="P6">        <text:span text:style-name="T13">Pass in: environment, Home Depot ID number,</text:span></text:p>
      <text:p text:style-name="P6">        <text:span text:style-name="T13">inventory_count of a particular item.</text:span></text:p>
      <text:p text:style-name="P6">        <text:span text:style-name="T13">and RP (reorderpoint), and Warehouse instance.</text:span></text:p>
      <text:p text:style-name="P6">    <text:span text:style-name="T13">"""</text:span></text:p>
      <text:p text:style-name="P3">    <text:span text:style-name="T10">def</text:span><text:span text:style-name="T13"> </text:span><text:span text:style-name="T25">__init__</text:span><text:span text:style-name="T13">( </text:span><text:span text:style-name="T27">self</text:span><text:span text:style-name="T13">, </text:span><text:span text:style-name="T27">env</text:span><text:span text:style-name="T13">, </text:span><text:span text:style-name="T27">HDID</text:span><text:span text:style-name="T13">, </text:span><text:span text:style-name="T27">inventory_count</text:span><text:span text:style-name="T13">, </text:span><text:span text:style-name="T27">RP</text:span><text:span text:style-name="T13">, </text:span><text:span text:style-name="T27">w</text:span><text:span text:style-name="T13"> ):</text:span></text:p>
      <text:p text:style-name="P3">        <text:span text:style-name="T10">self</text:span><text:span text:style-name="T13">.env = env</text:span></text:p>
      <text:p text:style-name="P3">        <text:span text:style-name="T10">self</text:span><text:span text:style-name="T13">.HDID = HDID</text:span></text:p>
      <text:p text:style-name="P3">        <text:span text:style-name="T10">self</text:span><text:span text:style-name="T13">.inventory_count = inventory_count</text:span></text:p>
      <text:p text:style-name="P3"><text:soft-page-break/>        <text:span text:style-name="T10">self</text:span><text:span text:style-name="T13">.RP = RP</text:span></text:p>
      <text:p text:style-name="P3">        <text:span text:style-name="T10">self</text:span><text:span text:style-name="T13">.rpReached = </text:span><text:span text:style-name="T10">False</text:span></text:p>
      <text:p text:style-name="P3">        <text:span text:style-name="T10">self</text:span><text:span text:style-name="T13">.Warehouse = w</text:span></text:p>
      <text:p text:style-name="P3">        <text:span text:style-name="T10">self</text:span><text:span text:style-name="T13">.restockingSignal = </text:span><text:span text:style-name="T10">self</text:span><text:span text:style-name="T13">.env.event()</text:span></text:p>
      <text:p text:style-name="P3">        <text:span text:style-name="T15">#pdb.set_trace()</text:span></text:p>
      <text:p text:style-name="P3">        <text:span text:style-name="T25">print</text:span><text:span text:style-name="T13">( </text:span><text:span text:style-name="T12">"Running class HD"</text:span><text:span text:style-name="T13">, </text:span><text:span text:style-name="T10">self</text:span><text:span text:style-name="T13">.HDID, </text:span><text:span text:style-name="T12">"__init__ fcn at time"</text:span><text:span text:style-name="T13">, </text:span><text:span text:style-name="T10">self</text:span><text:span text:style-name="T13">.env.now,</text:span></text:p>
      <text:p text:style-name="P3">                <text:span text:style-name="T12">"Setting inventory to"</text:span><text:span text:style-name="T13">, </text:span><text:span text:style-name="T10">self</text:span><text:span text:style-name="T13">.inventory_count, </text:span></text:p>
      <text:p text:style-name="P3">                <text:span text:style-name="T12">"and RP to"</text:span><text:span text:style-name="T13">, </text:span><text:span text:style-name="T10">self</text:span><text:span text:style-name="T13">.RP )</text:span></text:p>
      <text:p text:style-name="P8"/>
      <text:p text:style-name="P3">    <text:span text:style-name="T12">""" From Homework 4</text:span></text:p>
      <text:p text:style-name="P6">        <text:span text:style-name="T13">Aside from hw5 specifications,</text:span></text:p>
      <text:p text:style-name="P6">        <text:span text:style-name="T13">it still largely works as it should!</text:span></text:p>
      <text:p text:style-name="P6">    <text:span text:style-name="T13">"""</text:span></text:p>
      <text:p text:style-name="P3">    <text:span text:style-name="T10">def</text:span><text:span text:style-name="T13"> </text:span><text:span text:style-name="T25">doOrders</text:span><text:span text:style-name="T13">( </text:span><text:span text:style-name="T27">self</text:span><text:span text:style-name="T13"> ):</text:span></text:p>
      <text:p text:style-name="P3">        <text:span text:style-name="T15"># Order N:</text:span></text:p>
      <text:p text:style-name="P3">        <text:span text:style-name="T15"># np.random.uniform( 10, 46 ) or [10,45]</text:span></text:p>
      <text:p text:style-name="P3">        <text:span text:style-name="T15">#</text:span></text:p>
      <text:p text:style-name="P3">        <text:span text:style-name="T15"># Pause between orders:</text:span></text:p>
      <text:p text:style-name="P3">        <text:span text:style-name="T15"># np.random.uniform( 1, 3 ) or [1,2]</text:span></text:p>
      <text:p text:style-name="P3">        </text:p>
      <text:p text:style-name="P3">        <text:span text:style-name="T25">print</text:span><text:span text:style-name="T13">( </text:span><text:span text:style-name="T12">"Starting doOrders() for HD"</text:span><text:span text:style-name="T13">, </text:span><text:span text:style-name="T10">self</text:span><text:span text:style-name="T13">.HDID, </text:span><text:span text:style-name="T12">"at time"</text:span><text:span text:style-name="T13">, </text:span><text:span text:style-name="T10">self</text:span><text:span text:style-name="T13">.env.now )</text:span></text:p>
      <text:p text:style-name="P3">        </text:p>
      <text:p text:style-name="P3">        <text:span text:style-name="T15"># Keep processing orders</text:span></text:p>
      <text:p text:style-name="P3">        <text:span text:style-name="T21">while</text:span><text:span text:style-name="T13"> </text:span><text:span text:style-name="T10">True</text:span><text:span text:style-name="T13">:</text:span></text:p>
      <text:p text:style-name="P8"/>
      <text:p text:style-name="P3">            <text:span text:style-name="T15"># orderCount should be in range [10,45] </text:span></text:p>
      <text:p text:style-name="P3">            <text:span text:style-name="T13">orderCount = </text:span><text:span text:style-name="T23">int</text:span><text:span text:style-name="T13">(np.random.uniform( </text:span><text:span text:style-name="T17">10</text:span><text:span text:style-name="T13">, </text:span><text:span text:style-name="T17">46</text:span><text:span text:style-name="T13"> ))</text:span></text:p>
      <text:p text:style-name="P8"/>
      <text:p text:style-name="P3">            <text:span text:style-name="T15"># Delay should be 1 or 2 T.U.</text:span></text:p>
      <text:p text:style-name="P3">            <text:span text:style-name="T21">yield</text:span><text:span text:style-name="T13"> env.timeout( </text:span><text:span text:style-name="T23">int</text:span><text:span text:style-name="T13">(np.random.uniform( </text:span><text:span text:style-name="T17">1</text:span><text:span text:style-name="T13">, </text:span><text:span text:style-name="T17">3</text:span><text:span text:style-name="T13"> )) )</text:span></text:p>
      <text:p text:style-name="P3">            </text:p>
      <text:p text:style-name="P3">            <text:span text:style-name="T15"># Check if orderCount is too large relative to inventory count,</text:span></text:p>
      <text:p text:style-name="P3">            <text:span text:style-name="T15"># If it is, we'll need to wait.</text:span></text:p>
      <text:p text:style-name="P3">            <text:span text:style-name="T21">if</text:span><text:span text:style-name="T13"> (</text:span><text:span text:style-name="T10">self</text:span><text:span text:style-name="T13">.inventory_count - orderCount) &lt; </text:span><text:span text:style-name="T17">0</text:span><text:span text:style-name="T13">:</text:span></text:p>
      <text:p text:style-name="P3">                <text:span text:style-name="T25">print</text:span><text:span text:style-name="T13">( </text:span><text:span text:style-name="T12">"Stockout occurred for HD"</text:span><text:span text:style-name="T13">, </text:span><text:span text:style-name="T10">self</text:span><text:span text:style-name="T13">.HDID, </text:span><text:span text:style-name="T12">"at time"</text:span><text:span text:style-name="T13">, </text:span><text:span text:style-name="T10">self</text:span><text:span text:style-name="T13">.env.now )</text:span></text:p>
      <text:p text:style-name="P3">                </text:p>
      <text:p text:style-name="P3">                <text:span text:style-name="T15"># Add to Warehouse Statistics</text:span></text:p>
      <text:p text:style-name="P3">                <text:span text:style-name="T10">self</text:span><text:span text:style-name="T13">.Warehouse.appendHDStockoutStats( </text:span><text:span text:style-name="T10">self</text:span><text:span text:style-name="T13">.HDID )</text:span></text:p>
      <text:p text:style-name="P8"/>
      <text:p text:style-name="P3">                <text:span text:style-name="T15"># Wait until inventory is replenished</text:span></text:p>
      <text:p text:style-name="P3">                <text:span text:style-name="T21">yield</text:span><text:span text:style-name="T13"> </text:span><text:span text:style-name="T10">self</text:span><text:span text:style-name="T13">.restockingSignal</text:span></text:p>
      <text:p text:style-name="P3">                <text:span text:style-name="T15">#print( "---- restockingSignal Triggered for HD", self.HDID, " ----" )</text:span></text:p>
      <text:p text:style-name="P3"><text:soft-page-break/>                <text:span text:style-name="T10">self</text:span><text:span text:style-name="T13">.restockingSignal = </text:span><text:span text:style-name="T10">self</text:span><text:span text:style-name="T13">.env.event()</text:span></text:p>
      <text:p text:style-name="P8"/>
      <text:p text:style-name="P3">            <text:span text:style-name="T15"># Decrement inventory count, assuming a healthy amount of inventory</text:span></text:p>
      <text:p text:style-name="P3">            <text:span text:style-name="T10">self</text:span><text:span text:style-name="T13">.inventory_count -= orderCount</text:span><text:span text:style-name="T18">;</text:span></text:p>
      <text:p text:style-name="P3">            </text:p>
      <text:p text:style-name="P3">            <text:span text:style-name="T25">print</text:span><text:span text:style-name="T13">( </text:span><text:span text:style-name="T12">"HD"</text:span><text:span text:style-name="T13">, </text:span><text:span text:style-name="T10">self</text:span><text:span text:style-name="T13">.HDID, </text:span><text:span text:style-name="T12">"Inventory level is"</text:span><text:span text:style-name="T13">, </text:span></text:p>
      <text:p text:style-name="P3">            <text:span text:style-name="T10">self</text:span><text:span text:style-name="T13">.inventory_count, </text:span><text:span text:style-name="T12">"at time"</text:span><text:span text:style-name="T13">, </text:span><text:span text:style-name="T10">self</text:span><text:span text:style-name="T13">.env.now )</text:span></text:p>
      <text:p text:style-name="P8"/>
      <text:p text:style-name="P3">            <text:span text:style-name="T15"># This should only activate once so to not overwhelm the warehouse.</text:span></text:p>
      <text:p text:style-name="P3">            <text:span text:style-name="T21">if</text:span><text:span text:style-name="T13"> </text:span><text:span text:style-name="T10">self</text:span><text:span text:style-name="T13">.inventory_count &lt; </text:span><text:span text:style-name="T10">self</text:span><text:span text:style-name="T13">.RP </text:span><text:span text:style-name="T10">and</text:span><text:span text:style-name="T13"> </text:span><text:span text:style-name="T10">not</text:span><text:span text:style-name="T13"> </text:span><text:span text:style-name="T10">self</text:span><text:span text:style-name="T13">.rpReached:</text:span></text:p>
      <text:p text:style-name="P3">                <text:span text:style-name="T25">print</text:span><text:span text:style-name="T13">( </text:span><text:span text:style-name="T12">"!! HD"</text:span><text:span text:style-name="T13">, </text:span><text:span text:style-name="T10">self</text:span><text:span text:style-name="T13">.HDID, </text:span><text:span text:style-name="T12">"is interrupting warehouse w at time"</text:span><text:span text:style-name="T13">, </text:span><text:span text:style-name="T10">self</text:span><text:span text:style-name="T13">.env.now )</text:span></text:p>
      <text:p text:style-name="P3">                <text:span text:style-name="T10">self</text:span><text:span text:style-name="T13">.rpReached = </text:span><text:span text:style-name="T10">True</text:span></text:p>
      <text:p text:style-name="P3">                <text:span text:style-name="T13">inform = </text:span><text:span text:style-name="T10">self</text:span><text:span text:style-name="T13">.env.process( w.handleInterrupt( </text:span><text:span text:style-name="T10">self</text:span><text:span text:style-name="T13">.restockingSignal ) )</text:span></text:p>
      <text:p text:style-name="P3">                <text:span text:style-name="T13">inform.interrupt( </text:span><text:span text:style-name="T12">"HD"</text:span><text:span text:style-name="T13"> + </text:span><text:span text:style-name="T23">str</text:span><text:span text:style-name="T13">(</text:span><text:span text:style-name="T10">self</text:span><text:span text:style-name="T13">.HDID) )</text:span></text:p>
      <text:p text:style-name="P8"/>
      <text:p text:style-name="P3">        <text:span text:style-name="T15"># After the loop is complete!</text:span></text:p>
      <text:p text:style-name="P3">        <text:span text:style-name="T25">print</text:span><text:span text:style-name="T13">( </text:span><text:span text:style-name="T12">"Finished HD"</text:span><text:span text:style-name="T13">, </text:span><text:span text:style-name="T10">self</text:span><text:span text:style-name="T13">.HDID, </text:span></text:p>
      <text:p text:style-name="P3">                <text:span text:style-name="T12">"at time"</text:span><text:span text:style-name="T13">, </text:span><text:span text:style-name="T10">self</text:span><text:span text:style-name="T13">.env.now, </text:span></text:p>
      <text:p text:style-name="P3">                <text:span text:style-name="T12">"with inventory of"</text:span><text:span text:style-name="T13">, </text:span><text:span text:style-name="T10">self</text:span><text:span text:style-name="T13">.inventory_count )</text:span></text:p>
      <text:p text:style-name="P8"/>
      <text:p text:style-name="P3">    <text:span text:style-name="T12">""" A very simple function</text:span></text:p>
      <text:p text:style-name="P6">        <text:span text:style-name="T13">which just replenishes the inventory,</text:span></text:p>
      <text:p text:style-name="P6">        <text:span text:style-name="T13">while done in the Warehouse.</text:span></text:p>
      <text:p text:style-name="P6">    <text:span text:style-name="T13">"""</text:span></text:p>
      <text:p text:style-name="P3">    <text:span text:style-name="T10">def</text:span><text:span text:style-name="T13"> </text:span><text:span text:style-name="T25">setInventory</text:span><text:span text:style-name="T13">( </text:span><text:span text:style-name="T27">self</text:span><text:span text:style-name="T13">, </text:span><text:span text:style-name="T27">replenished</text:span><text:span text:style-name="T13"> ):</text:span></text:p>
      <text:p text:style-name="P3">        <text:span text:style-name="T10">self</text:span><text:span text:style-name="T13">.inventory_count = replenished</text:span></text:p>
      <text:p text:style-name="P8"/>
      <text:p text:style-name="P3">        <text:span text:style-name="T15"># reset restockingSignal and rpReached</text:span></text:p>
      <text:p text:style-name="P3">        <text:span text:style-name="T10">self</text:span><text:span text:style-name="T13">.rpReached = </text:span><text:span text:style-name="T10">False</text:span></text:p>
      <text:p text:style-name="P3">        <text:span text:style-name="T10">self</text:span><text:span text:style-name="T13">.restockingSignal = </text:span><text:span text:style-name="T10">self</text:span><text:span text:style-name="T13">.env.event()</text:span></text:p>
      <text:p text:style-name="P8"/>
      <text:p text:style-name="P7"># Start this for real now</text:p>
      <text:p text:style-name="P1">w = Warehouse( env, <text:span text:style-name="T11">'WH1'</text:span> )</text:p>
      <text:p text:style-name="P8"/>
      <text:p text:style-name="P7"># Create 3 HD instances (Home Depot)</text:p>
      <text:p text:style-name="P1"><text:span text:style-name="T24">print</text:span>( <text:span text:style-name="T11">"Creating"</text:span>, w.numberOfHD, <text:span text:style-name="T11">"HD Stores"</text:span> )</text:p>
      <text:p text:style-name="P1">storeList = []</text:p>
      <text:p text:style-name="P8"/>
      <text:p text:style-name="P7"># initialize the stores</text:p>
      <text:p text:style-name="P1"><text:span text:style-name="T20">for</text:span> i <text:span text:style-name="T9">in</text:span> <text:span text:style-name="T24">range</text:span>( <text:span text:style-name="T16">0</text:span>, w.numberOfHD ):</text:p>
      <text:p text:style-name="P3">    <text:span text:style-name="T13">storeList.append( HD( env, i+</text:span><text:span text:style-name="T17">1</text:span><text:span text:style-name="T13">, </text:span><text:span text:style-name="T17">200</text:span><text:span text:style-name="T13">, </text:span><text:span text:style-name="T17">50</text:span><text:span text:style-name="T13">, w ) )</text:span></text:p>
      <text:p text:style-name="P8"/>
      <text:p text:style-name="P7"><text:soft-page-break/># now to create a pfList</text:p>
      <text:p text:style-name="P1">pfList = []</text:p>
      <text:p text:style-name="P8"/>
      <text:p text:style-name="P7"># Schedule an execution for Warehouse class</text:p>
      <text:p text:style-name="P1">pfList.append( env.process( w.periodicReporting() ) )</text:p>
      <text:p text:style-name="P8"/>
      <text:p text:style-name="P7"># Schedule an execution for Warehouse dispatcher</text:p>
      <text:p text:style-name="P1">pfList.append( env.process( w.dispatcherLoop() ) )</text:p>
      <text:p text:style-name="P8"/>
      <text:p text:style-name="P7"># Schedule an execution for HD classes now</text:p>
      <text:p text:style-name="P1"><text:span text:style-name="T20">for</text:span> i <text:span text:style-name="T9">in</text:span> <text:span text:style-name="T24">range</text:span>( <text:span text:style-name="T16">0</text:span>, w.numberOfHD ):</text:p>
      <text:p text:style-name="P3">    <text:span text:style-name="T13">pfList.append( env.process( storeList[i].doOrders() ) )</text:span></text:p>
      <text:p text:style-name="P8"/>
      <text:p text:style-name="P7"># Share PFList with Warehouse</text:p>
      <text:p text:style-name="P1">w.HD_list = storeList</text:p>
      <text:p text:style-name="P8"/>
      <text:p text:style-name="P7"># Run the simulation, for 1 entire week!</text:p>
      <text:p text:style-name="P1">env.run( <text:span text:style-name="T26">until</text:span> = <text:span text:style-name="T22">int</text:span>( <text:span text:style-name="T16">168</text:span> ) )</text:p>
      <text:p text:style-name="P8"/>
      <text:p text:style-name="P1"><text:span text:style-name="T24">print</text:span>( <text:span text:style-name="T11">"Finished run at model time"</text:span>, env.now )</text:p>
      <text:p text:style-name="P1"><text:span text:style-name="T24">print</text:span>( <text:span text:style-name="T11">"Total number of stockouts, by HD number"</text:span>, w.stockoutsCountByHD )</text:p>
      <text:p text:style-name="P1"><text:span text:style-name="T24">print</text:span>( <text:span text:style-name="T11">"Grand total number of stockouts over all HDk"</text:span>, w.stockoutsCount )</text:p>
      <text:p text:style-name="P1"><text:span text:style-name="T24">print</text:span>( <text:span text:style-name="T11">"Grand total number of restocks completed over all HDk"</text:span>, w.restocksCount )</text:p>
      <text:p text:style-name="P2"/>
      <text:p text:style-name="P1"/>
      <text:p text:style-name="P12"/>
      <text:p text:style-name="P10"><text:span text:style-name="T3">2) </text:span><text:span text:style-name="T5">Handin 2: </text:span><text:span text:style-name="T3">Output from </text:span><text:span text:style-name="T7">2 different runs, </text:span><text:span text:style-name="T8">with the same seed!</text:span></text:p>
      <text:p text:style-name="P13">a) <text:span text:style-name="T19">when ra = max inventory ( 200 in assignment )</text:span></text:p>
      <text:p text:style-name="P14">======= RESTART: /gaia/class/student/<text:span text:style-name="T30">studentl</text:span>/Homework5_CSC148_f19.py =======</text:p>
      <text:p text:style-name="P14">Running class Warehouse __init__ fcn at time 0 for Warehouse WH1 // Numpy seed is 420691</text:p>
      <text:p text:style-name="P14">Creating 17 HD Stores</text:p>
      <text:p text:style-name="P14">Running class HD 1 __init__ fcn at time 0 Setting inventory to 200 and RP to 50</text:p>
      <text:p text:style-name="P14">Running class HD 2 __init__ fcn at time 0 Setting inventory to 200 and RP to 50</text:p>
      <text:p text:style-name="P14">Running class HD 3 __init__ fcn at time 0 Setting inventory to 200 and RP to 50</text:p>
      <text:p text:style-name="P14">Running class HD 4 __init__ fcn at time 0 Setting inventory to 200 and RP to 50</text:p>
      <text:p text:style-name="P14">Running class HD 5 __init__ fcn at time 0 Setting inventory to 200 and RP to 50</text:p>
      <text:p text:style-name="P14">Running class HD 6 __init__ fcn at time 0 Setting inventory to 200 and RP to 50</text:p>
      <text:p text:style-name="P14">Running class HD 7 __init__ fcn at time 0 Setting inventory to 200 and RP to 50</text:p>
      <text:p text:style-name="P14"><text:soft-page-break/>Running class HD 8 __init__ fcn at time 0 Setting inventory to 200 and RP to 50</text:p>
      <text:p text:style-name="P14">Running class HD 9 __init__ fcn at time 0 Setting inventory to 200 and RP to 50</text:p>
      <text:p text:style-name="P14">Running class HD 10 __init__ fcn at time 0 Setting inventory to 200 and RP to 50</text:p>
      <text:p text:style-name="P14">Running class HD 11 __init__ fcn at time 0 Setting inventory to 200 and RP to 50</text:p>
      <text:p text:style-name="P14">Running class HD 12 __init__ fcn at time 0 Setting inventory to 200 and RP to 50</text:p>
      <text:p text:style-name="P14">Running class HD 13 __init__ fcn at time 0 Setting inventory to 200 and RP to 50</text:p>
      <text:p text:style-name="P14">Running class HD 14 __init__ fcn at time 0 Setting inventory to 200 and RP to 50</text:p>
      <text:p text:style-name="P14">Running class HD 15 __init__ fcn at time 0 Setting inventory to 200 and RP to 50</text:p>
      <text:p text:style-name="P14">Running class HD 16 __init__ fcn at time 0 Setting inventory to 200 and RP to 50</text:p>
      <text:p text:style-name="P14">Running class HD 17 __init__ fcn at time 0 Setting inventory to 200 and RP to 50</text:p>
      <text:p text:style-name="P14">Starting doOrders() for HD 1 at time 0</text:p>
      <text:p text:style-name="P14">Starting doOrders() for HD 2 at time 0</text:p>
      <text:p text:style-name="P14">Starting doOrders() for HD 3 at time 0</text:p>
      <text:p text:style-name="P14">Starting doOrders() for HD 4 at time 0</text:p>
      <text:p text:style-name="P14">Starting doOrders() for HD 5 at time 0</text:p>
      <text:p text:style-name="P14">Starting doOrders() for HD 6 at time 0</text:p>
      <text:p text:style-name="P14">Starting doOrders() for HD 7 at time 0</text:p>
      <text:p text:style-name="P14">Starting doOrders() for HD 8 at time 0</text:p>
      <text:p text:style-name="P14">Starting doOrders() for HD 9 at time 0</text:p>
      <text:p text:style-name="P14">Starting doOrders() for HD 10 at time 0</text:p>
      <text:p text:style-name="P14">Starting doOrders() for HD 11 at time 0</text:p>
      <text:p text:style-name="P14">Starting doOrders() for HD 12 at time 0</text:p>
      <text:p text:style-name="P14">Starting doOrders() for HD 13 at time 0</text:p>
      <text:p text:style-name="P14">Starting doOrders() for HD 14 at time 0</text:p>
      <text:p text:style-name="P14">Starting doOrders() for HD 15 at time 0</text:p>
      <text:p text:style-name="P14">Starting doOrders() for HD 16 at time 0</text:p>
      <text:p text:style-name="P14">Starting doOrders() for HD 17 at time 0</text:p>
      <text:p text:style-name="P14">HD 3 Inventory level is 172 at time 1</text:p>
      <text:p text:style-name="P14">HD 4 Inventory level is 159 at time 1</text:p>
      <text:p text:style-name="P14">HD 8 Inventory level is 177 at time 1</text:p>
      <text:p text:style-name="P14">HD 9 Inventory level is 170 at time 1</text:p>
      <text:p text:style-name="P14">HD 10 Inventory level is 180 at time 1</text:p>
      <text:p text:style-name="P14">HD 11 Inventory level is 163 at time 1</text:p>
      <text:p text:style-name="P14">HD 12 Inventory level is 177 at time 1</text:p>
      <text:p text:style-name="P14">HD 14 Inventory level is 179 at time 1</text:p>
      <text:p text:style-name="P14">HD 16 Inventory level is 178 at time 1</text:p>
      <text:p text:style-name="P14"><text:soft-page-break/>HD 1 Inventory level is 176 at time 2</text:p>
      <text:p text:style-name="P14">HD 2 Inventory level is 179 at time 2</text:p>
      <text:p text:style-name="P14">HD 5 Inventory level is 180 at time 2</text:p>
      <text:p text:style-name="P14">HD 6 Inventory level is 168 at time 2</text:p>
      <text:p text:style-name="P14">HD 7 Inventory level is 186 at time 2</text:p>
      <text:p text:style-name="P14">HD 13 Inventory level is 155 at time 2</text:p>
      <text:p text:style-name="P14">HD 15 Inventory level is 164 at time 2</text:p>
      <text:p text:style-name="P14">HD 17 Inventory level is 166 at time 2</text:p>
      <text:p text:style-name="P14">HD 3 Inventory level is 144 at time 2</text:p>
      <text:p text:style-name="P14">HD 4 Inventory level is 147 at time 2</text:p>
      <text:p text:style-name="P14">HD 8 Inventory level is 156 at time 2</text:p>
      <text:p text:style-name="P14">HD 9 Inventory level is 157 at time 2</text:p>
      <text:p text:style-name="P14">HD 12 Inventory level is 136 at time 2</text:p>
      <text:p text:style-name="P14">HD 14 Inventory level is 158 at time 2</text:p>
      <text:p text:style-name="P14">HD 16 Inventory level is 154 at time 2</text:p>
      <text:p text:style-name="P14">HD 10 Inventory level is 149 at time 3</text:p>
      <text:p text:style-name="P14">HD 11 Inventory level is 151 at time 3</text:p>
      <text:p text:style-name="P14">HD 7 Inventory level is 166 at time 3</text:p>
      <text:p text:style-name="P14">HD 3 Inventory level is 127 at time 3</text:p>
      <text:p text:style-name="P14">HD 8 Inventory level is 116 at time 3</text:p>
      <text:p text:style-name="P14">HD 9 Inventory level is 128 at time 3</text:p>
      <text:p text:style-name="P14">HD 14 Inventory level is 124 at time 3</text:p>
      <text:p text:style-name="P14">RPT :: The HDKs with pending restocks at time 4 :: []</text:p>
      <text:p text:style-name="P14">HD 1 Inventory level is 144 at time 4</text:p>
      <text:p text:style-name="P14">HD 2 Inventory level is 136 at time 4</text:p>
      <text:p text:style-name="P14">HD 5 Inventory level is 147 at time 4</text:p>
      <text:p text:style-name="P14">HD 6 Inventory level is 142 at time 4</text:p>
      <text:p text:style-name="P14">HD 13 Inventory level is 110 at time 4</text:p>
      <text:p text:style-name="P14">HD 15 Inventory level is 137 at time 4</text:p>
      <text:p text:style-name="P14">HD 17 Inventory level is 125 at time 4</text:p>
      <text:p text:style-name="P14">HD 4 Inventory level is 137 at time 4</text:p>
      <text:p text:style-name="P14">HD 12 Inventory level is 95 at time 4</text:p>
      <text:p text:style-name="P14">HD 16 Inventory level is 116 at time 4</text:p>
      <text:p text:style-name="P14">HD 8 Inventory level is 81 at time 4</text:p>
      <text:p text:style-name="P14">HD 10 Inventory level is 106 at time 5</text:p>
      <text:p text:style-name="P14">HD 11 Inventory level is 115 at time 5</text:p>
      <text:p text:style-name="P14"><text:soft-page-break/>HD 7 Inventory level is 128 at time 5</text:p>
      <text:p text:style-name="P14">HD 3 Inventory level is 113 at time 5</text:p>
      <text:p text:style-name="P14">HD 9 Inventory level is 106 at time 5</text:p>
      <text:p text:style-name="P14">HD 14 Inventory level is 88 at time 5</text:p>
      <text:p text:style-name="P14">HD 1 Inventory level is 131 at time 5</text:p>
      <text:p text:style-name="P14">HD 15 Inventory level is 113 at time 5</text:p>
      <text:p text:style-name="P14">HD 12 Inventory level is 58 at time 5</text:p>
      <text:p text:style-name="P14">HD 16 Inventory level is 103 at time 5</text:p>
      <text:p text:style-name="P14">HD 8 Inventory level is 45 at time 5</text:p>
      <text:p text:style-name="P14">!! HD 8 is interrupting warehouse w at time 5</text:p>
      <text:p text:style-name="P14">HD 2 Inventory level is 99 at time 6</text:p>
      <text:p text:style-name="P14">HD 5 Inventory level is 105 at time 6</text:p>
      <text:p text:style-name="P14">HD 6 Inventory level is 100 at time 6</text:p>
      <text:p text:style-name="P14">HD 13 Inventory level is 68 at time 6</text:p>
      <text:p text:style-name="P14">HD 17 Inventory level is 97 at time 6</text:p>
      <text:p text:style-name="P14">HD 4 Inventory level is 120 at time 6</text:p>
      <text:p text:style-name="P14">HD 11 Inventory level is 71 at time 6</text:p>
      <text:p text:style-name="P14">HD 14 Inventory level is 71 at time 6</text:p>
      <text:p text:style-name="P14">HD 1 Inventory level is 100 at time 6</text:p>
      <text:p text:style-name="P14">HD 15 Inventory level is 97 at time 6</text:p>
      <text:p text:style-name="P14">Start scheduling &amp; delivering restock to HD 8 at time 6</text:p>
      <text:p text:style-name="P14">HD 8 Inventory level is 6 at time 6</text:p>
      <text:p text:style-name="P14">HD 10 Inventory level is 64 at time 7</text:p>
      <text:p text:style-name="P14">HD 7 Inventory level is 110 at time 7</text:p>
      <text:p text:style-name="P14">HD 3 Inventory level is 89 at time 7</text:p>
      <text:p text:style-name="P14">HD 9 Inventory level is 69 at time 7</text:p>
      <text:p text:style-name="P14">HD 12 Inventory level is 29 at time 7</text:p>
      <text:p text:style-name="P14">!! HD 12 is interrupting warehouse w at time 7</text:p>
      <text:p text:style-name="P14">HD 16 Inventory level is 93 at time 7</text:p>
      <text:p text:style-name="P14">HD 2 Inventory level is 76 at time 7</text:p>
      <text:p text:style-name="P14">HD 5 Inventory level is 78 at time 7</text:p>
      <text:p text:style-name="P14">HD 6 Inventory level is 67 at time 7</text:p>
      <text:p text:style-name="P14">HD 13 Inventory level is 54 at time 7</text:p>
      <text:p text:style-name="P14">HD 4 Inventory level is 103 at time 7</text:p>
      <text:p text:style-name="P14">HD 11 Inventory level is 31 at time 7</text:p>
      <text:p text:style-name="P14">!! HD 11 is interrupting warehouse w at time 7</text:p>
      <text:p text:style-name="P14"><text:soft-page-break/>HD 1 Inventory level is 78 at time 7</text:p>
      <text:p text:style-name="P14">Start scheduling &amp; delivering restock to HD 11 at time 7</text:p>
      <text:p text:style-name="P14">Start scheduling &amp; delivering restock to HD 12 at time 7</text:p>
      <text:p text:style-name="P14">Stockout occurred for HD 8 at time 7</text:p>
      <text:p text:style-name="P14">RPT :: The HDKs with pending restocks at time 8 :: ['HD8', 'HD11', 'HD12']</text:p>
      <text:p text:style-name="P14">HD 17 Inventory level is 61 at time 8</text:p>
      <text:p text:style-name="P14">HD 14 Inventory level is 32 at time 8</text:p>
      <text:p text:style-name="P14">!! HD 14 is interrupting warehouse w at time 8</text:p>
      <text:p text:style-name="P14">HD 15 Inventory level is 60 at time 8</text:p>
      <text:p text:style-name="P14">HD 10 Inventory level is 24 at time 8</text:p>
      <text:p text:style-name="P14">!! HD 10 is interrupting warehouse w at time 8</text:p>
      <text:p text:style-name="P14">HD 7 Inventory level is 73 at time 8</text:p>
      <text:p text:style-name="P14">HD 4 Inventory level is 89 at time 8</text:p>
      <text:p text:style-name="P14">HD 1 Inventory level is 33 at time 8</text:p>
      <text:p text:style-name="P14">!! HD 1 is interrupting warehouse w at time 8</text:p>
      <text:p text:style-name="P14">Start scheduling &amp; delivering restock to HD 1 at time 8</text:p>
      <text:p text:style-name="P14">Start scheduling &amp; delivering restock to HD 10 at time 8</text:p>
      <text:p text:style-name="P14">Start scheduling &amp; delivering restock to HD 14 at time 8</text:p>
      <text:p text:style-name="P14">HD 8 completed re-stocking, resuming w. I(t) = 200 at time 9</text:p>
      <text:p text:style-name="P14">HD 3 Inventory level is 56 at time 9</text:p>
      <text:p text:style-name="P14">HD 9 Inventory level is 34 at time 9</text:p>
      <text:p text:style-name="P14">!! HD 9 is interrupting warehouse w at time 9</text:p>
      <text:p text:style-name="P14">Stockout occurred for HD 12 at time 9</text:p>
      <text:p text:style-name="P14">HD 16 Inventory level is 67 at time 9</text:p>
      <text:p text:style-name="P14">HD 2 Inventory level is 47 at time 9</text:p>
      <text:p text:style-name="P14">!! HD 2 is interrupting warehouse w at time 9</text:p>
      <text:p text:style-name="P14">HD 5 Inventory level is 50 at time 9</text:p>
      <text:p text:style-name="P14">HD 6 Inventory level is 31 at time 9</text:p>
      <text:p text:style-name="P14">!! HD 6 is interrupting warehouse w at time 9</text:p>
      <text:p text:style-name="P14">HD 13 Inventory level is 12 at time 9</text:p>
      <text:p text:style-name="P14">!! HD 13 is interrupting warehouse w at time 9</text:p>
      <text:p text:style-name="P14">HD 11 Inventory level is 5 at time 9</text:p>
      <text:p text:style-name="P14">HD 10 Inventory level is 12 at time 9</text:p>
      <text:p text:style-name="P14">HD 1 Inventory level is 15 at time 9</text:p>
      <text:p text:style-name="P14">Start scheduling &amp; delivering restock to HD 2 at time 9</text:p>
      <text:p text:style-name="P14">Start scheduling &amp; delivering restock to HD 6 at time 9</text:p>
      <text:p text:style-name="P14"><text:soft-page-break/>Start scheduling &amp; delivering restock to HD 9 at time 9</text:p>
      <text:p text:style-name="P14">Start scheduling &amp; delivering restock to HD 13 at time 9</text:p>
      <text:p text:style-name="P14">HD 8 Inventory level is 159 at time 9</text:p>
      <text:p text:style-name="P14">HD 11 completed re-stocking, resuming w. I(t) = 200 at time 10</text:p>
      <text:p text:style-name="P14">HD 12 completed re-stocking, resuming w. I(t) = 200 at time 10</text:p>
      <text:p text:style-name="P14">HD 17 Inventory level is 48 at time 10</text:p>
      <text:p text:style-name="P14">!! HD 17 is interrupting warehouse w at time 10</text:p>
      <text:p text:style-name="P14">HD 14 Inventory level is 7 at time 10</text:p>
      <text:p text:style-name="P14">HD 15 Inventory level is 22 at time 10</text:p>
      <text:p text:style-name="P14">!! HD 15 is interrupting warehouse w at time 10</text:p>
      <text:p text:style-name="P14">HD 7 Inventory level is 35 at time 10</text:p>
      <text:p text:style-name="P14">!! HD 7 is interrupting warehouse w at time 10</text:p>
      <text:p text:style-name="P14">HD 4 Inventory level is 55 at time 10</text:p>
      <text:p text:style-name="P14">Stockout occurred for HD 13 at time 10</text:p>
      <text:p text:style-name="P14">HD 11 Inventory level is 164 at time 10</text:p>
      <text:p text:style-name="P14">Stockout occurred for HD 1 at time 10</text:p>
      <text:p text:style-name="P14">Start scheduling &amp; delivering restock to HD 7 at time 10</text:p>
      <text:p text:style-name="P14">Start scheduling &amp; delivering restock to HD 15 at time 10</text:p>
      <text:p text:style-name="P14">Start scheduling &amp; delivering restock to HD 17 at time 10</text:p>
      <text:p text:style-name="P14">HD 12 Inventory level is 170 at time 10</text:p>
      <text:p text:style-name="P14">HD 1 completed re-stocking, resuming w. I(t) = 200 at time 11</text:p>
      <text:p text:style-name="P14">HD 10 completed re-stocking, resuming w. I(t) = 200 at time 11</text:p>
      <text:p text:style-name="P14">HD 14 completed re-stocking, resuming w. I(t) = 200 at time 11</text:p>
      <text:p text:style-name="P14">HD 3 Inventory level is 22 at time 11</text:p>
      <text:p text:style-name="P14">!! HD 3 is interrupting warehouse w at time 11</text:p>
      <text:p text:style-name="P14">HD 9 Inventory level is 21 at time 11</text:p>
      <text:p text:style-name="P14">HD 16 Inventory level is 25 at time 11</text:p>
      <text:p text:style-name="P14">!! HD 16 is interrupting warehouse w at time 11</text:p>
      <text:p text:style-name="P14">HD 2 Inventory level is 33 at time 11</text:p>
      <text:p text:style-name="P14">HD 5 Inventory level is 11 at time 11</text:p>
      <text:p text:style-name="P14">!! HD 5 is interrupting warehouse w at time 11</text:p>
      <text:p text:style-name="P14">Stockout occurred for HD 6 at time 11</text:p>
      <text:p text:style-name="P14">HD 10 Inventory level is 165 at time 11</text:p>
      <text:p text:style-name="P14">HD 8 Inventory level is 131 at time 11</text:p>
      <text:p text:style-name="P14">HD 14 Inventory level is 155 at time 11</text:p>
      <text:p text:style-name="P14">HD 11 Inventory level is 127 at time 11</text:p>
      <text:p text:style-name="P14"><text:soft-page-break/>Start scheduling &amp; delivering restock to HD 3 at time 11</text:p>
      <text:p text:style-name="P14">Start scheduling &amp; delivering restock to HD 5 at time 11</text:p>
      <text:p text:style-name="P14">Start scheduling &amp; delivering restock to HD 16 at time 11</text:p>
      <text:p text:style-name="P14">HD 1 Inventory level is 169 at time 11</text:p>
      <text:p text:style-name="P14">RPT :: The HDKs with pending restocks at time 12 :: ['HD2', 'HD6', 'HD9', 'HD13', 'HD7', 'HD15', 'HD17', 'HD3', 'HD5', 'HD16']</text:p>
      <text:p text:style-name="P14">HD 2 completed re-stocking, resuming w. I(t) = 200 at time 12</text:p>
      <text:p text:style-name="P14">HD 6 completed re-stocking, resuming w. I(t) = 200 at time 12</text:p>
      <text:p text:style-name="P14">HD 9 completed re-stocking, resuming w. I(t) = 200 at time 12</text:p>
      <text:p text:style-name="P14">HD 13 completed re-stocking, resuming w. I(t) = 200 at time 12</text:p>
      <text:p text:style-name="P14">HD 17 Inventory level is 36 at time 12</text:p>
      <text:p text:style-name="P14">Stockout occurred for HD 15 at time 12</text:p>
      <text:p text:style-name="P14">HD 7 Inventory level is 21 at time 12</text:p>
      <text:p text:style-name="P14">HD 4 Inventory level is 37 at time 12</text:p>
      <text:p text:style-name="P14">!! HD 4 is interrupting warehouse w at time 12</text:p>
      <text:p text:style-name="P14">HD 12 Inventory level is 129 at time 12</text:p>
      <text:p text:style-name="P14">HD 9 Inventory level is 164 at time 12</text:p>
      <text:p text:style-name="P14">HD 10 Inventory level is 120 at time 12</text:p>
      <text:p text:style-name="P14">HD 14 Inventory level is 129 at time 12</text:p>
      <text:p text:style-name="P14">HD 11 Inventory level is 106 at time 12</text:p>
      <text:p text:style-name="P14">Start scheduling &amp; delivering restock to HD 4 at time 12</text:p>
      <text:p text:style-name="P14">HD 6 Inventory level is 161 at time 12</text:p>
      <text:p text:style-name="P14">HD 13 Inventory level is 166 at time 12</text:p>
      <text:p text:style-name="P14">HD 7 completed re-stocking, resuming w. I(t) = 200 at time 13</text:p>
      <text:p text:style-name="P14">HD 15 completed re-stocking, resuming w. I(t) = 200 at time 13</text:p>
      <text:p text:style-name="P14">HD 17 completed re-stocking, resuming w. I(t) = 200 at time 13</text:p>
      <text:p text:style-name="P14">Stockout occurred for HD 3 at time 13</text:p>
      <text:p text:style-name="P14">HD 16 Inventory level is 11 at time 13</text:p>
      <text:p text:style-name="P14">HD 2 Inventory level is 164 at time 13</text:p>
      <text:p text:style-name="P14">Stockout occurred for HD 5 at time 13</text:p>
      <text:p text:style-name="P14">HD 8 Inventory level is 93 at time 13</text:p>
      <text:p text:style-name="P14">HD 1 Inventory level is 128 at time 13</text:p>
      <text:p text:style-name="P14">HD 12 Inventory level is 111 at time 13</text:p>
      <text:p text:style-name="P14">HD 9 Inventory level is 145 at time 13</text:p>
      <text:p text:style-name="P14">HD 10 Inventory level is 96 at time 13</text:p>
      <text:p text:style-name="P14">HD 14 Inventory level is 112 at time 13</text:p>
      <text:p text:style-name="P14">HD 11 Inventory level is 64 at time 13</text:p>
      <text:p text:style-name="P14"><text:soft-page-break/>HD 6 Inventory level is 124 at time 13</text:p>
      <text:p text:style-name="P14">HD 15 Inventory level is 167 at time 13</text:p>
      <text:p text:style-name="P14">HD 3 completed re-stocking, resuming w. I(t) = 200 at time 14</text:p>
      <text:p text:style-name="P14">HD 5 completed re-stocking, resuming w. I(t) = 200 at time 14</text:p>
      <text:p text:style-name="P14">HD 16 completed re-stocking, resuming w. I(t) = 200 at time 14</text:p>
      <text:p text:style-name="P14">HD 17 Inventory level is 173 at time 14</text:p>
      <text:p text:style-name="P14">HD 7 Inventory level is 166 at time 14</text:p>
      <text:p text:style-name="P14">HD 4 Inventory level is 1 at time 14</text:p>
      <text:p text:style-name="P14">HD 13 Inventory level is 122 at time 14</text:p>
      <text:p text:style-name="P14">HD 16 Inventory level is 172 at time 14</text:p>
      <text:p text:style-name="P14">HD 1 Inventory level is 102 at time 14</text:p>
      <text:p text:style-name="P14">HD 9 Inventory level is 110 at time 14</text:p>
      <text:p text:style-name="P14">HD 14 Inventory level is 86 at time 14</text:p>
      <text:p text:style-name="P14">HD 3 Inventory level is 176 at time 14</text:p>
      <text:p text:style-name="P14">HD 5 Inventory level is 170 at time 14</text:p>
      <text:p text:style-name="P14">HD 4 completed re-stocking, resuming w. I(t) = 200 at time 15</text:p>
      <text:p text:style-name="P14">HD 2 Inventory level is 141 at time 15</text:p>
      <text:p text:style-name="P14">HD 8 Inventory level is 81 at time 15</text:p>
      <text:p text:style-name="P14">HD 12 Inventory level is 96 at time 15</text:p>
      <text:p text:style-name="P14">HD 10 Inventory level is 69 at time 15</text:p>
      <text:p text:style-name="P14">HD 11 Inventory level is 46 at time 15</text:p>
      <text:p text:style-name="P14">!! HD 11 is interrupting warehouse w at time 15</text:p>
      <text:p text:style-name="P14">HD 6 Inventory level is 85 at time 15</text:p>
      <text:p text:style-name="P14">HD 15 Inventory level is 133 at time 15</text:p>
      <text:p text:style-name="P14">HD 17 Inventory level is 144 at time 15</text:p>
      <text:p text:style-name="P14">HD 4 Inventory level is 158 at time 15</text:p>
      <text:p text:style-name="P14">HD 13 Inventory level is 92 at time 15</text:p>
      <text:p text:style-name="P14">HD 16 Inventory level is 159 at time 15</text:p>
      <text:p text:style-name="P14">HD 1 Inventory level is 61 at time 15</text:p>
      <text:p text:style-name="P14">HD 14 Inventory level is 61 at time 15</text:p>
      <text:p text:style-name="P14">Start scheduling &amp; delivering restock to HD 11 at time 15</text:p>
      <text:p text:style-name="P14">RPT :: The HDKs with pending restocks at time 16 :: ['HD11']</text:p>
      <text:p text:style-name="P14">HD 7 Inventory level is 156 at time 16</text:p>
      <text:p text:style-name="P14">HD 9 Inventory level is 89 at time 16</text:p>
      <text:p text:style-name="P14">HD 3 Inventory level is 134 at time 16</text:p>
      <text:p text:style-name="P14">HD 5 Inventory level is 131 at time 16</text:p>
      <text:p text:style-name="P14"><text:soft-page-break/>HD 12 Inventory level is 86 at time 16</text:p>
      <text:p text:style-name="P14">HD 10 Inventory level is 54 at time 16</text:p>
      <text:p text:style-name="P14">HD 11 Inventory level is 32 at time 16</text:p>
      <text:p text:style-name="P14">HD 17 Inventory level is 125 at time 16</text:p>
      <text:p text:style-name="P14">HD 13 Inventory level is 64 at time 16</text:p>
      <text:p text:style-name="P14">HD 1 Inventory level is 32 at time 16</text:p>
      <text:p text:style-name="P14">!! HD 1 is interrupting warehouse w at time 16</text:p>
      <text:p text:style-name="P14">Start scheduling &amp; delivering restock to HD 1 at time 16</text:p>
      <text:p text:style-name="P14">HD 2 Inventory level is 96 at time 17</text:p>
      <text:p text:style-name="P14">HD 8 Inventory level is 46 at time 17</text:p>
      <text:p text:style-name="P14">!! HD 8 is interrupting warehouse w at time 17</text:p>
      <text:p text:style-name="P14">HD 6 Inventory level is 41 at time 17</text:p>
      <text:p text:style-name="P14">!! HD 6 is interrupting warehouse w at time 17</text:p>
      <text:p text:style-name="P14">HD 15 Inventory level is 112 at time 17</text:p>
      <text:p text:style-name="P14">HD 4 Inventory level is 117 at time 17</text:p>
      <text:p text:style-name="P14">HD 16 Inventory level is 149 at time 17</text:p>
      <text:p text:style-name="P14">HD 14 Inventory level is 31 at time 17</text:p>
      <text:p text:style-name="P14">!! HD 14 is interrupting warehouse w at time 17</text:p>
      <text:p text:style-name="P14">HD 9 Inventory level is 61 at time 17</text:p>
      <text:p text:style-name="P14">HD 5 Inventory level is 118 at time 17</text:p>
      <text:p text:style-name="P14">HD 10 Inventory level is 38 at time 17</text:p>
      <text:p text:style-name="P14">!! HD 10 is interrupting warehouse w at time 17</text:p>
      <text:p text:style-name="P14">Start scheduling &amp; delivering restock to HD 6 at time 17</text:p>
      <text:p text:style-name="P14">Start scheduling &amp; delivering restock to HD 8 at time 17</text:p>
      <text:p text:style-name="P14">Start scheduling &amp; delivering restock to HD 10 at time 17</text:p>
      <text:p text:style-name="P14">Start scheduling &amp; delivering restock to HD 14 at time 17</text:p>
      <text:p text:style-name="P14">HD 11 completed re-stocking, resuming w. I(t) = 200 at time 18</text:p>
      <text:p text:style-name="P14">HD 7 Inventory level is 138 at time 18</text:p>
      <text:p text:style-name="P14">HD 3 Inventory level is 94 at time 18</text:p>
      <text:p text:style-name="P14">HD 12 Inventory level is 62 at time 18</text:p>
      <text:p text:style-name="P14">HD 11 Inventory level is 169 at time 18</text:p>
      <text:p text:style-name="P14">HD 17 Inventory level is 81 at time 18</text:p>
      <text:p text:style-name="P14">HD 13 Inventory level is 49 at time 18</text:p>
      <text:p text:style-name="P14">!! HD 13 is interrupting warehouse w at time 18</text:p>
      <text:p text:style-name="P14">Stockout occurred for HD 1 at time 18</text:p>
      <text:p text:style-name="P14">HD 4 Inventory level is 106 at time 18</text:p>
      <text:p text:style-name="P14"><text:soft-page-break/>HD 16 Inventory level is 104 at time 18</text:p>
      <text:p text:style-name="P14">HD 14 Inventory level is 7 at time 18</text:p>
      <text:p text:style-name="P14">Start scheduling &amp; delivering restock to HD 13 at time 18</text:p>
      <text:p text:style-name="P14">HD 1 completed re-stocking, resuming w. I(t) = 200 at time 19</text:p>
      <text:p text:style-name="P14">HD 2 Inventory level is 80 at time 19</text:p>
      <text:p text:style-name="P14">HD 8 Inventory level is 8 at time 19</text:p>
      <text:p text:style-name="P14">HD 6 Inventory level is 2 at time 19</text:p>
      <text:p text:style-name="P14">HD 15 Inventory level is 73 at time 19</text:p>
      <text:p text:style-name="P14">HD 9 Inventory level is 51 at time 19</text:p>
      <text:p text:style-name="P14">HD 5 Inventory level is 94 at time 19</text:p>
      <text:p text:style-name="P14">HD 10 Inventory level is 12 at time 19</text:p>
      <text:p text:style-name="P14">HD 11 Inventory level is 130 at time 19</text:p>
      <text:p text:style-name="P14">HD 13 Inventory level is 18 at time 19</text:p>
      <text:p text:style-name="P14">HD 4 Inventory level is 79 at time 19</text:p>
      <text:p text:style-name="P14">HD 16 Inventory level is 91 at time 19</text:p>
      <text:p text:style-name="P14">Stockout occurred for HD 14 at time 19</text:p>
      <text:p text:style-name="P14">HD 1 Inventory level is 163 at time 19</text:p>
      <text:p text:style-name="P14">RPT :: The HDKs with pending restocks at time 20 :: ['HD6', 'HD8', 'HD10', 'HD14', 'HD13']</text:p>
      <text:p text:style-name="P14">HD 6 completed re-stocking, resuming w. I(t) = 200 at time 20</text:p>
      <text:p text:style-name="P14">HD 8 completed re-stocking, resuming w. I(t) = 200 at time 20</text:p>
      <text:p text:style-name="P14">HD 10 completed re-stocking, resuming w. I(t) = 200 at time 20</text:p>
      <text:p text:style-name="P14">HD 14 completed re-stocking, resuming w. I(t) = 200 at time 20</text:p>
      <text:p text:style-name="P14">HD 7 Inventory level is 94 at time 20</text:p>
      <text:p text:style-name="P14">HD 3 Inventory level is 65 at time 20</text:p>
      <text:p text:style-name="P14">HD 12 Inventory level is 19 at time 20</text:p>
      <text:p text:style-name="P14">!! HD 12 is interrupting warehouse w at time 20</text:p>
      <text:p text:style-name="P14">HD 17 Inventory level is 43 at time 20</text:p>
      <text:p text:style-name="P14">!! HD 17 is interrupting warehouse w at time 20</text:p>
      <text:p text:style-name="P14">HD 8 Inventory level is 182 at time 20</text:p>
      <text:p text:style-name="P14">HD 9 Inventory level is 35 at time 20</text:p>
      <text:p text:style-name="P14">!! HD 9 is interrupting warehouse w at time 20</text:p>
      <text:p text:style-name="P14">HD 10 Inventory level is 155 at time 20</text:p>
      <text:p text:style-name="P14">HD 11 Inventory level is 102 at time 20</text:p>
      <text:p text:style-name="P14">Start scheduling &amp; delivering restock to HD 9 at time 20</text:p>
      <text:p text:style-name="P14">Start scheduling &amp; delivering restock to HD 12 at time 20</text:p>
      <text:p text:style-name="P14">Start scheduling &amp; delivering restock to HD 17 at time 20</text:p>
      <text:p text:style-name="P14"><text:soft-page-break/>HD 1 Inventory level is 149 at time 20</text:p>
      <text:p text:style-name="P14">HD 14 Inventory level is 176 at time 20</text:p>
      <text:p text:style-name="P14">HD 13 completed re-stocking, resuming w. I(t) = 200 at time 21</text:p>
      <text:p text:style-name="P14">HD 2 Inventory level is 57 at time 21</text:p>
      <text:p text:style-name="P14">HD 6 Inventory level is 178 at time 21</text:p>
      <text:p text:style-name="P14">HD 15 Inventory level is 36 at time 21</text:p>
      <text:p text:style-name="P14">!! HD 15 is interrupting warehouse w at time 21</text:p>
      <text:p text:style-name="P14">HD 5 Inventory level is 62 at time 21</text:p>
      <text:p text:style-name="P14">HD 13 Inventory level is 177 at time 21</text:p>
      <text:p text:style-name="P14">HD 4 Inventory level is 69 at time 21</text:p>
      <text:p text:style-name="P14">HD 16 Inventory level is 53 at time 21</text:p>
      <text:p text:style-name="P14">HD 3 Inventory level is 44 at time 21</text:p>
      <text:p text:style-name="P14">!! HD 3 is interrupting warehouse w at time 21</text:p>
      <text:p text:style-name="P14">Stockout occurred for HD 12 at time 21</text:p>
      <text:p text:style-name="P14">HD 17 Inventory level is 29 at time 21</text:p>
      <text:p text:style-name="P14">Stockout occurred for HD 9 at time 21</text:p>
      <text:p text:style-name="P14">HD 10 Inventory level is 128 at time 21</text:p>
      <text:p text:style-name="P14">HD 11 Inventory level is 80 at time 21</text:p>
      <text:p text:style-name="P14">Start scheduling &amp; delivering restock to HD 3 at time 21</text:p>
      <text:p text:style-name="P14">Start scheduling &amp; delivering restock to HD 15 at time 21</text:p>
      <text:p text:style-name="P14">HD 1 Inventory level is 121 at time 21</text:p>
      <text:p text:style-name="P14">HD 14 Inventory level is 149 at time 21</text:p>
      <text:p text:style-name="P14">HD 7 Inventory level is 65 at time 22</text:p>
      <text:p text:style-name="P14">HD 8 Inventory level is 168 at time 22</text:p>
      <text:p text:style-name="P14">HD 15 Inventory level is 20 at time 22</text:p>
      <text:p text:style-name="P14">HD 13 Inventory level is 146 at time 22</text:p>
      <text:p text:style-name="P14">HD 4 Inventory level is 37 at time 22</text:p>
      <text:p text:style-name="P14">!! HD 4 is interrupting warehouse w at time 22</text:p>
      <text:p text:style-name="P14">Start scheduling &amp; delivering restock to HD 4 at time 22</text:p>
      <text:p text:style-name="P14">HD 1 Inventory level is 92 at time 22</text:p>
      <text:p text:style-name="P14">HD 9 completed re-stocking, resuming w. I(t) = 200 at time 23</text:p>
      <text:p text:style-name="P14">HD 12 completed re-stocking, resuming w. I(t) = 200 at time 23</text:p>
      <text:p text:style-name="P14">HD 17 completed re-stocking, resuming w. I(t) = 200 at time 23</text:p>
      <text:p text:style-name="P14">HD 2 Inventory level is 35 at time 23</text:p>
      <text:p text:style-name="P14">!! HD 2 is interrupting warehouse w at time 23</text:p>
      <text:p text:style-name="P14">HD 6 Inventory level is 159 at time 23</text:p>
      <text:p text:style-name="P14"><text:soft-page-break/>HD 5 Inventory level is 25 at time 23</text:p>
      <text:p text:style-name="P14">!! HD 5 is interrupting warehouse w at time 23</text:p>
      <text:p text:style-name="P14">HD 16 Inventory level is 37 at time 23</text:p>
      <text:p text:style-name="P14">!! HD 16 is interrupting warehouse w at time 23</text:p>
      <text:p text:style-name="P14">HD 3 Inventory level is 25 at time 23</text:p>
      <text:p text:style-name="P14">HD 17 Inventory level is 167 at time 23</text:p>
      <text:p text:style-name="P14">HD 10 Inventory level is 111 at time 23</text:p>
      <text:p text:style-name="P14">HD 11 Inventory level is 63 at time 23</text:p>
      <text:p text:style-name="P14">HD 14 Inventory level is 113 at time 23</text:p>
      <text:p text:style-name="P14">HD 8 Inventory level is 125 at time 23</text:p>
      <text:p text:style-name="P14">HD 15 Inventory level is 1 at time 23</text:p>
      <text:p text:style-name="P14">HD 13 Inventory level is 103 at time 23</text:p>
      <text:p text:style-name="P14">HD 4 Inventory level is 4 at time 23</text:p>
      <text:p text:style-name="P14">Start scheduling &amp; delivering restock to HD 2 at time 23</text:p>
      <text:p text:style-name="P14">Start scheduling &amp; delivering restock to HD 5 at time 23</text:p>
      <text:p text:style-name="P14">Start scheduling &amp; delivering restock to HD 16 at time 23</text:p>
      <text:p text:style-name="P14">HD 1 Inventory level is 66 at time 23</text:p>
      <text:p text:style-name="P14">HD 9 Inventory level is 159 at time 23</text:p>
      <text:p text:style-name="P14">HD 12 Inventory level is 160 at time 23</text:p>
      <text:p text:style-name="P14">RPT :: The HDKs with pending restocks at time 24 :: ['HD3', 'HD15', 'HD4', 'HD2', 'HD5', 'HD16']</text:p>
      <text:p text:style-name="P14">HD 3 completed re-stocking, resuming w. I(t) = 200 at time 24</text:p>
      <text:p text:style-name="P14">HD 15 completed re-stocking, resuming w. I(t) = 200 at time 24</text:p>
      <text:p text:style-name="P14">HD 7 Inventory level is 37 at time 24</text:p>
      <text:p text:style-name="P14">!! HD 7 is interrupting warehouse w at time 24</text:p>
      <text:p text:style-name="P14">HD 17 Inventory level is 151 at time 24</text:p>
      <text:p text:style-name="P14">HD 10 Inventory level is 73 at time 24</text:p>
      <text:p text:style-name="P14">HD 11 Inventory level is 30 at time 24</text:p>
      <text:p text:style-name="P14">!! HD 11 is interrupting warehouse w at time 24</text:p>
      <text:p text:style-name="P14">HD 14 Inventory level is 81 at time 24</text:p>
      <text:p text:style-name="P14">HD 15 Inventory level is 156 at time 24</text:p>
      <text:p text:style-name="P14">Start scheduling &amp; delivering restock to HD 7 at time 24</text:p>
      <text:p text:style-name="P14">Start scheduling &amp; delivering restock to HD 11 at time 24</text:p>
      <text:p text:style-name="P14">HD 1 Inventory level is 33 at time 24</text:p>
      <text:p text:style-name="P14">!! HD 1 is interrupting warehouse w at time 24</text:p>
      <text:p text:style-name="P14">HD 12 Inventory level is 136 at time 24</text:p>
      <text:p text:style-name="P14">HD 4 completed re-stocking, resuming w. I(t) = 200 at time 25</text:p>
      <text:p text:style-name="P14"><text:soft-page-break/>Stockout occurred for HD 2 at time 25</text:p>
      <text:p text:style-name="P14">HD 6 Inventory level is 126 at time 25</text:p>
      <text:p text:style-name="P14">Stockout occurred for HD 5 at time 25</text:p>
      <text:p text:style-name="P14">HD 16 Inventory level is 8 at time 25</text:p>
      <text:p text:style-name="P14">HD 3 Inventory level is 170 at time 25</text:p>
      <text:p text:style-name="P14">HD 8 Inventory level is 103 at time 25</text:p>
      <text:p text:style-name="P14">HD 13 Inventory level is 59 at time 25</text:p>
      <text:p text:style-name="P14">HD 4 Inventory level is 168 at time 25</text:p>
      <text:p text:style-name="P14">HD 9 Inventory level is 121 at time 25</text:p>
      <text:p text:style-name="P14">HD 7 Inventory level is 14 at time 25</text:p>
      <text:p text:style-name="P14">Start scheduling &amp; delivering restock to HD 1 at time 25</text:p>
      <text:p text:style-name="P14">Stockout occurred for HD 1 at time 25</text:p>
      <text:p text:style-name="P14">HD 2 completed re-stocking, resuming w. I(t) = 200 at time 26</text:p>
      <text:p text:style-name="P14">HD 5 completed re-stocking, resuming w. I(t) = 200 at time 26</text:p>
      <text:p text:style-name="P14">HD 16 completed re-stocking, resuming w. I(t) = 200 at time 26</text:p>
      <text:p text:style-name="P14">HD 17 Inventory level is 135 at time 26</text:p>
      <text:p text:style-name="P14">HD 10 Inventory level is 36 at time 26</text:p>
      <text:p text:style-name="P14">!! HD 10 is interrupting warehouse w at time 26</text:p>
      <text:p text:style-name="P14">HD 11 Inventory level is 3 at time 26</text:p>
      <text:p text:style-name="P14">HD 14 Inventory level is 50 at time 26</text:p>
      <text:p text:style-name="P14">HD 15 Inventory level is 132 at time 26</text:p>
      <text:p text:style-name="P14">HD 12 Inventory level is 116 at time 26</text:p>
      <text:p text:style-name="P14">HD 6 Inventory level is 112 at time 26</text:p>
      <text:p text:style-name="P14">HD 16 Inventory level is 164 at time 26</text:p>
      <text:p text:style-name="P14">HD 3 Inventory level is 152 at time 26</text:p>
      <text:p text:style-name="P14">Stockout occurred for HD 7 at time 26</text:p>
      <text:p text:style-name="P14">Start scheduling &amp; delivering restock to HD 10 at time 26</text:p>
      <text:p text:style-name="P14">HD 2 Inventory level is 159 at time 26</text:p>
      <text:p text:style-name="P14">HD 5 Inventory level is 163 at time 26</text:p>
      <text:p text:style-name="P14">HD 7 completed re-stocking, resuming w. I(t) = 200 at time 27</text:p>
      <text:p text:style-name="P14">HD 11 completed re-stocking, resuming w. I(t) = 200 at time 27</text:p>
      <text:p text:style-name="P14">HD 8 Inventory level is 81 at time 27</text:p>
      <text:p text:style-name="P14">HD 13 Inventory level is 23 at time 27</text:p>
      <text:p text:style-name="P14">!! HD 13 is interrupting warehouse w at time 27</text:p>
      <text:p text:style-name="P14">HD 4 Inventory level is 139 at time 27</text:p>
      <text:p text:style-name="P14">HD 9 Inventory level is 87 at time 27</text:p>
      <text:p text:style-name="P14"><text:soft-page-break/>HD 17 Inventory level is 107 at time 27</text:p>
      <text:p text:style-name="P14">HD 15 Inventory level is 103 at time 27</text:p>
      <text:p text:style-name="P14">HD 6 Inventory level is 82 at time 27</text:p>
      <text:p text:style-name="P14">HD 16 Inventory level is 122 at time 27</text:p>
      <text:p text:style-name="P14">HD 3 Inventory level is 139 at time 27</text:p>
      <text:p text:style-name="P14">Start scheduling &amp; delivering restock to HD 13 at time 27</text:p>
      <text:p text:style-name="P14">HD 2 Inventory level is 119 at time 27</text:p>
      <text:p text:style-name="P14">HD 5 Inventory level is 138 at time 27</text:p>
      <text:p text:style-name="P14">HD 7 Inventory level is 162 at time 27</text:p>
      <text:p text:style-name="P14">RPT :: The HDKs with pending restocks at time 28 :: ['HD1', 'HD10', 'HD13']</text:p>
      <text:p text:style-name="P14">HD 1 completed re-stocking, resuming w. I(t) = 200 at time 28</text:p>
      <text:p text:style-name="P14">HD 10 Inventory level is 11 at time 28</text:p>
      <text:p text:style-name="P14">HD 11 Inventory level is 184 at time 28</text:p>
      <text:p text:style-name="P14">HD 14 Inventory level is 11 at time 28</text:p>
      <text:p text:style-name="P14">!! HD 14 is interrupting warehouse w at time 28</text:p>
      <text:p text:style-name="P14">HD 12 Inventory level is 101 at time 28</text:p>
      <text:p text:style-name="P14">HD 13 Inventory level is 3 at time 28</text:p>
      <text:p text:style-name="P14">HD 4 Inventory level is 99 at time 28</text:p>
      <text:p text:style-name="P14">HD 9 Inventory level is 44 at time 28</text:p>
      <text:p text:style-name="P14">!! HD 9 is interrupting warehouse w at time 28</text:p>
      <text:p text:style-name="P14">HD 15 Inventory level is 80 at time 28</text:p>
      <text:p text:style-name="P14">HD 6 Inventory level is 48 at time 28</text:p>
      <text:p text:style-name="P14">!! HD 6 is interrupting warehouse w at time 28</text:p>
      <text:p text:style-name="P14">HD 16 Inventory level is 82 at time 28</text:p>
      <text:p text:style-name="P14">Start scheduling &amp; delivering restock to HD 6 at time 28</text:p>
      <text:p text:style-name="P14">Start scheduling &amp; delivering restock to HD 9 at time 28</text:p>
      <text:p text:style-name="P14">Start scheduling &amp; delivering restock to HD 14 at time 28</text:p>
      <text:p text:style-name="P14">HD 1 Inventory level is 156 at time 28</text:p>
      <text:p text:style-name="P14">HD 10 completed re-stocking, resuming w. I(t) = 200 at time 29</text:p>
      <text:p text:style-name="P14">HD 8 Inventory level is 71 at time 29</text:p>
      <text:p text:style-name="P14">HD 17 Inventory level is 84 at time 29</text:p>
      <text:p text:style-name="P14">HD 3 Inventory level is 129 at time 29</text:p>
      <text:p text:style-name="P14">HD 2 Inventory level is 101 at time 29</text:p>
      <text:p text:style-name="P14">HD 5 Inventory level is 97 at time 29</text:p>
      <text:p text:style-name="P14">HD 7 Inventory level is 147 at time 29</text:p>
      <text:p text:style-name="P14">HD 10 Inventory level is 175 at time 29</text:p>
      <text:p text:style-name="P14"><text:soft-page-break/>Stockout occurred for HD 14 at time 29</text:p>
      <text:p text:style-name="P14">HD 4 Inventory level is 82 at time 29</text:p>
      <text:p text:style-name="P14">HD 9 Inventory level is 4 at time 29</text:p>
      <text:p text:style-name="P14">HD 16 Inventory level is 51 at time 29</text:p>
      <text:p text:style-name="P14">HD 1 Inventory level is 130 at time 29</text:p>
      <text:p text:style-name="P14">HD 13 completed re-stocking, resuming w. I(t) = 200 at time 30</text:p>
      <text:p text:style-name="P14">HD 11 Inventory level is 142 at time 30</text:p>
      <text:p text:style-name="P14">HD 12 Inventory level is 72 at time 30</text:p>
      <text:p text:style-name="P14">HD 13 Inventory level is 183 at time 30</text:p>
      <text:p text:style-name="P14">HD 15 Inventory level is 55 at time 30</text:p>
      <text:p text:style-name="P14">HD 6 Inventory level is 37 at time 30</text:p>
      <text:p text:style-name="P14">HD 8 Inventory level is 44 at time 30</text:p>
      <text:p text:style-name="P14">!! HD 8 is interrupting warehouse w at time 30</text:p>
      <text:p text:style-name="P14">HD 17 Inventory level is 69 at time 30</text:p>
      <text:p text:style-name="P14">HD 3 Inventory level is 93 at time 30</text:p>
      <text:p text:style-name="P14">HD 5 Inventory level is 52 at time 30</text:p>
      <text:p text:style-name="P14">HD 10 Inventory level is 150 at time 30</text:p>
      <text:p text:style-name="P14">HD 16 Inventory level is 32 at time 30</text:p>
      <text:p text:style-name="P14">!! HD 16 is interrupting warehouse w at time 30</text:p>
      <text:p text:style-name="P14">Start scheduling &amp; delivering restock to HD 8 at time 30</text:p>
      <text:p text:style-name="P14">Start scheduling &amp; delivering restock to HD 16 at time 30</text:p>
      <text:p text:style-name="P14">HD 1 Inventory level is 102 at time 30</text:p>
      <text:p text:style-name="P14">HD 6 completed re-stocking, resuming w. I(t) = 200 at time 31</text:p>
      <text:p text:style-name="P14">HD 9 completed re-stocking, resuming w. I(t) = 200 at time 31</text:p>
      <text:p text:style-name="P14">HD 14 completed re-stocking, resuming w. I(t) = 200 at time 31</text:p>
      <text:p text:style-name="P14">HD 2 Inventory level is 57 at time 31</text:p>
      <text:p text:style-name="P14">HD 7 Inventory level is 103 at time 31</text:p>
      <text:p text:style-name="P14">HD 4 Inventory level is 64 at time 31</text:p>
      <text:p text:style-name="P14">HD 9 Inventory level is 186 at time 31</text:p>
      <text:p text:style-name="P14">HD 11 Inventory level is 125 at time 31</text:p>
      <text:p text:style-name="P14">HD 12 Inventory level is 42 at time 31</text:p>
      <text:p text:style-name="P14">!! HD 12 is interrupting warehouse w at time 31</text:p>
      <text:p text:style-name="P14">HD 8 Inventory level is 24 at time 31</text:p>
      <text:p text:style-name="P14">HD 3 Inventory level is 73 at time 31</text:p>
      <text:p text:style-name="P14">HD 5 Inventory level is 12 at time 31</text:p>
      <text:p text:style-name="P14">!! HD 5 is interrupting warehouse w at time 31</text:p>
      <text:p text:style-name="P14"><text:soft-page-break/>Start scheduling &amp; delivering restock to HD 5 at time 31</text:p>
      <text:p text:style-name="P14">Start scheduling &amp; delivering restock to HD 12 at time 31</text:p>
      <text:p text:style-name="P14">HD 14 Inventory level is 170 at time 31</text:p>
      <text:p text:style-name="P14">RPT :: The HDKs with pending restocks at time 32 :: ['HD8', 'HD16', 'HD5', 'HD12']</text:p>
      <text:p text:style-name="P14">HD 13 Inventory level is 165 at time 32</text:p>
      <text:p text:style-name="P14">HD 15 Inventory level is 33 at time 32</text:p>
      <text:p text:style-name="P14">!! HD 15 is interrupting warehouse w at time 32</text:p>
      <text:p text:style-name="P14">HD 6 Inventory level is 181 at time 32</text:p>
      <text:p text:style-name="P14">HD 17 Inventory level is 24 at time 32</text:p>
      <text:p text:style-name="P14">!! HD 17 is interrupting warehouse w at time 32</text:p>
      <text:p text:style-name="P14">HD 10 Inventory level is 134 at time 32</text:p>
      <text:p text:style-name="P14">HD 16 Inventory level is 15 at time 32</text:p>
      <text:p text:style-name="P14">HD 1 Inventory level is 86 at time 32</text:p>
      <text:p text:style-name="P14">HD 7 Inventory level is 84 at time 32</text:p>
      <text:p text:style-name="P14">HD 9 Inventory level is 144 at time 32</text:p>
      <text:p text:style-name="P14">HD 11 Inventory level is 111 at time 32</text:p>
      <text:p text:style-name="P14">HD 3 Inventory level is 53 at time 32</text:p>
      <text:p text:style-name="P14">Stockout occurred for HD 5 at time 32</text:p>
      <text:p text:style-name="P14">Start scheduling &amp; delivering restock to HD 15 at time 32</text:p>
      <text:p text:style-name="P14">Start scheduling &amp; delivering restock to HD 17 at time 32</text:p>
      <text:p text:style-name="P14">HD 14 Inventory level is 147 at time 32</text:p>
      <text:p text:style-name="P14">HD 8 completed re-stocking, resuming w. I(t) = 200 at time 33</text:p>
      <text:p text:style-name="P14">HD 16 completed re-stocking, resuming w. I(t) = 200 at time 33</text:p>
      <text:p text:style-name="P14">HD 2 Inventory level is 29 at time 33</text:p>
      <text:p text:style-name="P14">!! HD 2 is interrupting warehouse w at time 33</text:p>
      <text:p text:style-name="P14">HD 4 Inventory level is 24 at time 33</text:p>
      <text:p text:style-name="P14">!! HD 4 is interrupting warehouse w at time 33</text:p>
      <text:p text:style-name="P14">HD 12 Inventory level is 9 at time 33</text:p>
      <text:p text:style-name="P14">HD 8 Inventory level is 183 at time 33</text:p>
      <text:p text:style-name="P14">Stockout occurred for HD 15 at time 33</text:p>
      <text:p text:style-name="P14">HD 6 Inventory level is 162 at time 33</text:p>
      <text:p text:style-name="P14">HD 17 Inventory level is 2 at time 33</text:p>
      <text:p text:style-name="P14">HD 10 Inventory level is 114 at time 33</text:p>
      <text:p text:style-name="P14">HD 16 Inventory level is 181 at time 33</text:p>
      <text:p text:style-name="P14">HD 7 Inventory level is 57 at time 33</text:p>
      <text:p text:style-name="P14">HD 11 Inventory level is 71 at time 33</text:p>
      <text:p text:style-name="P14"><text:soft-page-break/>Start scheduling &amp; delivering restock to HD 2 at time 33</text:p>
      <text:p text:style-name="P14">Start scheduling &amp; delivering restock to HD 4 at time 33</text:p>
      <text:p text:style-name="P14">HD 5 completed re-stocking, resuming w. I(t) = 200 at time 34</text:p>
      <text:p text:style-name="P14">HD 12 completed re-stocking, resuming w. I(t) = 200 at time 34</text:p>
      <text:p text:style-name="P14">HD 13 Inventory level is 150 at time 34</text:p>
      <text:p text:style-name="P14">HD 1 Inventory level is 46 at time 34</text:p>
      <text:p text:style-name="P14">!! HD 1 is interrupting warehouse w at time 34</text:p>
      <text:p text:style-name="P14">HD 9 Inventory level is 132 at time 34</text:p>
      <text:p text:style-name="P14">HD 3 Inventory level is 31 at time 34</text:p>
      <text:p text:style-name="P14">!! HD 3 is interrupting warehouse w at time 34</text:p>
      <text:p text:style-name="P14">HD 14 Inventory level is 109 at time 34</text:p>
      <text:p text:style-name="P14">HD 2 Inventory level is 9 at time 34</text:p>
      <text:p text:style-name="P14">HD 4 Inventory level is 7 at time 34</text:p>
      <text:p text:style-name="P14">HD 12 Inventory level is 171 at time 34</text:p>
      <text:p text:style-name="P14">HD 8 Inventory level is 173 at time 34</text:p>
      <text:p text:style-name="P14">HD 10 Inventory level is 77 at time 34</text:p>
      <text:p text:style-name="P14">HD 16 Inventory level is 153 at time 34</text:p>
      <text:p text:style-name="P14">Start scheduling &amp; delivering restock to HD 1 at time 34</text:p>
      <text:p text:style-name="P14">Start scheduling &amp; delivering restock to HD 3 at time 34</text:p>
      <text:p text:style-name="P14">HD 5 Inventory level is 155 at time 34</text:p>
      <text:p text:style-name="P14">HD 15 completed re-stocking, resuming w. I(t) = 200 at time 35</text:p>
      <text:p text:style-name="P14">HD 17 completed re-stocking, resuming w. I(t) = 200 at time 35</text:p>
      <text:p text:style-name="P14">HD 6 Inventory level is 132 at time 35</text:p>
      <text:p text:style-name="P14">HD 17 Inventory level is 155 at time 35</text:p>
      <text:p text:style-name="P14">HD 7 Inventory level is 36 at time 35</text:p>
      <text:p text:style-name="P14">!! HD 7 is interrupting warehouse w at time 35</text:p>
      <text:p text:style-name="P14">HD 11 Inventory level is 51 at time 35</text:p>
      <text:p text:style-name="P14">HD 13 Inventory level is 129 at time 35</text:p>
      <text:p text:style-name="P14">HD 1 Inventory level is 25 at time 35</text:p>
      <text:p text:style-name="P14">HD 9 Inventory level is 110 at time 35</text:p>
      <text:p text:style-name="P14">Stockout occurred for HD 3 at time 35</text:p>
      <text:p text:style-name="P14">HD 14 Inventory level is 78 at time 35</text:p>
      <text:p text:style-name="P14">Stockout occurred for HD 2 at time 35</text:p>
      <text:p text:style-name="P14">HD 12 Inventory level is 127 at time 35</text:p>
      <text:p text:style-name="P14">Start scheduling &amp; delivering restock to HD 7 at time 35</text:p>
      <text:p text:style-name="P14">HD 5 Inventory level is 144 at time 35</text:p>
      <text:p text:style-name="P14"><text:soft-page-break/>HD 15 Inventory level is 160 at time 35</text:p>
      <text:p text:style-name="P14">RPT :: The HDKs with pending restocks at time 36 :: ['HD2', 'HD4', 'HD1', 'HD3', 'HD7']</text:p>
      <text:p text:style-name="P14">HD 2 completed re-stocking, resuming w. I(t) = 200 at time 36</text:p>
      <text:p text:style-name="P14">HD 4 completed re-stocking, resuming w. I(t) = 200 at time 36</text:p>
      <text:p text:style-name="P14">HD 4 Inventory level is 187 at time 36</text:p>
      <text:p text:style-name="P14">HD 8 Inventory level is 129 at time 36</text:p>
      <text:p text:style-name="P14">HD 10 Inventory level is 37 at time 36</text:p>
      <text:p text:style-name="P14">!! HD 10 is interrupting warehouse w at time 36</text:p>
      <text:p text:style-name="P14">HD 16 Inventory level is 129 at time 36</text:p>
      <text:p text:style-name="P14">HD 6 Inventory level is 90 at time 36</text:p>
      <text:p text:style-name="P14">HD 17 Inventory level is 111 at time 36</text:p>
      <text:p text:style-name="P14">HD 13 Inventory level is 91 at time 36</text:p>
      <text:p text:style-name="P14">HD 1 Inventory level is 2 at time 36</text:p>
      <text:p text:style-name="P14">HD 9 Inventory level is 90 at time 36</text:p>
      <text:p text:style-name="P14">HD 12 Inventory level is 85 at time 36</text:p>
      <text:p text:style-name="P14">Start scheduling &amp; delivering restock to HD 10 at time 36</text:p>
      <text:p text:style-name="P14">HD 15 Inventory level is 144 at time 36</text:p>
      <text:p text:style-name="P14">HD 2 Inventory level is 190 at time 36</text:p>
      <text:p text:style-name="P14">HD 1 completed re-stocking, resuming w. I(t) = 200 at time 37</text:p>
      <text:p text:style-name="P14">HD 3 completed re-stocking, resuming w. I(t) = 200 at time 37</text:p>
      <text:p text:style-name="P14">HD 7 Inventory level is 14 at time 37</text:p>
      <text:p text:style-name="P14">HD 11 Inventory level is 33 at time 37</text:p>
      <text:p text:style-name="P14">!! HD 11 is interrupting warehouse w at time 37</text:p>
      <text:p text:style-name="P14">HD 14 Inventory level is 64 at time 37</text:p>
      <text:p text:style-name="P14">HD 5 Inventory level is 110 at time 37</text:p>
      <text:p text:style-name="P14">HD 4 Inventory level is 142 at time 37</text:p>
      <text:p text:style-name="P14">HD 8 Inventory level is 114 at time 37</text:p>
      <text:p text:style-name="P14">HD 6 Inventory level is 73 at time 37</text:p>
      <text:p text:style-name="P14">HD 17 Inventory level is 78 at time 37</text:p>
      <text:p text:style-name="P14">Start scheduling &amp; delivering restock to HD 11 at time 37</text:p>
      <text:p text:style-name="P14">HD 15 Inventory level is 118 at time 37</text:p>
      <text:p text:style-name="P14">HD 2 Inventory level is 164 at time 37</text:p>
      <text:p text:style-name="P14">HD 3 Inventory level is 161 at time 37</text:p>
      <text:p text:style-name="P14">HD 7 completed re-stocking, resuming w. I(t) = 200 at time 38</text:p>
      <text:p text:style-name="P14">HD 10 Inventory level is 18 at time 38</text:p>
      <text:p text:style-name="P14">HD 16 Inventory level is 91 at time 38</text:p>
      <text:p text:style-name="P14"><text:soft-page-break/>HD 13 Inventory level is 73 at time 38</text:p>
      <text:p text:style-name="P14">HD 1 Inventory level is 181 at time 38</text:p>
      <text:p text:style-name="P14">HD 9 Inventory level is 60 at time 38</text:p>
      <text:p text:style-name="P14">HD 12 Inventory level is 75 at time 38</text:p>
      <text:p text:style-name="P14">HD 14 Inventory level is 31 at time 38</text:p>
      <text:p text:style-name="P14">!! HD 14 is interrupting warehouse w at time 38</text:p>
      <text:p text:style-name="P14">HD 8 Inventory level is 92 at time 38</text:p>
      <text:p text:style-name="P14">HD 6 Inventory level is 30 at time 38</text:p>
      <text:p text:style-name="P14">!! HD 6 is interrupting warehouse w at time 38</text:p>
      <text:p text:style-name="P14">HD 17 Inventory level is 63 at time 38</text:p>
      <text:p text:style-name="P14">Start scheduling &amp; delivering restock to HD 6 at time 38</text:p>
      <text:p text:style-name="P14">Start scheduling &amp; delivering restock to HD 14 at time 38</text:p>
      <text:p text:style-name="P14">HD 3 Inventory level is 126 at time 38</text:p>
      <text:p text:style-name="P14">HD 10 completed re-stocking, resuming w. I(t) = 200 at time 39</text:p>
      <text:p text:style-name="P14">HD 7 Inventory level is 155 at time 39</text:p>
      <text:p text:style-name="P14">HD 11 Inventory level is 3 at time 39</text:p>
      <text:p text:style-name="P14">HD 5 Inventory level is 88 at time 39</text:p>
      <text:p text:style-name="P14">HD 4 Inventory level is 105 at time 39</text:p>
      <text:p text:style-name="P14">HD 15 Inventory level is 100 at time 39</text:p>
      <text:p text:style-name="P14">HD 2 Inventory level is 149 at time 39</text:p>
      <text:p text:style-name="P14">HD 16 Inventory level is 78 at time 39</text:p>
      <text:p text:style-name="P14">HD 9 Inventory level is 30 at time 39</text:p>
      <text:p text:style-name="P14">!! HD 9 is interrupting warehouse w at time 39</text:p>
      <text:p text:style-name="P14">HD 8 Inventory level is 57 at time 39</text:p>
      <text:p text:style-name="P14">HD 17 Inventory level is 22 at time 39</text:p>
      <text:p text:style-name="P14">!! HD 17 is interrupting warehouse w at time 39</text:p>
      <text:p text:style-name="P14">Start scheduling &amp; delivering restock to HD 9 at time 39</text:p>
      <text:p text:style-name="P14">Start scheduling &amp; delivering restock to HD 17 at time 39</text:p>
      <text:p text:style-name="P14">HD 3 Inventory level is 113 at time 39</text:p>
      <text:p text:style-name="P14">RPT :: The HDKs with pending restocks at time 40 :: ['HD11', 'HD6', 'HD14', 'HD9', 'HD17']</text:p>
      <text:p text:style-name="P14">HD 11 completed re-stocking, resuming w. I(t) = 200 at time 40</text:p>
      <text:p text:style-name="P14">HD 10 Inventory level is 157 at time 40</text:p>
      <text:p text:style-name="P14">HD 13 Inventory level is 46 at time 40</text:p>
      <text:p text:style-name="P14">!! HD 13 is interrupting warehouse w at time 40</text:p>
      <text:p text:style-name="P14">HD 1 Inventory level is 158 at time 40</text:p>
      <text:p text:style-name="P14">HD 12 Inventory level is 36 at time 40</text:p>
      <text:p text:style-name="P14"><text:soft-page-break/>!! HD 12 is interrupting warehouse w at time 40</text:p>
      <text:p text:style-name="P14">HD 14 Inventory level is 7 at time 40</text:p>
      <text:p text:style-name="P14">Stockout occurred for HD 6 at time 40</text:p>
      <text:p text:style-name="P14">HD 7 Inventory level is 119 at time 40</text:p>
      <text:p text:style-name="P14">HD 15 Inventory level is 62 at time 40</text:p>
      <text:p text:style-name="P14">HD 2 Inventory level is 107 at time 40</text:p>
      <text:p text:style-name="P14">HD 16 Inventory level is 39 at time 40</text:p>
      <text:p text:style-name="P14">!! HD 16 is interrupting warehouse w at time 40</text:p>
      <text:p text:style-name="P14">HD 9 Inventory level is 15 at time 40</text:p>
      <text:p text:style-name="P14">HD 8 Inventory level is 21 at time 40</text:p>
      <text:p text:style-name="P14">!! HD 8 is interrupting warehouse w at time 40</text:p>
      <text:p text:style-name="P14">Stockout occurred for HD 17 at time 40</text:p>
      <text:p text:style-name="P14">Start scheduling &amp; delivering restock to HD 8 at time 40</text:p>
      <text:p text:style-name="P14">Start scheduling &amp; delivering restock to HD 12 at time 40</text:p>
      <text:p text:style-name="P14">Start scheduling &amp; delivering restock to HD 13 at time 40</text:p>
      <text:p text:style-name="P14">Start scheduling &amp; delivering restock to HD 16 at time 40</text:p>
      <text:p text:style-name="P14">HD 3 Inventory level is 87 at time 40</text:p>
      <text:p text:style-name="P14">HD 6 completed re-stocking, resuming w. I(t) = 200 at time 41</text:p>
      <text:p text:style-name="P14">HD 14 completed re-stocking, resuming w. I(t) = 200 at time 41</text:p>
      <text:p text:style-name="P14">HD 11 Inventory level is 171 at time 41</text:p>
      <text:p text:style-name="P14">HD 5 Inventory level is 48 at time 41</text:p>
      <text:p text:style-name="P14">!! HD 5 is interrupting warehouse w at time 41</text:p>
      <text:p text:style-name="P14">HD 4 Inventory level is 78 at time 41</text:p>
      <text:p text:style-name="P14">HD 7 Inventory level is 84 at time 41</text:p>
      <text:p text:style-name="P14">HD 2 Inventory level is 67 at time 41</text:p>
      <text:p text:style-name="P14">Stockout occurred for HD 8 at time 41</text:p>
      <text:p text:style-name="P14">Start scheduling &amp; delivering restock to HD 5 at time 41</text:p>
      <text:p text:style-name="P14">HD 6 Inventory level is 161 at time 41</text:p>
      <text:p text:style-name="P14">HD 9 completed re-stocking, resuming w. I(t) = 200 at time 42</text:p>
      <text:p text:style-name="P14">HD 17 completed re-stocking, resuming w. I(t) = 200 at time 42</text:p>
      <text:p text:style-name="P14">HD 10 Inventory level is 123 at time 42</text:p>
      <text:p text:style-name="P14">HD 13 Inventory level is 9 at time 42</text:p>
      <text:p text:style-name="P14">HD 1 Inventory level is 113 at time 42</text:p>
      <text:p text:style-name="P14">Stockout occurred for HD 12 at time 42</text:p>
      <text:p text:style-name="P14">HD 14 Inventory level is 163 at time 42</text:p>
      <text:p text:style-name="P14">HD 15 Inventory level is 25 at time 42</text:p>
      <text:p text:style-name="P14"><text:soft-page-break/>!! HD 15 is interrupting warehouse w at time 42</text:p>
      <text:p text:style-name="P14">HD 16 Inventory level is 29 at time 42</text:p>
      <text:p text:style-name="P14">HD 9 Inventory level is 163 at time 42</text:p>
      <text:p text:style-name="P14">HD 3 Inventory level is 73 at time 42</text:p>
      <text:p text:style-name="P14">Start scheduling &amp; delivering restock to HD 15 at time 42</text:p>
      <text:p text:style-name="P14">HD 6 Inventory level is 140 at time 42</text:p>
      <text:p text:style-name="P14">HD 17 Inventory level is 161 at time 42</text:p>
      <text:p text:style-name="P14">HD 8 completed re-stocking, resuming w. I(t) = 200 at time 43</text:p>
      <text:p text:style-name="P14">HD 12 completed re-stocking, resuming w. I(t) = 200 at time 43</text:p>
      <text:p text:style-name="P14">HD 13 completed re-stocking, resuming w. I(t) = 200 at time 43</text:p>
      <text:p text:style-name="P14">HD 16 completed re-stocking, resuming w. I(t) = 200 at time 43</text:p>
      <text:p text:style-name="P14">HD 11 Inventory level is 147 at time 43</text:p>
      <text:p text:style-name="P14">HD 5 Inventory level is 37 at time 43</text:p>
      <text:p text:style-name="P14">HD 4 Inventory level is 60 at time 43</text:p>
      <text:p text:style-name="P14">HD 7 Inventory level is 62 at time 43</text:p>
      <text:p text:style-name="P14">HD 2 Inventory level is 46 at time 43</text:p>
      <text:p text:style-name="P14">!! HD 2 is interrupting warehouse w at time 43</text:p>
      <text:p text:style-name="P14">HD 1 Inventory level is 75 at time 43</text:p>
      <text:p text:style-name="P14">Stockout occurred for HD 15 at time 43</text:p>
      <text:p text:style-name="P14">HD 9 Inventory level is 124 at time 43</text:p>
      <text:p text:style-name="P14">Start scheduling &amp; delivering restock to HD 2 at time 43</text:p>
      <text:p text:style-name="P14">HD 17 Inventory level is 119 at time 43</text:p>
      <text:p text:style-name="P14">HD 8 Inventory level is 167 at time 43</text:p>
      <text:p text:style-name="P14">HD 12 Inventory level is 163 at time 43</text:p>
      <text:p text:style-name="P14">RPT :: The HDKs with pending restocks at time 44 :: ['HD5', 'HD15', 'HD2']</text:p>
      <text:p text:style-name="P14">HD 5 completed re-stocking, resuming w. I(t) = 200 at time 44</text:p>
      <text:p text:style-name="P14">HD 10 Inventory level is 107 at time 44</text:p>
      <text:p text:style-name="P14">HD 13 Inventory level is 190 at time 44</text:p>
      <text:p text:style-name="P14">HD 14 Inventory level is 123 at time 44</text:p>
      <text:p text:style-name="P14">HD 16 Inventory level is 179 at time 44</text:p>
      <text:p text:style-name="P14">HD 3 Inventory level is 41 at time 44</text:p>
      <text:p text:style-name="P14">!! HD 3 is interrupting warehouse w at time 44</text:p>
      <text:p text:style-name="P14">HD 6 Inventory level is 105 at time 44</text:p>
      <text:p text:style-name="P14">HD 11 Inventory level is 113 at time 44</text:p>
      <text:p text:style-name="P14">HD 5 Inventory level is 190 at time 44</text:p>
      <text:p text:style-name="P14">HD 4 Inventory level is 40 at time 44</text:p>
      <text:p text:style-name="P14"><text:soft-page-break/>!! HD 4 is interrupting warehouse w at time 44</text:p>
      <text:p text:style-name="P14">HD 7 Inventory level is 28 at time 44</text:p>
      <text:p text:style-name="P14">!! HD 7 is interrupting warehouse w at time 44</text:p>
      <text:p text:style-name="P14">HD 9 Inventory level is 91 at time 44</text:p>
      <text:p text:style-name="P14">Start scheduling &amp; delivering restock to HD 3 at time 44</text:p>
      <text:p text:style-name="P14">Start scheduling &amp; delivering restock to HD 4 at time 44</text:p>
      <text:p text:style-name="P14">Start scheduling &amp; delivering restock to HD 7 at time 44</text:p>
      <text:p text:style-name="P14">HD 8 Inventory level is 136 at time 44</text:p>
      <text:p text:style-name="P14">HD 15 completed re-stocking, resuming w. I(t) = 200 at time 45</text:p>
      <text:p text:style-name="P14">HD 2 Inventory level is 31 at time 45</text:p>
      <text:p text:style-name="P14">HD 1 Inventory level is 57 at time 45</text:p>
      <text:p text:style-name="P14">HD 17 Inventory level is 76 at time 45</text:p>
      <text:p text:style-name="P14">HD 12 Inventory level is 139 at time 45</text:p>
      <text:p text:style-name="P14">HD 16 Inventory level is 134 at time 45</text:p>
      <text:p text:style-name="P14">HD 3 Inventory level is 29 at time 45</text:p>
      <text:p text:style-name="P14">Stockout occurred for HD 7 at time 45</text:p>
      <text:p text:style-name="P14">HD 9 Inventory level is 49 at time 45</text:p>
      <text:p text:style-name="P14">!! HD 9 is interrupting warehouse w at time 45</text:p>
      <text:p text:style-name="P14">Start scheduling &amp; delivering restock to HD 9 at time 45</text:p>
      <text:p text:style-name="P14">HD 15 Inventory level is 169 at time 45</text:p>
      <text:p text:style-name="P14">HD 2 completed re-stocking, resuming w. I(t) = 200 at time 46</text:p>
      <text:p text:style-name="P14">HD 10 Inventory level is 84 at time 46</text:p>
      <text:p text:style-name="P14">HD 13 Inventory level is 146 at time 46</text:p>
      <text:p text:style-name="P14">HD 14 Inventory level is 81 at time 46</text:p>
      <text:p text:style-name="P14">HD 6 Inventory level is 80 at time 46</text:p>
      <text:p text:style-name="P14">HD 11 Inventory level is 89 at time 46</text:p>
      <text:p text:style-name="P14">HD 5 Inventory level is 157 at time 46</text:p>
      <text:p text:style-name="P14">Stockout occurred for HD 4 at time 46</text:p>
      <text:p text:style-name="P14">HD 8 Inventory level is 102 at time 46</text:p>
      <text:p text:style-name="P14">HD 2 Inventory level is 168 at time 46</text:p>
      <text:p text:style-name="P14">HD 1 Inventory level is 47 at time 46</text:p>
      <text:p text:style-name="P14">!! HD 1 is interrupting warehouse w at time 46</text:p>
      <text:p text:style-name="P14">HD 12 Inventory level is 102 at time 46</text:p>
      <text:p text:style-name="P14">Start scheduling &amp; delivering restock to HD 1 at time 46</text:p>
      <text:p text:style-name="P14">HD 3 completed re-stocking, resuming w. I(t) = 200 at time 47</text:p>
      <text:p text:style-name="P14">HD 4 completed re-stocking, resuming w. I(t) = 200 at time 47</text:p>
      <text:p text:style-name="P14"><text:soft-page-break/>HD 7 completed re-stocking, resuming w. I(t) = 200 at time 47</text:p>
      <text:p text:style-name="P14">HD 17 Inventory level is 65 at time 47</text:p>
      <text:p text:style-name="P14">HD 16 Inventory level is 110 at time 47</text:p>
      <text:p text:style-name="P14">HD 3 Inventory level is 171 at time 47</text:p>
      <text:p text:style-name="P14">HD 9 Inventory level is 32 at time 47</text:p>
      <text:p text:style-name="P14">HD 15 Inventory level is 132 at time 47</text:p>
      <text:p text:style-name="P14">HD 13 Inventory level is 126 at time 47</text:p>
      <text:p text:style-name="P14">HD 6 Inventory level is 35 at time 47</text:p>
      <text:p text:style-name="P14">!! HD 6 is interrupting warehouse w at time 47</text:p>
      <text:p text:style-name="P14">HD 5 Inventory level is 144 at time 47</text:p>
      <text:p text:style-name="P14">HD 8 Inventory level is 70 at time 47</text:p>
      <text:p text:style-name="P14">HD 2 Inventory level is 148 at time 47</text:p>
      <text:p text:style-name="P14">HD 1 Inventory level is 36 at time 47</text:p>
      <text:p text:style-name="P14">HD 12 Inventory level is 62 at time 47</text:p>
      <text:p text:style-name="P14">Start scheduling &amp; delivering restock to HD 6 at time 47</text:p>
      <text:p text:style-name="P14">HD 4 Inventory level is 159 at time 47</text:p>
      <text:p text:style-name="P14">HD 7 Inventory level is 161 at time 47</text:p>
      <text:p text:style-name="P14">RPT :: The HDKs with pending restocks at time 48 :: ['HD9', 'HD1', 'HD6']</text:p>
      <text:p text:style-name="P14">HD 9 completed re-stocking, resuming w. I(t) = 200 at time 48</text:p>
      <text:p text:style-name="P14">HD 10 Inventory level is 60 at time 48</text:p>
      <text:p text:style-name="P14">HD 14 Inventory level is 71 at time 48</text:p>
      <text:p text:style-name="P14">HD 11 Inventory level is 68 at time 48</text:p>
      <text:p text:style-name="P14">HD 13 Inventory level is 100 at time 48</text:p>
      <text:p text:style-name="P14">HD 6 Inventory level is 8 at time 48</text:p>
      <text:p text:style-name="P14">HD 5 Inventory level is 124 at time 48</text:p>
      <text:p text:style-name="P14">HD 8 Inventory level is 54 at time 48</text:p>
      <text:p text:style-name="P14">Stockout occurred for HD 1 at time 48</text:p>
      <text:p text:style-name="P14">HD 12 Inventory level is 25 at time 48</text:p>
      <text:p text:style-name="P14">!! HD 12 is interrupting warehouse w at time 48</text:p>
      <text:p text:style-name="P14">Start scheduling &amp; delivering restock to HD 12 at time 48</text:p>
      <text:p text:style-name="P14">HD 7 Inventory level is 140 at time 48</text:p>
      <text:p text:style-name="P14">HD 1 completed re-stocking, resuming w. I(t) = 200 at time 49</text:p>
      <text:p text:style-name="P14">HD 17 Inventory level is 48 at time 49</text:p>
      <text:p text:style-name="P14">!! HD 17 is interrupting warehouse w at time 49</text:p>
      <text:p text:style-name="P14">HD 16 Inventory level is 77 at time 49</text:p>
      <text:p text:style-name="P14">HD 3 Inventory level is 160 at time 49</text:p>
      <text:p text:style-name="P14"><text:soft-page-break/>HD 9 Inventory level is 184 at time 49</text:p>
      <text:p text:style-name="P14">HD 15 Inventory level is 108 at time 49</text:p>
      <text:p text:style-name="P14">HD 2 Inventory level is 135 at time 49</text:p>
      <text:p text:style-name="P14">HD 4 Inventory level is 141 at time 49</text:p>
      <text:p text:style-name="P14">HD 10 Inventory level is 31 at time 49</text:p>
      <text:p text:style-name="P14">!! HD 10 is interrupting warehouse w at time 49</text:p>
      <text:p text:style-name="P14">HD 13 Inventory level is 64 at time 49</text:p>
      <text:p text:style-name="P14">Stockout occurred for HD 6 at time 49</text:p>
      <text:p text:style-name="P14">HD 5 Inventory level is 80 at time 49</text:p>
      <text:p text:style-name="P14">Stockout occurred for HD 12 at time 49</text:p>
      <text:p text:style-name="P14">Start scheduling &amp; delivering restock to HD 10 at time 49</text:p>
      <text:p text:style-name="P14">Start scheduling &amp; delivering restock to HD 17 at time 49</text:p>
      <text:p text:style-name="P14">HD 1 Inventory level is 155 at time 49</text:p>
      <text:p text:style-name="P14">HD 6 completed re-stocking, resuming w. I(t) = 200 at time 50</text:p>
      <text:p text:style-name="P14">HD 14 Inventory level is 54 at time 50</text:p>
      <text:p text:style-name="P14">HD 11 Inventory level is 56 at time 50</text:p>
      <text:p text:style-name="P14">HD 8 Inventory level is 42 at time 50</text:p>
      <text:p text:style-name="P14">!! HD 8 is interrupting warehouse w at time 50</text:p>
      <text:p text:style-name="P14">HD 7 Inventory level is 122 at time 50</text:p>
      <text:p text:style-name="P14">HD 16 Inventory level is 50 at time 50</text:p>
      <text:p text:style-name="P14">HD 3 Inventory level is 128 at time 50</text:p>
      <text:p text:style-name="P14">HD 9 Inventory level is 155 at time 50</text:p>
      <text:p text:style-name="P14">HD 10 Inventory level is 11 at time 50</text:p>
      <text:p text:style-name="P14">HD 5 Inventory level is 40 at time 50</text:p>
      <text:p text:style-name="P14">!! HD 5 is interrupting warehouse w at time 50</text:p>
      <text:p text:style-name="P14">Start scheduling &amp; delivering restock to HD 5 at time 50</text:p>
      <text:p text:style-name="P14">Start scheduling &amp; delivering restock to HD 8 at time 50</text:p>
      <text:p text:style-name="P14">HD 6 Inventory level is 161 at time 50</text:p>
      <text:p text:style-name="P14">HD 12 completed re-stocking, resuming w. I(t) = 200 at time 51</text:p>
      <text:p text:style-name="P14">HD 17 Inventory level is 18 at time 51</text:p>
      <text:p text:style-name="P14">HD 15 Inventory level is 79 at time 51</text:p>
      <text:p text:style-name="P14">HD 2 Inventory level is 122 at time 51</text:p>
      <text:p text:style-name="P14">HD 4 Inventory level is 119 at time 51</text:p>
      <text:p text:style-name="P14">HD 13 Inventory level is 32 at time 51</text:p>
      <text:p text:style-name="P14">!! HD 13 is interrupting warehouse w at time 51</text:p>
      <text:p text:style-name="P14">HD 1 Inventory level is 123 at time 51</text:p>
      <text:p text:style-name="P14"><text:soft-page-break/>HD 3 Inventory level is 88 at time 51</text:p>
      <text:p text:style-name="P14">Start scheduling &amp; delivering restock to HD 13 at time 51</text:p>
      <text:p text:style-name="P14">HD 6 Inventory level is 119 at time 51</text:p>
      <text:p text:style-name="P14">HD 12 Inventory level is 163 at time 51</text:p>
      <text:p text:style-name="P14">RPT :: The HDKs with pending restocks at time 52 :: ['HD10', 'HD17', 'HD5', 'HD8', 'HD13']</text:p>
      <text:p text:style-name="P14">HD 10 completed re-stocking, resuming w. I(t) = 200 at time 52</text:p>
      <text:p text:style-name="P14">HD 17 completed re-stocking, resuming w. I(t) = 200 at time 52</text:p>
      <text:p text:style-name="P14">HD 14 Inventory level is 23 at time 52</text:p>
      <text:p text:style-name="P14">!! HD 14 is interrupting warehouse w at time 52</text:p>
      <text:p text:style-name="P14">HD 11 Inventory level is 31 at time 52</text:p>
      <text:p text:style-name="P14">!! HD 11 is interrupting warehouse w at time 52</text:p>
      <text:p text:style-name="P14">HD 8 Inventory level is 23 at time 52</text:p>
      <text:p text:style-name="P14">HD 7 Inventory level is 90 at time 52</text:p>
      <text:p text:style-name="P14">HD 16 Inventory level is 21 at time 52</text:p>
      <text:p text:style-name="P14">!! HD 16 is interrupting warehouse w at time 52</text:p>
      <text:p text:style-name="P14">HD 9 Inventory level is 144 at time 52</text:p>
      <text:p text:style-name="P14">HD 10 Inventory level is 162 at time 52</text:p>
      <text:p text:style-name="P14">HD 5 Inventory level is 0 at time 52</text:p>
      <text:p text:style-name="P14">HD 15 Inventory level is 44 at time 52</text:p>
      <text:p text:style-name="P14">!! HD 15 is interrupting warehouse w at time 52</text:p>
      <text:p text:style-name="P14">HD 2 Inventory level is 98 at time 52</text:p>
      <text:p text:style-name="P14">HD 13 Inventory level is 6 at time 52</text:p>
      <text:p text:style-name="P14">Start scheduling &amp; delivering restock to HD 11 at time 52</text:p>
      <text:p text:style-name="P14">Start scheduling &amp; delivering restock to HD 14 at time 52</text:p>
      <text:p text:style-name="P14">Start scheduling &amp; delivering restock to HD 15 at time 52</text:p>
      <text:p text:style-name="P14">Start scheduling &amp; delivering restock to HD 16 at time 52</text:p>
      <text:p text:style-name="P14">HD 12 Inventory level is 131 at time 52</text:p>
      <text:p text:style-name="P14">HD 5 completed re-stocking, resuming w. I(t) = 200 at time 53</text:p>
      <text:p text:style-name="P14">HD 8 completed re-stocking, resuming w. I(t) = 200 at time 53</text:p>
      <text:p text:style-name="P14">HD 17 Inventory level is 160 at time 53</text:p>
      <text:p text:style-name="P14">HD 4 Inventory level is 95 at time 53</text:p>
      <text:p text:style-name="P14">HD 1 Inventory level is 101 at time 53</text:p>
      <text:p text:style-name="P14">HD 3 Inventory level is 45 at time 53</text:p>
      <text:p text:style-name="P14">!! HD 3 is interrupting warehouse w at time 53</text:p>
      <text:p text:style-name="P14">HD 6 Inventory level is 80 at time 53</text:p>
      <text:p text:style-name="P14">Stockout occurred for HD 14 at time 53</text:p>
      <text:p text:style-name="P14"><text:soft-page-break/>Stockout occurred for HD 11 at time 53</text:p>
      <text:p text:style-name="P14">HD 8 Inventory level is 166 at time 53</text:p>
      <text:p text:style-name="P14">HD 9 Inventory level is 102 at time 53</text:p>
      <text:p text:style-name="P14">Stockout occurred for HD 13 at time 53</text:p>
      <text:p text:style-name="P14">Start scheduling &amp; delivering restock to HD 3 at time 53</text:p>
      <text:p text:style-name="P14">HD 12 Inventory level is 99 at time 53</text:p>
      <text:p text:style-name="P14">HD 13 completed re-stocking, resuming w. I(t) = 200 at time 54</text:p>
      <text:p text:style-name="P14">HD 7 Inventory level is 61 at time 54</text:p>
      <text:p text:style-name="P14">HD 16 Inventory level is 1 at time 54</text:p>
      <text:p text:style-name="P14">HD 10 Inventory level is 130 at time 54</text:p>
      <text:p text:style-name="P14">HD 5 Inventory level is 163 at time 54</text:p>
      <text:p text:style-name="P14">HD 15 Inventory level is 29 at time 54</text:p>
      <text:p text:style-name="P14">HD 2 Inventory level is 71 at time 54</text:p>
      <text:p text:style-name="P14">HD 17 Inventory level is 117 at time 54</text:p>
      <text:p text:style-name="P14">HD 1 Inventory level is 56 at time 54</text:p>
      <text:p text:style-name="P14">HD 6 Inventory level is 45 at time 54</text:p>
      <text:p text:style-name="P14">!! HD 6 is interrupting warehouse w at time 54</text:p>
      <text:p text:style-name="P14">HD 8 Inventory level is 141 at time 54</text:p>
      <text:p text:style-name="P14">Start scheduling &amp; delivering restock to HD 6 at time 54</text:p>
      <text:p text:style-name="P14">HD 13 Inventory level is 168 at time 54</text:p>
      <text:p text:style-name="P14">HD 11 completed re-stocking, resuming w. I(t) = 200 at time 55</text:p>
      <text:p text:style-name="P14">HD 14 completed re-stocking, resuming w. I(t) = 200 at time 55</text:p>
      <text:p text:style-name="P14">HD 15 completed re-stocking, resuming w. I(t) = 200 at time 55</text:p>
      <text:p text:style-name="P14">HD 16 completed re-stocking, resuming w. I(t) = 200 at time 55</text:p>
      <text:p text:style-name="P14">HD 4 Inventory level is 66 at time 55</text:p>
      <text:p text:style-name="P14">HD 3 Inventory level is 35 at time 55</text:p>
      <text:p text:style-name="P14">HD 9 Inventory level is 63 at time 55</text:p>
      <text:p text:style-name="P14">HD 12 Inventory level is 69 at time 55</text:p>
      <text:p text:style-name="P14">HD 16 Inventory level is 169 at time 55</text:p>
      <text:p text:style-name="P14">HD 10 Inventory level is 90 at time 55</text:p>
      <text:p text:style-name="P14">HD 5 Inventory level is 122 at time 55</text:p>
      <text:p text:style-name="P14">HD 15 Inventory level is 178 at time 55</text:p>
      <text:p text:style-name="P14">HD 2 Inventory level is 59 at time 55</text:p>
      <text:p text:style-name="P14">HD 17 Inventory level is 76 at time 55</text:p>
      <text:p text:style-name="P14">HD 1 Inventory level is 42 at time 55</text:p>
      <text:p text:style-name="P14">!! HD 1 is interrupting warehouse w at time 55</text:p>
      <text:p text:style-name="P14"><text:soft-page-break/>HD 8 Inventory level is 98 at time 55</text:p>
      <text:p text:style-name="P14">Start scheduling &amp; delivering restock to HD 1 at time 55</text:p>
      <text:p text:style-name="P14">HD 13 Inventory level is 123 at time 55</text:p>
      <text:p text:style-name="P14">HD 11 Inventory level is 155 at time 55</text:p>
      <text:p text:style-name="P14">HD 14 Inventory level is 170 at time 55</text:p>
      <text:p text:style-name="P14">RPT :: The HDKs with pending restocks at time 56 :: ['HD3', 'HD6', 'HD1']</text:p>
      <text:p text:style-name="P14">HD 3 completed re-stocking, resuming w. I(t) = 200 at time 56</text:p>
      <text:p text:style-name="P14">HD 7 Inventory level is 43 at time 56</text:p>
      <text:p text:style-name="P14">!! HD 7 is interrupting warehouse w at time 56</text:p>
      <text:p text:style-name="P14">HD 6 Inventory level is 20 at time 56</text:p>
      <text:p text:style-name="P14">HD 4 Inventory level is 48 at time 56</text:p>
      <text:p text:style-name="P14">!! HD 4 is interrupting warehouse w at time 56</text:p>
      <text:p text:style-name="P14">HD 12 Inventory level is 35 at time 56</text:p>
      <text:p text:style-name="P14">!! HD 12 is interrupting warehouse w at time 56</text:p>
      <text:p text:style-name="P14">HD 16 Inventory level is 131 at time 56</text:p>
      <text:p text:style-name="P14">HD 15 Inventory level is 141 at time 56</text:p>
      <text:p text:style-name="P14">HD 1 Inventory level is 3 at time 56</text:p>
      <text:p text:style-name="P14">HD 8 Inventory level is 84 at time 56</text:p>
      <text:p text:style-name="P14">Start scheduling &amp; delivering restock to HD 4 at time 56</text:p>
      <text:p text:style-name="P14">Start scheduling &amp; delivering restock to HD 7 at time 56</text:p>
      <text:p text:style-name="P14">Start scheduling &amp; delivering restock to HD 12 at time 56</text:p>
      <text:p text:style-name="P14">HD 11 Inventory level is 120 at time 56</text:p>
      <text:p text:style-name="P14">HD 14 Inventory level is 159 at time 56</text:p>
      <text:p text:style-name="P14">HD 6 completed re-stocking, resuming w. I(t) = 200 at time 57</text:p>
      <text:p text:style-name="P14">HD 3 Inventory level is 186 at time 57</text:p>
      <text:p text:style-name="P14">HD 9 Inventory level is 36 at time 57</text:p>
      <text:p text:style-name="P14">!! HD 9 is interrupting warehouse w at time 57</text:p>
      <text:p text:style-name="P14">HD 10 Inventory level is 47 at time 57</text:p>
      <text:p text:style-name="P14">!! HD 10 is interrupting warehouse w at time 57</text:p>
      <text:p text:style-name="P14">HD 5 Inventory level is 86 at time 57</text:p>
      <text:p text:style-name="P14">HD 2 Inventory level is 17 at time 57</text:p>
      <text:p text:style-name="P14">!! HD 2 is interrupting warehouse w at time 57</text:p>
      <text:p text:style-name="P14">HD 17 Inventory level is 37 at time 57</text:p>
      <text:p text:style-name="P14">!! HD 17 is interrupting warehouse w at time 57</text:p>
      <text:p text:style-name="P14">HD 13 Inventory level is 98 at time 57</text:p>
      <text:p text:style-name="P14">HD 6 Inventory level is 171 at time 57</text:p>
      <text:p text:style-name="P14"><text:soft-page-break/>HD 4 Inventory level is 25 at time 57</text:p>
      <text:p text:style-name="P14">HD 16 Inventory level is 108 at time 57</text:p>
      <text:p text:style-name="P14">Start scheduling &amp; delivering restock to HD 2 at time 57</text:p>
      <text:p text:style-name="P14">Start scheduling &amp; delivering restock to HD 9 at time 57</text:p>
      <text:p text:style-name="P14">Start scheduling &amp; delivering restock to HD 10 at time 57</text:p>
      <text:p text:style-name="P14">Start scheduling &amp; delivering restock to HD 17 at time 57</text:p>
      <text:p text:style-name="P14">HD 11 Inventory level is 99 at time 57</text:p>
      <text:p text:style-name="P14">HD 1 completed re-stocking, resuming w. I(t) = 200 at time 58</text:p>
      <text:p text:style-name="P14">HD 7 Inventory level is 13 at time 58</text:p>
      <text:p text:style-name="P14">HD 12 Inventory level is 3 at time 58</text:p>
      <text:p text:style-name="P14">HD 15 Inventory level is 111 at time 58</text:p>
      <text:p text:style-name="P14">HD 1 Inventory level is 173 at time 58</text:p>
      <text:p text:style-name="P14">HD 8 Inventory level is 56 at time 58</text:p>
      <text:p text:style-name="P14">HD 14 Inventory level is 129 at time 58</text:p>
      <text:p text:style-name="P14">HD 4 Inventory level is 10 at time 58</text:p>
      <text:p text:style-name="P14">HD 16 Inventory level is 87 at time 58</text:p>
      <text:p text:style-name="P14">HD 11 Inventory level is 64 at time 58</text:p>
      <text:p text:style-name="P14">HD 4 completed re-stocking, resuming w. I(t) = 200 at time 59</text:p>
      <text:p text:style-name="P14">HD 7 completed re-stocking, resuming w. I(t) = 200 at time 59</text:p>
      <text:p text:style-name="P14">HD 12 completed re-stocking, resuming w. I(t) = 200 at time 59</text:p>
      <text:p text:style-name="P14">HD 3 Inventory level is 145 at time 59</text:p>
      <text:p text:style-name="P14">HD 9 Inventory level is 15 at time 59</text:p>
      <text:p text:style-name="P14">HD 10 Inventory level is 27 at time 59</text:p>
      <text:p text:style-name="P14">HD 5 Inventory level is 57 at time 59</text:p>
      <text:p text:style-name="P14">HD 2 Inventory level is 5 at time 59</text:p>
      <text:p text:style-name="P14">HD 17 Inventory level is 22 at time 59</text:p>
      <text:p text:style-name="P14">HD 13 Inventory level is 57 at time 59</text:p>
      <text:p text:style-name="P14">HD 6 Inventory level is 134 at time 59</text:p>
      <text:p text:style-name="P14">HD 12 Inventory level is 181 at time 59</text:p>
      <text:p text:style-name="P14">HD 15 Inventory level is 80 at time 59</text:p>
      <text:p text:style-name="P14">HD 1 Inventory level is 143 at time 59</text:p>
      <text:p text:style-name="P14">HD 8 Inventory level is 41 at time 59</text:p>
      <text:p text:style-name="P14">!! HD 8 is interrupting warehouse w at time 59</text:p>
      <text:p text:style-name="P14">HD 4 Inventory level is 169 at time 59</text:p>
      <text:p text:style-name="P14">Start scheduling &amp; delivering restock to HD 8 at time 59</text:p>
      <text:p text:style-name="P14">HD 11 Inventory level is 41 at time 59</text:p>
      <text:p text:style-name="P14"><text:soft-page-break/>!! HD 11 is interrupting warehouse w at time 59</text:p>
      <text:p text:style-name="P14">RPT :: The HDKs with pending restocks at time 60 :: ['HD2', 'HD9', 'HD10', 'HD17', 'HD8']</text:p>
      <text:p text:style-name="P14">HD 2 completed re-stocking, resuming w. I(t) = 200 at time 60</text:p>
      <text:p text:style-name="P14">HD 9 completed re-stocking, resuming w. I(t) = 200 at time 60</text:p>
      <text:p text:style-name="P14">HD 10 completed re-stocking, resuming w. I(t) = 200 at time 60</text:p>
      <text:p text:style-name="P14">HD 17 completed re-stocking, resuming w. I(t) = 200 at time 60</text:p>
      <text:p text:style-name="P14">HD 7 Inventory level is 189 at time 60</text:p>
      <text:p text:style-name="P14">HD 14 Inventory level is 118 at time 60</text:p>
      <text:p text:style-name="P14">HD 16 Inventory level is 76 at time 60</text:p>
      <text:p text:style-name="P14">HD 3 Inventory level is 131 at time 60</text:p>
      <text:p text:style-name="P14">HD 9 Inventory level is 156 at time 60</text:p>
      <text:p text:style-name="P14">HD 10 Inventory level is 176 at time 60</text:p>
      <text:p text:style-name="P14">HD 5 Inventory level is 42 at time 60</text:p>
      <text:p text:style-name="P14">!! HD 5 is interrupting warehouse w at time 60</text:p>
      <text:p text:style-name="P14">HD 17 Inventory level is 156 at time 60</text:p>
      <text:p text:style-name="P14">HD 6 Inventory level is 103 at time 60</text:p>
      <text:p text:style-name="P14">HD 12 Inventory level is 140 at time 60</text:p>
      <text:p text:style-name="P14">HD 15 Inventory level is 57 at time 60</text:p>
      <text:p text:style-name="P14">HD 4 Inventory level is 153 at time 60</text:p>
      <text:p text:style-name="P14">Start scheduling &amp; delivering restock to HD 5 at time 60</text:p>
      <text:p text:style-name="P14">Start scheduling &amp; delivering restock to HD 11 at time 60</text:p>
      <text:p text:style-name="P14">HD 2 Inventory level is 158 at time 61</text:p>
      <text:p text:style-name="P14">HD 13 Inventory level is 21 at time 61</text:p>
      <text:p text:style-name="P14">!! HD 13 is interrupting warehouse w at time 61</text:p>
      <text:p text:style-name="P14">HD 1 Inventory level is 120 at time 61</text:p>
      <text:p text:style-name="P14">HD 8 Inventory level is 18 at time 61</text:p>
      <text:p text:style-name="P14">HD 11 Inventory level is 16 at time 61</text:p>
      <text:p text:style-name="P14">HD 7 Inventory level is 171 at time 61</text:p>
      <text:p text:style-name="P14">HD 14 Inventory level is 87 at time 61</text:p>
      <text:p text:style-name="P14">HD 5 Inventory level is 7 at time 61</text:p>
      <text:p text:style-name="P14">HD 17 Inventory level is 120 at time 61</text:p>
      <text:p text:style-name="P14">HD 6 Inventory level is 61 at time 61</text:p>
      <text:p text:style-name="P14">HD 12 Inventory level is 112 at time 61</text:p>
      <text:p text:style-name="P14">HD 15 Inventory level is 20 at time 61</text:p>
      <text:p text:style-name="P14">!! HD 15 is interrupting warehouse w at time 61</text:p>
      <text:p text:style-name="P14">Start scheduling &amp; delivering restock to HD 13 at time 61</text:p>
      <text:p text:style-name="P14"><text:soft-page-break/>Start scheduling &amp; delivering restock to HD 15 at time 61</text:p>
      <text:p text:style-name="P14">HD 8 completed re-stocking, resuming w. I(t) = 200 at time 62</text:p>
      <text:p text:style-name="P14">HD 16 Inventory level is 54 at time 62</text:p>
      <text:p text:style-name="P14">HD 3 Inventory level is 91 at time 62</text:p>
      <text:p text:style-name="P14">HD 9 Inventory level is 127 at time 62</text:p>
      <text:p text:style-name="P14">HD 10 Inventory level is 142 at time 62</text:p>
      <text:p text:style-name="P14">HD 4 Inventory level is 108 at time 62</text:p>
      <text:p text:style-name="P14">HD 2 Inventory level is 138 at time 62</text:p>
      <text:p text:style-name="P14">Stockout occurred for HD 13 at time 62</text:p>
      <text:p text:style-name="P14">Stockout occurred for HD 11 at time 62</text:p>
      <text:p text:style-name="P14">HD 7 Inventory level is 157 at time 62</text:p>
      <text:p text:style-name="P14">HD 14 Inventory level is 44 at time 62</text:p>
      <text:p text:style-name="P14">!! HD 14 is interrupting warehouse w at time 62</text:p>
      <text:p text:style-name="P14">Stockout occurred for HD 5 at time 62</text:p>
      <text:p text:style-name="P14">HD 12 Inventory level is 74 at time 62</text:p>
      <text:p text:style-name="P14">Start scheduling &amp; delivering restock to HD 14 at time 62</text:p>
      <text:p text:style-name="P14">HD 5 completed re-stocking, resuming w. I(t) = 200 at time 63</text:p>
      <text:p text:style-name="P14">HD 11 completed re-stocking, resuming w. I(t) = 200 at time 63</text:p>
      <text:p text:style-name="P14">HD 1 Inventory level is 84 at time 63</text:p>
      <text:p text:style-name="P14">HD 8 Inventory level is 175 at time 63</text:p>
      <text:p text:style-name="P14">HD 17 Inventory level is 103 at time 63</text:p>
      <text:p text:style-name="P14">HD 6 Inventory level is 31 at time 63</text:p>
      <text:p text:style-name="P14">!! HD 6 is interrupting warehouse w at time 63</text:p>
      <text:p text:style-name="P14">Stockout occurred for HD 15 at time 63</text:p>
      <text:p text:style-name="P14">HD 9 Inventory level is 87 at time 63</text:p>
      <text:p text:style-name="P14">HD 10 Inventory level is 131 at time 63</text:p>
      <text:p text:style-name="P14">HD 4 Inventory level is 96 at time 63</text:p>
      <text:p text:style-name="P14">HD 2 Inventory level is 106 at time 63</text:p>
      <text:p text:style-name="P14">HD 7 Inventory level is 133 at time 63</text:p>
      <text:p text:style-name="P14">HD 12 Inventory level is 51 at time 63</text:p>
      <text:p text:style-name="P14">Start scheduling &amp; delivering restock to HD 6 at time 63</text:p>
      <text:p text:style-name="P14">HD 5 Inventory level is 188 at time 63</text:p>
      <text:p text:style-name="P14">HD 11 Inventory level is 179 at time 63</text:p>
      <text:p text:style-name="P14">RPT :: The HDKs with pending restocks at time 64 :: ['HD13', 'HD15', 'HD14', 'HD6']</text:p>
      <text:p text:style-name="P14">HD 13 completed re-stocking, resuming w. I(t) = 200 at time 64</text:p>
      <text:p text:style-name="P14">HD 15 completed re-stocking, resuming w. I(t) = 200 at time 64</text:p>
      <text:p text:style-name="P14"><text:soft-page-break/>HD 16 Inventory level is 26 at time 64</text:p>
      <text:p text:style-name="P14">!! HD 16 is interrupting warehouse w at time 64</text:p>
      <text:p text:style-name="P14">HD 3 Inventory level is 77 at time 64</text:p>
      <text:p text:style-name="P14">HD 14 Inventory level is 17 at time 64</text:p>
      <text:p text:style-name="P14">HD 1 Inventory level is 47 at time 64</text:p>
      <text:p text:style-name="P14">!! HD 1 is interrupting warehouse w at time 64</text:p>
      <text:p text:style-name="P14">HD 17 Inventory level is 79 at time 64</text:p>
      <text:p text:style-name="P14">Stockout occurred for HD 6 at time 64</text:p>
      <text:p text:style-name="P14">HD 9 Inventory level is 77 at time 64</text:p>
      <text:p text:style-name="P14">HD 10 Inventory level is 99 at time 64</text:p>
      <text:p text:style-name="P14">HD 4 Inventory level is 57 at time 64</text:p>
      <text:p text:style-name="P14">HD 2 Inventory level is 93 at time 64</text:p>
      <text:p text:style-name="P14">Start scheduling &amp; delivering restock to HD 1 at time 64</text:p>
      <text:p text:style-name="P14">Start scheduling &amp; delivering restock to HD 16 at time 64</text:p>
      <text:p text:style-name="P14">HD 5 Inventory level is 173 at time 64</text:p>
      <text:p text:style-name="P14">HD 13 Inventory level is 169 at time 64</text:p>
      <text:p text:style-name="P14">HD 15 Inventory level is 178 at time 64</text:p>
      <text:p text:style-name="P14">HD 14 completed re-stocking, resuming w. I(t) = 200 at time 65</text:p>
      <text:p text:style-name="P14">HD 8 Inventory level is 151 at time 65</text:p>
      <text:p text:style-name="P14">HD 7 Inventory level is 106 at time 65</text:p>
      <text:p text:style-name="P14">HD 12 Inventory level is 10 at time 65</text:p>
      <text:p text:style-name="P14">!! HD 12 is interrupting warehouse w at time 65</text:p>
      <text:p text:style-name="P14">HD 11 Inventory level is 168 at time 65</text:p>
      <text:p text:style-name="P14">Stockout occurred for HD 16 at time 65</text:p>
      <text:p text:style-name="P14">HD 3 Inventory level is 67 at time 65</text:p>
      <text:p text:style-name="P14">HD 14 Inventory level is 167 at time 65</text:p>
      <text:p text:style-name="P14">HD 1 Inventory level is 33 at time 65</text:p>
      <text:p text:style-name="P14">HD 17 Inventory level is 46 at time 65</text:p>
      <text:p text:style-name="P14">!! HD 17 is interrupting warehouse w at time 65</text:p>
      <text:p text:style-name="P14">HD 9 Inventory level is 67 at time 65</text:p>
      <text:p text:style-name="P14">HD 10 Inventory level is 67 at time 65</text:p>
      <text:p text:style-name="P14">HD 4 Inventory level is 23 at time 65</text:p>
      <text:p text:style-name="P14">!! HD 4 is interrupting warehouse w at time 65</text:p>
      <text:p text:style-name="P14">HD 2 Inventory level is 58 at time 65</text:p>
      <text:p text:style-name="P14">Start scheduling &amp; delivering restock to HD 4 at time 65</text:p>
      <text:p text:style-name="P14">Start scheduling &amp; delivering restock to HD 12 at time 65</text:p>
      <text:p text:style-name="P14"><text:soft-page-break/>Start scheduling &amp; delivering restock to HD 17 at time 65</text:p>
      <text:p text:style-name="P14">HD 15 Inventory level is 162 at time 65</text:p>
      <text:p text:style-name="P14">HD 6 completed re-stocking, resuming w. I(t) = 200 at time 66</text:p>
      <text:p text:style-name="P14">HD 5 Inventory level is 158 at time 66</text:p>
      <text:p text:style-name="P14">HD 13 Inventory level is 140 at time 66</text:p>
      <text:p text:style-name="P14">HD 8 Inventory level is 131 at time 66</text:p>
      <text:p text:style-name="P14">HD 3 Inventory level is 23 at time 66</text:p>
      <text:p text:style-name="P14">!! HD 3 is interrupting warehouse w at time 66</text:p>
      <text:p text:style-name="P14">HD 1 Inventory level is 21 at time 66</text:p>
      <text:p text:style-name="P14">HD 17 Inventory level is 28 at time 66</text:p>
      <text:p text:style-name="P14">HD 10 Inventory level is 47 at time 66</text:p>
      <text:p text:style-name="P14">!! HD 10 is interrupting warehouse w at time 66</text:p>
      <text:p text:style-name="P14">Start scheduling &amp; delivering restock to HD 3 at time 66</text:p>
      <text:p text:style-name="P14">Start scheduling &amp; delivering restock to HD 10 at time 66</text:p>
      <text:p text:style-name="P14">HD 6 Inventory level is 155 at time 66</text:p>
      <text:p text:style-name="P14">HD 1 completed re-stocking, resuming w. I(t) = 200 at time 67</text:p>
      <text:p text:style-name="P14">HD 16 completed re-stocking, resuming w. I(t) = 200 at time 67</text:p>
      <text:p text:style-name="P14">HD 7 Inventory level is 67 at time 67</text:p>
      <text:p text:style-name="P14">Stockout occurred for HD 12 at time 67</text:p>
      <text:p text:style-name="P14">HD 11 Inventory level is 154 at time 67</text:p>
      <text:p text:style-name="P14">HD 14 Inventory level is 148 at time 67</text:p>
      <text:p text:style-name="P14">HD 9 Inventory level is 52 at time 67</text:p>
      <text:p text:style-name="P14">Stockout occurred for HD 4 at time 67</text:p>
      <text:p text:style-name="P14">HD 2 Inventory level is 25 at time 67</text:p>
      <text:p text:style-name="P14">!! HD 2 is interrupting warehouse w at time 67</text:p>
      <text:p text:style-name="P14">HD 15 Inventory level is 118 at time 67</text:p>
      <text:p text:style-name="P14">HD 5 Inventory level is 120 at time 67</text:p>
      <text:p text:style-name="P14">HD 13 Inventory level is 113 at time 67</text:p>
      <text:p text:style-name="P14">HD 8 Inventory level is 90 at time 67</text:p>
      <text:p text:style-name="P14">Stockout occurred for HD 3 at time 67</text:p>
      <text:p text:style-name="P14">HD 1 Inventory level is 173 at time 67</text:p>
      <text:p text:style-name="P14">HD 17 Inventory level is 16 at time 67</text:p>
      <text:p text:style-name="P14">HD 10 Inventory level is 13 at time 67</text:p>
      <text:p text:style-name="P14">Start scheduling &amp; delivering restock to HD 2 at time 67</text:p>
      <text:p text:style-name="P14">HD 16 Inventory level is 173 at time 67</text:p>
      <text:p text:style-name="P14">RPT :: The HDKs with pending restocks at time 68 :: ['HD4', 'HD12', 'HD17', 'HD3', 'HD10', 'HD2']</text:p>
      <text:p text:style-name="P14"><text:soft-page-break/>HD 4 completed re-stocking, resuming w. I(t) = 200 at time 68</text:p>
      <text:p text:style-name="P14">HD 12 completed re-stocking, resuming w. I(t) = 200 at time 68</text:p>
      <text:p text:style-name="P14">HD 17 completed re-stocking, resuming w. I(t) = 200 at time 68</text:p>
      <text:p text:style-name="P14">HD 6 Inventory level is 124 at time 68</text:p>
      <text:p text:style-name="P14">HD 7 Inventory level is 50 at time 68</text:p>
      <text:p text:style-name="P14">HD 11 Inventory level is 125 at time 68</text:p>
      <text:p text:style-name="P14">HD 14 Inventory level is 127 at time 68</text:p>
      <text:p text:style-name="P14">HD 15 Inventory level is 74 at time 68</text:p>
      <text:p text:style-name="P14">HD 5 Inventory level is 85 at time 68</text:p>
      <text:p text:style-name="P14">HD 1 Inventory level is 133 at time 68</text:p>
      <text:p text:style-name="P14">HD 17 Inventory level is 163 at time 68</text:p>
      <text:p text:style-name="P14">HD 4 Inventory level is 170 at time 68</text:p>
      <text:p text:style-name="P14">HD 12 Inventory level is 155 at time 68</text:p>
      <text:p text:style-name="P14">HD 3 completed re-stocking, resuming w. I(t) = 200 at time 69</text:p>
      <text:p text:style-name="P14">HD 10 completed re-stocking, resuming w. I(t) = 200 at time 69</text:p>
      <text:p text:style-name="P14">HD 9 Inventory level is 34 at time 69</text:p>
      <text:p text:style-name="P14">!! HD 9 is interrupting warehouse w at time 69</text:p>
      <text:p text:style-name="P14">HD 2 Inventory level is 15 at time 69</text:p>
      <text:p text:style-name="P14">HD 13 Inventory level is 91 at time 69</text:p>
      <text:p text:style-name="P14">HD 8 Inventory level is 56 at time 69</text:p>
      <text:p text:style-name="P14">HD 10 Inventory level is 178 at time 69</text:p>
      <text:p text:style-name="P14">HD 16 Inventory level is 156 at time 69</text:p>
      <text:p text:style-name="P14">HD 6 Inventory level is 110 at time 69</text:p>
      <text:p text:style-name="P14">HD 7 Inventory level is 28 at time 69</text:p>
      <text:p text:style-name="P14">!! HD 7 is interrupting warehouse w at time 69</text:p>
      <text:p text:style-name="P14">HD 14 Inventory level is 116 at time 69</text:p>
      <text:p text:style-name="P14">HD 1 Inventory level is 120 at time 69</text:p>
      <text:p text:style-name="P14">Start scheduling &amp; delivering restock to HD 7 at time 69</text:p>
      <text:p text:style-name="P14">Start scheduling &amp; delivering restock to HD 9 at time 69</text:p>
      <text:p text:style-name="P14">HD 4 Inventory level is 153 at time 69</text:p>
      <text:p text:style-name="P14">HD 3 Inventory level is 162 at time 69</text:p>
      <text:p text:style-name="P14">HD 2 completed re-stocking, resuming w. I(t) = 200 at time 70</text:p>
      <text:p text:style-name="P14">HD 11 Inventory level is 96 at time 70</text:p>
      <text:p text:style-name="P14">HD 15 Inventory level is 42 at time 70</text:p>
      <text:p text:style-name="P14">!! HD 15 is interrupting warehouse w at time 70</text:p>
      <text:p text:style-name="P14">HD 5 Inventory level is 53 at time 70</text:p>
      <text:p text:style-name="P14"><text:soft-page-break/>HD 17 Inventory level is 145 at time 70</text:p>
      <text:p text:style-name="P14">HD 12 Inventory level is 139 at time 70</text:p>
      <text:p text:style-name="P14">Stockout occurred for HD 9 at time 70</text:p>
      <text:p text:style-name="P14">HD 8 Inventory level is 22 at time 70</text:p>
      <text:p text:style-name="P14">!! HD 8 is interrupting warehouse w at time 70</text:p>
      <text:p text:style-name="P14">HD 6 Inventory level is 69 at time 70</text:p>
      <text:p text:style-name="P14">HD 7 Inventory level is 2 at time 70</text:p>
      <text:p text:style-name="P14">Start scheduling &amp; delivering restock to HD 8 at time 70</text:p>
      <text:p text:style-name="P14">Start scheduling &amp; delivering restock to HD 15 at time 70</text:p>
      <text:p text:style-name="P14">HD 3 Inventory level is 142 at time 70</text:p>
      <text:p text:style-name="P14">HD 2 Inventory level is 176 at time 71</text:p>
      <text:p text:style-name="P14">HD 13 Inventory level is 77 at time 71</text:p>
      <text:p text:style-name="P14">HD 10 Inventory level is 168 at time 71</text:p>
      <text:p text:style-name="P14">HD 16 Inventory level is 118 at time 71</text:p>
      <text:p text:style-name="P14">HD 14 Inventory level is 103 at time 71</text:p>
      <text:p text:style-name="P14">HD 1 Inventory level is 110 at time 71</text:p>
      <text:p text:style-name="P14">HD 4 Inventory level is 115 at time 71</text:p>
      <text:p text:style-name="P14">HD 15 Inventory level is 5 at time 71</text:p>
      <text:p text:style-name="P14">HD 17 Inventory level is 113 at time 71</text:p>
      <text:p text:style-name="P14">HD 12 Inventory level is 114 at time 71</text:p>
      <text:p text:style-name="P14">HD 6 Inventory level is 31 at time 71</text:p>
      <text:p text:style-name="P14">!! HD 6 is interrupting warehouse w at time 71</text:p>
      <text:p text:style-name="P14">Start scheduling &amp; delivering restock to HD 6 at time 71</text:p>
      <text:p text:style-name="P14">RPT :: The HDKs with pending restocks at time 72 :: ['HD7', 'HD9', 'HD8', 'HD15', 'HD6']</text:p>
      <text:p text:style-name="P14">HD 7 completed re-stocking, resuming w. I(t) = 200 at time 72</text:p>
      <text:p text:style-name="P14">HD 9 completed re-stocking, resuming w. I(t) = 200 at time 72</text:p>
      <text:p text:style-name="P14">HD 11 Inventory level is 63 at time 72</text:p>
      <text:p text:style-name="P14">HD 5 Inventory level is 8 at time 72</text:p>
      <text:p text:style-name="P14">!! HD 5 is interrupting warehouse w at time 72</text:p>
      <text:p text:style-name="P14">Stockout occurred for HD 8 at time 72</text:p>
      <text:p text:style-name="P14">HD 7 Inventory level is 166 at time 72</text:p>
      <text:p text:style-name="P14">HD 3 Inventory level is 104 at time 72</text:p>
      <text:p text:style-name="P14">HD 10 Inventory level is 124 at time 72</text:p>
      <text:p text:style-name="P14">HD 16 Inventory level is 78 at time 72</text:p>
      <text:p text:style-name="P14">HD 14 Inventory level is 77 at time 72</text:p>
      <text:p text:style-name="P14">HD 1 Inventory level is 83 at time 72</text:p>
      <text:p text:style-name="P14"><text:soft-page-break/>Stockout occurred for HD 15 at time 72</text:p>
      <text:p text:style-name="P14">HD 12 Inventory level is 82 at time 72</text:p>
      <text:p text:style-name="P14">Stockout occurred for HD 6 at time 72</text:p>
      <text:p text:style-name="P14">Start scheduling &amp; delivering restock to HD 5 at time 72</text:p>
      <text:p text:style-name="P14">HD 9 Inventory level is 157 at time 72</text:p>
      <text:p text:style-name="P14">HD 8 completed re-stocking, resuming w. I(t) = 200 at time 73</text:p>
      <text:p text:style-name="P14">HD 15 completed re-stocking, resuming w. I(t) = 200 at time 73</text:p>
      <text:p text:style-name="P14">HD 2 Inventory level is 147 at time 73</text:p>
      <text:p text:style-name="P14">HD 13 Inventory level is 37 at time 73</text:p>
      <text:p text:style-name="P14">!! HD 13 is interrupting warehouse w at time 73</text:p>
      <text:p text:style-name="P14">HD 4 Inventory level is 70 at time 73</text:p>
      <text:p text:style-name="P14">HD 17 Inventory level is 94 at time 73</text:p>
      <text:p text:style-name="P14">HD 7 Inventory level is 121 at time 73</text:p>
      <text:p text:style-name="P14">HD 3 Inventory level is 81 at time 73</text:p>
      <text:p text:style-name="P14">HD 10 Inventory level is 87 at time 73</text:p>
      <text:p text:style-name="P14">HD 16 Inventory level is 46 at time 73</text:p>
      <text:p text:style-name="P14">!! HD 16 is interrupting warehouse w at time 73</text:p>
      <text:p text:style-name="P14">HD 14 Inventory level is 47 at time 73</text:p>
      <text:p text:style-name="P14">!! HD 14 is interrupting warehouse w at time 73</text:p>
      <text:p text:style-name="P14">HD 1 Inventory level is 72 at time 73</text:p>
      <text:p text:style-name="P14">Start scheduling &amp; delivering restock to HD 13 at time 73</text:p>
      <text:p text:style-name="P14">Start scheduling &amp; delivering restock to HD 14 at time 73</text:p>
      <text:p text:style-name="P14">Start scheduling &amp; delivering restock to HD 16 at time 73</text:p>
      <text:p text:style-name="P14">HD 9 Inventory level is 141 at time 73</text:p>
      <text:p text:style-name="P14">HD 8 Inventory level is 164 at time 73</text:p>
      <text:p text:style-name="P14">HD 15 Inventory level is 185 at time 73</text:p>
      <text:p text:style-name="P14">HD 6 completed re-stocking, resuming w. I(t) = 200 at time 74</text:p>
      <text:p text:style-name="P14">HD 11 Inventory level is 46 at time 74</text:p>
      <text:p text:style-name="P14">!! HD 11 is interrupting warehouse w at time 74</text:p>
      <text:p text:style-name="P14">Stockout occurred for HD 5 at time 74</text:p>
      <text:p text:style-name="P14">HD 12 Inventory level is 58 at time 74</text:p>
      <text:p text:style-name="P14">HD 13 Inventory level is 24 at time 74</text:p>
      <text:p text:style-name="P14">HD 7 Inventory level is 76 at time 74</text:p>
      <text:p text:style-name="P14">HD 3 Inventory level is 61 at time 74</text:p>
      <text:p text:style-name="P14">HD 10 Inventory level is 56 at time 74</text:p>
      <text:p text:style-name="P14">HD 16 Inventory level is 35 at time 74</text:p>
      <text:p text:style-name="P14"><text:soft-page-break/>Start scheduling &amp; delivering restock to HD 11 at time 74</text:p>
      <text:p text:style-name="P14">HD 8 Inventory level is 122 at time 74</text:p>
      <text:p text:style-name="P14">HD 15 Inventory level is 145 at time 74</text:p>
      <text:p text:style-name="P14">HD 6 Inventory level is 167 at time 74</text:p>
      <text:p text:style-name="P14">HD 5 completed re-stocking, resuming w. I(t) = 200 at time 75</text:p>
      <text:p text:style-name="P14">HD 2 Inventory level is 136 at time 75</text:p>
      <text:p text:style-name="P14">HD 4 Inventory level is 36 at time 75</text:p>
      <text:p text:style-name="P14">!! HD 4 is interrupting warehouse w at time 75</text:p>
      <text:p text:style-name="P14">HD 17 Inventory level is 50 at time 75</text:p>
      <text:p text:style-name="P14">HD 14 Inventory level is 35 at time 75</text:p>
      <text:p text:style-name="P14">HD 1 Inventory level is 59 at time 75</text:p>
      <text:p text:style-name="P14">HD 9 Inventory level is 115 at time 75</text:p>
      <text:p text:style-name="P14">HD 11 Inventory level is 4 at time 75</text:p>
      <text:p text:style-name="P14">HD 12 Inventory level is 19 at time 75</text:p>
      <text:p text:style-name="P14">!! HD 12 is interrupting warehouse w at time 75</text:p>
      <text:p text:style-name="P14">HD 3 Inventory level is 30 at time 75</text:p>
      <text:p text:style-name="P14">!! HD 3 is interrupting warehouse w at time 75</text:p>
      <text:p text:style-name="P14">HD 10 Inventory level is 39 at time 75</text:p>
      <text:p text:style-name="P14">!! HD 10 is interrupting warehouse w at time 75</text:p>
      <text:p text:style-name="P14">Start scheduling &amp; delivering restock to HD 3 at time 75</text:p>
      <text:p text:style-name="P14">Start scheduling &amp; delivering restock to HD 4 at time 75</text:p>
      <text:p text:style-name="P14">Start scheduling &amp; delivering restock to HD 10 at time 75</text:p>
      <text:p text:style-name="P14">Start scheduling &amp; delivering restock to HD 12 at time 75</text:p>
      <text:p text:style-name="P14">HD 6 Inventory level is 129 at time 75</text:p>
      <text:p text:style-name="P14">HD 5 Inventory level is 189 at time 75</text:p>
      <text:p text:style-name="P14">RPT :: The HDKs with pending restocks at time 76 :: ['HD13', 'HD14', 'HD16', 'HD11', 'HD3', 'HD4', 'HD10', 'HD12']</text:p>
      <text:p text:style-name="P14">HD 13 completed re-stocking, resuming w. I(t) = 200 at time 76</text:p>
      <text:p text:style-name="P14">HD 14 completed re-stocking, resuming w. I(t) = 200 at time 76</text:p>
      <text:p text:style-name="P14">HD 16 completed re-stocking, resuming w. I(t) = 200 at time 76</text:p>
      <text:p text:style-name="P14">HD 13 Inventory level is 159 at time 76</text:p>
      <text:p text:style-name="P14">HD 7 Inventory level is 43 at time 76</text:p>
      <text:p text:style-name="P14">!! HD 7 is interrupting warehouse w at time 76</text:p>
      <text:p text:style-name="P14">HD 16 Inventory level is 157 at time 76</text:p>
      <text:p text:style-name="P14">HD 8 Inventory level is 109 at time 76</text:p>
      <text:p text:style-name="P14">HD 15 Inventory level is 121 at time 76</text:p>
      <text:p text:style-name="P14">HD 4 Inventory level is 15 at time 76</text:p>
      <text:p text:style-name="P14"><text:soft-page-break/>HD 1 Inventory level is 48 at time 76</text:p>
      <text:p text:style-name="P14">!! HD 1 is interrupting warehouse w at time 76</text:p>
      <text:p text:style-name="P14">Stockout occurred for HD 11 at time 76</text:p>
      <text:p text:style-name="P14">HD 3 Inventory level is 6 at time 76</text:p>
      <text:p text:style-name="P14">HD 10 Inventory level is 2 at time 76</text:p>
      <text:p text:style-name="P14">Start scheduling &amp; delivering restock to HD 1 at time 76</text:p>
      <text:p text:style-name="P14">Start scheduling &amp; delivering restock to HD 7 at time 76</text:p>
      <text:p text:style-name="P14">HD 6 Inventory level is 91 at time 76</text:p>
      <text:p text:style-name="P14">HD 5 Inventory level is 147 at time 76</text:p>
      <text:p text:style-name="P14">HD 11 completed re-stocking, resuming w. I(t) = 200 at time 77</text:p>
      <text:p text:style-name="P14">HD 2 Inventory level is 101 at time 77</text:p>
      <text:p text:style-name="P14">HD 17 Inventory level is 14 at time 77</text:p>
      <text:p text:style-name="P14">!! HD 17 is interrupting warehouse w at time 77</text:p>
      <text:p text:style-name="P14">HD 14 Inventory level is 165 at time 77</text:p>
      <text:p text:style-name="P14">HD 9 Inventory level is 95 at time 77</text:p>
      <text:p text:style-name="P14">Stockout occurred for HD 12 at time 77</text:p>
      <text:p text:style-name="P14">HD 13 Inventory level is 140 at time 77</text:p>
      <text:p text:style-name="P14">HD 16 Inventory level is 133 at time 77</text:p>
      <text:p text:style-name="P14">HD 15 Inventory level is 83 at time 77</text:p>
      <text:p text:style-name="P14">HD 1 Inventory level is 38 at time 77</text:p>
      <text:p text:style-name="P14">Stockout occurred for HD 3 at time 77</text:p>
      <text:p text:style-name="P14">Start scheduling &amp; delivering restock to HD 17 at time 77</text:p>
      <text:p text:style-name="P14">HD 6 Inventory level is 77 at time 77</text:p>
      <text:p text:style-name="P14">HD 5 Inventory level is 134 at time 77</text:p>
      <text:p text:style-name="P14">HD 11 Inventory level is 169 at time 77</text:p>
      <text:p text:style-name="P14">HD 3 completed re-stocking, resuming w. I(t) = 200 at time 78</text:p>
      <text:p text:style-name="P14">HD 4 completed re-stocking, resuming w. I(t) = 200 at time 78</text:p>
      <text:p text:style-name="P14">HD 10 completed re-stocking, resuming w. I(t) = 200 at time 78</text:p>
      <text:p text:style-name="P14">HD 12 completed re-stocking, resuming w. I(t) = 200 at time 78</text:p>
      <text:p text:style-name="P14">HD 7 Inventory level is 19 at time 78</text:p>
      <text:p text:style-name="P14">HD 8 Inventory level is 92 at time 78</text:p>
      <text:p text:style-name="P14">HD 4 Inventory level is 168 at time 78</text:p>
      <text:p text:style-name="P14">HD 10 Inventory level is 188 at time 78</text:p>
      <text:p text:style-name="P14">HD 2 Inventory level is 58 at time 78</text:p>
      <text:p text:style-name="P14">HD 17 Inventory level is 1 at time 78</text:p>
      <text:p text:style-name="P14">HD 13 Inventory level is 99 at time 78</text:p>
      <text:p text:style-name="P14"><text:soft-page-break/>HD 15 Inventory level is 72 at time 78</text:p>
      <text:p text:style-name="P14">HD 1 Inventory level is 2 at time 78</text:p>
      <text:p text:style-name="P14">HD 5 Inventory level is 109 at time 78</text:p>
      <text:p text:style-name="P14">HD 3 Inventory level is 173 at time 78</text:p>
      <text:p text:style-name="P14">HD 12 Inventory level is 162 at time 78</text:p>
      <text:p text:style-name="P14">HD 1 completed re-stocking, resuming w. I(t) = 200 at time 79</text:p>
      <text:p text:style-name="P14">HD 7 completed re-stocking, resuming w. I(t) = 200 at time 79</text:p>
      <text:p text:style-name="P14">HD 14 Inventory level is 145 at time 79</text:p>
      <text:p text:style-name="P14">HD 9 Inventory level is 66 at time 79</text:p>
      <text:p text:style-name="P14">HD 16 Inventory level is 97 at time 79</text:p>
      <text:p text:style-name="P14">HD 6 Inventory level is 55 at time 79</text:p>
      <text:p text:style-name="P14">HD 11 Inventory level is 147 at time 79</text:p>
      <text:p text:style-name="P14">HD 4 Inventory level is 148 at time 79</text:p>
      <text:p text:style-name="P14">HD 10 Inventory level is 144 at time 79</text:p>
      <text:p text:style-name="P14">Stockout occurred for HD 17 at time 79</text:p>
      <text:p text:style-name="P14">HD 15 Inventory level is 61 at time 79</text:p>
      <text:p text:style-name="P14">HD 1 Inventory level is 174 at time 79</text:p>
      <text:p text:style-name="P14">HD 5 Inventory level is 70 at time 79</text:p>
      <text:p text:style-name="P14">RPT :: The HDKs with pending restocks at time 80 :: ['HD17']</text:p>
      <text:p text:style-name="P14">HD 17 completed re-stocking, resuming w. I(t) = 200 at time 80</text:p>
      <text:p text:style-name="P14">HD 7 Inventory level is 170 at time 80</text:p>
      <text:p text:style-name="P14">HD 8 Inventory level is 73 at time 80</text:p>
      <text:p text:style-name="P14">HD 2 Inventory level is 23 at time 80</text:p>
      <text:p text:style-name="P14">!! HD 2 is interrupting warehouse w at time 80</text:p>
      <text:p text:style-name="P14">HD 13 Inventory level is 54 at time 80</text:p>
      <text:p text:style-name="P14">HD 3 Inventory level is 135 at time 80</text:p>
      <text:p text:style-name="P14">HD 12 Inventory level is 128 at time 80</text:p>
      <text:p text:style-name="P14">HD 14 Inventory level is 122 at time 80</text:p>
      <text:p text:style-name="P14">HD 9 Inventory level is 28 at time 80</text:p>
      <text:p text:style-name="P14">!! HD 9 is interrupting warehouse w at time 80</text:p>
      <text:p text:style-name="P14">HD 16 Inventory level is 61 at time 80</text:p>
      <text:p text:style-name="P14">HD 6 Inventory level is 12 at time 80</text:p>
      <text:p text:style-name="P14">!! HD 6 is interrupting warehouse w at time 80</text:p>
      <text:p text:style-name="P14">HD 11 Inventory level is 111 at time 80</text:p>
      <text:p text:style-name="P14">HD 10 Inventory level is 125 at time 80</text:p>
      <text:p text:style-name="P14">HD 1 Inventory level is 142 at time 80</text:p>
      <text:p text:style-name="P14"><text:soft-page-break/>Start scheduling &amp; delivering restock to HD 2 at time 80</text:p>
      <text:p text:style-name="P14">Start scheduling &amp; delivering restock to HD 6 at time 80</text:p>
      <text:p text:style-name="P14">Start scheduling &amp; delivering restock to HD 9 at time 80</text:p>
      <text:p text:style-name="P14">HD 17 Inventory level is 174 at time 80</text:p>
      <text:p text:style-name="P14">HD 4 Inventory level is 118 at time 81</text:p>
      <text:p text:style-name="P14">HD 15 Inventory level is 43 at time 81</text:p>
      <text:p text:style-name="P14">!! HD 15 is interrupting warehouse w at time 81</text:p>
      <text:p text:style-name="P14">HD 5 Inventory level is 37 at time 81</text:p>
      <text:p text:style-name="P14">!! HD 5 is interrupting warehouse w at time 81</text:p>
      <text:p text:style-name="P14">HD 13 Inventory level is 40 at time 81</text:p>
      <text:p text:style-name="P14">!! HD 13 is interrupting warehouse w at time 81</text:p>
      <text:p text:style-name="P14">HD 14 Inventory level is 100 at time 81</text:p>
      <text:p text:style-name="P14">HD 9 Inventory level is 2 at time 81</text:p>
      <text:p text:style-name="P14">HD 16 Inventory level is 20 at time 81</text:p>
      <text:p text:style-name="P14">!! HD 16 is interrupting warehouse w at time 81</text:p>
      <text:p text:style-name="P14">Stockout occurred for HD 6 at time 81</text:p>
      <text:p text:style-name="P14">HD 11 Inventory level is 67 at time 81</text:p>
      <text:p text:style-name="P14">HD 10 Inventory level is 91 at time 81</text:p>
      <text:p text:style-name="P14">Start scheduling &amp; delivering restock to HD 5 at time 81</text:p>
      <text:p text:style-name="P14">Start scheduling &amp; delivering restock to HD 13 at time 81</text:p>
      <text:p text:style-name="P14">Start scheduling &amp; delivering restock to HD 15 at time 81</text:p>
      <text:p text:style-name="P14">Start scheduling &amp; delivering restock to HD 16 at time 81</text:p>
      <text:p text:style-name="P14">HD 7 Inventory level is 160 at time 82</text:p>
      <text:p text:style-name="P14">HD 8 Inventory level is 32 at time 82</text:p>
      <text:p text:style-name="P14">!! HD 8 is interrupting warehouse w at time 82</text:p>
      <text:p text:style-name="P14">HD 2 Inventory level is 5 at time 82</text:p>
      <text:p text:style-name="P14">HD 3 Inventory level is 125 at time 82</text:p>
      <text:p text:style-name="P14">HD 12 Inventory level is 113 at time 82</text:p>
      <text:p text:style-name="P14">HD 1 Inventory level is 113 at time 82</text:p>
      <text:p text:style-name="P14">HD 17 Inventory level is 143 at time 82</text:p>
      <text:p text:style-name="P14">HD 4 Inventory level is 106 at time 82</text:p>
      <text:p text:style-name="P14">HD 15 Inventory level is 13 at time 82</text:p>
      <text:p text:style-name="P14">Stockout occurred for HD 5 at time 82</text:p>
      <text:p text:style-name="P14">HD 14 Inventory level is 68 at time 82</text:p>
      <text:p text:style-name="P14">Stockout occurred for HD 9 at time 82</text:p>
      <text:p text:style-name="P14">Stockout occurred for HD 16 at time 82</text:p>
      <text:p text:style-name="P14"><text:soft-page-break/>HD 11 Inventory level is 31 at time 82</text:p>
      <text:p text:style-name="P14">!! HD 11 is interrupting warehouse w at time 82</text:p>
      <text:p text:style-name="P14">HD 10 Inventory level is 49 at time 82</text:p>
      <text:p text:style-name="P14">!! HD 10 is interrupting warehouse w at time 82</text:p>
      <text:p text:style-name="P14">Start scheduling &amp; delivering restock to HD 8 at time 82</text:p>
      <text:p text:style-name="P14">Start scheduling &amp; delivering restock to HD 10 at time 82</text:p>
      <text:p text:style-name="P14">Start scheduling &amp; delivering restock to HD 11 at time 82</text:p>
      <text:p text:style-name="P14">HD 2 completed re-stocking, resuming w. I(t) = 200 at time 83</text:p>
      <text:p text:style-name="P14">HD 6 completed re-stocking, resuming w. I(t) = 200 at time 83</text:p>
      <text:p text:style-name="P14">HD 9 completed re-stocking, resuming w. I(t) = 200 at time 83</text:p>
      <text:p text:style-name="P14">HD 13 Inventory level is 3 at time 83</text:p>
      <text:p text:style-name="P14">HD 7 Inventory level is 130 at time 83</text:p>
      <text:p text:style-name="P14">HD 8 Inventory level is 21 at time 83</text:p>
      <text:p text:style-name="P14">HD 3 Inventory level is 103 at time 83</text:p>
      <text:p text:style-name="P14">HD 14 Inventory level is 30 at time 83</text:p>
      <text:p text:style-name="P14">!! HD 14 is interrupting warehouse w at time 83</text:p>
      <text:p text:style-name="P14">HD 11 Inventory level is 5 at time 83</text:p>
      <text:p text:style-name="P14">Start scheduling &amp; delivering restock to HD 14 at time 83</text:p>
      <text:p text:style-name="P14">HD 6 Inventory level is 160 at time 83</text:p>
      <text:p text:style-name="P14">HD 9 Inventory level is 155 at time 83</text:p>
      <text:p text:style-name="P14">RPT :: The HDKs with pending restocks at time 84 :: ['HD5', 'HD13', 'HD15', 'HD16', 'HD8', 'HD10', 'HD11', 'HD14']</text:p>
      <text:p text:style-name="P14">HD 5 completed re-stocking, resuming w. I(t) = 200 at time 84</text:p>
      <text:p text:style-name="P14">HD 13 completed re-stocking, resuming w. I(t) = 200 at time 84</text:p>
      <text:p text:style-name="P14">HD 15 completed re-stocking, resuming w. I(t) = 200 at time 84</text:p>
      <text:p text:style-name="P14">HD 16 completed re-stocking, resuming w. I(t) = 200 at time 84</text:p>
      <text:p text:style-name="P14">HD 2 Inventory level is 180 at time 84</text:p>
      <text:p text:style-name="P14">HD 12 Inventory level is 100 at time 84</text:p>
      <text:p text:style-name="P14">HD 1 Inventory level is 90 at time 84</text:p>
      <text:p text:style-name="P14">HD 17 Inventory level is 114 at time 84</text:p>
      <text:p text:style-name="P14">HD 4 Inventory level is 68 at time 84</text:p>
      <text:p text:style-name="P14">HD 15 Inventory level is 182 at time 84</text:p>
      <text:p text:style-name="P14">HD 10 Inventory level is 31 at time 84</text:p>
      <text:p text:style-name="P14">HD 13 Inventory level is 158 at time 84</text:p>
      <text:p text:style-name="P14">HD 7 Inventory level is 95 at time 84</text:p>
      <text:p text:style-name="P14">HD 5 Inventory level is 155 at time 84</text:p>
      <text:p text:style-name="P14">HD 16 Inventory level is 178 at time 84</text:p>
      <text:p text:style-name="P14"><text:soft-page-break/>HD 8 completed re-stocking, resuming w. I(t) = 200 at time 85</text:p>
      <text:p text:style-name="P14">HD 10 completed re-stocking, resuming w. I(t) = 200 at time 85</text:p>
      <text:p text:style-name="P14">HD 11 completed re-stocking, resuming w. I(t) = 200 at time 85</text:p>
      <text:p text:style-name="P14">HD 8 Inventory level is 179 at time 85</text:p>
      <text:p text:style-name="P14">HD 3 Inventory level is 71 at time 85</text:p>
      <text:p text:style-name="P14">Stockout occurred for HD 14 at time 85</text:p>
      <text:p text:style-name="P14">HD 11 Inventory level is 160 at time 85</text:p>
      <text:p text:style-name="P14">HD 6 Inventory level is 121 at time 85</text:p>
      <text:p text:style-name="P14">HD 9 Inventory level is 117 at time 85</text:p>
      <text:p text:style-name="P14">HD 10 Inventory level is 170 at time 85</text:p>
      <text:p text:style-name="P14">HD 13 Inventory level is 131 at time 85</text:p>
      <text:p text:style-name="P14">HD 7 Inventory level is 84 at time 85</text:p>
      <text:p text:style-name="P14">HD 5 Inventory level is 124 at time 85</text:p>
      <text:p text:style-name="P14">HD 16 Inventory level is 135 at time 85</text:p>
      <text:p text:style-name="P14">HD 14 completed re-stocking, resuming w. I(t) = 200 at time 86</text:p>
      <text:p text:style-name="P14">HD 2 Inventory level is 143 at time 86</text:p>
      <text:p text:style-name="P14">HD 12 Inventory level is 56 at time 86</text:p>
      <text:p text:style-name="P14">HD 1 Inventory level is 46 at time 86</text:p>
      <text:p text:style-name="P14">!! HD 1 is interrupting warehouse w at time 86</text:p>
      <text:p text:style-name="P14">HD 17 Inventory level is 69 at time 86</text:p>
      <text:p text:style-name="P14">HD 4 Inventory level is 47 at time 86</text:p>
      <text:p text:style-name="P14">!! HD 4 is interrupting warehouse w at time 86</text:p>
      <text:p text:style-name="P14">HD 15 Inventory level is 164 at time 86</text:p>
      <text:p text:style-name="P14">HD 8 Inventory level is 135 at time 86</text:p>
      <text:p text:style-name="P14">HD 3 Inventory level is 35 at time 86</text:p>
      <text:p text:style-name="P14">!! HD 3 is interrupting warehouse w at time 86</text:p>
      <text:p text:style-name="P14">HD 6 Inventory level is 100 at time 86</text:p>
      <text:p text:style-name="P14">HD 10 Inventory level is 129 at time 86</text:p>
      <text:p text:style-name="P14">Start scheduling &amp; delivering restock to HD 1 at time 86</text:p>
      <text:p text:style-name="P14">Start scheduling &amp; delivering restock to HD 3 at time 86</text:p>
      <text:p text:style-name="P14">Start scheduling &amp; delivering restock to HD 4 at time 86</text:p>
      <text:p text:style-name="P14">HD 16 Inventory level is 119 at time 86</text:p>
      <text:p text:style-name="P14">HD 14 Inventory level is 160 at time 86</text:p>
      <text:p text:style-name="P14">HD 11 Inventory level is 130 at time 87</text:p>
      <text:p text:style-name="P14">HD 9 Inventory level is 88 at time 87</text:p>
      <text:p text:style-name="P14">HD 13 Inventory level is 103 at time 87</text:p>
      <text:p text:style-name="P14"><text:soft-page-break/>HD 7 Inventory level is 59 at time 87</text:p>
      <text:p text:style-name="P14">HD 5 Inventory level is 90 at time 87</text:p>
      <text:p text:style-name="P14">HD 2 Inventory level is 126 at time 87</text:p>
      <text:p text:style-name="P14">HD 12 Inventory level is 21 at time 87</text:p>
      <text:p text:style-name="P14">!! HD 12 is interrupting warehouse w at time 87</text:p>
      <text:p text:style-name="P14">HD 1 Inventory level is 32 at time 87</text:p>
      <text:p text:style-name="P14">HD 17 Inventory level is 50 at time 87</text:p>
      <text:p text:style-name="P14">HD 15 Inventory level is 130 at time 87</text:p>
      <text:p text:style-name="P14">HD 8 Inventory level is 91 at time 87</text:p>
      <text:p text:style-name="P14">HD 6 Inventory level is 69 at time 87</text:p>
      <text:p text:style-name="P14">HD 10 Inventory level is 114 at time 87</text:p>
      <text:p text:style-name="P14">Start scheduling &amp; delivering restock to HD 12 at time 87</text:p>
      <text:p text:style-name="P14">RPT :: The HDKs with pending restocks at time 88 :: ['HD1', 'HD3', 'HD4', 'HD12']</text:p>
      <text:p text:style-name="P14">HD 4 Inventory level is 8 at time 88</text:p>
      <text:p text:style-name="P14">HD 3 Inventory level is 12 at time 88</text:p>
      <text:p text:style-name="P14">HD 16 Inventory level is 90 at time 88</text:p>
      <text:p text:style-name="P14">HD 14 Inventory level is 130 at time 88</text:p>
      <text:p text:style-name="P14">HD 13 Inventory level is 63 at time 88</text:p>
      <text:p text:style-name="P14">HD 7 Inventory level is 35 at time 88</text:p>
      <text:p text:style-name="P14">!! HD 7 is interrupting warehouse w at time 88</text:p>
      <text:p text:style-name="P14">HD 5 Inventory level is 69 at time 88</text:p>
      <text:p text:style-name="P14">HD 2 Inventory level is 101 at time 88</text:p>
      <text:p text:style-name="P14">Stockout occurred for HD 1 at time 88</text:p>
      <text:p text:style-name="P14">HD 17 Inventory level is 8 at time 88</text:p>
      <text:p text:style-name="P14">!! HD 17 is interrupting warehouse w at time 88</text:p>
      <text:p text:style-name="P14">HD 8 Inventory level is 51 at time 88</text:p>
      <text:p text:style-name="P14">HD 6 Inventory level is 35 at time 88</text:p>
      <text:p text:style-name="P14">!! HD 6 is interrupting warehouse w at time 88</text:p>
      <text:p text:style-name="P14">HD 10 Inventory level is 94 at time 88</text:p>
      <text:p text:style-name="P14">Start scheduling &amp; delivering restock to HD 6 at time 88</text:p>
      <text:p text:style-name="P14">Start scheduling &amp; delivering restock to HD 7 at time 88</text:p>
      <text:p text:style-name="P14">Start scheduling &amp; delivering restock to HD 17 at time 88</text:p>
      <text:p text:style-name="P14">HD 1 completed re-stocking, resuming w. I(t) = 200 at time 89</text:p>
      <text:p text:style-name="P14">HD 3 completed re-stocking, resuming w. I(t) = 200 at time 89</text:p>
      <text:p text:style-name="P14">HD 4 completed re-stocking, resuming w. I(t) = 200 at time 89</text:p>
      <text:p text:style-name="P14">HD 11 Inventory level is 110 at time 89</text:p>
      <text:p text:style-name="P14"><text:soft-page-break/>HD 9 Inventory level is 54 at time 89</text:p>
      <text:p text:style-name="P14">Stockout occurred for HD 12 at time 89</text:p>
      <text:p text:style-name="P14">HD 15 Inventory level is 109 at time 89</text:p>
      <text:p text:style-name="P14">HD 4 Inventory level is 168 at time 89</text:p>
      <text:p text:style-name="P14">HD 3 Inventory level is 177 at time 89</text:p>
      <text:p text:style-name="P14">HD 16 Inventory level is 79 at time 89</text:p>
      <text:p text:style-name="P14">HD 14 Inventory level is 105 at time 89</text:p>
      <text:p text:style-name="P14">HD 13 Inventory level is 39 at time 89</text:p>
      <text:p text:style-name="P14">!! HD 13 is interrupting warehouse w at time 89</text:p>
      <text:p text:style-name="P14">Stockout occurred for HD 7 at time 89</text:p>
      <text:p text:style-name="P14">HD 2 Inventory level is 65 at time 89</text:p>
      <text:p text:style-name="P14">HD 8 Inventory level is 25 at time 89</text:p>
      <text:p text:style-name="P14">!! HD 8 is interrupting warehouse w at time 89</text:p>
      <text:p text:style-name="P14">Start scheduling &amp; delivering restock to HD 8 at time 89</text:p>
      <text:p text:style-name="P14">Start scheduling &amp; delivering restock to HD 13 at time 89</text:p>
      <text:p text:style-name="P14">HD 1 Inventory level is 157 at time 89</text:p>
      <text:p text:style-name="P14">HD 12 completed re-stocking, resuming w. I(t) = 200 at time 90</text:p>
      <text:p text:style-name="P14">HD 5 Inventory level is 30 at time 90</text:p>
      <text:p text:style-name="P14">!! HD 5 is interrupting warehouse w at time 90</text:p>
      <text:p text:style-name="P14">Stockout occurred for HD 17 at time 90</text:p>
      <text:p text:style-name="P14">Stockout occurred for HD 6 at time 90</text:p>
      <text:p text:style-name="P14">HD 10 Inventory level is 55 at time 90</text:p>
      <text:p text:style-name="P14">HD 15 Inventory level is 95 at time 90</text:p>
      <text:p text:style-name="P14">HD 4 Inventory level is 126 at time 90</text:p>
      <text:p text:style-name="P14">HD 8 Inventory level is 14 at time 90</text:p>
      <text:p text:style-name="P14">Start scheduling &amp; delivering restock to HD 5 at time 90</text:p>
      <text:p text:style-name="P14">HD 1 Inventory level is 119 at time 90</text:p>
      <text:p text:style-name="P14">HD 12 Inventory level is 171 at time 90</text:p>
      <text:p text:style-name="P14">HD 6 completed re-stocking, resuming w. I(t) = 200 at time 91</text:p>
      <text:p text:style-name="P14">HD 7 completed re-stocking, resuming w. I(t) = 200 at time 91</text:p>
      <text:p text:style-name="P14">HD 17 completed re-stocking, resuming w. I(t) = 200 at time 91</text:p>
      <text:p text:style-name="P14">HD 11 Inventory level is 72 at time 91</text:p>
      <text:p text:style-name="P14">HD 9 Inventory level is 12 at time 91</text:p>
      <text:p text:style-name="P14">!! HD 9 is interrupting warehouse w at time 91</text:p>
      <text:p text:style-name="P14">HD 3 Inventory level is 148 at time 91</text:p>
      <text:p text:style-name="P14">HD 16 Inventory level is 37 at time 91</text:p>
      <text:p text:style-name="P14"><text:soft-page-break/>!! HD 16 is interrupting warehouse w at time 91</text:p>
      <text:p text:style-name="P14">HD 14 Inventory level is 69 at time 91</text:p>
      <text:p text:style-name="P14">HD 13 Inventory level is 12 at time 91</text:p>
      <text:p text:style-name="P14">HD 2 Inventory level is 40 at time 91</text:p>
      <text:p text:style-name="P14">!! HD 2 is interrupting warehouse w at time 91</text:p>
      <text:p text:style-name="P14">HD 5 Inventory level is 16 at time 91</text:p>
      <text:p text:style-name="P14">HD 10 Inventory level is 22 at time 91</text:p>
      <text:p text:style-name="P14">!! HD 10 is interrupting warehouse w at time 91</text:p>
      <text:p text:style-name="P14">HD 15 Inventory level is 65 at time 91</text:p>
      <text:p text:style-name="P14">HD 4 Inventory level is 95 at time 91</text:p>
      <text:p text:style-name="P14">Stockout occurred for HD 8 at time 91</text:p>
      <text:p text:style-name="P14">Start scheduling &amp; delivering restock to HD 2 at time 91</text:p>
      <text:p text:style-name="P14">Start scheduling &amp; delivering restock to HD 9 at time 91</text:p>
      <text:p text:style-name="P14">Start scheduling &amp; delivering restock to HD 10 at time 91</text:p>
      <text:p text:style-name="P14">Start scheduling &amp; delivering restock to HD 16 at time 91</text:p>
      <text:p text:style-name="P14">HD 1 Inventory level is 99 at time 91</text:p>
      <text:p text:style-name="P14">HD 12 Inventory level is 156 at time 91</text:p>
      <text:p text:style-name="P14">HD 6 Inventory level is 160 at time 91</text:p>
      <text:p text:style-name="P14">HD 7 Inventory level is 159 at time 91</text:p>
      <text:p text:style-name="P14">HD 17 Inventory level is 188 at time 91</text:p>
      <text:p text:style-name="P14">RPT :: The HDKs with pending restocks at time 92 :: ['HD8', 'HD13', 'HD5', 'HD2', 'HD9', 'HD10', 'HD16']</text:p>
      <text:p text:style-name="P14">HD 8 completed re-stocking, resuming w. I(t) = 200 at time 92</text:p>
      <text:p text:style-name="P14">HD 13 completed re-stocking, resuming w. I(t) = 200 at time 92</text:p>
      <text:p text:style-name="P14">HD 11 Inventory level is 37 at time 92</text:p>
      <text:p text:style-name="P14">!! HD 11 is interrupting warehouse w at time 92</text:p>
      <text:p text:style-name="P14">HD 3 Inventory level is 109 at time 92</text:p>
      <text:p text:style-name="P14">HD 16 Inventory level is 3 at time 92</text:p>
      <text:p text:style-name="P14">HD 13 Inventory level is 169 at time 92</text:p>
      <text:p text:style-name="P14">HD 2 Inventory level is 1 at time 92</text:p>
      <text:p text:style-name="P14">Stockout occurred for HD 10 at time 92</text:p>
      <text:p text:style-name="P14">Start scheduling &amp; delivering restock to HD 11 at time 92</text:p>
      <text:p text:style-name="P14">HD 1 Inventory level is 55 at time 92</text:p>
      <text:p text:style-name="P14">HD 12 Inventory level is 142 at time 92</text:p>
      <text:p text:style-name="P14">HD 6 Inventory level is 125 at time 92</text:p>
      <text:p text:style-name="P14">HD 8 Inventory level is 167 at time 92</text:p>
      <text:p text:style-name="P14">HD 5 completed re-stocking, resuming w. I(t) = 200 at time 93</text:p>
      <text:p text:style-name="P14"><text:soft-page-break/>Stockout occurred for HD 9 at time 93</text:p>
      <text:p text:style-name="P14">HD 14 Inventory level is 34 at time 93</text:p>
      <text:p text:style-name="P14">!! HD 14 is interrupting warehouse w at time 93</text:p>
      <text:p text:style-name="P14">HD 5 Inventory level is 176 at time 93</text:p>
      <text:p text:style-name="P14">HD 15 Inventory level is 46 at time 93</text:p>
      <text:p text:style-name="P14">!! HD 15 is interrupting warehouse w at time 93</text:p>
      <text:p text:style-name="P14">HD 4 Inventory level is 78 at time 93</text:p>
      <text:p text:style-name="P14">HD 7 Inventory level is 149 at time 93</text:p>
      <text:p text:style-name="P14">HD 17 Inventory level is 164 at time 93</text:p>
      <text:p text:style-name="P14">HD 11 Inventory level is 1 at time 93</text:p>
      <text:p text:style-name="P14">HD 3 Inventory level is 72 at time 93</text:p>
      <text:p text:style-name="P14">HD 13 Inventory level is 158 at time 93</text:p>
      <text:p text:style-name="P14">Stockout occurred for HD 2 at time 93</text:p>
      <text:p text:style-name="P14">Start scheduling &amp; delivering restock to HD 14 at time 93</text:p>
      <text:p text:style-name="P14">Start scheduling &amp; delivering restock to HD 15 at time 93</text:p>
      <text:p text:style-name="P14">HD 12 Inventory level is 112 at time 93</text:p>
      <text:p text:style-name="P14">HD 6 Inventory level is 98 at time 93</text:p>
      <text:p text:style-name="P14">HD 2 completed re-stocking, resuming w. I(t) = 200 at time 94</text:p>
      <text:p text:style-name="P14">HD 9 completed re-stocking, resuming w. I(t) = 200 at time 94</text:p>
      <text:p text:style-name="P14">HD 10 completed re-stocking, resuming w. I(t) = 200 at time 94</text:p>
      <text:p text:style-name="P14">HD 16 completed re-stocking, resuming w. I(t) = 200 at time 94</text:p>
      <text:p text:style-name="P14">HD 16 Inventory level is 185 at time 94</text:p>
      <text:p text:style-name="P14">HD 1 Inventory level is 15 at time 94</text:p>
      <text:p text:style-name="P14">!! HD 1 is interrupting warehouse w at time 94</text:p>
      <text:p text:style-name="P14">HD 8 Inventory level is 155 at time 94</text:p>
      <text:p text:style-name="P14">HD 5 Inventory level is 145 at time 94</text:p>
      <text:p text:style-name="P14">HD 15 Inventory level is 11 at time 94</text:p>
      <text:p text:style-name="P14">HD 4 Inventory level is 39 at time 94</text:p>
      <text:p text:style-name="P14">!! HD 4 is interrupting warehouse w at time 94</text:p>
      <text:p text:style-name="P14">HD 7 Inventory level is 118 at time 94</text:p>
      <text:p text:style-name="P14">Stockout occurred for HD 11 at time 94</text:p>
      <text:p text:style-name="P14">Start scheduling &amp; delivering restock to HD 1 at time 94</text:p>
      <text:p text:style-name="P14">Start scheduling &amp; delivering restock to HD 4 at time 94</text:p>
      <text:p text:style-name="P14">HD 2 Inventory level is 163 at time 94</text:p>
      <text:p text:style-name="P14">HD 9 Inventory level is 177 at time 94</text:p>
      <text:p text:style-name="P14">HD 10 Inventory level is 156 at time 94</text:p>
      <text:p text:style-name="P14"><text:soft-page-break/>HD 11 completed re-stocking, resuming w. I(t) = 200 at time 95</text:p>
      <text:p text:style-name="P14">HD 14 Inventory level is 2 at time 95</text:p>
      <text:p text:style-name="P14">HD 17 Inventory level is 138 at time 95</text:p>
      <text:p text:style-name="P14">HD 3 Inventory level is 61 at time 95</text:p>
      <text:p text:style-name="P14">HD 13 Inventory level is 123 at time 95</text:p>
      <text:p text:style-name="P14">HD 12 Inventory level is 79 at time 95</text:p>
      <text:p text:style-name="P14">HD 6 Inventory level is 77 at time 95</text:p>
      <text:p text:style-name="P14">Stockout occurred for HD 1 at time 95</text:p>
      <text:p text:style-name="P14">HD 8 Inventory level is 128 at time 95</text:p>
      <text:p text:style-name="P14">Stockout occurred for HD 15 at time 95</text:p>
      <text:p text:style-name="P14">HD 2 Inventory level is 138 at time 95</text:p>
      <text:p text:style-name="P14">HD 9 Inventory level is 135 at time 95</text:p>
      <text:p text:style-name="P14">HD 11 Inventory level is 173 at time 95</text:p>
      <text:p text:style-name="P14">RPT :: The HDKs with pending restocks at time 96 :: ['HD14', 'HD15', 'HD1', 'HD4']</text:p>
      <text:p text:style-name="P14">HD 14 completed re-stocking, resuming w. I(t) = 200 at time 96</text:p>
      <text:p text:style-name="P14">HD 15 completed re-stocking, resuming w. I(t) = 200 at time 96</text:p>
      <text:p text:style-name="P14">HD 16 Inventory level is 151 at time 96</text:p>
      <text:p text:style-name="P14">HD 5 Inventory level is 122 at time 96</text:p>
      <text:p text:style-name="P14">HD 4 Inventory level is 5 at time 96</text:p>
      <text:p text:style-name="P14">HD 7 Inventory level is 77 at time 96</text:p>
      <text:p text:style-name="P14">HD 10 Inventory level is 133 at time 96</text:p>
      <text:p text:style-name="P14">HD 14 Inventory level is 158 at time 96</text:p>
      <text:p text:style-name="P14">HD 17 Inventory level is 128 at time 96</text:p>
      <text:p text:style-name="P14">HD 12 Inventory level is 64 at time 96</text:p>
      <text:p text:style-name="P14">HD 6 Inventory level is 37 at time 96</text:p>
      <text:p text:style-name="P14">!! HD 6 is interrupting warehouse w at time 96</text:p>
      <text:p text:style-name="P14">Start scheduling &amp; delivering restock to HD 6 at time 96</text:p>
      <text:p text:style-name="P14">HD 15 Inventory level is 161 at time 96</text:p>
      <text:p text:style-name="P14">HD 1 completed re-stocking, resuming w. I(t) = 200 at time 97</text:p>
      <text:p text:style-name="P14">HD 4 completed re-stocking, resuming w. I(t) = 200 at time 97</text:p>
      <text:p text:style-name="P14">HD 3 Inventory level is 44 at time 97</text:p>
      <text:p text:style-name="P14">!! HD 3 is interrupting warehouse w at time 97</text:p>
      <text:p text:style-name="P14">HD 13 Inventory level is 98 at time 97</text:p>
      <text:p text:style-name="P14">HD 8 Inventory level is 105 at time 97</text:p>
      <text:p text:style-name="P14">HD 2 Inventory level is 98 at time 97</text:p>
      <text:p text:style-name="P14">HD 9 Inventory level is 125 at time 97</text:p>
      <text:p text:style-name="P14"><text:soft-page-break/>HD 11 Inventory level is 152 at time 97</text:p>
      <text:p text:style-name="P14">HD 7 Inventory level is 58 at time 97</text:p>
      <text:p text:style-name="P14">HD 14 Inventory level is 128 at time 97</text:p>
      <text:p text:style-name="P14">Start scheduling &amp; delivering restock to HD 3 at time 97</text:p>
      <text:p text:style-name="P14">HD 15 Inventory level is 119 at time 97</text:p>
      <text:p text:style-name="P14">HD 1 Inventory level is 170 at time 97</text:p>
      <text:p text:style-name="P14">HD 16 Inventory level is 122 at time 98</text:p>
      <text:p text:style-name="P14">HD 5 Inventory level is 91 at time 98</text:p>
      <text:p text:style-name="P14">HD 4 Inventory level is 169 at time 98</text:p>
      <text:p text:style-name="P14">HD 10 Inventory level is 92 at time 98</text:p>
      <text:p text:style-name="P14">HD 17 Inventory level is 83 at time 98</text:p>
      <text:p text:style-name="P14">HD 12 Inventory level is 45 at time 98</text:p>
      <text:p text:style-name="P14">!! HD 12 is interrupting warehouse w at time 98</text:p>
      <text:p text:style-name="P14">HD 6 Inventory level is 4 at time 98</text:p>
      <text:p text:style-name="P14">HD 3 Inventory level is 33 at time 98</text:p>
      <text:p text:style-name="P14">HD 13 Inventory level is 71 at time 98</text:p>
      <text:p text:style-name="P14">HD 8 Inventory level is 78 at time 98</text:p>
      <text:p text:style-name="P14">HD 2 Inventory level is 70 at time 98</text:p>
      <text:p text:style-name="P14">HD 9 Inventory level is 115 at time 98</text:p>
      <text:p text:style-name="P14">HD 11 Inventory level is 122 at time 98</text:p>
      <text:p text:style-name="P14">HD 7 Inventory level is 14 at time 98</text:p>
      <text:p text:style-name="P14">!! HD 7 is interrupting warehouse w at time 98</text:p>
      <text:p text:style-name="P14">Start scheduling &amp; delivering restock to HD 7 at time 98</text:p>
      <text:p text:style-name="P14">Start scheduling &amp; delivering restock to HD 12 at time 98</text:p>
      <text:p text:style-name="P14">HD 15 Inventory level is 81 at time 98</text:p>
      <text:p text:style-name="P14">HD 1 Inventory level is 135 at time 98</text:p>
      <text:p text:style-name="P14">HD 6 completed re-stocking, resuming w. I(t) = 200 at time 99</text:p>
      <text:p text:style-name="P14">HD 14 Inventory level is 115 at time 99</text:p>
      <text:p text:style-name="P14">HD 5 Inventory level is 55 at time 99</text:p>
      <text:p text:style-name="P14">HD 4 Inventory level is 129 at time 99</text:p>
      <text:p text:style-name="P14">HD 10 Inventory level is 50 at time 99</text:p>
      <text:p text:style-name="P14">HD 17 Inventory level is 38 at time 99</text:p>
      <text:p text:style-name="P14">!! HD 17 is interrupting warehouse w at time 99</text:p>
      <text:p text:style-name="P14">HD 6 Inventory level is 178 at time 99</text:p>
      <text:p text:style-name="P14">HD 3 Inventory level is 12 at time 99</text:p>
      <text:p text:style-name="P14">HD 13 Inventory level is 47 at time 99</text:p>
      <text:p text:style-name="P14"><text:soft-page-break/>!! HD 13 is interrupting warehouse w at time 99</text:p>
      <text:p text:style-name="P14">HD 8 Inventory level is 61 at time 99</text:p>
      <text:p text:style-name="P14">HD 2 Inventory level is 37 at time 99</text:p>
      <text:p text:style-name="P14">!! HD 2 is interrupting warehouse w at time 99</text:p>
      <text:p text:style-name="P14">Start scheduling &amp; delivering restock to HD 2 at time 99</text:p>
      <text:p text:style-name="P14">Start scheduling &amp; delivering restock to HD 13 at time 99</text:p>
      <text:p text:style-name="P14">Start scheduling &amp; delivering restock to HD 17 at time 99</text:p>
      <text:p text:style-name="P14">HD 15 Inventory level is 61 at time 99</text:p>
      <text:p text:style-name="P14">RPT :: The HDKs with pending restocks at time 100 :: ['HD3', 'HD7', 'HD12', 'HD2', 'HD13', 'HD17']</text:p>
      <text:p text:style-name="P14">HD 3 completed re-stocking, resuming w. I(t) = 200 at time 100</text:p>
      <text:p text:style-name="P14">HD 16 Inventory level is 93 at time 100</text:p>
      <text:p text:style-name="P14">HD 12 Inventory level is 20 at time 100</text:p>
      <text:p text:style-name="P14">HD 9 Inventory level is 90 at time 100</text:p>
      <text:p text:style-name="P14">HD 11 Inventory level is 83 at time 100</text:p>
      <text:p text:style-name="P14">HD 7 Inventory level is 2 at time 100</text:p>
      <text:p text:style-name="P14">HD 1 Inventory level is 99 at time 100</text:p>
      <text:p text:style-name="P14">HD 14 Inventory level is 85 at time 100</text:p>
      <text:p text:style-name="P14">HD 5 Inventory level is 43 at time 100</text:p>
      <text:p text:style-name="P14">!! HD 5 is interrupting warehouse w at time 100</text:p>
      <text:p text:style-name="P14">HD 10 Inventory level is 6 at time 100</text:p>
      <text:p text:style-name="P14">!! HD 10 is interrupting warehouse w at time 100</text:p>
      <text:p text:style-name="P14">Stockout occurred for HD 17 at time 100</text:p>
      <text:p text:style-name="P14">HD 6 Inventory level is 159 at time 100</text:p>
      <text:p text:style-name="P14">HD 3 Inventory level is 175 at time 100</text:p>
      <text:p text:style-name="P14">HD 13 Inventory level is 18 at time 100</text:p>
      <text:p text:style-name="P14">HD 2 Inventory level is 7 at time 100</text:p>
      <text:p text:style-name="P14">Start scheduling &amp; delivering restock to HD 5 at time 100</text:p>
      <text:p text:style-name="P14">Start scheduling &amp; delivering restock to HD 10 at time 100</text:p>
      <text:p text:style-name="P14">HD 7 completed re-stocking, resuming w. I(t) = 200 at time 101</text:p>
      <text:p text:style-name="P14">HD 12 completed re-stocking, resuming w. I(t) = 200 at time 101</text:p>
      <text:p text:style-name="P14">HD 4 Inventory level is 102 at time 101</text:p>
      <text:p text:style-name="P14">HD 8 Inventory level is 27 at time 101</text:p>
      <text:p text:style-name="P14">!! HD 8 is interrupting warehouse w at time 101</text:p>
      <text:p text:style-name="P14">HD 15 Inventory level is 45 at time 101</text:p>
      <text:p text:style-name="P14">!! HD 15 is interrupting warehouse w at time 101</text:p>
      <text:p text:style-name="P14">HD 16 Inventory level is 72 at time 101</text:p>
      <text:p text:style-name="P14"><text:soft-page-break/>HD 12 Inventory level is 164 at time 101</text:p>
      <text:p text:style-name="P14">HD 9 Inventory level is 80 at time 101</text:p>
      <text:p text:style-name="P14">HD 11 Inventory level is 39 at time 101</text:p>
      <text:p text:style-name="P14">!! HD 11 is interrupting warehouse w at time 101</text:p>
      <text:p text:style-name="P14">HD 7 Inventory level is 159 at time 101</text:p>
      <text:p text:style-name="P14">HD 1 Inventory level is 86 at time 101</text:p>
      <text:p text:style-name="P14">HD 14 Inventory level is 63 at time 101</text:p>
      <text:p text:style-name="P14">HD 3 Inventory level is 139 at time 101</text:p>
      <text:p text:style-name="P14">HD 13 Inventory level is 7 at time 101</text:p>
      <text:p text:style-name="P14">Start scheduling &amp; delivering restock to HD 8 at time 101</text:p>
      <text:p text:style-name="P14">Start scheduling &amp; delivering restock to HD 11 at time 101</text:p>
      <text:p text:style-name="P14">Start scheduling &amp; delivering restock to HD 15 at time 101</text:p>
      <text:p text:style-name="P14">HD 2 completed re-stocking, resuming w. I(t) = 200 at time 102</text:p>
      <text:p text:style-name="P14">HD 13 completed re-stocking, resuming w. I(t) = 200 at time 102</text:p>
      <text:p text:style-name="P14">HD 17 completed re-stocking, resuming w. I(t) = 200 at time 102</text:p>
      <text:p text:style-name="P14">HD 5 Inventory level is 29 at time 102</text:p>
      <text:p text:style-name="P14">Stockout occurred for HD 10 at time 102</text:p>
      <text:p text:style-name="P14">HD 6 Inventory level is 137 at time 102</text:p>
      <text:p text:style-name="P14">HD 2 Inventory level is 169 at time 102</text:p>
      <text:p text:style-name="P14">HD 15 Inventory level is 18 at time 102</text:p>
      <text:p text:style-name="P14">HD 16 Inventory level is 28 at time 102</text:p>
      <text:p text:style-name="P14">!! HD 16 is interrupting warehouse w at time 102</text:p>
      <text:p text:style-name="P14">HD 11 Inventory level is 2 at time 102</text:p>
      <text:p text:style-name="P14">HD 7 Inventory level is 127 at time 102</text:p>
      <text:p text:style-name="P14">HD 3 Inventory level is 107 at time 102</text:p>
      <text:p text:style-name="P14">Start scheduling &amp; delivering restock to HD 16 at time 102</text:p>
      <text:p text:style-name="P14">HD 17 Inventory level is 160 at time 102</text:p>
      <text:p text:style-name="P14">HD 5 completed re-stocking, resuming w. I(t) = 200 at time 103</text:p>
      <text:p text:style-name="P14">HD 10 completed re-stocking, resuming w. I(t) = 200 at time 103</text:p>
      <text:p text:style-name="P14">HD 4 Inventory level is 81 at time 103</text:p>
      <text:p text:style-name="P14">HD 8 Inventory level is 15 at time 103</text:p>
      <text:p text:style-name="P14">HD 12 Inventory level is 134 at time 103</text:p>
      <text:p text:style-name="P14">HD 9 Inventory level is 65 at time 103</text:p>
      <text:p text:style-name="P14">HD 1 Inventory level is 52 at time 103</text:p>
      <text:p text:style-name="P14">HD 14 Inventory level is 40 at time 103</text:p>
      <text:p text:style-name="P14">!! HD 14 is interrupting warehouse w at time 103</text:p>
      <text:p text:style-name="P14"><text:soft-page-break/>HD 13 Inventory level is 162 at time 103</text:p>
      <text:p text:style-name="P14">HD 2 Inventory level is 143 at time 103</text:p>
      <text:p text:style-name="P14">Stockout occurred for HD 16 at time 103</text:p>
      <text:p text:style-name="P14">Stockout occurred for HD 11 at time 103</text:p>
      <text:p text:style-name="P14">HD 3 Inventory level is 64 at time 103</text:p>
      <text:p text:style-name="P14">Start scheduling &amp; delivering restock to HD 14 at time 103</text:p>
      <text:p text:style-name="P14">HD 10 Inventory level is 182 at time 103</text:p>
      <text:p text:style-name="P14">RPT :: The HDKs with pending restocks at time 104 :: ['HD8', 'HD11', 'HD15', 'HD16', 'HD14']</text:p>
      <text:p text:style-name="P14">HD 8 completed re-stocking, resuming w. I(t) = 200 at time 104</text:p>
      <text:p text:style-name="P14">HD 11 completed re-stocking, resuming w. I(t) = 200 at time 104</text:p>
      <text:p text:style-name="P14">HD 15 completed re-stocking, resuming w. I(t) = 200 at time 104</text:p>
      <text:p text:style-name="P14">HD 5 Inventory level is 158 at time 104</text:p>
      <text:p text:style-name="P14">HD 6 Inventory level is 106 at time 104</text:p>
      <text:p text:style-name="P14">HD 15 Inventory level is 179 at time 104</text:p>
      <text:p text:style-name="P14">HD 7 Inventory level is 84 at time 104</text:p>
      <text:p text:style-name="P14">HD 17 Inventory level is 136 at time 104</text:p>
      <text:p text:style-name="P14">HD 4 Inventory level is 66 at time 104</text:p>
      <text:p text:style-name="P14">HD 8 Inventory level is 178 at time 104</text:p>
      <text:p text:style-name="P14">HD 9 Inventory level is 43 at time 104</text:p>
      <text:p text:style-name="P14">!! HD 9 is interrupting warehouse w at time 104</text:p>
      <text:p text:style-name="P14">HD 14 Inventory level is 7 at time 104</text:p>
      <text:p text:style-name="P14">HD 13 Inventory level is 131 at time 104</text:p>
      <text:p text:style-name="P14">Start scheduling &amp; delivering restock to HD 9 at time 104</text:p>
      <text:p text:style-name="P14">HD 11 Inventory level is 190 at time 104</text:p>
      <text:p text:style-name="P14">HD 16 completed re-stocking, resuming w. I(t) = 200 at time 105</text:p>
      <text:p text:style-name="P14">HD 12 Inventory level is 112 at time 105</text:p>
      <text:p text:style-name="P14">HD 1 Inventory level is 36 at time 105</text:p>
      <text:p text:style-name="P14">!! HD 1 is interrupting warehouse w at time 105</text:p>
      <text:p text:style-name="P14">HD 2 Inventory level is 107 at time 105</text:p>
      <text:p text:style-name="P14">HD 3 Inventory level is 20 at time 105</text:p>
      <text:p text:style-name="P14">!! HD 3 is interrupting warehouse w at time 105</text:p>
      <text:p text:style-name="P14">HD 10 Inventory level is 152 at time 105</text:p>
      <text:p text:style-name="P14">HD 5 Inventory level is 144 at time 105</text:p>
      <text:p text:style-name="P14">HD 6 Inventory level is 74 at time 105</text:p>
      <text:p text:style-name="P14">HD 17 Inventory level is 106 at time 105</text:p>
      <text:p text:style-name="P14">HD 8 Inventory level is 160 at time 105</text:p>
      <text:p text:style-name="P14"><text:soft-page-break/>Stockout occurred for HD 9 at time 105</text:p>
      <text:p text:style-name="P14">HD 13 Inventory level is 87 at time 105</text:p>
      <text:p text:style-name="P14">Start scheduling &amp; delivering restock to HD 1 at time 105</text:p>
      <text:p text:style-name="P14">Start scheduling &amp; delivering restock to HD 3 at time 105</text:p>
      <text:p text:style-name="P14">HD 16 Inventory level is 157 at time 105</text:p>
      <text:p text:style-name="P14">HD 14 completed re-stocking, resuming w. I(t) = 200 at time 106</text:p>
      <text:p text:style-name="P14">HD 15 Inventory level is 163 at time 106</text:p>
      <text:p text:style-name="P14">HD 7 Inventory level is 74 at time 106</text:p>
      <text:p text:style-name="P14">HD 4 Inventory level is 29 at time 106</text:p>
      <text:p text:style-name="P14">!! HD 4 is interrupting warehouse w at time 106</text:p>
      <text:p text:style-name="P14">HD 14 Inventory level is 173 at time 106</text:p>
      <text:p text:style-name="P14">HD 11 Inventory level is 162 at time 106</text:p>
      <text:p text:style-name="P14">HD 12 Inventory level is 73 at time 106</text:p>
      <text:p text:style-name="P14">HD 6 Inventory level is 58 at time 106</text:p>
      <text:p text:style-name="P14">HD 8 Inventory level is 137 at time 106</text:p>
      <text:p text:style-name="P14">Start scheduling &amp; delivering restock to HD 4 at time 106</text:p>
      <text:p text:style-name="P14">HD 9 completed re-stocking, resuming w. I(t) = 200 at time 107</text:p>
      <text:p text:style-name="P14">HD 1 Inventory level is 19 at time 107</text:p>
      <text:p text:style-name="P14">HD 2 Inventory level is 73 at time 107</text:p>
      <text:p text:style-name="P14">HD 3 Inventory level is 8 at time 107</text:p>
      <text:p text:style-name="P14">HD 10 Inventory level is 120 at time 107</text:p>
      <text:p text:style-name="P14">HD 5 Inventory level is 133 at time 107</text:p>
      <text:p text:style-name="P14">HD 17 Inventory level is 67 at time 107</text:p>
      <text:p text:style-name="P14">HD 13 Inventory level is 57 at time 107</text:p>
      <text:p text:style-name="P14">HD 16 Inventory level is 147 at time 107</text:p>
      <text:p text:style-name="P14">HD 7 Inventory level is 30 at time 107</text:p>
      <text:p text:style-name="P14">!! HD 7 is interrupting warehouse w at time 107</text:p>
      <text:p text:style-name="P14">Stockout occurred for HD 4 at time 107</text:p>
      <text:p text:style-name="P14">HD 8 Inventory level is 109 at time 107</text:p>
      <text:p text:style-name="P14">Start scheduling &amp; delivering restock to HD 7 at time 107</text:p>
      <text:p text:style-name="P14">HD 9 Inventory level is 155 at time 107</text:p>
      <text:p text:style-name="P14">RPT :: The HDKs with pending restocks at time 108 :: ['HD1', 'HD3', 'HD4', 'HD7']</text:p>
      <text:p text:style-name="P14">HD 1 completed re-stocking, resuming w. I(t) = 200 at time 108</text:p>
      <text:p text:style-name="P14">HD 3 completed re-stocking, resuming w. I(t) = 200 at time 108</text:p>
      <text:p text:style-name="P14">HD 15 Inventory level is 126 at time 108</text:p>
      <text:p text:style-name="P14">HD 14 Inventory level is 162 at time 108</text:p>
      <text:p text:style-name="P14"><text:soft-page-break/>HD 11 Inventory level is 145 at time 108</text:p>
      <text:p text:style-name="P14">HD 12 Inventory level is 49 at time 108</text:p>
      <text:p text:style-name="P14">!! HD 12 is interrupting warehouse w at time 108</text:p>
      <text:p text:style-name="P14">HD 6 Inventory level is 17 at time 108</text:p>
      <text:p text:style-name="P14">!! HD 6 is interrupting warehouse w at time 108</text:p>
      <text:p text:style-name="P14">HD 5 Inventory level is 117 at time 108</text:p>
      <text:p text:style-name="P14">HD 16 Inventory level is 120 at time 108</text:p>
      <text:p text:style-name="P14">Start scheduling &amp; delivering restock to HD 6 at time 108</text:p>
      <text:p text:style-name="P14">Start scheduling &amp; delivering restock to HD 12 at time 108</text:p>
      <text:p text:style-name="P14">HD 9 Inventory level is 120 at time 108</text:p>
      <text:p text:style-name="P14">HD 4 completed re-stocking, resuming w. I(t) = 200 at time 109</text:p>
      <text:p text:style-name="P14">HD 1 Inventory level is 188 at time 109</text:p>
      <text:p text:style-name="P14">HD 2 Inventory level is 56 at time 109</text:p>
      <text:p text:style-name="P14">HD 3 Inventory level is 178 at time 109</text:p>
      <text:p text:style-name="P14">HD 10 Inventory level is 77 at time 109</text:p>
      <text:p text:style-name="P14">HD 17 Inventory level is 54 at time 109</text:p>
      <text:p text:style-name="P14">HD 13 Inventory level is 22 at time 109</text:p>
      <text:p text:style-name="P14">!! HD 13 is interrupting warehouse w at time 109</text:p>
      <text:p text:style-name="P14">HD 7 Inventory level is 18 at time 109</text:p>
      <text:p text:style-name="P14">HD 8 Inventory level is 80 at time 109</text:p>
      <text:p text:style-name="P14">HD 14 Inventory level is 146 at time 109</text:p>
      <text:p text:style-name="P14">HD 11 Inventory level is 112 at time 109</text:p>
      <text:p text:style-name="P14">Stockout occurred for HD 6 at time 109</text:p>
      <text:p text:style-name="P14">HD 5 Inventory level is 85 at time 109</text:p>
      <text:p text:style-name="P14">Start scheduling &amp; delivering restock to HD 13 at time 109</text:p>
      <text:p text:style-name="P14">HD 4 Inventory level is 169 at time 109</text:p>
      <text:p text:style-name="P14">HD 7 completed re-stocking, resuming w. I(t) = 200 at time 110</text:p>
      <text:p text:style-name="P14">HD 15 Inventory level is 91 at time 110</text:p>
      <text:p text:style-name="P14">HD 12 Inventory level is 21 at time 110</text:p>
      <text:p text:style-name="P14">HD 16 Inventory level is 96 at time 110</text:p>
      <text:p text:style-name="P14">HD 9 Inventory level is 94 at time 110</text:p>
      <text:p text:style-name="P14">HD 1 Inventory level is 169 at time 110</text:p>
      <text:p text:style-name="P14">HD 10 Inventory level is 34 at time 110</text:p>
      <text:p text:style-name="P14">!! HD 10 is interrupting warehouse w at time 110</text:p>
      <text:p text:style-name="P14">HD 14 Inventory level is 105 at time 110</text:p>
      <text:p text:style-name="P14">HD 11 Inventory level is 77 at time 110</text:p>
      <text:p text:style-name="P14"><text:soft-page-break/>Start scheduling &amp; delivering restock to HD 10 at time 110</text:p>
      <text:p text:style-name="P14">HD 6 completed re-stocking, resuming w. I(t) = 200 at time 111</text:p>
      <text:p text:style-name="P14">HD 12 completed re-stocking, resuming w. I(t) = 200 at time 111</text:p>
      <text:p text:style-name="P14">HD 2 Inventory level is 27 at time 111</text:p>
      <text:p text:style-name="P14">!! HD 2 is interrupting warehouse w at time 111</text:p>
      <text:p text:style-name="P14">HD 3 Inventory level is 135 at time 111</text:p>
      <text:p text:style-name="P14">HD 17 Inventory level is 38 at time 111</text:p>
      <text:p text:style-name="P14">!! HD 17 is interrupting warehouse w at time 111</text:p>
      <text:p text:style-name="P14">HD 13 Inventory level is 12 at time 111</text:p>
      <text:p text:style-name="P14">HD 7 Inventory level is 175 at time 111</text:p>
      <text:p text:style-name="P14">HD 8 Inventory level is 70 at time 111</text:p>
      <text:p text:style-name="P14">HD 5 Inventory level is 49 at time 111</text:p>
      <text:p text:style-name="P14">!! HD 5 is interrupting warehouse w at time 111</text:p>
      <text:p text:style-name="P14">HD 4 Inventory level is 145 at time 111</text:p>
      <text:p text:style-name="P14">HD 15 Inventory level is 74 at time 111</text:p>
      <text:p text:style-name="P14">HD 12 Inventory level is 159 at time 111</text:p>
      <text:p text:style-name="P14">HD 16 Inventory level is 76 at time 111</text:p>
      <text:p text:style-name="P14">HD 9 Inventory level is 70 at time 111</text:p>
      <text:p text:style-name="P14">Stockout occurred for HD 10 at time 111</text:p>
      <text:p text:style-name="P14">HD 14 Inventory level is 85 at time 111</text:p>
      <text:p text:style-name="P14">HD 11 Inventory level is 57 at time 111</text:p>
      <text:p text:style-name="P14">Start scheduling &amp; delivering restock to HD 2 at time 111</text:p>
      <text:p text:style-name="P14">Start scheduling &amp; delivering restock to HD 5 at time 111</text:p>
      <text:p text:style-name="P14">Start scheduling &amp; delivering restock to HD 17 at time 111</text:p>
      <text:p text:style-name="P14">HD 6 Inventory level is 157 at time 111</text:p>
      <text:p text:style-name="P14">RPT :: The HDKs with pending restocks at time 112 :: ['HD13', 'HD10', 'HD2', 'HD5', 'HD17']</text:p>
      <text:p text:style-name="P14">HD 13 completed re-stocking, resuming w. I(t) = 200 at time 112</text:p>
      <text:p text:style-name="P14">HD 1 Inventory level is 137 at time 112</text:p>
      <text:p text:style-name="P14">HD 2 Inventory level is 2 at time 112</text:p>
      <text:p text:style-name="P14">HD 4 Inventory level is 125 at time 112</text:p>
      <text:p text:style-name="P14">HD 15 Inventory level is 47 at time 112</text:p>
      <text:p text:style-name="P14">!! HD 15 is interrupting warehouse w at time 112</text:p>
      <text:p text:style-name="P14">HD 16 Inventory level is 38 at time 112</text:p>
      <text:p text:style-name="P14">!! HD 16 is interrupting warehouse w at time 112</text:p>
      <text:p text:style-name="P14">HD 14 Inventory level is 61 at time 112</text:p>
      <text:p text:style-name="P14">Start scheduling &amp; delivering restock to HD 15 at time 112</text:p>
      <text:p text:style-name="P14"><text:soft-page-break/>Start scheduling &amp; delivering restock to HD 16 at time 112</text:p>
      <text:p text:style-name="P14">HD 6 Inventory level is 119 at time 112</text:p>
      <text:p text:style-name="P14">HD 10 completed re-stocking, resuming w. I(t) = 200 at time 113</text:p>
      <text:p text:style-name="P14">HD 3 Inventory level is 113 at time 113</text:p>
      <text:p text:style-name="P14">HD 17 Inventory level is 26 at time 113</text:p>
      <text:p text:style-name="P14">HD 13 Inventory level is 177 at time 113</text:p>
      <text:p text:style-name="P14">HD 7 Inventory level is 158 at time 113</text:p>
      <text:p text:style-name="P14">HD 8 Inventory level is 33 at time 113</text:p>
      <text:p text:style-name="P14">!! HD 8 is interrupting warehouse w at time 113</text:p>
      <text:p text:style-name="P14">HD 5 Inventory level is 28 at time 113</text:p>
      <text:p text:style-name="P14">HD 12 Inventory level is 128 at time 113</text:p>
      <text:p text:style-name="P14">HD 9 Inventory level is 35 at time 113</text:p>
      <text:p text:style-name="P14">!! HD 9 is interrupting warehouse w at time 113</text:p>
      <text:p text:style-name="P14">HD 11 Inventory level is 21 at time 113</text:p>
      <text:p text:style-name="P14">!! HD 11 is interrupting warehouse w at time 113</text:p>
      <text:p text:style-name="P14">HD 4 Inventory level is 112 at time 113</text:p>
      <text:p text:style-name="P14">HD 15 Inventory level is 26 at time 113</text:p>
      <text:p text:style-name="P14">HD 16 Inventory level is 3 at time 113</text:p>
      <text:p text:style-name="P14">HD 14 Inventory level is 19 at time 113</text:p>
      <text:p text:style-name="P14">!! HD 14 is interrupting warehouse w at time 113</text:p>
      <text:p text:style-name="P14">Start scheduling &amp; delivering restock to HD 8 at time 113</text:p>
      <text:p text:style-name="P14">Start scheduling &amp; delivering restock to HD 9 at time 113</text:p>
      <text:p text:style-name="P14">Start scheduling &amp; delivering restock to HD 11 at time 113</text:p>
      <text:p text:style-name="P14">Start scheduling &amp; delivering restock to HD 14 at time 113</text:p>
      <text:p text:style-name="P14">HD 6 Inventory level is 99 at time 113</text:p>
      <text:p text:style-name="P14">HD 10 Inventory level is 163 at time 113</text:p>
      <text:p text:style-name="P14">HD 2 completed re-stocking, resuming w. I(t) = 200 at time 114</text:p>
      <text:p text:style-name="P14">HD 5 completed re-stocking, resuming w. I(t) = 200 at time 114</text:p>
      <text:p text:style-name="P14">HD 17 completed re-stocking, resuming w. I(t) = 200 at time 114</text:p>
      <text:p text:style-name="P14">HD 1 Inventory level is 116 at time 114</text:p>
      <text:p text:style-name="P14">HD 2 Inventory level is 167 at time 114</text:p>
      <text:p text:style-name="P14">HD 3 Inventory level is 95 at time 114</text:p>
      <text:p text:style-name="P14">HD 17 Inventory level is 159 at time 114</text:p>
      <text:p text:style-name="P14">HD 13 Inventory level is 142 at time 114</text:p>
      <text:p text:style-name="P14">HD 7 Inventory level is 129 at time 114</text:p>
      <text:p text:style-name="P14">HD 9 Inventory level is 7 at time 114</text:p>
      <text:p text:style-name="P14"><text:soft-page-break/>Stockout occurred for HD 16 at time 114</text:p>
      <text:p text:style-name="P14">HD 6 Inventory level is 73 at time 114</text:p>
      <text:p text:style-name="P14">HD 10 Inventory level is 121 at time 114</text:p>
      <text:p text:style-name="P14">HD 15 completed re-stocking, resuming w. I(t) = 200 at time 115</text:p>
      <text:p text:style-name="P14">HD 16 completed re-stocking, resuming w. I(t) = 200 at time 115</text:p>
      <text:p text:style-name="P14">Stockout occurred for HD 8 at time 115</text:p>
      <text:p text:style-name="P14">HD 5 Inventory level is 177 at time 115</text:p>
      <text:p text:style-name="P14">HD 12 Inventory level is 87 at time 115</text:p>
      <text:p text:style-name="P14">HD 11 Inventory level is 8 at time 115</text:p>
      <text:p text:style-name="P14">HD 4 Inventory level is 74 at time 115</text:p>
      <text:p text:style-name="P14">HD 15 Inventory level is 189 at time 115</text:p>
      <text:p text:style-name="P14">Stockout occurred for HD 14 at time 115</text:p>
      <text:p text:style-name="P14">HD 17 Inventory level is 115 at time 115</text:p>
      <text:p text:style-name="P14">HD 7 Inventory level is 107 at time 115</text:p>
      <text:p text:style-name="P14">Stockout occurred for HD 9 at time 115</text:p>
      <text:p text:style-name="P14">HD 16 Inventory level is 184 at time 115</text:p>
      <text:p text:style-name="P14">RPT :: The HDKs with pending restocks at time 116 :: ['HD8', 'HD9', 'HD11', 'HD14']</text:p>
      <text:p text:style-name="P14">HD 8 completed re-stocking, resuming w. I(t) = 200 at time 116</text:p>
      <text:p text:style-name="P14">HD 9 completed re-stocking, resuming w. I(t) = 200 at time 116</text:p>
      <text:p text:style-name="P14">HD 11 completed re-stocking, resuming w. I(t) = 200 at time 116</text:p>
      <text:p text:style-name="P14">HD 14 completed re-stocking, resuming w. I(t) = 200 at time 116</text:p>
      <text:p text:style-name="P14">HD 1 Inventory level is 81 at time 116</text:p>
      <text:p text:style-name="P14">HD 2 Inventory level is 130 at time 116</text:p>
      <text:p text:style-name="P14">HD 3 Inventory level is 73 at time 116</text:p>
      <text:p text:style-name="P14">HD 13 Inventory level is 124 at time 116</text:p>
      <text:p text:style-name="P14">HD 6 Inventory level is 46 at time 116</text:p>
      <text:p text:style-name="P14">!! HD 6 is interrupting warehouse w at time 116</text:p>
      <text:p text:style-name="P14">HD 10 Inventory level is 111 at time 116</text:p>
      <text:p text:style-name="P14">HD 5 Inventory level is 146 at time 116</text:p>
      <text:p text:style-name="P14">HD 12 Inventory level is 53 at time 116</text:p>
      <text:p text:style-name="P14">HD 11 Inventory level is 179 at time 116</text:p>
      <text:p text:style-name="P14">HD 4 Inventory level is 59 at time 116</text:p>
      <text:p text:style-name="P14">HD 15 Inventory level is 152 at time 116</text:p>
      <text:p text:style-name="P14">HD 17 Inventory level is 99 at time 116</text:p>
      <text:p text:style-name="P14">HD 7 Inventory level is 91 at time 116</text:p>
      <text:p text:style-name="P14">Start scheduling &amp; delivering restock to HD 6 at time 116</text:p>
      <text:p text:style-name="P14"><text:soft-page-break/>HD 16 Inventory level is 172 at time 116</text:p>
      <text:p text:style-name="P14">HD 8 Inventory level is 157 at time 116</text:p>
      <text:p text:style-name="P14">HD 9 Inventory level is 173 at time 116</text:p>
      <text:p text:style-name="P14">HD 14 Inventory level is 164 at time 116</text:p>
      <text:p text:style-name="P14">HD 1 Inventory level is 52 at time 117</text:p>
      <text:p text:style-name="P14">HD 2 Inventory level is 107 at time 117</text:p>
      <text:p text:style-name="P14">HD 13 Inventory level is 84 at time 117</text:p>
      <text:p text:style-name="P14">HD 6 Inventory level is 5 at time 117</text:p>
      <text:p text:style-name="P14">HD 10 Inventory level is 87 at time 117</text:p>
      <text:p text:style-name="P14">HD 12 Inventory level is 39 at time 117</text:p>
      <text:p text:style-name="P14">!! HD 12 is interrupting warehouse w at time 117</text:p>
      <text:p text:style-name="P14">HD 17 Inventory level is 68 at time 117</text:p>
      <text:p text:style-name="P14">HD 7 Inventory level is 47 at time 117</text:p>
      <text:p text:style-name="P14">!! HD 7 is interrupting warehouse w at time 117</text:p>
      <text:p text:style-name="P14">Start scheduling &amp; delivering restock to HD 7 at time 117</text:p>
      <text:p text:style-name="P14">Start scheduling &amp; delivering restock to HD 12 at time 117</text:p>
      <text:p text:style-name="P14">HD 16 Inventory level is 132 at time 117</text:p>
      <text:p text:style-name="P14">HD 9 Inventory level is 158 at time 117</text:p>
      <text:p text:style-name="P14">HD 14 Inventory level is 152 at time 117</text:p>
      <text:p text:style-name="P14">HD 3 Inventory level is 59 at time 118</text:p>
      <text:p text:style-name="P14">HD 5 Inventory level is 136 at time 118</text:p>
      <text:p text:style-name="P14">HD 11 Inventory level is 144 at time 118</text:p>
      <text:p text:style-name="P14">HD 4 Inventory level is 22 at time 118</text:p>
      <text:p text:style-name="P14">!! HD 4 is interrupting warehouse w at time 118</text:p>
      <text:p text:style-name="P14">HD 15 Inventory level is 135 at time 118</text:p>
      <text:p text:style-name="P14">HD 8 Inventory level is 133 at time 118</text:p>
      <text:p text:style-name="P14">Stockout occurred for HD 6 at time 118</text:p>
      <text:p text:style-name="P14">HD 12 Inventory level is 16 at time 118</text:p>
      <text:p text:style-name="P14">HD 17 Inventory level is 23 at time 118</text:p>
      <text:p text:style-name="P14">!! HD 17 is interrupting warehouse w at time 118</text:p>
      <text:p text:style-name="P14">HD 7 Inventory level is 4 at time 118</text:p>
      <text:p text:style-name="P14">Start scheduling &amp; delivering restock to HD 4 at time 118</text:p>
      <text:p text:style-name="P14">Start scheduling &amp; delivering restock to HD 17 at time 118</text:p>
      <text:p text:style-name="P14">HD 16 Inventory level is 107 at time 118</text:p>
      <text:p text:style-name="P14">HD 9 Inventory level is 146 at time 118</text:p>
      <text:p text:style-name="P14">HD 6 completed re-stocking, resuming w. I(t) = 200 at time 119</text:p>
      <text:p text:style-name="P14"><text:soft-page-break/>HD 1 Inventory level is 42 at time 119</text:p>
      <text:p text:style-name="P14">!! HD 1 is interrupting warehouse w at time 119</text:p>
      <text:p text:style-name="P14">HD 2 Inventory level is 94 at time 119</text:p>
      <text:p text:style-name="P14">HD 13 Inventory level is 72 at time 119</text:p>
      <text:p text:style-name="P14">HD 10 Inventory level is 56 at time 119</text:p>
      <text:p text:style-name="P14">HD 14 Inventory level is 128 at time 119</text:p>
      <text:p text:style-name="P14">HD 11 Inventory level is 131 at time 119</text:p>
      <text:p text:style-name="P14">Stockout occurred for HD 4 at time 119</text:p>
      <text:p text:style-name="P14">HD 8 Inventory level is 96 at time 119</text:p>
      <text:p text:style-name="P14">Stockout occurred for HD 17 at time 119</text:p>
      <text:p text:style-name="P14">Start scheduling &amp; delivering restock to HD 1 at time 119</text:p>
      <text:p text:style-name="P14">HD 16 Inventory level is 65 at time 119</text:p>
      <text:p text:style-name="P14">HD 6 Inventory level is 164 at time 119</text:p>
      <text:p text:style-name="P14">RPT :: The HDKs with pending restocks at time 120 :: ['HD7', 'HD12', 'HD4', 'HD17', 'HD1']</text:p>
      <text:p text:style-name="P14">HD 7 completed re-stocking, resuming w. I(t) = 200 at time 120</text:p>
      <text:p text:style-name="P14">HD 12 completed re-stocking, resuming w. I(t) = 200 at time 120</text:p>
      <text:p text:style-name="P14">HD 3 Inventory level is 27 at time 120</text:p>
      <text:p text:style-name="P14">!! HD 3 is interrupting warehouse w at time 120</text:p>
      <text:p text:style-name="P14">HD 5 Inventory level is 114 at time 120</text:p>
      <text:p text:style-name="P14">HD 15 Inventory level is 116 at time 120</text:p>
      <text:p text:style-name="P14">HD 12 Inventory level is 158 at time 120</text:p>
      <text:p text:style-name="P14">HD 7 Inventory level is 186 at time 120</text:p>
      <text:p text:style-name="P14">HD 9 Inventory level is 111 at time 120</text:p>
      <text:p text:style-name="P14">HD 13 Inventory level is 36 at time 120</text:p>
      <text:p text:style-name="P14">!! HD 13 is interrupting warehouse w at time 120</text:p>
      <text:p text:style-name="P14">HD 10 Inventory level is 42 at time 120</text:p>
      <text:p text:style-name="P14">!! HD 10 is interrupting warehouse w at time 120</text:p>
      <text:p text:style-name="P14">HD 11 Inventory level is 114 at time 120</text:p>
      <text:p text:style-name="P14">HD 8 Inventory level is 65 at time 120</text:p>
      <text:p text:style-name="P14">Start scheduling &amp; delivering restock to HD 3 at time 120</text:p>
      <text:p text:style-name="P14">Start scheduling &amp; delivering restock to HD 10 at time 120</text:p>
      <text:p text:style-name="P14">Start scheduling &amp; delivering restock to HD 13 at time 120</text:p>
      <text:p text:style-name="P14">HD 16 Inventory level is 49 at time 120</text:p>
      <text:p text:style-name="P14">!! HD 16 is interrupting warehouse w at time 120</text:p>
      <text:p text:style-name="P14">HD 4 completed re-stocking, resuming w. I(t) = 200 at time 121</text:p>
      <text:p text:style-name="P14">HD 17 completed re-stocking, resuming w. I(t) = 200 at time 121</text:p>
      <text:p text:style-name="P14"><text:soft-page-break/>HD 1 Inventory level is 20 at time 121</text:p>
      <text:p text:style-name="P14">HD 2 Inventory level is 72 at time 121</text:p>
      <text:p text:style-name="P14">HD 14 Inventory level is 100 at time 121</text:p>
      <text:p text:style-name="P14">HD 6 Inventory level is 152 at time 121</text:p>
      <text:p text:style-name="P14">Stockout occurred for HD 3 at time 121</text:p>
      <text:p text:style-name="P14">HD 12 Inventory level is 148 at time 121</text:p>
      <text:p text:style-name="P14">HD 7 Inventory level is 158 at time 121</text:p>
      <text:p text:style-name="P14">HD 13 Inventory level is 16 at time 121</text:p>
      <text:p text:style-name="P14">Start scheduling &amp; delivering restock to HD 16 at time 121</text:p>
      <text:p text:style-name="P14">HD 4 Inventory level is 166 at time 121</text:p>
      <text:p text:style-name="P14">HD 17 Inventory level is 162 at time 121</text:p>
      <text:p text:style-name="P14">HD 1 completed re-stocking, resuming w. I(t) = 200 at time 122</text:p>
      <text:p text:style-name="P14">HD 5 Inventory level is 103 at time 122</text:p>
      <text:p text:style-name="P14">HD 15 Inventory level is 87 at time 122</text:p>
      <text:p text:style-name="P14">HD 9 Inventory level is 73 at time 122</text:p>
      <text:p text:style-name="P14">HD 10 Inventory level is 32 at time 122</text:p>
      <text:p text:style-name="P14">HD 11 Inventory level is 80 at time 122</text:p>
      <text:p text:style-name="P14">HD 8 Inventory level is 25 at time 122</text:p>
      <text:p text:style-name="P14">!! HD 8 is interrupting warehouse w at time 122</text:p>
      <text:p text:style-name="P14">HD 16 Inventory level is 25 at time 122</text:p>
      <text:p text:style-name="P14">HD 2 Inventory level is 42 at time 122</text:p>
      <text:p text:style-name="P14">!! HD 2 is interrupting warehouse w at time 122</text:p>
      <text:p text:style-name="P14">HD 14 Inventory level is 68 at time 122</text:p>
      <text:p text:style-name="P14">HD 6 Inventory level is 136 at time 122</text:p>
      <text:p text:style-name="P14">HD 12 Inventory level is 111 at time 122</text:p>
      <text:p text:style-name="P14">HD 7 Inventory level is 137 at time 122</text:p>
      <text:p text:style-name="P14">Stockout occurred for HD 13 at time 122</text:p>
      <text:p text:style-name="P14">Start scheduling &amp; delivering restock to HD 2 at time 122</text:p>
      <text:p text:style-name="P14">Start scheduling &amp; delivering restock to HD 8 at time 122</text:p>
      <text:p text:style-name="P14">HD 4 Inventory level is 147 at time 122</text:p>
      <text:p text:style-name="P14">HD 3 completed re-stocking, resuming w. I(t) = 200 at time 123</text:p>
      <text:p text:style-name="P14">HD 10 completed re-stocking, resuming w. I(t) = 200 at time 123</text:p>
      <text:p text:style-name="P14">HD 13 completed re-stocking, resuming w. I(t) = 200 at time 123</text:p>
      <text:p text:style-name="P14">HD 1 Inventory level is 177 at time 123</text:p>
      <text:p text:style-name="P14">HD 17 Inventory level is 127 at time 123</text:p>
      <text:p text:style-name="P14">HD 5 Inventory level is 59 at time 123</text:p>
      <text:p text:style-name="P14"><text:soft-page-break/>HD 15 Inventory level is 43 at time 123</text:p>
      <text:p text:style-name="P14">!! HD 15 is interrupting warehouse w at time 123</text:p>
      <text:p text:style-name="P14">HD 11 Inventory level is 63 at time 123</text:p>
      <text:p text:style-name="P14">HD 8 Inventory level is 10 at time 123</text:p>
      <text:p text:style-name="P14">HD 2 Inventory level is 27 at time 123</text:p>
      <text:p text:style-name="P14">HD 6 Inventory level is 111 at time 123</text:p>
      <text:p text:style-name="P14">HD 12 Inventory level is 76 at time 123</text:p>
      <text:p text:style-name="P14">Start scheduling &amp; delivering restock to HD 15 at time 123</text:p>
      <text:p text:style-name="P14">HD 3 Inventory level is 167 at time 123</text:p>
      <text:p text:style-name="P14">HD 13 Inventory level is 156 at time 123</text:p>
      <text:p text:style-name="P14">RPT :: The HDKs with pending restocks at time 124 :: ['HD16', 'HD2', 'HD8', 'HD15']</text:p>
      <text:p text:style-name="P14">HD 16 completed re-stocking, resuming w. I(t) = 200 at time 124</text:p>
      <text:p text:style-name="P14">HD 9 Inventory level is 34 at time 124</text:p>
      <text:p text:style-name="P14">!! HD 9 is interrupting warehouse w at time 124</text:p>
      <text:p text:style-name="P14">HD 10 Inventory level is 188 at time 124</text:p>
      <text:p text:style-name="P14">HD 16 Inventory level is 160 at time 124</text:p>
      <text:p text:style-name="P14">HD 14 Inventory level is 31 at time 124</text:p>
      <text:p text:style-name="P14">!! HD 14 is interrupting warehouse w at time 124</text:p>
      <text:p text:style-name="P14">HD 7 Inventory level is 123 at time 124</text:p>
      <text:p text:style-name="P14">HD 4 Inventory level is 120 at time 124</text:p>
      <text:p text:style-name="P14">Stockout occurred for HD 8 at time 124</text:p>
      <text:p text:style-name="P14">Start scheduling &amp; delivering restock to HD 9 at time 124</text:p>
      <text:p text:style-name="P14">Start scheduling &amp; delivering restock to HD 14 at time 124</text:p>
      <text:p text:style-name="P14">HD 2 completed re-stocking, resuming w. I(t) = 200 at time 125</text:p>
      <text:p text:style-name="P14">HD 8 completed re-stocking, resuming w. I(t) = 200 at time 125</text:p>
      <text:p text:style-name="P14">HD 1 Inventory level is 139 at time 125</text:p>
      <text:p text:style-name="P14">HD 17 Inventory level is 97 at time 125</text:p>
      <text:p text:style-name="P14">HD 5 Inventory level is 46 at time 125</text:p>
      <text:p text:style-name="P14">!! HD 5 is interrupting warehouse w at time 125</text:p>
      <text:p text:style-name="P14">HD 15 Inventory level is 19 at time 125</text:p>
      <text:p text:style-name="P14">HD 11 Inventory level is 29 at time 125</text:p>
      <text:p text:style-name="P14">!! HD 11 is interrupting warehouse w at time 125</text:p>
      <text:p text:style-name="P14">HD 2 Inventory level is 157 at time 125</text:p>
      <text:p text:style-name="P14">HD 6 Inventory level is 86 at time 125</text:p>
      <text:p text:style-name="P14">HD 12 Inventory level is 54 at time 125</text:p>
      <text:p text:style-name="P14">HD 3 Inventory level is 134 at time 125</text:p>
      <text:p text:style-name="P14"><text:soft-page-break/>HD 13 Inventory level is 120 at time 125</text:p>
      <text:p text:style-name="P14">Stockout occurred for HD 9 at time 125</text:p>
      <text:p text:style-name="P14">HD 10 Inventory level is 152 at time 125</text:p>
      <text:p text:style-name="P14">HD 7 Inventory level is 111 at time 125</text:p>
      <text:p text:style-name="P14">Start scheduling &amp; delivering restock to HD 5 at time 125</text:p>
      <text:p text:style-name="P14">Start scheduling &amp; delivering restock to HD 11 at time 125</text:p>
      <text:p text:style-name="P14">HD 8 Inventory level is 166 at time 125</text:p>
      <text:p text:style-name="P14">HD 15 completed re-stocking, resuming w. I(t) = 200 at time 126</text:p>
      <text:p text:style-name="P14">HD 16 Inventory level is 141 at time 126</text:p>
      <text:p text:style-name="P14">Stockout occurred for HD 14 at time 126</text:p>
      <text:p text:style-name="P14">HD 4 Inventory level is 101 at time 126</text:p>
      <text:p text:style-name="P14">HD 1 Inventory level is 115 at time 126</text:p>
      <text:p text:style-name="P14">HD 5 Inventory level is 12 at time 126</text:p>
      <text:p text:style-name="P14">HD 15 Inventory level is 161 at time 126</text:p>
      <text:p text:style-name="P14">HD 11 Inventory level is 9 at time 126</text:p>
      <text:p text:style-name="P14">HD 6 Inventory level is 50 at time 126</text:p>
      <text:p text:style-name="P14">HD 12 Inventory level is 18 at time 126</text:p>
      <text:p text:style-name="P14">!! HD 12 is interrupting warehouse w at time 126</text:p>
      <text:p text:style-name="P14">HD 3 Inventory level is 105 at time 126</text:p>
      <text:p text:style-name="P14">HD 7 Inventory level is 84 at time 126</text:p>
      <text:p text:style-name="P14">Start scheduling &amp; delivering restock to HD 12 at time 126</text:p>
      <text:p text:style-name="P14">HD 8 Inventory level is 126 at time 126</text:p>
      <text:p text:style-name="P14">HD 9 completed re-stocking, resuming w. I(t) = 200 at time 127</text:p>
      <text:p text:style-name="P14">HD 14 completed re-stocking, resuming w. I(t) = 200 at time 127</text:p>
      <text:p text:style-name="P14">HD 17 Inventory level is 72 at time 127</text:p>
      <text:p text:style-name="P14">HD 2 Inventory level is 128 at time 127</text:p>
      <text:p text:style-name="P14">HD 13 Inventory level is 100 at time 127</text:p>
      <text:p text:style-name="P14">HD 10 Inventory level is 123 at time 127</text:p>
      <text:p text:style-name="P14">HD 4 Inventory level is 58 at time 127</text:p>
      <text:p text:style-name="P14">HD 1 Inventory level is 72 at time 127</text:p>
      <text:p text:style-name="P14">Stockout occurred for HD 5 at time 127</text:p>
      <text:p text:style-name="P14">HD 15 Inventory level is 147 at time 127</text:p>
      <text:p text:style-name="P14">Stockout occurred for HD 11 at time 127</text:p>
      <text:p text:style-name="P14">HD 9 Inventory level is 157 at time 127</text:p>
      <text:p text:style-name="P14">HD 14 Inventory level is 161 at time 127</text:p>
      <text:p text:style-name="P14">RPT :: The HDKs with pending restocks at time 128 :: ['HD5', 'HD11', 'HD12']</text:p>
      <text:p text:style-name="P14"><text:soft-page-break/>HD 5 completed re-stocking, resuming w. I(t) = 200 at time 128</text:p>
      <text:p text:style-name="P14">HD 11 completed re-stocking, resuming w. I(t) = 200 at time 128</text:p>
      <text:p text:style-name="P14">HD 16 Inventory level is 100 at time 128</text:p>
      <text:p text:style-name="P14">HD 6 Inventory level is 35 at time 128</text:p>
      <text:p text:style-name="P14">!! HD 6 is interrupting warehouse w at time 128</text:p>
      <text:p text:style-name="P14">Stockout occurred for HD 12 at time 128</text:p>
      <text:p text:style-name="P14">HD 3 Inventory level is 93 at time 128</text:p>
      <text:p text:style-name="P14">HD 7 Inventory level is 68 at time 128</text:p>
      <text:p text:style-name="P14">HD 8 Inventory level is 111 at time 128</text:p>
      <text:p text:style-name="P14">HD 2 Inventory level is 116 at time 128</text:p>
      <text:p text:style-name="P14">HD 1 Inventory level is 38 at time 128</text:p>
      <text:p text:style-name="P14">!! HD 1 is interrupting warehouse w at time 128</text:p>
      <text:p text:style-name="P14">Start scheduling &amp; delivering restock to HD 1 at time 128</text:p>
      <text:p text:style-name="P14">Start scheduling &amp; delivering restock to HD 6 at time 128</text:p>
      <text:p text:style-name="P14">HD 9 Inventory level is 135 at time 128</text:p>
      <text:p text:style-name="P14">HD 14 Inventory level is 116 at time 128</text:p>
      <text:p text:style-name="P14">HD 5 Inventory level is 160 at time 128</text:p>
      <text:p text:style-name="P14">HD 11 Inventory level is 158 at time 128</text:p>
      <text:p text:style-name="P14">HD 12 completed re-stocking, resuming w. I(t) = 200 at time 129</text:p>
      <text:p text:style-name="P14">HD 17 Inventory level is 30 at time 129</text:p>
      <text:p text:style-name="P14">!! HD 17 is interrupting warehouse w at time 129</text:p>
      <text:p text:style-name="P14">HD 13 Inventory level is 83 at time 129</text:p>
      <text:p text:style-name="P14">HD 10 Inventory level is 100 at time 129</text:p>
      <text:p text:style-name="P14">HD 4 Inventory level is 26 at time 129</text:p>
      <text:p text:style-name="P14">!! HD 4 is interrupting warehouse w at time 129</text:p>
      <text:p text:style-name="P14">HD 15 Inventory level is 124 at time 129</text:p>
      <text:p text:style-name="P14">HD 3 Inventory level is 60 at time 129</text:p>
      <text:p text:style-name="P14">HD 8 Inventory level is 93 at time 129</text:p>
      <text:p text:style-name="P14">Start scheduling &amp; delivering restock to HD 4 at time 129</text:p>
      <text:p text:style-name="P14">Start scheduling &amp; delivering restock to HD 17 at time 129</text:p>
      <text:p text:style-name="P14">HD 14 Inventory level is 73 at time 129</text:p>
      <text:p text:style-name="P14">HD 5 Inventory level is 119 at time 129</text:p>
      <text:p text:style-name="P14">HD 11 Inventory level is 142 at time 129</text:p>
      <text:p text:style-name="P14">HD 12 Inventory level is 163 at time 129</text:p>
      <text:p text:style-name="P14">HD 16 Inventory level is 61 at time 130</text:p>
      <text:p text:style-name="P14">Stockout occurred for HD 6 at time 130</text:p>
      <text:p text:style-name="P14"><text:soft-page-break/>HD 7 Inventory level is 34 at time 130</text:p>
      <text:p text:style-name="P14">!! HD 7 is interrupting warehouse w at time 130</text:p>
      <text:p text:style-name="P14">HD 2 Inventory level is 84 at time 130</text:p>
      <text:p text:style-name="P14">HD 1 Inventory level is 0 at time 130</text:p>
      <text:p text:style-name="P14">HD 9 Inventory level is 121 at time 130</text:p>
      <text:p text:style-name="P14">HD 10 Inventory level is 81 at time 130</text:p>
      <text:p text:style-name="P14">HD 4 Inventory level is 1 at time 130</text:p>
      <text:p text:style-name="P14">HD 3 Inventory level is 46 at time 130</text:p>
      <text:p text:style-name="P14">!! HD 3 is interrupting warehouse w at time 130</text:p>
      <text:p text:style-name="P14">Start scheduling &amp; delivering restock to HD 3 at time 130</text:p>
      <text:p text:style-name="P14">Start scheduling &amp; delivering restock to HD 7 at time 130</text:p>
      <text:p text:style-name="P14">HD 14 Inventory level is 61 at time 130</text:p>
      <text:p text:style-name="P14">HD 12 Inventory level is 121 at time 130</text:p>
      <text:p text:style-name="P14">HD 1 completed re-stocking, resuming w. I(t) = 200 at time 131</text:p>
      <text:p text:style-name="P14">HD 6 completed re-stocking, resuming w. I(t) = 200 at time 131</text:p>
      <text:p text:style-name="P14">Stockout occurred for HD 17 at time 131</text:p>
      <text:p text:style-name="P14">HD 13 Inventory level is 43 at time 131</text:p>
      <text:p text:style-name="P14">!! HD 13 is interrupting warehouse w at time 131</text:p>
      <text:p text:style-name="P14">HD 15 Inventory level is 114 at time 131</text:p>
      <text:p text:style-name="P14">HD 8 Inventory level is 78 at time 131</text:p>
      <text:p text:style-name="P14">HD 5 Inventory level is 96 at time 131</text:p>
      <text:p text:style-name="P14">HD 11 Inventory level is 107 at time 131</text:p>
      <text:p text:style-name="P14">HD 7 Inventory level is 1 at time 131</text:p>
      <text:p text:style-name="P14">HD 2 Inventory level is 70 at time 131</text:p>
      <text:p text:style-name="P14">HD 9 Inventory level is 80 at time 131</text:p>
      <text:p text:style-name="P14">Stockout occurred for HD 4 at time 131</text:p>
      <text:p text:style-name="P14">HD 3 Inventory level is 9 at time 131</text:p>
      <text:p text:style-name="P14">Start scheduling &amp; delivering restock to HD 13 at time 131</text:p>
      <text:p text:style-name="P14">HD 14 Inventory level is 40 at time 131</text:p>
      <text:p text:style-name="P14">!! HD 14 is interrupting warehouse w at time 131</text:p>
      <text:p text:style-name="P14">HD 12 Inventory level is 111 at time 131</text:p>
      <text:p text:style-name="P14">HD 6 Inventory level is 156 at time 131</text:p>
      <text:p text:style-name="P14">RPT :: The HDKs with pending restocks at time 132 :: ['HD4', 'HD17', 'HD3', 'HD7', 'HD13']</text:p>
      <text:p text:style-name="P14">HD 4 completed re-stocking, resuming w. I(t) = 200 at time 132</text:p>
      <text:p text:style-name="P14">HD 17 completed re-stocking, resuming w. I(t) = 200 at time 132</text:p>
      <text:p text:style-name="P14">HD 16 Inventory level is 42 at time 132</text:p>
      <text:p text:style-name="P14"><text:soft-page-break/>!! HD 16 is interrupting warehouse w at time 132</text:p>
      <text:p text:style-name="P14">HD 1 Inventory level is 182 at time 132</text:p>
      <text:p text:style-name="P14">HD 10 Inventory level is 40 at time 132</text:p>
      <text:p text:style-name="P14">!! HD 10 is interrupting warehouse w at time 132</text:p>
      <text:p text:style-name="P14">HD 15 Inventory level is 93 at time 132</text:p>
      <text:p text:style-name="P14">HD 8 Inventory level is 53 at time 132</text:p>
      <text:p text:style-name="P14">HD 11 Inventory level is 92 at time 132</text:p>
      <text:p text:style-name="P14">Stockout occurred for HD 7 at time 132</text:p>
      <text:p text:style-name="P14">HD 2 Inventory level is 38 at time 132</text:p>
      <text:p text:style-name="P14">!! HD 2 is interrupting warehouse w at time 132</text:p>
      <text:p text:style-name="P14">Start scheduling &amp; delivering restock to HD 2 at time 132</text:p>
      <text:p text:style-name="P14">Start scheduling &amp; delivering restock to HD 10 at time 132</text:p>
      <text:p text:style-name="P14">Start scheduling &amp; delivering restock to HD 14 at time 132</text:p>
      <text:p text:style-name="P14">Start scheduling &amp; delivering restock to HD 16 at time 132</text:p>
      <text:p text:style-name="P14">HD 14 Inventory level is 8 at time 132</text:p>
      <text:p text:style-name="P14">HD 12 Inventory level is 100 at time 132</text:p>
      <text:p text:style-name="P14">HD 4 Inventory level is 178 at time 132</text:p>
      <text:p text:style-name="P14">HD 17 Inventory level is 162 at time 132</text:p>
      <text:p text:style-name="P14">HD 3 completed re-stocking, resuming w. I(t) = 200 at time 133</text:p>
      <text:p text:style-name="P14">HD 7 completed re-stocking, resuming w. I(t) = 200 at time 133</text:p>
      <text:p text:style-name="P14">HD 13 Inventory level is 20 at time 133</text:p>
      <text:p text:style-name="P14">HD 5 Inventory level is 62 at time 133</text:p>
      <text:p text:style-name="P14">HD 9 Inventory level is 53 at time 133</text:p>
      <text:p text:style-name="P14">HD 3 Inventory level is 163 at time 133</text:p>
      <text:p text:style-name="P14">HD 6 Inventory level is 139 at time 133</text:p>
      <text:p text:style-name="P14">HD 8 Inventory level is 32 at time 133</text:p>
      <text:p text:style-name="P14">!! HD 8 is interrupting warehouse w at time 133</text:p>
      <text:p text:style-name="P14">HD 2 Inventory level is 10 at time 133</text:p>
      <text:p text:style-name="P14">Start scheduling &amp; delivering restock to HD 8 at time 133</text:p>
      <text:p text:style-name="P14">HD 12 Inventory level is 85 at time 133</text:p>
      <text:p text:style-name="P14">HD 7 Inventory level is 190 at time 133</text:p>
      <text:p text:style-name="P14">HD 13 completed re-stocking, resuming w. I(t) = 200 at time 134</text:p>
      <text:p text:style-name="P14">HD 16 Inventory level is 13 at time 134</text:p>
      <text:p text:style-name="P14">HD 1 Inventory level is 158 at time 134</text:p>
      <text:p text:style-name="P14">HD 10 Inventory level is 11 at time 134</text:p>
      <text:p text:style-name="P14">HD 15 Inventory level is 59 at time 134</text:p>
      <text:p text:style-name="P14"><text:soft-page-break/>HD 11 Inventory level is 71 at time 134</text:p>
      <text:p text:style-name="P14">Stockout occurred for HD 14 at time 134</text:p>
      <text:p text:style-name="P14">HD 4 Inventory level is 159 at time 134</text:p>
      <text:p text:style-name="P14">HD 17 Inventory level is 149 at time 134</text:p>
      <text:p text:style-name="P14">HD 5 Inventory level is 46 at time 134</text:p>
      <text:p text:style-name="P14">!! HD 5 is interrupting warehouse w at time 134</text:p>
      <text:p text:style-name="P14">HD 3 Inventory level is 151 at time 134</text:p>
      <text:p text:style-name="P14">Stockout occurred for HD 2 at time 134</text:p>
      <text:p text:style-name="P14">Start scheduling &amp; delivering restock to HD 5 at time 134</text:p>
      <text:p text:style-name="P14">HD 12 Inventory level is 69 at time 134</text:p>
      <text:p text:style-name="P14">HD 7 Inventory level is 172 at time 134</text:p>
      <text:p text:style-name="P14">HD 2 completed re-stocking, resuming w. I(t) = 200 at time 135</text:p>
      <text:p text:style-name="P14">HD 10 completed re-stocking, resuming w. I(t) = 200 at time 135</text:p>
      <text:p text:style-name="P14">HD 14 completed re-stocking, resuming w. I(t) = 200 at time 135</text:p>
      <text:p text:style-name="P14">HD 16 completed re-stocking, resuming w. I(t) = 200 at time 135</text:p>
      <text:p text:style-name="P14">HD 13 Inventory level is 171 at time 135</text:p>
      <text:p text:style-name="P14">HD 9 Inventory level is 13 at time 135</text:p>
      <text:p text:style-name="P14">!! HD 9 is interrupting warehouse w at time 135</text:p>
      <text:p text:style-name="P14">HD 6 Inventory level is 96 at time 135</text:p>
      <text:p text:style-name="P14">HD 8 Inventory level is 19 at time 135</text:p>
      <text:p text:style-name="P14">HD 16 Inventory level is 155 at time 135</text:p>
      <text:p text:style-name="P14">HD 1 Inventory level is 141 at time 135</text:p>
      <text:p text:style-name="P14">HD 11 Inventory level is 32 at time 135</text:p>
      <text:p text:style-name="P14">!! HD 11 is interrupting warehouse w at time 135</text:p>
      <text:p text:style-name="P14">HD 4 Inventory level is 126 at time 135</text:p>
      <text:p text:style-name="P14">HD 17 Inventory level is 109 at time 135</text:p>
      <text:p text:style-name="P14">HD 5 Inventory level is 18 at time 135</text:p>
      <text:p text:style-name="P14">Start scheduling &amp; delivering restock to HD 9 at time 135</text:p>
      <text:p text:style-name="P14">Start scheduling &amp; delivering restock to HD 11 at time 135</text:p>
      <text:p text:style-name="P14">HD 2 Inventory level is 156 at time 135</text:p>
      <text:p text:style-name="P14">HD 14 Inventory level is 160 at time 135</text:p>
      <text:p text:style-name="P14">RPT :: The HDKs with pending restocks at time 136 :: ['HD8', 'HD5', 'HD9', 'HD11']</text:p>
      <text:p text:style-name="P14">HD 8 completed re-stocking, resuming w. I(t) = 200 at time 136</text:p>
      <text:p text:style-name="P14">HD 10 Inventory level is 160 at time 136</text:p>
      <text:p text:style-name="P14">HD 15 Inventory level is 17 at time 136</text:p>
      <text:p text:style-name="P14">!! HD 15 is interrupting warehouse w at time 136</text:p>
      <text:p text:style-name="P14"><text:soft-page-break/>HD 3 Inventory level is 135 at time 136</text:p>
      <text:p text:style-name="P14">HD 12 Inventory level is 28 at time 136</text:p>
      <text:p text:style-name="P14">!! HD 12 is interrupting warehouse w at time 136</text:p>
      <text:p text:style-name="P14">HD 7 Inventory level is 159 at time 136</text:p>
      <text:p text:style-name="P14">HD 13 Inventory level is 158 at time 136</text:p>
      <text:p text:style-name="P14">HD 6 Inventory level is 86 at time 136</text:p>
      <text:p text:style-name="P14">HD 8 Inventory level is 162 at time 136</text:p>
      <text:p text:style-name="P14">HD 4 Inventory level is 90 at time 136</text:p>
      <text:p text:style-name="P14">HD 17 Inventory level is 93 at time 136</text:p>
      <text:p text:style-name="P14">Stockout occurred for HD 5 at time 136</text:p>
      <text:p text:style-name="P14">Start scheduling &amp; delivering restock to HD 12 at time 136</text:p>
      <text:p text:style-name="P14">Start scheduling &amp; delivering restock to HD 15 at time 136</text:p>
      <text:p text:style-name="P14">HD 14 Inventory level is 149 at time 136</text:p>
      <text:p text:style-name="P14">HD 5 completed re-stocking, resuming w. I(t) = 200 at time 137</text:p>
      <text:p text:style-name="P14">HD 9 Inventory level is 1 at time 137</text:p>
      <text:p text:style-name="P14">HD 16 Inventory level is 132 at time 137</text:p>
      <text:p text:style-name="P14">HD 1 Inventory level is 107 at time 137</text:p>
      <text:p text:style-name="P14">HD 11 Inventory level is 9 at time 137</text:p>
      <text:p text:style-name="P14">HD 2 Inventory level is 132 at time 137</text:p>
      <text:p text:style-name="P14">HD 10 Inventory level is 126 at time 137</text:p>
      <text:p text:style-name="P14">Stockout occurred for HD 15 at time 137</text:p>
      <text:p text:style-name="P14">HD 3 Inventory level is 123 at time 137</text:p>
      <text:p text:style-name="P14">HD 7 Inventory level is 122 at time 137</text:p>
      <text:p text:style-name="P14">HD 6 Inventory level is 70 at time 137</text:p>
      <text:p text:style-name="P14">HD 4 Inventory level is 67 at time 137</text:p>
      <text:p text:style-name="P14">HD 17 Inventory level is 59 at time 137</text:p>
      <text:p text:style-name="P14">HD 14 Inventory level is 118 at time 137</text:p>
      <text:p text:style-name="P14">HD 5 Inventory level is 169 at time 137</text:p>
      <text:p text:style-name="P14">HD 9 completed re-stocking, resuming w. I(t) = 200 at time 138</text:p>
      <text:p text:style-name="P14">HD 11 completed re-stocking, resuming w. I(t) = 200 at time 138</text:p>
      <text:p text:style-name="P14">HD 12 Inventory level is 6 at time 138</text:p>
      <text:p text:style-name="P14">HD 13 Inventory level is 147 at time 138</text:p>
      <text:p text:style-name="P14">HD 8 Inventory level is 129 at time 138</text:p>
      <text:p text:style-name="P14">HD 9 Inventory level is 165 at time 138</text:p>
      <text:p text:style-name="P14">HD 2 Inventory level is 110 at time 138</text:p>
      <text:p text:style-name="P14">HD 7 Inventory level is 83 at time 138</text:p>
      <text:p text:style-name="P14"><text:soft-page-break/>HD 4 Inventory level is 32 at time 138</text:p>
      <text:p text:style-name="P14">!! HD 4 is interrupting warehouse w at time 138</text:p>
      <text:p text:style-name="P14">Start scheduling &amp; delivering restock to HD 4 at time 138</text:p>
      <text:p text:style-name="P14">HD 5 Inventory level is 151 at time 138</text:p>
      <text:p text:style-name="P14">HD 12 completed re-stocking, resuming w. I(t) = 200 at time 139</text:p>
      <text:p text:style-name="P14">HD 15 completed re-stocking, resuming w. I(t) = 200 at time 139</text:p>
      <text:p text:style-name="P14">HD 16 Inventory level is 98 at time 139</text:p>
      <text:p text:style-name="P14">HD 1 Inventory level is 65 at time 139</text:p>
      <text:p text:style-name="P14">HD 11 Inventory level is 158 at time 139</text:p>
      <text:p text:style-name="P14">HD 10 Inventory level is 90 at time 139</text:p>
      <text:p text:style-name="P14">HD 3 Inventory level is 78 at time 139</text:p>
      <text:p text:style-name="P14">HD 6 Inventory level is 57 at time 139</text:p>
      <text:p text:style-name="P14">HD 17 Inventory level is 30 at time 139</text:p>
      <text:p text:style-name="P14">!! HD 17 is interrupting warehouse w at time 139</text:p>
      <text:p text:style-name="P14">HD 14 Inventory level is 76 at time 139</text:p>
      <text:p text:style-name="P14">HD 9 Inventory level is 132 at time 139</text:p>
      <text:p text:style-name="P14">HD 7 Inventory level is 50 at time 139</text:p>
      <text:p text:style-name="P14">HD 4 Inventory level is 17 at time 139</text:p>
      <text:p text:style-name="P14">Start scheduling &amp; delivering restock to HD 17 at time 139</text:p>
      <text:p text:style-name="P14">HD 5 Inventory level is 119 at time 139</text:p>
      <text:p text:style-name="P14">HD 15 Inventory level is 171 at time 139</text:p>
      <text:p text:style-name="P14">RPT :: The HDKs with pending restocks at time 140 :: ['HD4', 'HD17']</text:p>
      <text:p text:style-name="P14">HD 12 Inventory level is 188 at time 140</text:p>
      <text:p text:style-name="P14">HD 13 Inventory level is 119 at time 140</text:p>
      <text:p text:style-name="P14">HD 8 Inventory level is 85 at time 140</text:p>
      <text:p text:style-name="P14">HD 2 Inventory level is 69 at time 140</text:p>
      <text:p text:style-name="P14">HD 16 Inventory level is 58 at time 140</text:p>
      <text:p text:style-name="P14">HD 10 Inventory level is 54 at time 140</text:p>
      <text:p text:style-name="P14">HD 14 Inventory level is 49 at time 140</text:p>
      <text:p text:style-name="P14">!! HD 14 is interrupting warehouse w at time 140</text:p>
      <text:p text:style-name="P14">HD 9 Inventory level is 113 at time 140</text:p>
      <text:p text:style-name="P14">Stockout occurred for HD 4 at time 140</text:p>
      <text:p text:style-name="P14">Start scheduling &amp; delivering restock to HD 14 at time 140</text:p>
      <text:p text:style-name="P14">HD 15 Inventory level is 146 at time 140</text:p>
      <text:p text:style-name="P14">HD 4 completed re-stocking, resuming w. I(t) = 200 at time 141</text:p>
      <text:p text:style-name="P14">HD 1 Inventory level is 41 at time 141</text:p>
      <text:p text:style-name="P14"><text:soft-page-break/>!! HD 1 is interrupting warehouse w at time 141</text:p>
      <text:p text:style-name="P14">HD 11 Inventory level is 117 at time 141</text:p>
      <text:p text:style-name="P14">HD 3 Inventory level is 67 at time 141</text:p>
      <text:p text:style-name="P14">HD 6 Inventory level is 31 at time 141</text:p>
      <text:p text:style-name="P14">!! HD 6 is interrupting warehouse w at time 141</text:p>
      <text:p text:style-name="P14">HD 17 Inventory level is 15 at time 141</text:p>
      <text:p text:style-name="P14">HD 7 Inventory level is 13 at time 141</text:p>
      <text:p text:style-name="P14">!! HD 7 is interrupting warehouse w at time 141</text:p>
      <text:p text:style-name="P14">HD 5 Inventory level is 105 at time 141</text:p>
      <text:p text:style-name="P14">HD 13 Inventory level is 99 at time 141</text:p>
      <text:p text:style-name="P14">HD 8 Inventory level is 51 at time 141</text:p>
      <text:p text:style-name="P14">HD 10 Inventory level is 23 at time 141</text:p>
      <text:p text:style-name="P14">!! HD 10 is interrupting warehouse w at time 141</text:p>
      <text:p text:style-name="P14">Start scheduling &amp; delivering restock to HD 1 at time 141</text:p>
      <text:p text:style-name="P14">Start scheduling &amp; delivering restock to HD 6 at time 141</text:p>
      <text:p text:style-name="P14">Start scheduling &amp; delivering restock to HD 7 at time 141</text:p>
      <text:p text:style-name="P14">Start scheduling &amp; delivering restock to HD 10 at time 141</text:p>
      <text:p text:style-name="P14">HD 15 Inventory level is 105 at time 141</text:p>
      <text:p text:style-name="P14">HD 4 Inventory level is 177 at time 141</text:p>
      <text:p text:style-name="P14">HD 17 completed re-stocking, resuming w. I(t) = 200 at time 142</text:p>
      <text:p text:style-name="P14">HD 12 Inventory level is 156 at time 142</text:p>
      <text:p text:style-name="P14">HD 2 Inventory level is 53 at time 142</text:p>
      <text:p text:style-name="P14">HD 16 Inventory level is 25 at time 142</text:p>
      <text:p text:style-name="P14">!! HD 16 is interrupting warehouse w at time 142</text:p>
      <text:p text:style-name="P14">HD 14 Inventory level is 11 at time 142</text:p>
      <text:p text:style-name="P14">HD 9 Inventory level is 103 at time 142</text:p>
      <text:p text:style-name="P14">HD 1 Inventory level is 22 at time 142</text:p>
      <text:p text:style-name="P14">HD 11 Inventory level is 97 at time 142</text:p>
      <text:p text:style-name="P14">HD 3 Inventory level is 52 at time 142</text:p>
      <text:p text:style-name="P14">Stockout occurred for HD 7 at time 142</text:p>
      <text:p text:style-name="P14">HD 5 Inventory level is 72 at time 142</text:p>
      <text:p text:style-name="P14">HD 13 Inventory level is 74 at time 142</text:p>
      <text:p text:style-name="P14">HD 8 Inventory level is 16 at time 142</text:p>
      <text:p text:style-name="P14">!! HD 8 is interrupting warehouse w at time 142</text:p>
      <text:p text:style-name="P14">Stockout occurred for HD 10 at time 142</text:p>
      <text:p text:style-name="P14">Start scheduling &amp; delivering restock to HD 8 at time 142</text:p>
      <text:p text:style-name="P14"><text:soft-page-break/>Start scheduling &amp; delivering restock to HD 16 at time 142</text:p>
      <text:p text:style-name="P14">HD 15 Inventory level is 71 at time 142</text:p>
      <text:p text:style-name="P14">HD 4 Inventory level is 160 at time 142</text:p>
      <text:p text:style-name="P14">HD 14 completed re-stocking, resuming w. I(t) = 200 at time 143</text:p>
      <text:p text:style-name="P14">HD 6 Inventory level is 2 at time 143</text:p>
      <text:p text:style-name="P14">HD 17 Inventory level is 167 at time 143</text:p>
      <text:p text:style-name="P14">HD 2 Inventory level is 16 at time 143</text:p>
      <text:p text:style-name="P14">!! HD 2 is interrupting warehouse w at time 143</text:p>
      <text:p text:style-name="P14">Stockout occurred for HD 16 at time 143</text:p>
      <text:p text:style-name="P14">HD 13 Inventory level is 35 at time 143</text:p>
      <text:p text:style-name="P14">!! HD 13 is interrupting warehouse w at time 143</text:p>
      <text:p text:style-name="P14">Stockout occurred for HD 8 at time 143</text:p>
      <text:p text:style-name="P14">Start scheduling &amp; delivering restock to HD 2 at time 143</text:p>
      <text:p text:style-name="P14">Start scheduling &amp; delivering restock to HD 13 at time 143</text:p>
      <text:p text:style-name="P14">HD 15 Inventory level is 48 at time 143</text:p>
      <text:p text:style-name="P14">!! HD 15 is interrupting warehouse w at time 143</text:p>
      <text:p text:style-name="P14">RPT :: The HDKs with pending restocks at time 144 :: ['HD1', 'HD6', 'HD7', 'HD10', 'HD8', 'HD16', 'HD2', 'HD13']</text:p>
      <text:p text:style-name="P14">HD 1 completed re-stocking, resuming w. I(t) = 200 at time 144</text:p>
      <text:p text:style-name="P14">HD 6 completed re-stocking, resuming w. I(t) = 200 at time 144</text:p>
      <text:p text:style-name="P14">HD 7 completed re-stocking, resuming w. I(t) = 200 at time 144</text:p>
      <text:p text:style-name="P14">HD 10 completed re-stocking, resuming w. I(t) = 200 at time 144</text:p>
      <text:p text:style-name="P14">HD 12 Inventory level is 144 at time 144</text:p>
      <text:p text:style-name="P14">HD 14 Inventory level is 161 at time 144</text:p>
      <text:p text:style-name="P14">HD 9 Inventory level is 73 at time 144</text:p>
      <text:p text:style-name="P14">HD 1 Inventory level is 173 at time 144</text:p>
      <text:p text:style-name="P14">HD 11 Inventory level is 61 at time 144</text:p>
      <text:p text:style-name="P14">HD 3 Inventory level is 39 at time 144</text:p>
      <text:p text:style-name="P14">!! HD 3 is interrupting warehouse w at time 144</text:p>
      <text:p text:style-name="P14">HD 5 Inventory level is 39 at time 144</text:p>
      <text:p text:style-name="P14">!! HD 5 is interrupting warehouse w at time 144</text:p>
      <text:p text:style-name="P14">HD 4 Inventory level is 137 at time 144</text:p>
      <text:p text:style-name="P14">HD 6 Inventory level is 188 at time 144</text:p>
      <text:p text:style-name="P14">HD 17 Inventory level is 141 at time 144</text:p>
      <text:p text:style-name="P14">Stockout occurred for HD 2 at time 144</text:p>
      <text:p text:style-name="P14">HD 13 Inventory level is 3 at time 144</text:p>
      <text:p text:style-name="P14">Start scheduling &amp; delivering restock to HD 3 at time 144</text:p>
      <text:p text:style-name="P14"><text:soft-page-break/>Start scheduling &amp; delivering restock to HD 5 at time 144</text:p>
      <text:p text:style-name="P14">Start scheduling &amp; delivering restock to HD 15 at time 144</text:p>
      <text:p text:style-name="P14">HD 15 Inventory level is 35 at time 144</text:p>
      <text:p text:style-name="P14">HD 7 Inventory level is 157 at time 144</text:p>
      <text:p text:style-name="P14">HD 10 Inventory level is 156 at time 144</text:p>
      <text:p text:style-name="P14">HD 8 completed re-stocking, resuming w. I(t) = 200 at time 145</text:p>
      <text:p text:style-name="P14">HD 16 completed re-stocking, resuming w. I(t) = 200 at time 145</text:p>
      <text:p text:style-name="P14">HD 12 Inventory level is 131 at time 145</text:p>
      <text:p text:style-name="P14">HD 9 Inventory level is 42 at time 145</text:p>
      <text:p text:style-name="P14">!! HD 9 is interrupting warehouse w at time 145</text:p>
      <text:p text:style-name="P14">HD 11 Inventory level is 32 at time 145</text:p>
      <text:p text:style-name="P14">!! HD 11 is interrupting warehouse w at time 145</text:p>
      <text:p text:style-name="P14">HD 3 Inventory level is 18 at time 145</text:p>
      <text:p text:style-name="P14">HD 5 Inventory level is 17 at time 145</text:p>
      <text:p text:style-name="P14">HD 4 Inventory level is 107 at time 145</text:p>
      <text:p text:style-name="P14">Stockout occurred for HD 13 at time 145</text:p>
      <text:p text:style-name="P14">Start scheduling &amp; delivering restock to HD 9 at time 145</text:p>
      <text:p text:style-name="P14">Start scheduling &amp; delivering restock to HD 11 at time 145</text:p>
      <text:p text:style-name="P14">HD 7 Inventory level is 112 at time 145</text:p>
      <text:p text:style-name="P14">HD 10 Inventory level is 113 at time 145</text:p>
      <text:p text:style-name="P14">HD 8 Inventory level is 159 at time 145</text:p>
      <text:p text:style-name="P14">HD 16 Inventory level is 173 at time 145</text:p>
      <text:p text:style-name="P14">HD 2 completed re-stocking, resuming w. I(t) = 200 at time 146</text:p>
      <text:p text:style-name="P14">HD 13 completed re-stocking, resuming w. I(t) = 200 at time 146</text:p>
      <text:p text:style-name="P14">HD 14 Inventory level is 133 at time 146</text:p>
      <text:p text:style-name="P14">HD 1 Inventory level is 155 at time 146</text:p>
      <text:p text:style-name="P14">HD 6 Inventory level is 167 at time 146</text:p>
      <text:p text:style-name="P14">HD 17 Inventory level is 128 at time 146</text:p>
      <text:p text:style-name="P14">Stockout occurred for HD 15 at time 146</text:p>
      <text:p text:style-name="P14">HD 9 Inventory level is 18 at time 146</text:p>
      <text:p text:style-name="P14">Stockout occurred for HD 11 at time 146</text:p>
      <text:p text:style-name="P14">Stockout occurred for HD 3 at time 146</text:p>
      <text:p text:style-name="P14">Stockout occurred for HD 5 at time 146</text:p>
      <text:p text:style-name="P14">HD 4 Inventory level is 91 at time 146</text:p>
      <text:p text:style-name="P14">HD 7 Inventory level is 71 at time 146</text:p>
      <text:p text:style-name="P14">HD 10 Inventory level is 93 at time 146</text:p>
      <text:p text:style-name="P14"><text:soft-page-break/>HD 2 Inventory level is 156 at time 146</text:p>
      <text:p text:style-name="P14">HD 13 Inventory level is 158 at time 146</text:p>
      <text:p text:style-name="P14">HD 3 completed re-stocking, resuming w. I(t) = 200 at time 147</text:p>
      <text:p text:style-name="P14">HD 5 completed re-stocking, resuming w. I(t) = 200 at time 147</text:p>
      <text:p text:style-name="P14">HD 15 completed re-stocking, resuming w. I(t) = 200 at time 147</text:p>
      <text:p text:style-name="P14">HD 12 Inventory level is 91 at time 147</text:p>
      <text:p text:style-name="P14">HD 8 Inventory level is 131 at time 147</text:p>
      <text:p text:style-name="P14">HD 16 Inventory level is 143 at time 147</text:p>
      <text:p text:style-name="P14">HD 14 Inventory level is 106 at time 147</text:p>
      <text:p text:style-name="P14">HD 1 Inventory level is 137 at time 147</text:p>
      <text:p text:style-name="P14">HD 6 Inventory level is 125 at time 147</text:p>
      <text:p text:style-name="P14">HD 17 Inventory level is 96 at time 147</text:p>
      <text:p text:style-name="P14">HD 4 Inventory level is 62 at time 147</text:p>
      <text:p text:style-name="P14">HD 13 Inventory level is 138 at time 147</text:p>
      <text:p text:style-name="P14">HD 3 Inventory level is 179 at time 147</text:p>
      <text:p text:style-name="P14">HD 5 Inventory level is 167 at time 147</text:p>
      <text:p text:style-name="P14">HD 15 Inventory level is 157 at time 147</text:p>
      <text:p text:style-name="P14">RPT :: The HDKs with pending restocks at time 148 :: ['HD9', 'HD11']</text:p>
      <text:p text:style-name="P14">HD 9 completed re-stocking, resuming w. I(t) = 200 at time 148</text:p>
      <text:p text:style-name="P14">HD 11 completed re-stocking, resuming w. I(t) = 200 at time 148</text:p>
      <text:p text:style-name="P14">HD 9 Inventory level is 171 at time 148</text:p>
      <text:p text:style-name="P14">HD 7 Inventory level is 35 at time 148</text:p>
      <text:p text:style-name="P14">!! HD 7 is interrupting warehouse w at time 148</text:p>
      <text:p text:style-name="P14">HD 10 Inventory level is 68 at time 148</text:p>
      <text:p text:style-name="P14">HD 2 Inventory level is 145 at time 148</text:p>
      <text:p text:style-name="P14">HD 8 Inventory level is 95 at time 148</text:p>
      <text:p text:style-name="P14">HD 16 Inventory level is 117 at time 148</text:p>
      <text:p text:style-name="P14">HD 14 Inventory level is 90 at time 148</text:p>
      <text:p text:style-name="P14">HD 6 Inventory level is 108 at time 148</text:p>
      <text:p text:style-name="P14">HD 17 Inventory level is 55 at time 148</text:p>
      <text:p text:style-name="P14">Start scheduling &amp; delivering restock to HD 7 at time 148</text:p>
      <text:p text:style-name="P14">HD 3 Inventory level is 141 at time 148</text:p>
      <text:p text:style-name="P14">HD 15 Inventory level is 123 at time 148</text:p>
      <text:p text:style-name="P14">HD 11 Inventory level is 160 at time 148</text:p>
      <text:p text:style-name="P14">HD 12 Inventory level is 81 at time 149</text:p>
      <text:p text:style-name="P14">HD 1 Inventory level is 118 at time 149</text:p>
      <text:p text:style-name="P14"><text:soft-page-break/>HD 4 Inventory level is 40 at time 149</text:p>
      <text:p text:style-name="P14">!! HD 4 is interrupting warehouse w at time 149</text:p>
      <text:p text:style-name="P14">HD 13 Inventory level is 107 at time 149</text:p>
      <text:p text:style-name="P14">HD 5 Inventory level is 138 at time 149</text:p>
      <text:p text:style-name="P14">HD 9 Inventory level is 143 at time 149</text:p>
      <text:p text:style-name="P14">HD 10 Inventory level is 58 at time 149</text:p>
      <text:p text:style-name="P14">HD 16 Inventory level is 73 at time 149</text:p>
      <text:p text:style-name="P14">HD 6 Inventory level is 80 at time 149</text:p>
      <text:p text:style-name="P14">HD 17 Inventory level is 38 at time 149</text:p>
      <text:p text:style-name="P14">!! HD 17 is interrupting warehouse w at time 149</text:p>
      <text:p text:style-name="P14">Start scheduling &amp; delivering restock to HD 4 at time 149</text:p>
      <text:p text:style-name="P14">Start scheduling &amp; delivering restock to HD 17 at time 149</text:p>
      <text:p text:style-name="P14">HD 3 Inventory level is 98 at time 149</text:p>
      <text:p text:style-name="P14">HD 7 Inventory level is 18 at time 150</text:p>
      <text:p text:style-name="P14">HD 2 Inventory level is 116 at time 150</text:p>
      <text:p text:style-name="P14">HD 8 Inventory level is 77 at time 150</text:p>
      <text:p text:style-name="P14">HD 14 Inventory level is 52 at time 150</text:p>
      <text:p text:style-name="P14">HD 15 Inventory level is 81 at time 150</text:p>
      <text:p text:style-name="P14">HD 11 Inventory level is 121 at time 150</text:p>
      <text:p text:style-name="P14">HD 4 Inventory level is 28 at time 150</text:p>
      <text:p text:style-name="P14">HD 13 Inventory level is 67 at time 150</text:p>
      <text:p text:style-name="P14">HD 5 Inventory level is 99 at time 150</text:p>
      <text:p text:style-name="P14">HD 9 Inventory level is 130 at time 150</text:p>
      <text:p text:style-name="P14">HD 16 Inventory level is 45 at time 150</text:p>
      <text:p text:style-name="P14">!! HD 16 is interrupting warehouse w at time 150</text:p>
      <text:p text:style-name="P14">HD 6 Inventory level is 46 at time 150</text:p>
      <text:p text:style-name="P14">!! HD 6 is interrupting warehouse w at time 150</text:p>
      <text:p text:style-name="P14">Start scheduling &amp; delivering restock to HD 6 at time 150</text:p>
      <text:p text:style-name="P14">Start scheduling &amp; delivering restock to HD 16 at time 150</text:p>
      <text:p text:style-name="P14">HD 3 Inventory level is 65 at time 150</text:p>
      <text:p text:style-name="P14">HD 7 completed re-stocking, resuming w. I(t) = 200 at time 151</text:p>
      <text:p text:style-name="P14">HD 12 Inventory level is 42 at time 151</text:p>
      <text:p text:style-name="P14">!! HD 12 is interrupting warehouse w at time 151</text:p>
      <text:p text:style-name="P14">HD 1 Inventory level is 77 at time 151</text:p>
      <text:p text:style-name="P14">HD 10 Inventory level is 20 at time 151</text:p>
      <text:p text:style-name="P14">!! HD 10 is interrupting warehouse w at time 151</text:p>
      <text:p text:style-name="P14"><text:soft-page-break/>HD 17 Inventory level is 13 at time 151</text:p>
      <text:p text:style-name="P14">HD 7 Inventory level is 164 at time 151</text:p>
      <text:p text:style-name="P14">HD 2 Inventory level is 106 at time 151</text:p>
      <text:p text:style-name="P14">HD 8 Inventory level is 48 at time 151</text:p>
      <text:p text:style-name="P14">!! HD 8 is interrupting warehouse w at time 151</text:p>
      <text:p text:style-name="P14">HD 15 Inventory level is 70 at time 151</text:p>
      <text:p text:style-name="P14">HD 13 Inventory level is 41 at time 151</text:p>
      <text:p text:style-name="P14">!! HD 13 is interrupting warehouse w at time 151</text:p>
      <text:p text:style-name="P14">HD 5 Inventory level is 66 at time 151</text:p>
      <text:p text:style-name="P14">Start scheduling &amp; delivering restock to HD 8 at time 151</text:p>
      <text:p text:style-name="P14">Start scheduling &amp; delivering restock to HD 10 at time 151</text:p>
      <text:p text:style-name="P14">Start scheduling &amp; delivering restock to HD 12 at time 151</text:p>
      <text:p text:style-name="P14">Start scheduling &amp; delivering restock to HD 13 at time 151</text:p>
      <text:p text:style-name="P14">RPT :: The HDKs with pending restocks at time 152 :: ['HD4', 'HD17', 'HD6', 'HD16', 'HD8', 'HD10', 'HD12', 'HD13']</text:p>
      <text:p text:style-name="P14">HD 4 completed re-stocking, resuming w. I(t) = 200 at time 152</text:p>
      <text:p text:style-name="P14">HD 17 completed re-stocking, resuming w. I(t) = 200 at time 152</text:p>
      <text:p text:style-name="P14">HD 14 Inventory level is 25 at time 152</text:p>
      <text:p text:style-name="P14">!! HD 14 is interrupting warehouse w at time 152</text:p>
      <text:p text:style-name="P14">HD 11 Inventory level is 98 at time 152</text:p>
      <text:p text:style-name="P14">HD 4 Inventory level is 167 at time 152</text:p>
      <text:p text:style-name="P14">HD 9 Inventory level is 93 at time 152</text:p>
      <text:p text:style-name="P14">HD 16 Inventory level is 3 at time 152</text:p>
      <text:p text:style-name="P14">HD 6 Inventory level is 28 at time 152</text:p>
      <text:p text:style-name="P14">HD 3 Inventory level is 20 at time 152</text:p>
      <text:p text:style-name="P14">!! HD 3 is interrupting warehouse w at time 152</text:p>
      <text:p text:style-name="P14">HD 1 Inventory level is 34 at time 152</text:p>
      <text:p text:style-name="P14">!! HD 1 is interrupting warehouse w at time 152</text:p>
      <text:p text:style-name="P14">Stockout occurred for HD 10 at time 152</text:p>
      <text:p text:style-name="P14">HD 8 Inventory level is 12 at time 152</text:p>
      <text:p text:style-name="P14">HD 15 Inventory level is 26 at time 152</text:p>
      <text:p text:style-name="P14">!! HD 15 is interrupting warehouse w at time 152</text:p>
      <text:p text:style-name="P14">HD 13 Inventory level is 17 at time 152</text:p>
      <text:p text:style-name="P14">Start scheduling &amp; delivering restock to HD 1 at time 152</text:p>
      <text:p text:style-name="P14">Start scheduling &amp; delivering restock to HD 3 at time 152</text:p>
      <text:p text:style-name="P14">Start scheduling &amp; delivering restock to HD 14 at time 152</text:p>
      <text:p text:style-name="P14">Start scheduling &amp; delivering restock to HD 15 at time 152</text:p>
      <text:p text:style-name="P14"><text:soft-page-break/>HD 6 completed re-stocking, resuming w. I(t) = 200 at time 153</text:p>
      <text:p text:style-name="P14">HD 16 completed re-stocking, resuming w. I(t) = 200 at time 153</text:p>
      <text:p text:style-name="P14">HD 12 Inventory level is 15 at time 153</text:p>
      <text:p text:style-name="P14">HD 17 Inventory level is 172 at time 153</text:p>
      <text:p text:style-name="P14">HD 7 Inventory level is 119 at time 153</text:p>
      <text:p text:style-name="P14">HD 2 Inventory level is 84 at time 153</text:p>
      <text:p text:style-name="P14">HD 5 Inventory level is 27 at time 153</text:p>
      <text:p text:style-name="P14">!! HD 5 is interrupting warehouse w at time 153</text:p>
      <text:p text:style-name="P14">HD 14 Inventory level is 6 at time 153</text:p>
      <text:p text:style-name="P14">Stockout occurred for HD 3 at time 153</text:p>
      <text:p text:style-name="P14">HD 1 Inventory level is 20 at time 153</text:p>
      <text:p text:style-name="P14">Start scheduling &amp; delivering restock to HD 5 at time 153</text:p>
      <text:p text:style-name="P14">HD 8 completed re-stocking, resuming w. I(t) = 200 at time 154</text:p>
      <text:p text:style-name="P14">HD 10 completed re-stocking, resuming w. I(t) = 200 at time 154</text:p>
      <text:p text:style-name="P14">HD 12 completed re-stocking, resuming w. I(t) = 200 at time 154</text:p>
      <text:p text:style-name="P14">HD 13 completed re-stocking, resuming w. I(t) = 200 at time 154</text:p>
      <text:p text:style-name="P14">HD 11 Inventory level is 58 at time 154</text:p>
      <text:p text:style-name="P14">HD 4 Inventory level is 130 at time 154</text:p>
      <text:p text:style-name="P14">HD 9 Inventory level is 56 at time 154</text:p>
      <text:p text:style-name="P14">HD 16 Inventory level is 159 at time 154</text:p>
      <text:p text:style-name="P14">HD 6 Inventory level is 171 at time 154</text:p>
      <text:p text:style-name="P14">HD 8 Inventory level is 172 at time 154</text:p>
      <text:p text:style-name="P14">HD 15 Inventory level is 9 at time 154</text:p>
      <text:p text:style-name="P14">HD 13 Inventory level is 172 at time 154</text:p>
      <text:p text:style-name="P14">HD 12 Inventory level is 174 at time 154</text:p>
      <text:p text:style-name="P14">HD 17 Inventory level is 150 at time 154</text:p>
      <text:p text:style-name="P14">HD 7 Inventory level is 91 at time 154</text:p>
      <text:p text:style-name="P14">HD 5 Inventory level is 11 at time 154</text:p>
      <text:p text:style-name="P14">Stockout occurred for HD 14 at time 154</text:p>
      <text:p text:style-name="P14">Stockout occurred for HD 1 at time 154</text:p>
      <text:p text:style-name="P14">HD 10 Inventory level is 158 at time 154</text:p>
      <text:p text:style-name="P14">HD 1 completed re-stocking, resuming w. I(t) = 200 at time 155</text:p>
      <text:p text:style-name="P14">HD 3 completed re-stocking, resuming w. I(t) = 200 at time 155</text:p>
      <text:p text:style-name="P14">HD 14 completed re-stocking, resuming w. I(t) = 200 at time 155</text:p>
      <text:p text:style-name="P14">HD 15 completed re-stocking, resuming w. I(t) = 200 at time 155</text:p>
      <text:p text:style-name="P14">HD 2 Inventory level is 71 at time 155</text:p>
      <text:p text:style-name="P14"><text:soft-page-break/>HD 4 Inventory level is 108 at time 155</text:p>
      <text:p text:style-name="P14">HD 6 Inventory level is 136 at time 155</text:p>
      <text:p text:style-name="P14">HD 15 Inventory level is 188 at time 155</text:p>
      <text:p text:style-name="P14">HD 13 Inventory level is 140 at time 155</text:p>
      <text:p text:style-name="P14">HD 12 Inventory level is 137 at time 155</text:p>
      <text:p text:style-name="P14">HD 1 Inventory level is 158 at time 155</text:p>
      <text:p text:style-name="P14">HD 3 Inventory level is 161 at time 155</text:p>
      <text:p text:style-name="P14">HD 14 Inventory level is 174 at time 155</text:p>
      <text:p text:style-name="P14">RPT :: The HDKs with pending restocks at time 156 :: ['HD5']</text:p>
      <text:p text:style-name="P14">HD 5 completed re-stocking, resuming w. I(t) = 200 at time 156</text:p>
      <text:p text:style-name="P14">HD 11 Inventory level is 27 at time 156</text:p>
      <text:p text:style-name="P14">!! HD 11 is interrupting warehouse w at time 156</text:p>
      <text:p text:style-name="P14">HD 9 Inventory level is 17 at time 156</text:p>
      <text:p text:style-name="P14">!! HD 9 is interrupting warehouse w at time 156</text:p>
      <text:p text:style-name="P14">HD 16 Inventory level is 132 at time 156</text:p>
      <text:p text:style-name="P14">HD 8 Inventory level is 154 at time 156</text:p>
      <text:p text:style-name="P14">HD 17 Inventory level is 115 at time 156</text:p>
      <text:p text:style-name="P14">HD 7 Inventory level is 63 at time 156</text:p>
      <text:p text:style-name="P14">HD 5 Inventory level is 182 at time 156</text:p>
      <text:p text:style-name="P14">HD 10 Inventory level is 148 at time 156</text:p>
      <text:p text:style-name="P14">HD 2 Inventory level is 36 at time 156</text:p>
      <text:p text:style-name="P14">!! HD 2 is interrupting warehouse w at time 156</text:p>
      <text:p text:style-name="P14">HD 15 Inventory level is 163 at time 156</text:p>
      <text:p text:style-name="P14">HD 12 Inventory level is 106 at time 156</text:p>
      <text:p text:style-name="P14">Start scheduling &amp; delivering restock to HD 2 at time 156</text:p>
      <text:p text:style-name="P14">Start scheduling &amp; delivering restock to HD 9 at time 156</text:p>
      <text:p text:style-name="P14">Start scheduling &amp; delivering restock to HD 11 at time 156</text:p>
      <text:p text:style-name="P14">HD 3 Inventory level is 137 at time 156</text:p>
      <text:p text:style-name="P14">HD 4 Inventory level is 90 at time 157</text:p>
      <text:p text:style-name="P14">HD 6 Inventory level is 109 at time 157</text:p>
      <text:p text:style-name="P14">HD 13 Inventory level is 116 at time 157</text:p>
      <text:p text:style-name="P14">HD 1 Inventory level is 130 at time 157</text:p>
      <text:p text:style-name="P14">HD 14 Inventory level is 135 at time 157</text:p>
      <text:p text:style-name="P14">HD 17 Inventory level is 86 at time 157</text:p>
      <text:p text:style-name="P14">HD 5 Inventory level is 161 at time 157</text:p>
      <text:p text:style-name="P14">HD 10 Inventory level is 136 at time 157</text:p>
      <text:p text:style-name="P14"><text:soft-page-break/>HD 2 Inventory level is 16 at time 157</text:p>
      <text:p text:style-name="P14">Stockout occurred for HD 11 at time 158</text:p>
      <text:p text:style-name="P14">HD 9 Inventory level is 3 at time 158</text:p>
      <text:p text:style-name="P14">HD 16 Inventory level is 115 at time 158</text:p>
      <text:p text:style-name="P14">HD 8 Inventory level is 121 at time 158</text:p>
      <text:p text:style-name="P14">HD 7 Inventory level is 37 at time 158</text:p>
      <text:p text:style-name="P14">!! HD 7 is interrupting warehouse w at time 158</text:p>
      <text:p text:style-name="P14">HD 15 Inventory level is 131 at time 158</text:p>
      <text:p text:style-name="P14">HD 12 Inventory level is 71 at time 158</text:p>
      <text:p text:style-name="P14">HD 3 Inventory level is 112 at time 158</text:p>
      <text:p text:style-name="P14">HD 6 Inventory level is 89 at time 158</text:p>
      <text:p text:style-name="P14">HD 13 Inventory level is 85 at time 158</text:p>
      <text:p text:style-name="P14">HD 1 Inventory level is 95 at time 158</text:p>
      <text:p text:style-name="P14">HD 17 Inventory level is 68 at time 158</text:p>
      <text:p text:style-name="P14">HD 2 Inventory level is 3 at time 158</text:p>
      <text:p text:style-name="P14">Start scheduling &amp; delivering restock to HD 7 at time 158</text:p>
      <text:p text:style-name="P14">HD 2 completed re-stocking, resuming w. I(t) = 200 at time 159</text:p>
      <text:p text:style-name="P14">HD 9 completed re-stocking, resuming w. I(t) = 200 at time 159</text:p>
      <text:p text:style-name="P14">HD 11 completed re-stocking, resuming w. I(t) = 200 at time 159</text:p>
      <text:p text:style-name="P14">HD 4 Inventory level is 50 at time 159</text:p>
      <text:p text:style-name="P14">HD 14 Inventory level is 113 at time 159</text:p>
      <text:p text:style-name="P14">HD 5 Inventory level is 119 at time 159</text:p>
      <text:p text:style-name="P14">HD 10 Inventory level is 98 at time 159</text:p>
      <text:p text:style-name="P14">HD 9 Inventory level is 157 at time 159</text:p>
      <text:p text:style-name="P14">HD 8 Inventory level is 107 at time 159</text:p>
      <text:p text:style-name="P14">HD 15 Inventory level is 114 at time 159</text:p>
      <text:p text:style-name="P14">HD 3 Inventory level is 80 at time 159</text:p>
      <text:p text:style-name="P14">HD 13 Inventory level is 67 at time 159</text:p>
      <text:p text:style-name="P14">HD 1 Inventory level is 71 at time 159</text:p>
      <text:p text:style-name="P14">HD 2 Inventory level is 163 at time 159</text:p>
      <text:p text:style-name="P14">HD 11 Inventory level is 163 at time 159</text:p>
      <text:p text:style-name="P14">RPT :: The HDKs with pending restocks at time 160 :: ['HD7']</text:p>
      <text:p text:style-name="P14">HD 16 Inventory level is 79 at time 160</text:p>
      <text:p text:style-name="P14">HD 7 Inventory level is 17 at time 160</text:p>
      <text:p text:style-name="P14">HD 12 Inventory level is 37 at time 160</text:p>
      <text:p text:style-name="P14">!! HD 12 is interrupting warehouse w at time 160</text:p>
      <text:p text:style-name="P14"><text:soft-page-break/>HD 6 Inventory level is 75 at time 160</text:p>
      <text:p text:style-name="P14">HD 17 Inventory level is 46 at time 160</text:p>
      <text:p text:style-name="P14">!! HD 17 is interrupting warehouse w at time 160</text:p>
      <text:p text:style-name="P14">HD 4 Inventory level is 39 at time 160</text:p>
      <text:p text:style-name="P14">!! HD 4 is interrupting warehouse w at time 160</text:p>
      <text:p text:style-name="P14">HD 5 Inventory level is 78 at time 160</text:p>
      <text:p text:style-name="P14">HD 10 Inventory level is 88 at time 160</text:p>
      <text:p text:style-name="P14">HD 15 Inventory level is 98 at time 160</text:p>
      <text:p text:style-name="P14">HD 3 Inventory level is 63 at time 160</text:p>
      <text:p text:style-name="P14">HD 1 Inventory level is 37 at time 160</text:p>
      <text:p text:style-name="P14">!! HD 1 is interrupting warehouse w at time 160</text:p>
      <text:p text:style-name="P14">Start scheduling &amp; delivering restock to HD 1 at time 160</text:p>
      <text:p text:style-name="P14">Start scheduling &amp; delivering restock to HD 4 at time 160</text:p>
      <text:p text:style-name="P14">Start scheduling &amp; delivering restock to HD 12 at time 160</text:p>
      <text:p text:style-name="P14">Start scheduling &amp; delivering restock to HD 17 at time 160</text:p>
      <text:p text:style-name="P14">HD 7 completed re-stocking, resuming w. I(t) = 200 at time 161</text:p>
      <text:p text:style-name="P14">HD 14 Inventory level is 84 at time 161</text:p>
      <text:p text:style-name="P14">HD 9 Inventory level is 130 at time 161</text:p>
      <text:p text:style-name="P14">HD 8 Inventory level is 62 at time 161</text:p>
      <text:p text:style-name="P14">HD 13 Inventory level is 53 at time 161</text:p>
      <text:p text:style-name="P14">HD 2 Inventory level is 121 at time 161</text:p>
      <text:p text:style-name="P14">HD 11 Inventory level is 118 at time 161</text:p>
      <text:p text:style-name="P14">HD 16 Inventory level is 43 at time 161</text:p>
      <text:p text:style-name="P14">!! HD 16 is interrupting warehouse w at time 161</text:p>
      <text:p text:style-name="P14">HD 12 Inventory level is 14 at time 161</text:p>
      <text:p text:style-name="P14">HD 6 Inventory level is 62 at time 161</text:p>
      <text:p text:style-name="P14">HD 17 Inventory level is 18 at time 161</text:p>
      <text:p text:style-name="P14">HD 10 Inventory level is 74 at time 161</text:p>
      <text:p text:style-name="P14">HD 3 Inventory level is 20 at time 161</text:p>
      <text:p text:style-name="P14">!! HD 3 is interrupting warehouse w at time 161</text:p>
      <text:p text:style-name="P14">HD 1 Inventory level is 27 at time 161</text:p>
      <text:p text:style-name="P14">Start scheduling &amp; delivering restock to HD 3 at time 161</text:p>
      <text:p text:style-name="P14">Start scheduling &amp; delivering restock to HD 16 at time 161</text:p>
      <text:p text:style-name="P14">HD 7 Inventory level is 187 at time 162</text:p>
      <text:p text:style-name="P14">HD 4 Inventory level is 27 at time 162</text:p>
      <text:p text:style-name="P14">HD 5 Inventory level is 64 at time 162</text:p>
      <text:p text:style-name="P14"><text:soft-page-break/>HD 15 Inventory level is 70 at time 162</text:p>
      <text:p text:style-name="P14">HD 14 Inventory level is 64 at time 162</text:p>
      <text:p text:style-name="P14">HD 8 Inventory level is 22 at time 162</text:p>
      <text:p text:style-name="P14">!! HD 8 is interrupting warehouse w at time 162</text:p>
      <text:p text:style-name="P14">HD 13 Inventory level is 30 at time 162</text:p>
      <text:p text:style-name="P14">!! HD 13 is interrupting warehouse w at time 162</text:p>
      <text:p text:style-name="P14">HD 2 Inventory level is 78 at time 162</text:p>
      <text:p text:style-name="P14">Stockout occurred for HD 12 at time 162</text:p>
      <text:p text:style-name="P14">HD 10 Inventory level is 64 at time 162</text:p>
      <text:p text:style-name="P14">Start scheduling &amp; delivering restock to HD 8 at time 162</text:p>
      <text:p text:style-name="P14">Start scheduling &amp; delivering restock to HD 13 at time 162</text:p>
      <text:p text:style-name="P14">HD 1 completed re-stocking, resuming w. I(t) = 200 at time 163</text:p>
      <text:p text:style-name="P14">HD 4 completed re-stocking, resuming w. I(t) = 200 at time 163</text:p>
      <text:p text:style-name="P14">HD 12 completed re-stocking, resuming w. I(t) = 200 at time 163</text:p>
      <text:p text:style-name="P14">HD 17 completed re-stocking, resuming w. I(t) = 200 at time 163</text:p>
      <text:p text:style-name="P14">HD 9 Inventory level is 109 at time 163</text:p>
      <text:p text:style-name="P14">HD 11 Inventory level is 103 at time 163</text:p>
      <text:p text:style-name="P14">HD 16 Inventory level is 33 at time 163</text:p>
      <text:p text:style-name="P14">HD 6 Inventory level is 34 at time 163</text:p>
      <text:p text:style-name="P14">!! HD 6 is interrupting warehouse w at time 163</text:p>
      <text:p text:style-name="P14">HD 17 Inventory level is 172 at time 163</text:p>
      <text:p text:style-name="P14">Stockout occurred for HD 3 at time 163</text:p>
      <text:p text:style-name="P14">HD 1 Inventory level is 164 at time 163</text:p>
      <text:p text:style-name="P14">HD 7 Inventory level is 151 at time 163</text:p>
      <text:p text:style-name="P14">HD 4 Inventory level is 164 at time 163</text:p>
      <text:p text:style-name="P14">HD 15 Inventory level is 45 at time 163</text:p>
      <text:p text:style-name="P14">!! HD 15 is interrupting warehouse w at time 163</text:p>
      <text:p text:style-name="P14">HD 8 Inventory level is 7 at time 163</text:p>
      <text:p text:style-name="P14">HD 2 Inventory level is 57 at time 163</text:p>
      <text:p text:style-name="P14">HD 10 Inventory level is 41 at time 163</text:p>
      <text:p text:style-name="P14">!! HD 10 is interrupting warehouse w at time 163</text:p>
      <text:p text:style-name="P14">Start scheduling &amp; delivering restock to HD 6 at time 163</text:p>
      <text:p text:style-name="P14">Start scheduling &amp; delivering restock to HD 10 at time 163</text:p>
      <text:p text:style-name="P14">Start scheduling &amp; delivering restock to HD 15 at time 163</text:p>
      <text:p text:style-name="P14">HD 12 Inventory level is 160 at time 163</text:p>
      <text:p text:style-name="P14">RPT :: The HDKs with pending restocks at time 164 :: ['HD3', 'HD16', 'HD8', 'HD13', 'HD6', 'HD10', 'HD15']</text:p>
      <text:p text:style-name="P14"><text:soft-page-break/>HD 3 completed re-stocking, resuming w. I(t) = 200 at time 164</text:p>
      <text:p text:style-name="P14">HD 16 completed re-stocking, resuming w. I(t) = 200 at time 164</text:p>
      <text:p text:style-name="P14">HD 5 Inventory level is 44 at time 164</text:p>
      <text:p text:style-name="P14">!! HD 5 is interrupting warehouse w at time 164</text:p>
      <text:p text:style-name="P14">HD 14 Inventory level is 24 at time 164</text:p>
      <text:p text:style-name="P14">!! HD 14 is interrupting warehouse w at time 164</text:p>
      <text:p text:style-name="P14">Stockout occurred for HD 13 at time 164</text:p>
      <text:p text:style-name="P14">HD 1 Inventory level is 138 at time 164</text:p>
      <text:p text:style-name="P14">HD 15 Inventory level is 15 at time 164</text:p>
      <text:p text:style-name="P14">HD 2 Inventory level is 17 at time 164</text:p>
      <text:p text:style-name="P14">!! HD 2 is interrupting warehouse w at time 164</text:p>
      <text:p text:style-name="P14">Start scheduling &amp; delivering restock to HD 2 at time 164</text:p>
      <text:p text:style-name="P14">Start scheduling &amp; delivering restock to HD 5 at time 164</text:p>
      <text:p text:style-name="P14">Start scheduling &amp; delivering restock to HD 14 at time 164</text:p>
      <text:p text:style-name="P14">HD 3 Inventory level is 175 at time 164</text:p>
      <text:p text:style-name="P14">HD 8 completed re-stocking, resuming w. I(t) = 200 at time 165</text:p>
      <text:p text:style-name="P14">HD 13 completed re-stocking, resuming w. I(t) = 200 at time 165</text:p>
      <text:p text:style-name="P14">HD 9 Inventory level is 84 at time 165</text:p>
      <text:p text:style-name="P14">HD 11 Inventory level is 76 at time 165</text:p>
      <text:p text:style-name="P14">HD 16 Inventory level is 162 at time 165</text:p>
      <text:p text:style-name="P14">HD 6 Inventory level is 22 at time 165</text:p>
      <text:p text:style-name="P14">HD 17 Inventory level is 140 at time 165</text:p>
      <text:p text:style-name="P14">HD 7 Inventory level is 124 at time 165</text:p>
      <text:p text:style-name="P14">HD 4 Inventory level is 149 at time 165</text:p>
      <text:p text:style-name="P14">HD 8 Inventory level is 188 at time 165</text:p>
      <text:p text:style-name="P14">HD 10 Inventory level is 1 at time 165</text:p>
      <text:p text:style-name="P14">HD 12 Inventory level is 150 at time 165</text:p>
      <text:p text:style-name="P14">HD 14 Inventory level is 14 at time 165</text:p>
      <text:p text:style-name="P14">HD 1 Inventory level is 107 at time 165</text:p>
      <text:p text:style-name="P14">Stockout occurred for HD 2 at time 165</text:p>
      <text:p text:style-name="P14">HD 13 Inventory level is 169 at time 165</text:p>
      <text:p text:style-name="P14">HD 6 completed re-stocking, resuming w. I(t) = 200 at time 166</text:p>
      <text:p text:style-name="P14">HD 10 completed re-stocking, resuming w. I(t) = 200 at time 166</text:p>
      <text:p text:style-name="P14">HD 15 completed re-stocking, resuming w. I(t) = 200 at time 166</text:p>
      <text:p text:style-name="P14">HD 5 Inventory level is 26 at time 166</text:p>
      <text:p text:style-name="P14">HD 15 Inventory level is 175 at time 166</text:p>
      <text:p text:style-name="P14"><text:soft-page-break/>HD 3 Inventory level is 159 at time 166</text:p>
      <text:p text:style-name="P14">HD 9 Inventory level is 59 at time 166</text:p>
      <text:p text:style-name="P14">HD 11 Inventory level is 36 at time 166</text:p>
      <text:p text:style-name="P14">!! HD 11 is interrupting warehouse w at time 166</text:p>
      <text:p text:style-name="P14">HD 16 Inventory level is 121 at time 166</text:p>
      <text:p text:style-name="P14">HD 4 Inventory level is 115 at time 166</text:p>
      <text:p text:style-name="P14">HD 8 Inventory level is 161 at time 166</text:p>
      <text:p text:style-name="P14">HD 10 Inventory level is 160 at time 166</text:p>
      <text:p text:style-name="P14">HD 12 Inventory level is 118 at time 166</text:p>
      <text:p text:style-name="P14">Start scheduling &amp; delivering restock to HD 11 at time 166</text:p>
      <text:p text:style-name="P14">HD 13 Inventory level is 134 at time 166</text:p>
      <text:p text:style-name="P14">HD 2 completed re-stocking, resuming w. I(t) = 200 at time 167</text:p>
      <text:p text:style-name="P14">HD 5 completed re-stocking, resuming w. I(t) = 200 at time 167</text:p>
      <text:p text:style-name="P14">HD 14 completed re-stocking, resuming w. I(t) = 200 at time 167</text:p>
      <text:p text:style-name="P14">HD 6 Inventory level is 163 at time 167</text:p>
      <text:p text:style-name="P14">HD 17 Inventory level is 120 at time 167</text:p>
      <text:p text:style-name="P14">HD 7 Inventory level is 80 at time 167</text:p>
      <text:p text:style-name="P14">HD 14 Inventory level is 179 at time 167</text:p>
      <text:p text:style-name="P14">HD 1 Inventory level is 65 at time 167</text:p>
      <text:p text:style-name="P14">HD 5 Inventory level is 155 at time 167</text:p>
      <text:p text:style-name="P14">HD 4 Inventory level is 98 at time 167</text:p>
      <text:p text:style-name="P14">HD 8 Inventory level is 131 at time 167</text:p>
      <text:p text:style-name="P14">HD 12 Inventory level is 98 at time 167</text:p>
      <text:p text:style-name="P14">HD 13 Inventory level is 100 at time 167</text:p>
      <text:p text:style-name="P14">HD 2 Inventory level is 171 at time 167</text:p>
      <text:p text:style-name="P14">Finished run at model time 168.0</text:p>
      <text:p text:style-name="P14">Total number of stockouts, by HD number [7, 6, 8, 6, 9, 10, 5, 7, 7, 5, 8, 9, 6, 8, 8, 5, 6]</text:p>
      <text:p text:style-name="P14">Grand total number of stockouts over all HDk 120</text:p>
      <text:p text:style-name="P14">Grand total number of restocks completed over all HDk 268</text:p>
      <text:p text:style-name="P11"><text:span text:style-name="T4">b</text:span><text:span text:style-name="T3">) </text:span><text:span text:style-name="T7">when ra = max inventory – RP*(0.5) ( 175 in assignment )</text:span></text:p>
      <text:p text:style-name="P18">======= RESTART: /gaia/class/student/<text:span text:style-name="T30">studentl</text:span>/Homework5_CSC148_f19.py =======</text:p>
      <text:p text:style-name="P18">Running class Warehouse __init__ fcn at time 0 for Warehouse WH1 // Numpy seed is 420691</text:p>
      <text:p text:style-name="P18">Creating 17 HD Stores</text:p>
      <text:p text:style-name="P18">Running class HD 1 __init__ fcn at time 0 Setting inventory to 200 and RP to 50</text:p>
      <text:p text:style-name="P18">Running class HD 2 __init__ fcn at time 0 Setting inventory to 200 and RP to 50</text:p>
      <text:p text:style-name="P18"><text:soft-page-break/>Running class HD 3 __init__ fcn at time 0 Setting inventory to 200 and RP to 50</text:p>
      <text:p text:style-name="P18">Running class HD 4 __init__ fcn at time 0 Setting inventory to 200 and RP to 50</text:p>
      <text:p text:style-name="P18">Running class HD 5 __init__ fcn at time 0 Setting inventory to 200 and RP to 50</text:p>
      <text:p text:style-name="P18">Running class HD 6 __init__ fcn at time 0 Setting inventory to 200 and RP to 50</text:p>
      <text:p text:style-name="P18">Running class HD 7 __init__ fcn at time 0 Setting inventory to 200 and RP to 50</text:p>
      <text:p text:style-name="P18">Running class HD 8 __init__ fcn at time 0 Setting inventory to 200 and RP to 50</text:p>
      <text:p text:style-name="P18">Running class HD 9 __init__ fcn at time 0 Setting inventory to 200 and RP to 50</text:p>
      <text:p text:style-name="P18">Running class HD 10 __init__ fcn at time 0 Setting inventory to 200 and RP to 50</text:p>
      <text:p text:style-name="P18">Running class HD 11 __init__ fcn at time 0 Setting inventory to 200 and RP to 50</text:p>
      <text:p text:style-name="P18">Running class HD 12 __init__ fcn at time 0 Setting inventory to 200 and RP to 50</text:p>
      <text:p text:style-name="P18">Running class HD 13 __init__ fcn at time 0 Setting inventory to 200 and RP to 50</text:p>
      <text:p text:style-name="P18">Running class HD 14 __init__ fcn at time 0 Setting inventory to 200 and RP to 50</text:p>
      <text:p text:style-name="P18">Running class HD 15 __init__ fcn at time 0 Setting inventory to 200 and RP to 50</text:p>
      <text:p text:style-name="P18">Running class HD 16 __init__ fcn at time 0 Setting inventory to 200 and RP to 50</text:p>
      <text:p text:style-name="P18">Running class HD 17 __init__ fcn at time 0 Setting inventory to 200 and RP to 50</text:p>
      <text:p text:style-name="P18">Starting doOrders() for HD 1 at time 0</text:p>
      <text:p text:style-name="P18">Starting doOrders() for HD 2 at time 0</text:p>
      <text:p text:style-name="P18">Starting doOrders() for HD 3 at time 0</text:p>
      <text:p text:style-name="P18">Starting doOrders() for HD 4 at time 0</text:p>
      <text:p text:style-name="P18">Starting doOrders() for HD 5 at time 0</text:p>
      <text:p text:style-name="P18">Starting doOrders() for HD 6 at time 0</text:p>
      <text:p text:style-name="P18">Starting doOrders() for HD 7 at time 0</text:p>
      <text:p text:style-name="P18">Starting doOrders() for HD 8 at time 0</text:p>
      <text:p text:style-name="P18">Starting doOrders() for HD 9 at time 0</text:p>
      <text:p text:style-name="P18">Starting doOrders() for HD 10 at time 0</text:p>
      <text:p text:style-name="P18">Starting doOrders() for HD 11 at time 0</text:p>
      <text:p text:style-name="P15"><text:span text:style-name="T7">Starting doOrders() for HD 12</text:span><text:span text:style-name="T3"> at time 0</text:span></text:p>
      <text:p text:style-name="P19">Starting doOrders() for HD 13 at time 0</text:p>
      <text:p text:style-name="P19">Starting doOrders() for HD 14 at time 0</text:p>
      <text:p text:style-name="P19">Starting doOrders() for HD 15 at time 0</text:p>
      <text:p text:style-name="P19">Starting doOrders() for HD 16 at time 0</text:p>
      <text:p text:style-name="P19">Starting doOrders() for HD 17 at time 0</text:p>
      <text:p text:style-name="P19">HD 3 Inventory level is 172 at time 1</text:p>
      <text:p text:style-name="P19">HD 4 Inventory level is 159 at time 1</text:p>
      <text:p text:style-name="P19">HD 8 Inventory level is 177 at time 1</text:p>
      <text:p text:style-name="P19">HD 9 Inventory level is 170 at time 1</text:p>
      <text:p text:style-name="P19"><text:soft-page-break/>HD 10 Inventory level is 180 at time 1</text:p>
      <text:p text:style-name="P19">HD 11 Inventory level is 163 at time 1</text:p>
      <text:p text:style-name="P19">HD 12 Inventory level is 177 at time 1</text:p>
      <text:p text:style-name="P19">HD 14 Inventory level is 179 at time 1</text:p>
      <text:p text:style-name="P19">HD 16 Inventory level is 178 at time 1</text:p>
      <text:p text:style-name="P19">HD 1 Inventory level is 176 at time 2</text:p>
      <text:p text:style-name="P19">HD 2 Inventory level is 179 at time 2</text:p>
      <text:p text:style-name="P19">HD 5 Inventory level is 180 at time 2</text:p>
      <text:p text:style-name="P19">HD 6 Inventory level is 168 at time 2</text:p>
      <text:p text:style-name="P19">HD 7 Inventory level is 186 at time 2</text:p>
      <text:p text:style-name="P19">HD 13 Inventory level is 155 at time 2</text:p>
      <text:p text:style-name="P19">HD 15 Inventory level is 164 at time 2</text:p>
      <text:p text:style-name="P19">HD 17 Inventory level is 166 at time 2</text:p>
      <text:p text:style-name="P19">HD 3 Inventory level is 144 at time 2</text:p>
      <text:p text:style-name="P19">HD 4 Inventory level is 147 at time 2</text:p>
      <text:p text:style-name="P19">HD 8 Inventory level is 156 at time 2</text:p>
      <text:p text:style-name="P19">HD 9 Inventory level is 157 at time 2</text:p>
      <text:p text:style-name="P19">HD 12 Inventory level is 136 at time 2</text:p>
      <text:p text:style-name="P19">HD 14 Inventory level is 158 at time 2</text:p>
      <text:p text:style-name="P19">HD 16 Inventory level is 154 at time 2</text:p>
      <text:p text:style-name="P19">HD 10 Inventory level is 149 at time 3</text:p>
      <text:p text:style-name="P19">HD 11 Inventory level is 151 at time 3</text:p>
      <text:p text:style-name="P19">HD 7 Inventory level is 166 at time 3</text:p>
      <text:p text:style-name="P19">HD 3 Inventory level is 127 at time 3</text:p>
      <text:p text:style-name="P19">HD 8 Inventory level is 116 at time 3</text:p>
      <text:p text:style-name="P19">HD 9 Inventory level is 128 at time 3</text:p>
      <text:p text:style-name="P19">HD 14 Inventory level is 124 at time 3</text:p>
      <text:p text:style-name="P19">RPT :: The HDKs with pending restocks at time 4 :: []</text:p>
      <text:p text:style-name="P19">HD 1 Inventory level is 144 at time 4</text:p>
      <text:p text:style-name="P19">HD 2 Inventory level is 136 at time 4</text:p>
      <text:p text:style-name="P19">HD 5 Inventory level is 147 at time 4</text:p>
      <text:p text:style-name="P19">HD 6 Inventory level is 142 at time 4</text:p>
      <text:p text:style-name="P19">HD 13 Inventory level is 110 at time 4</text:p>
      <text:p text:style-name="P19">HD 15 Inventory level is 137 at time 4</text:p>
      <text:p text:style-name="P19">HD 17 Inventory level is 125 at time 4</text:p>
      <text:p text:style-name="P19">HD 4 Inventory level is 137 at time 4</text:p>
      <text:p text:style-name="P19"><text:soft-page-break/>HD 12 Inventory level is 95 at time 4</text:p>
      <text:p text:style-name="P19">HD 16 Inventory level is 116 at time 4</text:p>
      <text:p text:style-name="P19">HD 8 Inventory level is 81 at time 4</text:p>
      <text:p text:style-name="P19">HD 10 Inventory level is 106 at time 5</text:p>
      <text:p text:style-name="P19">HD 11 Inventory level is 115 at time 5</text:p>
      <text:p text:style-name="P19">HD 7 Inventory level is 128 at time 5</text:p>
      <text:p text:style-name="P19">HD 3 Inventory level is 113 at time 5</text:p>
      <text:p text:style-name="P19">HD 9 Inventory level is 106 at time 5</text:p>
      <text:p text:style-name="P19">HD 14 Inventory level is 88 at time 5</text:p>
      <text:p text:style-name="P19">HD 1 Inventory level is 131 at time 5</text:p>
      <text:p text:style-name="P19">HD 15 Inventory level is 113 at time 5</text:p>
      <text:p text:style-name="P19">HD 12 Inventory level is 58 at time 5</text:p>
      <text:p text:style-name="P19">HD 16 Inventory level is 103 at time 5</text:p>
      <text:p text:style-name="P19">HD 8 Inventory level is 45 at time 5</text:p>
      <text:p text:style-name="P19">!! HD 8 is interrupting warehouse w at time 5</text:p>
      <text:p text:style-name="P19">HD 2 Inventory level is 99 at time 6</text:p>
      <text:p text:style-name="P19">HD 5 Inventory level is 105 at time 6</text:p>
      <text:p text:style-name="P19">HD 6 Inventory level is 100 at time 6</text:p>
      <text:p text:style-name="P19">HD 13 Inventory level is 68 at time 6</text:p>
      <text:p text:style-name="P19">HD 17 Inventory level is 97 at time 6</text:p>
      <text:p text:style-name="P19">HD 4 Inventory level is 120 at time 6</text:p>
      <text:p text:style-name="P19">HD 11 Inventory level is 71 at time 6</text:p>
      <text:p text:style-name="P19">HD 14 Inventory level is 71 at time 6</text:p>
      <text:p text:style-name="P19">HD 1 Inventory level is 100 at time 6</text:p>
      <text:p text:style-name="P19">HD 15 Inventory level is 97 at time 6</text:p>
      <text:p text:style-name="P19">Start scheduling &amp; delivering restock to HD 8 at time 6</text:p>
      <text:p text:style-name="P19">HD 8 Inventory level is 6 at time 6</text:p>
      <text:p text:style-name="P19">HD 10 Inventory level is 64 at time 7</text:p>
      <text:p text:style-name="P19">HD 7 Inventory level is 110 at time 7</text:p>
      <text:p text:style-name="P19">HD 3 Inventory level is 89 at time 7</text:p>
      <text:p text:style-name="P19">HD 9 Inventory level is 69 at time 7</text:p>
      <text:p text:style-name="P19">HD 12 Inventory level is 29 at time 7</text:p>
      <text:p text:style-name="P19">!! HD 12 is interrupting warehouse w at time 7</text:p>
      <text:p text:style-name="P19">HD 16 Inventory level is 93 at time 7</text:p>
      <text:p text:style-name="P19">HD 2 Inventory level is 76 at time 7</text:p>
      <text:p text:style-name="P19">HD 5 Inventory level is 78 at time 7</text:p>
      <text:p text:style-name="P19"><text:soft-page-break/>HD 6 Inventory level is 67 at time 7</text:p>
      <text:p text:style-name="P19">HD 13 Inventory level is 54 at time 7</text:p>
      <text:p text:style-name="P19">HD 4 Inventory level is 103 at time 7</text:p>
      <text:p text:style-name="P19">HD 11 Inventory level is 31 at time 7</text:p>
      <text:p text:style-name="P19">!! HD 11 is interrupting warehouse w at time 7</text:p>
      <text:p text:style-name="P19">HD 1 Inventory level is 78 at time 7</text:p>
      <text:p text:style-name="P19">Start scheduling &amp; delivering restock to HD 11 at time 7</text:p>
      <text:p text:style-name="P19">Start scheduling &amp; delivering restock to HD 12 at time 7</text:p>
      <text:p text:style-name="P19">Stockout occurred for HD 8 at time 7</text:p>
      <text:p text:style-name="P19">RPT :: The HDKs with pending restocks at time 8 :: ['HD8', 'HD11', 'HD12']</text:p>
      <text:p text:style-name="P19">HD 17 Inventory level is 61 at time 8</text:p>
      <text:p text:style-name="P19">HD 14 Inventory level is 32 at time 8</text:p>
      <text:p text:style-name="P19">!! HD 14 is interrupting warehouse w at time 8</text:p>
      <text:p text:style-name="P19">HD 15 Inventory level is 60 at time 8</text:p>
      <text:p text:style-name="P19">HD 10 Inventory level is 24 at time 8</text:p>
      <text:p text:style-name="P19">!! HD 10 is interrupting warehouse w at time 8</text:p>
      <text:p text:style-name="P19">HD 7 Inventory level is 73 at time 8</text:p>
      <text:p text:style-name="P19">HD 4 Inventory level is 89 at time 8</text:p>
      <text:p text:style-name="P19">HD 1 Inventory level is 33 at time 8</text:p>
      <text:p text:style-name="P19">!! HD 1 is interrupting warehouse w at time 8</text:p>
      <text:p text:style-name="P19">Start scheduling &amp; delivering restock to HD 1 at time 8</text:p>
      <text:p text:style-name="P19">Start scheduling &amp; delivering restock to HD 10 at time 8</text:p>
      <text:p text:style-name="P19">Start scheduling &amp; delivering restock to HD 14 at time 8</text:p>
      <text:p text:style-name="P19">HD 8 completed re-stocking, resuming w. I(t) = 175 at time 9</text:p>
      <text:p text:style-name="P19">HD 3 Inventory level is 56 at time 9</text:p>
      <text:p text:style-name="P19">HD 9 Inventory level is 34 at time 9</text:p>
      <text:p text:style-name="P19">!! HD 9 is interrupting warehouse w at time 9</text:p>
      <text:p text:style-name="P19">Stockout occurred for HD 12 at time 9</text:p>
      <text:p text:style-name="P19">HD 16 Inventory level is 67 at time 9</text:p>
      <text:p text:style-name="P19">HD 2 Inventory level is 47 at time 9</text:p>
      <text:p text:style-name="P19">!! HD 2 is interrupting warehouse w at time 9</text:p>
      <text:p text:style-name="P19">HD 5 Inventory level is 50 at time 9</text:p>
      <text:p text:style-name="P19">HD 6 Inventory level is 31 at time 9</text:p>
      <text:p text:style-name="P19">!! HD 6 is interrupting warehouse w at time 9</text:p>
      <text:p text:style-name="P19">HD 13 Inventory level is 12 at time 9</text:p>
      <text:p text:style-name="P19">!! HD 13 is interrupting warehouse w at time 9</text:p>
      <text:p text:style-name="P19"><text:soft-page-break/>HD 11 Inventory level is 5 at time 9</text:p>
      <text:p text:style-name="P19">HD 10 Inventory level is 12 at time 9</text:p>
      <text:p text:style-name="P19">HD 1 Inventory level is 15 at time 9</text:p>
      <text:p text:style-name="P19">Start scheduling &amp; delivering restock to HD 2 at time 9</text:p>
      <text:p text:style-name="P19">Start scheduling &amp; delivering restock to HD 6 at time 9</text:p>
      <text:p text:style-name="P19">Start scheduling &amp; delivering restock to HD 9 at time 9</text:p>
      <text:p text:style-name="P19">Start scheduling &amp; delivering restock to HD 13 at time 9</text:p>
      <text:p text:style-name="P19">HD 8 Inventory level is 134 at time 9</text:p>
      <text:p text:style-name="P19">HD 11 completed re-stocking, resuming w. I(t) = 175 at time 10</text:p>
      <text:p text:style-name="P19">HD 12 completed re-stocking, resuming w. I(t) = 175 at time 10</text:p>
      <text:p text:style-name="P19">HD 17 Inventory level is 48 at time 10</text:p>
      <text:p text:style-name="P19">!! HD 17 is interrupting warehouse w at time 10</text:p>
      <text:p text:style-name="P19">HD 14 Inventory level is 7 at time 10</text:p>
      <text:p text:style-name="P19">HD 15 Inventory level is 22 at time 10</text:p>
      <text:p text:style-name="P19">!! HD 15 is interrupting warehouse w at time 10</text:p>
      <text:p text:style-name="P19">HD 7 Inventory level is 35 at time 10</text:p>
      <text:p text:style-name="P19">!! HD 7 is interrupting warehouse w at time 10</text:p>
      <text:p text:style-name="P19">HD 4 Inventory level is 55 at time 10</text:p>
      <text:p text:style-name="P19">Stockout occurred for HD 13 at time 10</text:p>
      <text:p text:style-name="P19">HD 11 Inventory level is 139 at time 10</text:p>
      <text:p text:style-name="P19">Stockout occurred for HD 1 at time 10</text:p>
      <text:p text:style-name="P19">Start scheduling &amp; delivering restock to HD 7 at time 10</text:p>
      <text:p text:style-name="P19">Start scheduling &amp; delivering restock to HD 15 at time 10</text:p>
      <text:p text:style-name="P19">Start scheduling &amp; delivering restock to HD 17 at time 10</text:p>
      <text:p text:style-name="P19">HD 12 Inventory level is 145 at time 10</text:p>
      <text:p text:style-name="P19">HD 1 completed re-stocking, resuming w. I(t) = 175 at time 11</text:p>
      <text:p text:style-name="P19">HD 10 completed re-stocking, resuming w. I(t) = 175 at time 11</text:p>
      <text:p text:style-name="P19">HD 14 completed re-stocking, resuming w. I(t) = 175 at time 11</text:p>
      <text:p text:style-name="P19">HD 3 Inventory level is 22 at time 11</text:p>
      <text:p text:style-name="P19">!! HD 3 is interrupting warehouse w at time 11</text:p>
      <text:p text:style-name="P19">HD 9 Inventory level is 21 at time 11</text:p>
      <text:p text:style-name="P19">HD 16 Inventory level is 25 at time 11</text:p>
      <text:p text:style-name="P19">!! HD 16 is interrupting warehouse w at time 11</text:p>
      <text:p text:style-name="P19">HD 2 Inventory level is 33 at time 11</text:p>
      <text:p text:style-name="P19">HD 5 Inventory level is 11 at time 11</text:p>
      <text:p text:style-name="P19">!! HD 5 is interrupting warehouse w at time 11</text:p>
      <text:p text:style-name="P19"><text:soft-page-break/>Stockout occurred for HD 6 at time 11</text:p>
      <text:p text:style-name="P19">HD 10 Inventory level is 140 at time 11</text:p>
      <text:p text:style-name="P19">HD 8 Inventory level is 106 at time 11</text:p>
      <text:p text:style-name="P19">HD 14 Inventory level is 130 at time 11</text:p>
      <text:p text:style-name="P19">HD 11 Inventory level is 102 at time 11</text:p>
      <text:p text:style-name="P19">Start scheduling &amp; delivering restock to HD 3 at time 11</text:p>
      <text:p text:style-name="P19">Start scheduling &amp; delivering restock to HD 5 at time 11</text:p>
      <text:p text:style-name="P19">Start scheduling &amp; delivering restock to HD 16 at time 11</text:p>
      <text:p text:style-name="P19">HD 1 Inventory level is 144 at time 11</text:p>
      <text:p text:style-name="P19">RPT :: The HDKs with pending restocks at time 12 :: ['HD2', 'HD6', 'HD9', 'HD13', 'HD7', 'HD15', 'HD17', 'HD3', 'HD5', 'HD16']</text:p>
      <text:p text:style-name="P19">HD 2 completed re-stocking, resuming w. I(t) = 175 at time 12</text:p>
      <text:p text:style-name="P19">HD 6 completed re-stocking, resuming w. I(t) = 175 at time 12</text:p>
      <text:p text:style-name="P19">HD 9 completed re-stocking, resuming w. I(t) = 175 at time 12</text:p>
      <text:p text:style-name="P19">HD 13 completed re-stocking, resuming w. I(t) = 175 at time 12</text:p>
      <text:p text:style-name="P19">HD 17 Inventory level is 36 at time 12</text:p>
      <text:p text:style-name="P19">Stockout occurred for HD 15 at time 12</text:p>
      <text:p text:style-name="P19">HD 7 Inventory level is 21 at time 12</text:p>
      <text:p text:style-name="P19">HD 4 Inventory level is 37 at time 12</text:p>
      <text:p text:style-name="P19">!! HD 4 is interrupting warehouse w at time 12</text:p>
      <text:p text:style-name="P19">HD 12 Inventory level is 104 at time 12</text:p>
      <text:p text:style-name="P19">HD 9 Inventory level is 139 at time 12</text:p>
      <text:p text:style-name="P19">HD 10 Inventory level is 95 at time 12</text:p>
      <text:p text:style-name="P19">HD 14 Inventory level is 104 at time 12</text:p>
      <text:p text:style-name="P19">HD 11 Inventory level is 81 at time 12</text:p>
      <text:p text:style-name="P19">Start scheduling &amp; delivering restock to HD 4 at time 12</text:p>
      <text:p text:style-name="P19">HD 6 Inventory level is 136 at time 12</text:p>
      <text:p text:style-name="P19">HD 13 Inventory level is 141 at time 12</text:p>
      <text:p text:style-name="P19">HD 7 completed re-stocking, resuming w. I(t) = 175 at time 13</text:p>
      <text:p text:style-name="P19">HD 15 completed re-stocking, resuming w. I(t) = 175 at time 13</text:p>
      <text:p text:style-name="P19">HD 17 completed re-stocking, resuming w. I(t) = 175 at time 13</text:p>
      <text:p text:style-name="P19">Stockout occurred for HD 3 at time 13</text:p>
      <text:p text:style-name="P19">HD 16 Inventory level is 11 at time 13</text:p>
      <text:p text:style-name="P19">HD 2 Inventory level is 139 at time 13</text:p>
      <text:p text:style-name="P19">Stockout occurred for HD 5 at time 13</text:p>
      <text:p text:style-name="P19">HD 8 Inventory level is 68 at time 13</text:p>
      <text:p text:style-name="P19">HD 1 Inventory level is 103 at time 13</text:p>
      <text:p text:style-name="P19"><text:soft-page-break/>HD 12 Inventory level is 86 at time 13</text:p>
      <text:p text:style-name="P19">HD 9 Inventory level is 120 at time 13</text:p>
      <text:p text:style-name="P19">HD 10 Inventory level is 71 at time 13</text:p>
      <text:p text:style-name="P19">HD 14 Inventory level is 87 at time 13</text:p>
      <text:p text:style-name="P19">HD 11 Inventory level is 39 at time 13</text:p>
      <text:p text:style-name="P19">!! HD 11 is interrupting warehouse w at time 13</text:p>
      <text:p text:style-name="P19">Start scheduling &amp; delivering restock to HD 11 at time 13</text:p>
      <text:p text:style-name="P19">HD 6 Inventory level is 99 at time 13</text:p>
      <text:p text:style-name="P19">HD 15 Inventory level is 142 at time 13</text:p>
      <text:p text:style-name="P19">HD 3 completed re-stocking, resuming w. I(t) = 175 at time 14</text:p>
      <text:p text:style-name="P19">HD 5 completed re-stocking, resuming w. I(t) = 175 at time 14</text:p>
      <text:p text:style-name="P19">HD 16 completed re-stocking, resuming w. I(t) = 175 at time 14</text:p>
      <text:p text:style-name="P19">HD 17 Inventory level is 148 at time 14</text:p>
      <text:p text:style-name="P19">HD 7 Inventory level is 141 at time 14</text:p>
      <text:p text:style-name="P19">HD 4 Inventory level is 1 at time 14</text:p>
      <text:p text:style-name="P19">HD 13 Inventory level is 97 at time 14</text:p>
      <text:p text:style-name="P19">HD 16 Inventory level is 147 at time 14</text:p>
      <text:p text:style-name="P19">HD 1 Inventory level is 77 at time 14</text:p>
      <text:p text:style-name="P19">HD 9 Inventory level is 85 at time 14</text:p>
      <text:p text:style-name="P19">HD 14 Inventory level is 61 at time 14</text:p>
      <text:p text:style-name="P19">HD 3 Inventory level is 151 at time 14</text:p>
      <text:p text:style-name="P19">HD 5 Inventory level is 145 at time 14</text:p>
      <text:p text:style-name="P19">HD 4 completed re-stocking, resuming w. I(t) = 175 at time 15</text:p>
      <text:p text:style-name="P19">HD 2 Inventory level is 116 at time 15</text:p>
      <text:p text:style-name="P19">HD 8 Inventory level is 56 at time 15</text:p>
      <text:p text:style-name="P19">HD 12 Inventory level is 71 at time 15</text:p>
      <text:p text:style-name="P19">HD 10 Inventory level is 44 at time 15</text:p>
      <text:p text:style-name="P19">!! HD 10 is interrupting warehouse w at time 15</text:p>
      <text:p text:style-name="P19">HD 11 Inventory level is 21 at time 15</text:p>
      <text:p text:style-name="P19">HD 6 Inventory level is 60 at time 15</text:p>
      <text:p text:style-name="P19">HD 15 Inventory level is 108 at time 15</text:p>
      <text:p text:style-name="P19">HD 17 Inventory level is 119 at time 15</text:p>
      <text:p text:style-name="P19">HD 4 Inventory level is 133 at time 15</text:p>
      <text:p text:style-name="P19">HD 13 Inventory level is 67 at time 15</text:p>
      <text:p text:style-name="P19">HD 16 Inventory level is 134 at time 15</text:p>
      <text:p text:style-name="P19">HD 1 Inventory level is 36 at time 15</text:p>
      <text:p text:style-name="P19"><text:soft-page-break/>!! HD 1 is interrupting warehouse w at time 15</text:p>
      <text:p text:style-name="P19">HD 14 Inventory level is 36 at time 15</text:p>
      <text:p text:style-name="P19">!! HD 14 is interrupting warehouse w at time 15</text:p>
      <text:p text:style-name="P19">Start scheduling &amp; delivering restock to HD 1 at time 15</text:p>
      <text:p text:style-name="P19">Start scheduling &amp; delivering restock to HD 10 at time 15</text:p>
      <text:p text:style-name="P19">Start scheduling &amp; delivering restock to HD 14 at time 15</text:p>
      <text:p text:style-name="P19">RPT :: The HDKs with pending restocks at time 16 :: ['HD11', 'HD1', 'HD10', 'HD14']</text:p>
      <text:p text:style-name="P19">HD 11 completed re-stocking, resuming w. I(t) = 175 at time 16</text:p>
      <text:p text:style-name="P19">HD 7 Inventory level is 131 at time 16</text:p>
      <text:p text:style-name="P19">HD 9 Inventory level is 64 at time 16</text:p>
      <text:p text:style-name="P19">HD 3 Inventory level is 109 at time 16</text:p>
      <text:p text:style-name="P19">HD 5 Inventory level is 106 at time 16</text:p>
      <text:p text:style-name="P19">HD 12 Inventory level is 61 at time 16</text:p>
      <text:p text:style-name="P19">HD 10 Inventory level is 29 at time 16</text:p>
      <text:p text:style-name="P19">HD 11 Inventory level is 161 at time 16</text:p>
      <text:p text:style-name="P19">HD 17 Inventory level is 100 at time 16</text:p>
      <text:p text:style-name="P19">HD 13 Inventory level is 39 at time 16</text:p>
      <text:p text:style-name="P19">!! HD 13 is interrupting warehouse w at time 16</text:p>
      <text:p text:style-name="P19">HD 1 Inventory level is 7 at time 16</text:p>
      <text:p text:style-name="P19">Start scheduling &amp; delivering restock to HD 13 at time 16</text:p>
      <text:p text:style-name="P19">HD 2 Inventory level is 71 at time 17</text:p>
      <text:p text:style-name="P19">HD 8 Inventory level is 21 at time 17</text:p>
      <text:p text:style-name="P19">!! HD 8 is interrupting warehouse w at time 17</text:p>
      <text:p text:style-name="P19">HD 6 Inventory level is 16 at time 17</text:p>
      <text:p text:style-name="P19">!! HD 6 is interrupting warehouse w at time 17</text:p>
      <text:p text:style-name="P19">HD 15 Inventory level is 87 at time 17</text:p>
      <text:p text:style-name="P19">HD 4 Inventory level is 92 at time 17</text:p>
      <text:p text:style-name="P19">HD 16 Inventory level is 124 at time 17</text:p>
      <text:p text:style-name="P19">HD 14 Inventory level is 6 at time 17</text:p>
      <text:p text:style-name="P19">HD 9 Inventory level is 36 at time 17</text:p>
      <text:p text:style-name="P19">!! HD 9 is interrupting warehouse w at time 17</text:p>
      <text:p text:style-name="P19">HD 5 Inventory level is 93 at time 17</text:p>
      <text:p text:style-name="P19">HD 10 Inventory level is 13 at time 17</text:p>
      <text:p text:style-name="P19">Start scheduling &amp; delivering restock to HD 6 at time 17</text:p>
      <text:p text:style-name="P19">Start scheduling &amp; delivering restock to HD 8 at time 17</text:p>
      <text:p text:style-name="P19">Start scheduling &amp; delivering restock to HD 9 at time 17</text:p>
      <text:p text:style-name="P19"><text:soft-page-break/>HD 1 completed re-stocking, resuming w. I(t) = 175 at time 18</text:p>
      <text:p text:style-name="P19">HD 10 completed re-stocking, resuming w. I(t) = 175 at time 18</text:p>
      <text:p text:style-name="P19">HD 14 completed re-stocking, resuming w. I(t) = 175 at time 18</text:p>
      <text:p text:style-name="P19">HD 7 Inventory level is 113 at time 18</text:p>
      <text:p text:style-name="P19">HD 3 Inventory level is 69 at time 18</text:p>
      <text:p text:style-name="P19">HD 12 Inventory level is 37 at time 18</text:p>
      <text:p text:style-name="P19">!! HD 12 is interrupting warehouse w at time 18</text:p>
      <text:p text:style-name="P19">HD 11 Inventory level is 130 at time 18</text:p>
      <text:p text:style-name="P19">HD 17 Inventory level is 56 at time 18</text:p>
      <text:p text:style-name="P19">HD 13 Inventory level is 24 at time 18</text:p>
      <text:p text:style-name="P19">HD 1 Inventory level is 138 at time 18</text:p>
      <text:p text:style-name="P19">HD 4 Inventory level is 81 at time 18</text:p>
      <text:p text:style-name="P19">HD 16 Inventory level is 79 at time 18</text:p>
      <text:p text:style-name="P19">HD 14 Inventory level is 151 at time 18</text:p>
      <text:p text:style-name="P19">Start scheduling &amp; delivering restock to HD 12 at time 18</text:p>
      <text:p text:style-name="P19">HD 13 completed re-stocking, resuming w. I(t) = 175 at time 19</text:p>
      <text:p text:style-name="P19">HD 2 Inventory level is 55 at time 19</text:p>
      <text:p text:style-name="P19">Stockout occurred for HD 8 at time 19</text:p>
      <text:p text:style-name="P19">Stockout occurred for HD 6 at time 19</text:p>
      <text:p text:style-name="P19">HD 15 Inventory level is 48 at time 19</text:p>
      <text:p text:style-name="P19">!! HD 15 is interrupting warehouse w at time 19</text:p>
      <text:p text:style-name="P19">HD 9 Inventory level is 26 at time 19</text:p>
      <text:p text:style-name="P19">HD 5 Inventory level is 69 at time 19</text:p>
      <text:p text:style-name="P19">HD 10 Inventory level is 149 at time 19</text:p>
      <text:p text:style-name="P19">HD 11 Inventory level is 91 at time 19</text:p>
      <text:p text:style-name="P19">HD 13 Inventory level is 144 at time 19</text:p>
      <text:p text:style-name="P19">HD 1 Inventory level is 111 at time 19</text:p>
      <text:p text:style-name="P19">HD 4 Inventory level is 68 at time 19</text:p>
      <text:p text:style-name="P19">HD 16 Inventory level is 55 at time 19</text:p>
      <text:p text:style-name="P19">Start scheduling &amp; delivering restock to HD 15 at time 19</text:p>
      <text:p text:style-name="P19">RPT :: The HDKs with pending restocks at time 20 :: ['HD6', 'HD8', 'HD9', 'HD12', 'HD15']</text:p>
      <text:p text:style-name="P19">HD 6 completed re-stocking, resuming w. I(t) = 175 at time 20</text:p>
      <text:p text:style-name="P19">HD 8 completed re-stocking, resuming w. I(t) = 175 at time 20</text:p>
      <text:p text:style-name="P19">HD 9 completed re-stocking, resuming w. I(t) = 175 at time 20</text:p>
      <text:p text:style-name="P19">HD 7 Inventory level is 69 at time 20</text:p>
      <text:p text:style-name="P19">HD 3 Inventory level is 40 at time 20</text:p>
      <text:p text:style-name="P19"><text:soft-page-break/>!! HD 3 is interrupting warehouse w at time 20</text:p>
      <text:p text:style-name="P19">Stockout occurred for HD 12 at time 20</text:p>
      <text:p text:style-name="P19">HD 17 Inventory level is 18 at time 20</text:p>
      <text:p text:style-name="P19">!! HD 17 is interrupting warehouse w at time 20</text:p>
      <text:p text:style-name="P19">HD 14 Inventory level is 128 at time 20</text:p>
      <text:p text:style-name="P19">HD 2 Inventory level is 37 at time 20</text:p>
      <text:p text:style-name="P19">!! HD 2 is interrupting warehouse w at time 20</text:p>
      <text:p text:style-name="P19">HD 5 Inventory level is 53 at time 20</text:p>
      <text:p text:style-name="P19">HD 11 Inventory level is 46 at time 20</text:p>
      <text:p text:style-name="P19">!! HD 11 is interrupting warehouse w at time 20</text:p>
      <text:p text:style-name="P19">HD 13 Inventory level is 116 at time 20</text:p>
      <text:p text:style-name="P19">Start scheduling &amp; delivering restock to HD 2 at time 20</text:p>
      <text:p text:style-name="P19">Start scheduling &amp; delivering restock to HD 3 at time 20</text:p>
      <text:p text:style-name="P19">Start scheduling &amp; delivering restock to HD 11 at time 20</text:p>
      <text:p text:style-name="P19">Start scheduling &amp; delivering restock to HD 17 at time 20</text:p>
      <text:p text:style-name="P19">HD 6 Inventory level is 136 at time 20</text:p>
      <text:p text:style-name="P19">HD 8 Inventory level is 137 at time 20</text:p>
      <text:p text:style-name="P19">HD 12 completed re-stocking, resuming w. I(t) = 175 at time 21</text:p>
      <text:p text:style-name="P19">HD 15 Inventory level is 26 at time 21</text:p>
      <text:p text:style-name="P19">HD 9 Inventory level is 138 at time 21</text:p>
      <text:p text:style-name="P19">HD 10 Inventory level is 117 at time 21</text:p>
      <text:p text:style-name="P19">HD 1 Inventory level is 88 at time 21</text:p>
      <text:p text:style-name="P19">HD 4 Inventory level is 58 at time 21</text:p>
      <text:p text:style-name="P19">HD 16 Inventory level is 17 at time 21</text:p>
      <text:p text:style-name="P19">!! HD 16 is interrupting warehouse w at time 21</text:p>
      <text:p text:style-name="P19">HD 7 Inventory level is 55 at time 21</text:p>
      <text:p text:style-name="P19">Stockout occurred for HD 17 at time 21</text:p>
      <text:p text:style-name="P19">HD 14 Inventory level is 88 at time 21</text:p>
      <text:p text:style-name="P19">HD 2 Inventory level is 23 at time 21</text:p>
      <text:p text:style-name="P19">HD 11 Inventory level is 5 at time 21</text:p>
      <text:p text:style-name="P19">HD 13 Inventory level is 89 at time 21</text:p>
      <text:p text:style-name="P19">Start scheduling &amp; delivering restock to HD 16 at time 21</text:p>
      <text:p text:style-name="P19">HD 6 Inventory level is 114 at time 21</text:p>
      <text:p text:style-name="P19">HD 8 Inventory level is 109 at time 21</text:p>
      <text:p text:style-name="P19">HD 12 Inventory level is 132 at time 21</text:p>
      <text:p text:style-name="P19">HD 15 completed re-stocking, resuming w. I(t) = 175 at time 22</text:p>
      <text:p text:style-name="P19"><text:soft-page-break/>HD 3 Inventory level is 11 at time 22</text:p>
      <text:p text:style-name="P19">HD 5 Inventory level is 39 at time 22</text:p>
      <text:p text:style-name="P19">!! HD 5 is interrupting warehouse w at time 22</text:p>
      <text:p text:style-name="P19">HD 15 Inventory level is 148 at time 22</text:p>
      <text:p text:style-name="P19">HD 1 Inventory level is 72 at time 22</text:p>
      <text:p text:style-name="P19">Stockout occurred for HD 16 at time 22</text:p>
      <text:p text:style-name="P19">HD 7 Inventory level is 23 at time 22</text:p>
      <text:p text:style-name="P19">!! HD 7 is interrupting warehouse w at time 22</text:p>
      <text:p text:style-name="P19">Start scheduling &amp; delivering restock to HD 5 at time 22</text:p>
      <text:p text:style-name="P19">Start scheduling &amp; delivering restock to HD 7 at time 22</text:p>
      <text:p text:style-name="P19">HD 8 Inventory level is 80 at time 22</text:p>
      <text:p text:style-name="P19">HD 2 completed re-stocking, resuming w. I(t) = 175 at time 23</text:p>
      <text:p text:style-name="P19">HD 3 completed re-stocking, resuming w. I(t) = 175 at time 23</text:p>
      <text:p text:style-name="P19">HD 11 completed re-stocking, resuming w. I(t) = 175 at time 23</text:p>
      <text:p text:style-name="P19">HD 17 completed re-stocking, resuming w. I(t) = 175 at time 23</text:p>
      <text:p text:style-name="P19">HD 9 Inventory level is 116 at time 23</text:p>
      <text:p text:style-name="P19">HD 10 Inventory level is 98 at time 23</text:p>
      <text:p text:style-name="P19">HD 4 Inventory level is 21 at time 23</text:p>
      <text:p text:style-name="P19">!! HD 4 is interrupting warehouse w at time 23</text:p>
      <text:p text:style-name="P19">HD 14 Inventory level is 72 at time 23</text:p>
      <text:p text:style-name="P19">HD 2 Inventory level is 156 at time 23</text:p>
      <text:p text:style-name="P19">HD 11 Inventory level is 142 at time 23</text:p>
      <text:p text:style-name="P19">HD 13 Inventory level is 72 at time 23</text:p>
      <text:p text:style-name="P19">HD 6 Inventory level is 97 at time 23</text:p>
      <text:p text:style-name="P19">HD 12 Inventory level is 96 at time 23</text:p>
      <text:p text:style-name="P19">Stockout occurred for HD 5 at time 23</text:p>
      <text:p text:style-name="P19">HD 15 Inventory level is 129 at time 23</text:p>
      <text:p text:style-name="P19">HD 1 Inventory level is 29 at time 23</text:p>
      <text:p text:style-name="P19">!! HD 1 is interrupting warehouse w at time 23</text:p>
      <text:p text:style-name="P19">Stockout occurred for HD 7 at time 23</text:p>
      <text:p text:style-name="P19">Start scheduling &amp; delivering restock to HD 1 at time 23</text:p>
      <text:p text:style-name="P19">Start scheduling &amp; delivering restock to HD 4 at time 23</text:p>
      <text:p text:style-name="P19">HD 8 Inventory level is 54 at time 23</text:p>
      <text:p text:style-name="P19">HD 17 Inventory level is 154 at time 23</text:p>
      <text:p text:style-name="P19">RPT :: The HDKs with pending restocks at time 24 :: ['HD16', 'HD5', 'HD7', 'HD1', 'HD4']</text:p>
      <text:p text:style-name="P19">HD 16 completed re-stocking, resuming w. I(t) = 175 at time 24</text:p>
      <text:p text:style-name="P19"><text:soft-page-break/>HD 3 Inventory level is 147 at time 24</text:p>
      <text:p text:style-name="P19">HD 11 Inventory level is 126 at time 24</text:p>
      <text:p text:style-name="P19">HD 13 Inventory level is 34 at time 24</text:p>
      <text:p text:style-name="P19">!! HD 13 is interrupting warehouse w at time 24</text:p>
      <text:p text:style-name="P19">HD 6 Inventory level is 64 at time 24</text:p>
      <text:p text:style-name="P19">HD 12 Inventory level is 64 at time 24</text:p>
      <text:p text:style-name="P19">Stockout occurred for HD 1 at time 24</text:p>
      <text:p text:style-name="P19">Start scheduling &amp; delivering restock to HD 13 at time 24</text:p>
      <text:p text:style-name="P19">HD 16 Inventory level is 144 at time 24</text:p>
      <text:p text:style-name="P19">HD 5 completed re-stocking, resuming w. I(t) = 175 at time 25</text:p>
      <text:p text:style-name="P19">HD 7 completed re-stocking, resuming w. I(t) = 175 at time 25</text:p>
      <text:p text:style-name="P19">HD 9 Inventory level is 75 at time 25</text:p>
      <text:p text:style-name="P19">HD 10 Inventory level is 65 at time 25</text:p>
      <text:p text:style-name="P19">Stockout occurred for HD 4 at time 25</text:p>
      <text:p text:style-name="P19">HD 14 Inventory level is 43 at time 25</text:p>
      <text:p text:style-name="P19">!! HD 14 is interrupting warehouse w at time 25</text:p>
      <text:p text:style-name="P19">HD 2 Inventory level is 126 at time 25</text:p>
      <text:p text:style-name="P19">HD 15 Inventory level is 107 at time 25</text:p>
      <text:p text:style-name="P19">HD 8 Inventory level is 10 at time 25</text:p>
      <text:p text:style-name="P19">!! HD 8 is interrupting warehouse w at time 25</text:p>
      <text:p text:style-name="P19">HD 17 Inventory level is 122 at time 25</text:p>
      <text:p text:style-name="P19">HD 3 Inventory level is 114 at time 25</text:p>
      <text:p text:style-name="P19">HD 13 Inventory level is 10 at time 25</text:p>
      <text:p text:style-name="P19">HD 6 Inventory level is 41 at time 25</text:p>
      <text:p text:style-name="P19">!! HD 6 is interrupting warehouse w at time 25</text:p>
      <text:p text:style-name="P19">Start scheduling &amp; delivering restock to HD 6 at time 25</text:p>
      <text:p text:style-name="P19">Start scheduling &amp; delivering restock to HD 8 at time 25</text:p>
      <text:p text:style-name="P19">Start scheduling &amp; delivering restock to HD 14 at time 25</text:p>
      <text:p text:style-name="P19">HD 5 Inventory level is 132 at time 25</text:p>
      <text:p text:style-name="P19">HD 7 Inventory level is 142 at time 25</text:p>
      <text:p text:style-name="P19">HD 1 completed re-stocking, resuming w. I(t) = 175 at time 26</text:p>
      <text:p text:style-name="P19">HD 4 completed re-stocking, resuming w. I(t) = 175 at time 26</text:p>
      <text:p text:style-name="P19">HD 11 Inventory level is 88 at time 26</text:p>
      <text:p text:style-name="P19">HD 12 Inventory level is 48 at time 26</text:p>
      <text:p text:style-name="P19">!! HD 12 is interrupting warehouse w at time 26</text:p>
      <text:p text:style-name="P19">HD 16 Inventory level is 107 at time 26</text:p>
      <text:p text:style-name="P19"><text:soft-page-break/>HD 2 Inventory level is 82 at time 26</text:p>
      <text:p text:style-name="P19">Stockout occurred for HD 8 at time 26</text:p>
      <text:p text:style-name="P19">HD 17 Inventory level is 86 at time 26</text:p>
      <text:p text:style-name="P19">HD 3 Inventory level is 96 at time 26</text:p>
      <text:p text:style-name="P19">Start scheduling &amp; delivering restock to HD 12 at time 26</text:p>
      <text:p text:style-name="P19">HD 1 Inventory level is 131 at time 26</text:p>
      <text:p text:style-name="P19">HD 4 Inventory level is 138 at time 26</text:p>
      <text:p text:style-name="P19">HD 13 completed re-stocking, resuming w. I(t) = 175 at time 27</text:p>
      <text:p text:style-name="P19">HD 9 Inventory level is 48 at time 27</text:p>
      <text:p text:style-name="P19">!! HD 9 is interrupting warehouse w at time 27</text:p>
      <text:p text:style-name="P19">HD 10 Inventory level is 34 at time 27</text:p>
      <text:p text:style-name="P19">!! HD 10 is interrupting warehouse w at time 27</text:p>
      <text:p text:style-name="P19">HD 14 Inventory level is 19 at time 27</text:p>
      <text:p text:style-name="P19">HD 15 Inventory level is 87 at time 27</text:p>
      <text:p text:style-name="P19">HD 13 Inventory level is 153 at time 27</text:p>
      <text:p text:style-name="P19">HD 6 Inventory level is 5 at time 27</text:p>
      <text:p text:style-name="P19">HD 5 Inventory level is 103 at time 27</text:p>
      <text:p text:style-name="P19">HD 7 Inventory level is 108 at time 27</text:p>
      <text:p text:style-name="P19">HD 11 Inventory level is 50 at time 27</text:p>
      <text:p text:style-name="P19">HD 12 Inventory level is 20 at time 27</text:p>
      <text:p text:style-name="P19">HD 3 Inventory level is 67 at time 27</text:p>
      <text:p text:style-name="P19">Start scheduling &amp; delivering restock to HD 9 at time 27</text:p>
      <text:p text:style-name="P19">Start scheduling &amp; delivering restock to HD 10 at time 27</text:p>
      <text:p text:style-name="P19">HD 4 Inventory level is 108 at time 27</text:p>
      <text:p text:style-name="P19">RPT :: The HDKs with pending restocks at time 28 :: ['HD6', 'HD8', 'HD14', 'HD12', 'HD9', 'HD10']</text:p>
      <text:p text:style-name="P19">HD 6 completed re-stocking, resuming w. I(t) = 175 at time 28</text:p>
      <text:p text:style-name="P19">HD 8 completed re-stocking, resuming w. I(t) = 175 at time 28</text:p>
      <text:p text:style-name="P19">HD 14 completed re-stocking, resuming w. I(t) = 175 at time 28</text:p>
      <text:p text:style-name="P19">HD 16 Inventory level is 82 at time 28</text:p>
      <text:p text:style-name="P19">HD 2 Inventory level is 66 at time 28</text:p>
      <text:p text:style-name="P19">HD 17 Inventory level is 47 at time 28</text:p>
      <text:p text:style-name="P19">!! HD 17 is interrupting warehouse w at time 28</text:p>
      <text:p text:style-name="P19">HD 1 Inventory level is 116 at time 28</text:p>
      <text:p text:style-name="P19">HD 9 Inventory level is 6 at time 28</text:p>
      <text:p text:style-name="P19">HD 10 Inventory level is 21 at time 28</text:p>
      <text:p text:style-name="P19">HD 14 Inventory level is 135 at time 28</text:p>
      <text:p text:style-name="P19"><text:soft-page-break/>HD 15 Inventory level is 62 at time 28</text:p>
      <text:p text:style-name="P19">HD 6 Inventory level is 155 at time 28</text:p>
      <text:p text:style-name="P19">HD 5 Inventory level is 63 at time 28</text:p>
      <text:p text:style-name="P19">HD 7 Inventory level is 65 at time 28</text:p>
      <text:p text:style-name="P19">Stockout occurred for HD 12 at time 28</text:p>
      <text:p text:style-name="P19">HD 3 Inventory level is 33 at time 28</text:p>
      <text:p text:style-name="P19">!! HD 3 is interrupting warehouse w at time 28</text:p>
      <text:p text:style-name="P19">Start scheduling &amp; delivering restock to HD 3 at time 28</text:p>
      <text:p text:style-name="P19">Start scheduling &amp; delivering restock to HD 17 at time 28</text:p>
      <text:p text:style-name="P19">HD 4 Inventory level is 68 at time 28</text:p>
      <text:p text:style-name="P19">HD 8 Inventory level is 161 at time 28</text:p>
      <text:p text:style-name="P19">HD 12 completed re-stocking, resuming w. I(t) = 175 at time 29</text:p>
      <text:p text:style-name="P19">HD 13 Inventory level is 143 at time 29</text:p>
      <text:p text:style-name="P19">HD 11 Inventory level is 27 at time 29</text:p>
      <text:p text:style-name="P19">!! HD 11 is interrupting warehouse w at time 29</text:p>
      <text:p text:style-name="P19">Stockout occurred for HD 9 at time 29</text:p>
      <text:p text:style-name="P19">HD 14 Inventory level is 105 at time 29</text:p>
      <text:p text:style-name="P19">HD 5 Inventory level is 46 at time 29</text:p>
      <text:p text:style-name="P19">!! HD 5 is interrupting warehouse w at time 29</text:p>
      <text:p text:style-name="P19">HD 7 Inventory level is 25 at time 29</text:p>
      <text:p text:style-name="P19">!! HD 7 is interrupting warehouse w at time 29</text:p>
      <text:p text:style-name="P19">Start scheduling &amp; delivering restock to HD 5 at time 29</text:p>
      <text:p text:style-name="P19">Start scheduling &amp; delivering restock to HD 7 at time 29</text:p>
      <text:p text:style-name="P19">Start scheduling &amp; delivering restock to HD 11 at time 29</text:p>
      <text:p text:style-name="P19">HD 8 Inventory level is 130 at time 29</text:p>
      <text:p text:style-name="P19">HD 12 Inventory level is 152 at time 29</text:p>
      <text:p text:style-name="P19">HD 9 completed re-stocking, resuming w. I(t) = 175 at time 30</text:p>
      <text:p text:style-name="P19">HD 10 completed re-stocking, resuming w. I(t) = 175 at time 30</text:p>
      <text:p text:style-name="P19">HD 16 Inventory level is 72 at time 30</text:p>
      <text:p text:style-name="P19">HD 2 Inventory level is 48 at time 30</text:p>
      <text:p text:style-name="P19">!! HD 2 is interrupting warehouse w at time 30</text:p>
      <text:p text:style-name="P19">HD 17 Inventory level is 6 at time 30</text:p>
      <text:p text:style-name="P19">HD 1 Inventory level is 101 at time 30</text:p>
      <text:p text:style-name="P19">HD 10 Inventory level is 133 at time 30</text:p>
      <text:p text:style-name="P19">HD 15 Inventory level is 33 at time 30</text:p>
      <text:p text:style-name="P19">!! HD 15 is interrupting warehouse w at time 30</text:p>
      <text:p text:style-name="P19"><text:soft-page-break/>HD 6 Inventory level is 138 at time 30</text:p>
      <text:p text:style-name="P19">HD 3 Inventory level is 8 at time 30</text:p>
      <text:p text:style-name="P19">HD 4 Inventory level is 57 at time 30</text:p>
      <text:p text:style-name="P19">HD 13 Inventory level is 117 at time 30</text:p>
      <text:p text:style-name="P19">HD 11 Inventory level is 0 at time 30</text:p>
      <text:p text:style-name="P19">HD 14 Inventory level is 90 at time 30</text:p>
      <text:p text:style-name="P19">HD 5 Inventory level is 10 at time 30</text:p>
      <text:p text:style-name="P19">Start scheduling &amp; delivering restock to HD 2 at time 30</text:p>
      <text:p text:style-name="P19">Start scheduling &amp; delivering restock to HD 15 at time 30</text:p>
      <text:p text:style-name="P19">HD 8 Inventory level is 85 at time 30</text:p>
      <text:p text:style-name="P19">HD 9 Inventory level is 150 at time 30</text:p>
      <text:p text:style-name="P19">HD 3 completed re-stocking, resuming w. I(t) = 175 at time 31</text:p>
      <text:p text:style-name="P19">HD 17 completed re-stocking, resuming w. I(t) = 175 at time 31</text:p>
      <text:p text:style-name="P19">Stockout occurred for HD 7 at time 31</text:p>
      <text:p text:style-name="P19">HD 12 Inventory level is 108 at time 31</text:p>
      <text:p text:style-name="P19">HD 16 Inventory level is 47 at time 31</text:p>
      <text:p text:style-name="P19">!! HD 16 is interrupting warehouse w at time 31</text:p>
      <text:p text:style-name="P19">HD 1 Inventory level is 82 at time 31</text:p>
      <text:p text:style-name="P19">HD 10 Inventory level is 105 at time 31</text:p>
      <text:p text:style-name="P19">HD 15 Inventory level is 16 at time 31</text:p>
      <text:p text:style-name="P19">HD 6 Inventory level is 108 at time 31</text:p>
      <text:p text:style-name="P19">Stockout occurred for HD 11 at time 31</text:p>
      <text:p text:style-name="P19">Stockout occurred for HD 5 at time 31</text:p>
      <text:p text:style-name="P19">Start scheduling &amp; delivering restock to HD 16 at time 31</text:p>
      <text:p text:style-name="P19">HD 8 Inventory level is 45 at time 31</text:p>
      <text:p text:style-name="P19">!! HD 8 is interrupting warehouse w at time 31</text:p>
      <text:p text:style-name="P19">RPT :: The HDKs with pending restocks at time 32 :: ['HD5', 'HD7', 'HD11', 'HD2', 'HD15', 'HD16']</text:p>
      <text:p text:style-name="P19">HD 5 completed re-stocking, resuming w. I(t) = 175 at time 32</text:p>
      <text:p text:style-name="P19">HD 7 completed re-stocking, resuming w. I(t) = 175 at time 32</text:p>
      <text:p text:style-name="P19">HD 11 completed re-stocking, resuming w. I(t) = 175 at time 32</text:p>
      <text:p text:style-name="P19">HD 2 Inventory level is 30 at time 32</text:p>
      <text:p text:style-name="P19">HD 17 Inventory level is 161 at time 32</text:p>
      <text:p text:style-name="P19">HD 3 Inventory level is 157 at time 32</text:p>
      <text:p text:style-name="P19">HD 4 Inventory level is 35 at time 32</text:p>
      <text:p text:style-name="P19">!! HD 4 is interrupting warehouse w at time 32</text:p>
      <text:p text:style-name="P19">HD 13 Inventory level is 98 at time 32</text:p>
      <text:p text:style-name="P19"><text:soft-page-break/>HD 14 Inventory level is 45 at time 32</text:p>
      <text:p text:style-name="P19">!! HD 14 is interrupting warehouse w at time 32</text:p>
      <text:p text:style-name="P19">HD 9 Inventory level is 134 at time 32</text:p>
      <text:p text:style-name="P19">HD 10 Inventory level is 86 at time 32</text:p>
      <text:p text:style-name="P19">HD 6 Inventory level is 66 at time 32</text:p>
      <text:p text:style-name="P19">Start scheduling &amp; delivering restock to HD 4 at time 32</text:p>
      <text:p text:style-name="P19">Start scheduling &amp; delivering restock to HD 8 at time 32</text:p>
      <text:p text:style-name="P19">Start scheduling &amp; delivering restock to HD 14 at time 32</text:p>
      <text:p text:style-name="P19">HD 8 Inventory level is 31 at time 32</text:p>
      <text:p text:style-name="P19">HD 5 Inventory level is 155 at time 32</text:p>
      <text:p text:style-name="P19">HD 7 Inventory level is 131 at time 32</text:p>
      <text:p text:style-name="P19">HD 11 Inventory level is 155 at time 32</text:p>
      <text:p text:style-name="P19">HD 2 completed re-stocking, resuming w. I(t) = 175 at time 33</text:p>
      <text:p text:style-name="P19">HD 15 completed re-stocking, resuming w. I(t) = 175 at time 33</text:p>
      <text:p text:style-name="P19">HD 12 Inventory level is 91 at time 33</text:p>
      <text:p text:style-name="P19">HD 16 Inventory level is 31 at time 33</text:p>
      <text:p text:style-name="P19">HD 1 Inventory level is 54 at time 33</text:p>
      <text:p text:style-name="P19">HD 15 Inventory level is 135 at time 33</text:p>
      <text:p text:style-name="P19">HD 3 Inventory level is 137 at time 33</text:p>
      <text:p text:style-name="P19">Stockout occurred for HD 4 at time 33</text:p>
      <text:p text:style-name="P19">HD 13 Inventory level is 75 at time 33</text:p>
      <text:p text:style-name="P19">HD 9 Inventory level is 94 at time 33</text:p>
      <text:p text:style-name="P19">HD 10 Inventory level is 67 at time 33</text:p>
      <text:p text:style-name="P19">HD 6 Inventory level is 44 at time 33</text:p>
      <text:p text:style-name="P19">!! HD 6 is interrupting warehouse w at time 33</text:p>
      <text:p text:style-name="P19">Start scheduling &amp; delivering restock to HD 6 at time 33</text:p>
      <text:p text:style-name="P19">HD 8 Inventory level is 11 at time 33</text:p>
      <text:p text:style-name="P19">HD 5 Inventory level is 136 at time 33</text:p>
      <text:p text:style-name="P19">HD 11 Inventory level is 128 at time 33</text:p>
      <text:p text:style-name="P19">HD 16 completed re-stocking, resuming w. I(t) = 175 at time 34</text:p>
      <text:p text:style-name="P19">HD 2 Inventory level is 142 at time 34</text:p>
      <text:p text:style-name="P19">HD 17 Inventory level is 144 at time 34</text:p>
      <text:p text:style-name="P19">HD 14 Inventory level is 30 at time 34</text:p>
      <text:p text:style-name="P19">HD 7 Inventory level is 91 at time 34</text:p>
      <text:p text:style-name="P19">HD 16 Inventory level is 135 at time 34</text:p>
      <text:p text:style-name="P19">HD 3 Inventory level is 117 at time 34</text:p>
      <text:p text:style-name="P19"><text:soft-page-break/>HD 13 Inventory level is 58 at time 34</text:p>
      <text:p text:style-name="P19">HD 9 Inventory level is 65 at time 34</text:p>
      <text:p text:style-name="P19">HD 10 Inventory level is 57 at time 34</text:p>
      <text:p text:style-name="P19">HD 5 Inventory level is 99 at time 34</text:p>
      <text:p text:style-name="P19">HD 11 Inventory level is 100 at time 34</text:p>
      <text:p text:style-name="P19">HD 4 completed re-stocking, resuming w. I(t) = 175 at time 35</text:p>
      <text:p text:style-name="P19">HD 8 completed re-stocking, resuming w. I(t) = 175 at time 35</text:p>
      <text:p text:style-name="P19">HD 14 completed re-stocking, resuming w. I(t) = 175 at time 35</text:p>
      <text:p text:style-name="P19">HD 12 Inventory level is 79 at time 35</text:p>
      <text:p text:style-name="P19">HD 1 Inventory level is 32 at time 35</text:p>
      <text:p text:style-name="P19">!! HD 1 is interrupting warehouse w at time 35</text:p>
      <text:p text:style-name="P19">HD 15 Inventory level is 97 at time 35</text:p>
      <text:p text:style-name="P19">HD 6 Inventory level is 14 at time 35</text:p>
      <text:p text:style-name="P19">HD 8 Inventory level is 130 at time 35</text:p>
      <text:p text:style-name="P19">HD 14 Inventory level is 154 at time 35</text:p>
      <text:p text:style-name="P19">HD 7 Inventory level is 70 at time 35</text:p>
      <text:p text:style-name="P19">HD 16 Inventory level is 113 at time 35</text:p>
      <text:p text:style-name="P19">HD 3 Inventory level is 78 at time 35</text:p>
      <text:p text:style-name="P19">HD 13 Inventory level is 27 at time 35</text:p>
      <text:p text:style-name="P19">!! HD 13 is interrupting warehouse w at time 35</text:p>
      <text:p text:style-name="P19">HD 9 Inventory level is 55 at time 35</text:p>
      <text:p text:style-name="P19">Start scheduling &amp; delivering restock to HD 1 at time 35</text:p>
      <text:p text:style-name="P19">Start scheduling &amp; delivering restock to HD 13 at time 35</text:p>
      <text:p text:style-name="P19">HD 5 Inventory level is 55 at time 35</text:p>
      <text:p text:style-name="P19">HD 4 Inventory level is 130 at time 35</text:p>
      <text:p text:style-name="P19">RPT :: The HDKs with pending restocks at time 36 :: ['HD6', 'HD1', 'HD13']</text:p>
      <text:p text:style-name="P19">HD 6 completed re-stocking, resuming w. I(t) = 175 at time 36</text:p>
      <text:p text:style-name="P19">HD 2 Inventory level is 121 at time 36</text:p>
      <text:p text:style-name="P19">HD 17 Inventory level is 124 at time 36</text:p>
      <text:p text:style-name="P19">HD 10 Inventory level is 44 at time 36</text:p>
      <text:p text:style-name="P19">!! HD 10 is interrupting warehouse w at time 36</text:p>
      <text:p text:style-name="P19">HD 11 Inventory level is 56 at time 36</text:p>
      <text:p text:style-name="P19">HD 15 Inventory level is 86 at time 36</text:p>
      <text:p text:style-name="P19">HD 6 Inventory level is 133 at time 36</text:p>
      <text:p text:style-name="P19">HD 8 Inventory level is 86 at time 36</text:p>
      <text:p text:style-name="P19">HD 16 Inventory level is 75 at time 36</text:p>
      <text:p text:style-name="P19"><text:soft-page-break/>HD 3 Inventory level is 55 at time 36</text:p>
      <text:p text:style-name="P19">HD 13 Inventory level is 7 at time 36</text:p>
      <text:p text:style-name="P19">Start scheduling &amp; delivering restock to HD 10 at time 36</text:p>
      <text:p text:style-name="P19">HD 5 Inventory level is 13 at time 36</text:p>
      <text:p text:style-name="P19">!! HD 5 is interrupting warehouse w at time 36</text:p>
      <text:p text:style-name="P19">HD 12 Inventory level is 39 at time 37</text:p>
      <text:p text:style-name="P19">!! HD 12 is interrupting warehouse w at time 37</text:p>
      <text:p text:style-name="P19">HD 1 Inventory level is 8 at time 37</text:p>
      <text:p text:style-name="P19">HD 14 Inventory level is 132 at time 37</text:p>
      <text:p text:style-name="P19">HD 7 Inventory level is 52 at time 37</text:p>
      <text:p text:style-name="P19">HD 9 Inventory level is 41 at time 37</text:p>
      <text:p text:style-name="P19">!! HD 9 is interrupting warehouse w at time 37</text:p>
      <text:p text:style-name="P19">HD 4 Inventory level is 96 at time 37</text:p>
      <text:p text:style-name="P19">HD 2 Inventory level is 105 at time 37</text:p>
      <text:p text:style-name="P19">HD 17 Inventory level is 79 at time 37</text:p>
      <text:p text:style-name="P19">HD 10 Inventory level is 29 at time 37</text:p>
      <text:p text:style-name="P19">HD 6 Inventory level is 116 at time 37</text:p>
      <text:p text:style-name="P19">HD 8 Inventory level is 53 at time 37</text:p>
      <text:p text:style-name="P19">Start scheduling &amp; delivering restock to HD 5 at time 37</text:p>
      <text:p text:style-name="P19">Start scheduling &amp; delivering restock to HD 9 at time 37</text:p>
      <text:p text:style-name="P19">Start scheduling &amp; delivering restock to HD 12 at time 37</text:p>
      <text:p text:style-name="P19">HD 1 completed re-stocking, resuming w. I(t) = 175 at time 38</text:p>
      <text:p text:style-name="P19">HD 13 completed re-stocking, resuming w. I(t) = 175 at time 38</text:p>
      <text:p text:style-name="P19">HD 11 Inventory level is 37 at time 38</text:p>
      <text:p text:style-name="P19">!! HD 11 is interrupting warehouse w at time 38</text:p>
      <text:p text:style-name="P19">HD 15 Inventory level is 48 at time 38</text:p>
      <text:p text:style-name="P19">!! HD 15 is interrupting warehouse w at time 38</text:p>
      <text:p text:style-name="P19">HD 16 Inventory level is 57 at time 38</text:p>
      <text:p text:style-name="P19">HD 3 Inventory level is 36 at time 38</text:p>
      <text:p text:style-name="P19">!! HD 3 is interrupting warehouse w at time 38</text:p>
      <text:p text:style-name="P19">HD 13 Inventory level is 145 at time 38</text:p>
      <text:p text:style-name="P19">HD 5 Inventory level is 3 at time 38</text:p>
      <text:p text:style-name="P19">HD 12 Inventory level is 13 at time 38</text:p>
      <text:p text:style-name="P19">HD 1 Inventory level is 149 at time 38</text:p>
      <text:p text:style-name="P19">HD 9 Inventory level is 8 at time 38</text:p>
      <text:p text:style-name="P19">HD 17 Inventory level is 57 at time 38</text:p>
      <text:p text:style-name="P19"><text:soft-page-break/>Stockout occurred for HD 10 at time 38</text:p>
      <text:p text:style-name="P19">HD 6 Inventory level is 101 at time 38</text:p>
      <text:p text:style-name="P19">Start scheduling &amp; delivering restock to HD 3 at time 38</text:p>
      <text:p text:style-name="P19">Start scheduling &amp; delivering restock to HD 11 at time 38</text:p>
      <text:p text:style-name="P19">Start scheduling &amp; delivering restock to HD 15 at time 38</text:p>
      <text:p text:style-name="P19">HD 10 completed re-stocking, resuming w. I(t) = 175 at time 39</text:p>
      <text:p text:style-name="P19">HD 14 Inventory level is 87 at time 39</text:p>
      <text:p text:style-name="P19">HD 7 Inventory level is 22 at time 39</text:p>
      <text:p text:style-name="P19">!! HD 7 is interrupting warehouse w at time 39</text:p>
      <text:p text:style-name="P19">HD 4 Inventory level is 74 at time 39</text:p>
      <text:p text:style-name="P19">HD 2 Inventory level is 68 at time 39</text:p>
      <text:p text:style-name="P19">HD 8 Inventory level is 35 at time 39</text:p>
      <text:p text:style-name="P19">!! HD 8 is interrupting warehouse w at time 39</text:p>
      <text:p text:style-name="P19">HD 15 Inventory level is 13 at time 39</text:p>
      <text:p text:style-name="P19">HD 3 Inventory level is 23 at time 39</text:p>
      <text:p text:style-name="P19">Stockout occurred for HD 12 at time 39</text:p>
      <text:p text:style-name="P19">HD 17 Inventory level is 22 at time 39</text:p>
      <text:p text:style-name="P19">!! HD 17 is interrupting warehouse w at time 39</text:p>
      <text:p text:style-name="P19">Start scheduling &amp; delivering restock to HD 7 at time 39</text:p>
      <text:p text:style-name="P19">Start scheduling &amp; delivering restock to HD 8 at time 39</text:p>
      <text:p text:style-name="P19">Start scheduling &amp; delivering restock to HD 17 at time 39</text:p>
      <text:p text:style-name="P19">HD 10 Inventory level is 132 at time 39</text:p>
      <text:p text:style-name="P19">RPT :: The HDKs with pending restocks at time 40 :: ['HD5', 'HD9', 'HD12', 'HD3', 'HD11', 'HD15', 'HD7', 'HD8', 'HD17']</text:p>
      <text:p text:style-name="P19">HD 5 completed re-stocking, resuming w. I(t) = 175 at time 40</text:p>
      <text:p text:style-name="P19">HD 9 completed re-stocking, resuming w. I(t) = 175 at time 40</text:p>
      <text:p text:style-name="P19">HD 12 completed re-stocking, resuming w. I(t) = 175 at time 40</text:p>
      <text:p text:style-name="P19">HD 11 Inventory level is 22 at time 40</text:p>
      <text:p text:style-name="P19">HD 16 Inventory level is 14 at time 40</text:p>
      <text:p text:style-name="P19">!! HD 16 is interrupting warehouse w at time 40</text:p>
      <text:p text:style-name="P19">HD 13 Inventory level is 118 at time 40</text:p>
      <text:p text:style-name="P19">HD 5 Inventory level is 152 at time 40</text:p>
      <text:p text:style-name="P19">HD 1 Inventory level is 110 at time 40</text:p>
      <text:p text:style-name="P19">HD 9 Inventory level is 151 at time 40</text:p>
      <text:p text:style-name="P19">HD 6 Inventory level is 62 at time 40</text:p>
      <text:p text:style-name="P19">HD 14 Inventory level is 46 at time 40</text:p>
      <text:p text:style-name="P19">!! HD 14 is interrupting warehouse w at time 40</text:p>
      <text:p text:style-name="P19"><text:soft-page-break/>HD 7 Inventory level is 9 at time 40</text:p>
      <text:p text:style-name="P19">HD 4 Inventory level is 38 at time 40</text:p>
      <text:p text:style-name="P19">!! HD 4 is interrupting warehouse w at time 40</text:p>
      <text:p text:style-name="P19">Stockout occurred for HD 3 at time 40</text:p>
      <text:p text:style-name="P19">Stockout occurred for HD 17 at time 40</text:p>
      <text:p text:style-name="P19">Start scheduling &amp; delivering restock to HD 4 at time 40</text:p>
      <text:p text:style-name="P19">Start scheduling &amp; delivering restock to HD 14 at time 40</text:p>
      <text:p text:style-name="P19">Start scheduling &amp; delivering restock to HD 16 at time 40</text:p>
      <text:p text:style-name="P19">HD 10 Inventory level is 93 at time 40</text:p>
      <text:p text:style-name="P19">HD 12 Inventory level is 145 at time 40</text:p>
      <text:p text:style-name="P19">HD 3 completed re-stocking, resuming w. I(t) = 175 at time 41</text:p>
      <text:p text:style-name="P19">HD 11 completed re-stocking, resuming w. I(t) = 175 at time 41</text:p>
      <text:p text:style-name="P19">HD 15 completed re-stocking, resuming w. I(t) = 175 at time 41</text:p>
      <text:p text:style-name="P19">HD 2 Inventory level is 39 at time 41</text:p>
      <text:p text:style-name="P19">!! HD 2 is interrupting warehouse w at time 41</text:p>
      <text:p text:style-name="P19">Stockout occurred for HD 8 at time 41</text:p>
      <text:p text:style-name="P19">HD 15 Inventory level is 148 at time 41</text:p>
      <text:p text:style-name="P19">HD 11 Inventory level is 160 at time 41</text:p>
      <text:p text:style-name="P19">Stockout occurred for HD 16 at time 41</text:p>
      <text:p text:style-name="P19">HD 13 Inventory level is 79 at time 41</text:p>
      <text:p text:style-name="P19">HD 5 Inventory level is 126 at time 41</text:p>
      <text:p text:style-name="P19">HD 4 Inventory level is 3 at time 41</text:p>
      <text:p text:style-name="P19">Start scheduling &amp; delivering restock to HD 2 at time 41</text:p>
      <text:p text:style-name="P19">HD 12 Inventory level is 105 at time 41</text:p>
      <text:p text:style-name="P19">HD 3 Inventory level is 137 at time 41</text:p>
      <text:p text:style-name="P19">HD 7 completed re-stocking, resuming w. I(t) = 175 at time 42</text:p>
      <text:p text:style-name="P19">HD 8 completed re-stocking, resuming w. I(t) = 175 at time 42</text:p>
      <text:p text:style-name="P19">HD 17 completed re-stocking, resuming w. I(t) = 175 at time 42</text:p>
      <text:p text:style-name="P19">HD 1 Inventory level is 76 at time 42</text:p>
      <text:p text:style-name="P19">HD 9 Inventory level is 114 at time 42</text:p>
      <text:p text:style-name="P19">HD 6 Inventory level is 17 at time 42</text:p>
      <text:p text:style-name="P19">!! HD 6 is interrupting warehouse w at time 42</text:p>
      <text:p text:style-name="P19">HD 14 Inventory level is 9 at time 42</text:p>
      <text:p text:style-name="P19">HD 7 Inventory level is 138 at time 42</text:p>
      <text:p text:style-name="P19">HD 10 Inventory level is 56 at time 42</text:p>
      <text:p text:style-name="P19">HD 11 Inventory level is 127 at time 42</text:p>
      <text:p text:style-name="P19"><text:soft-page-break/>Start scheduling &amp; delivering restock to HD 6 at time 42</text:p>
      <text:p text:style-name="P19">HD 8 Inventory level is 135 at time 42</text:p>
      <text:p text:style-name="P19">HD 17 Inventory level is 133 at time 42</text:p>
      <text:p text:style-name="P19">HD 4 completed re-stocking, resuming w. I(t) = 175 at time 43</text:p>
      <text:p text:style-name="P19">HD 14 completed re-stocking, resuming w. I(t) = 175 at time 43</text:p>
      <text:p text:style-name="P19">HD 16 completed re-stocking, resuming w. I(t) = 175 at time 43</text:p>
      <text:p text:style-name="P19">HD 2 Inventory level is 29 at time 43</text:p>
      <text:p text:style-name="P19">HD 15 Inventory level is 111 at time 43</text:p>
      <text:p text:style-name="P19">HD 13 Inventory level is 65 at time 43</text:p>
      <text:p text:style-name="P19">HD 5 Inventory level is 102 at time 43</text:p>
      <text:p text:style-name="P19">HD 4 Inventory level is 164 at time 43</text:p>
      <text:p text:style-name="P19">HD 12 Inventory level is 87 at time 43</text:p>
      <text:p text:style-name="P19">HD 3 Inventory level is 115 at time 43</text:p>
      <text:p text:style-name="P19">HD 9 Inventory level is 93 at time 43</text:p>
      <text:p text:style-name="P19">HD 7 Inventory level is 100 at time 43</text:p>
      <text:p text:style-name="P19">HD 11 Inventory level is 96 at time 43</text:p>
      <text:p text:style-name="P19">HD 17 Inventory level is 94 at time 43</text:p>
      <text:p text:style-name="P19">HD 16 Inventory level is 139 at time 43</text:p>
      <text:p text:style-name="P19">RPT :: The HDKs with pending restocks at time 44 :: ['HD2', 'HD6']</text:p>
      <text:p text:style-name="P19">HD 2 completed re-stocking, resuming w. I(t) = 175 at time 44</text:p>
      <text:p text:style-name="P19">HD 1 Inventory level is 55 at time 44</text:p>
      <text:p text:style-name="P19">HD 6 Inventory level is 1 at time 44</text:p>
      <text:p text:style-name="P19">HD 14 Inventory level is 165 at time 44</text:p>
      <text:p text:style-name="P19">HD 10 Inventory level is 16 at time 44</text:p>
      <text:p text:style-name="P19">!! HD 10 is interrupting warehouse w at time 44</text:p>
      <text:p text:style-name="P19">HD 8 Inventory level is 114 at time 44</text:p>
      <text:p text:style-name="P19">HD 13 Inventory level is 23 at time 44</text:p>
      <text:p text:style-name="P19">!! HD 13 is interrupting warehouse w at time 44</text:p>
      <text:p text:style-name="P19">HD 5 Inventory level is 68 at time 44</text:p>
      <text:p text:style-name="P19">HD 4 Inventory level is 154 at time 44</text:p>
      <text:p text:style-name="P19">HD 12 Inventory level is 67 at time 44</text:p>
      <text:p text:style-name="P19">HD 3 Inventory level is 81 at time 44</text:p>
      <text:p text:style-name="P19">HD 11 Inventory level is 63 at time 44</text:p>
      <text:p text:style-name="P19">Start scheduling &amp; delivering restock to HD 10 at time 44</text:p>
      <text:p text:style-name="P19">Start scheduling &amp; delivering restock to HD 13 at time 44</text:p>
      <text:p text:style-name="P19">HD 16 Inventory level is 108 at time 44</text:p>
      <text:p text:style-name="P19"><text:soft-page-break/>HD 6 completed re-stocking, resuming w. I(t) = 175 at time 45</text:p>
      <text:p text:style-name="P19">HD 2 Inventory level is 143 at time 45</text:p>
      <text:p text:style-name="P19">HD 15 Inventory level is 76 at time 45</text:p>
      <text:p text:style-name="P19">HD 9 Inventory level is 78 at time 45</text:p>
      <text:p text:style-name="P19">HD 7 Inventory level is 82 at time 45</text:p>
      <text:p text:style-name="P19">HD 17 Inventory level is 51 at time 45</text:p>
      <text:p text:style-name="P19">HD 8 Inventory level is 69 at time 45</text:p>
      <text:p text:style-name="P19">HD 13 Inventory level is 11 at time 45</text:p>
      <text:p text:style-name="P19">HD 11 Inventory level is 24 at time 45</text:p>
      <text:p text:style-name="P19">!! HD 11 is interrupting warehouse w at time 45</text:p>
      <text:p text:style-name="P19">Start scheduling &amp; delivering restock to HD 11 at time 45</text:p>
      <text:p text:style-name="P19">HD 16 Inventory level is 66 at time 45</text:p>
      <text:p text:style-name="P19">HD 1 Inventory level is 31 at time 46</text:p>
      <text:p text:style-name="P19">!! HD 1 is interrupting warehouse w at time 46</text:p>
      <text:p text:style-name="P19">HD 6 Inventory level is 152 at time 46</text:p>
      <text:p text:style-name="P19">HD 14 Inventory level is 121 at time 46</text:p>
      <text:p text:style-name="P19">Stockout occurred for HD 10 at time 46</text:p>
      <text:p text:style-name="P19">HD 5 Inventory level is 43 at time 46</text:p>
      <text:p text:style-name="P19">!! HD 5 is interrupting warehouse w at time 46</text:p>
      <text:p text:style-name="P19">HD 4 Inventory level is 130 at time 46</text:p>
      <text:p text:style-name="P19">HD 12 Inventory level is 34 at time 46</text:p>
      <text:p text:style-name="P19">!! HD 12 is interrupting warehouse w at time 46</text:p>
      <text:p text:style-name="P19">HD 3 Inventory level is 40 at time 46</text:p>
      <text:p text:style-name="P19">!! HD 3 is interrupting warehouse w at time 46</text:p>
      <text:p text:style-name="P19">HD 15 Inventory level is 44 at time 46</text:p>
      <text:p text:style-name="P19">!! HD 15 is interrupting warehouse w at time 46</text:p>
      <text:p text:style-name="P19">HD 9 Inventory level is 68 at time 46</text:p>
      <text:p text:style-name="P19">HD 17 Inventory level is 14 at time 46</text:p>
      <text:p text:style-name="P19">!! HD 17 is interrupting warehouse w at time 46</text:p>
      <text:p text:style-name="P19">Start scheduling &amp; delivering restock to HD 1 at time 46</text:p>
      <text:p text:style-name="P19">Start scheduling &amp; delivering restock to HD 3 at time 46</text:p>
      <text:p text:style-name="P19">Start scheduling &amp; delivering restock to HD 5 at time 46</text:p>
      <text:p text:style-name="P19">Start scheduling &amp; delivering restock to HD 12 at time 46</text:p>
      <text:p text:style-name="P19">Start scheduling &amp; delivering restock to HD 15 at time 46</text:p>
      <text:p text:style-name="P19">Start scheduling &amp; delivering restock to HD 17 at time 46</text:p>
      <text:p text:style-name="P19">HD 10 completed re-stocking, resuming w. I(t) = 175 at time 47</text:p>
      <text:p text:style-name="P19"><text:soft-page-break/>HD 13 completed re-stocking, resuming w. I(t) = 175 at time 47</text:p>
      <text:p text:style-name="P19">HD 2 Inventory level is 109 at time 47</text:p>
      <text:p text:style-name="P19">HD 7 Inventory level is 71 at time 47</text:p>
      <text:p text:style-name="P19">HD 8 Inventory level is 45 at time 47</text:p>
      <text:p text:style-name="P19">!! HD 8 is interrupting warehouse w at time 47</text:p>
      <text:p text:style-name="P19">HD 13 Inventory level is 146 at time 47</text:p>
      <text:p text:style-name="P19">HD 11 Inventory level is 7 at time 47</text:p>
      <text:p text:style-name="P19">HD 16 Inventory level is 29 at time 47</text:p>
      <text:p text:style-name="P19">!! HD 16 is interrupting warehouse w at time 47</text:p>
      <text:p text:style-name="P19">HD 6 Inventory level is 132 at time 47</text:p>
      <text:p text:style-name="P19">Stockout occurred for HD 5 at time 47</text:p>
      <text:p text:style-name="P19">HD 12 Inventory level is 21 at time 47</text:p>
      <text:p text:style-name="P19">HD 3 Inventory level is 8 at time 47</text:p>
      <text:p text:style-name="P19">HD 15 Inventory level is 24 at time 47</text:p>
      <text:p text:style-name="P19">HD 9 Inventory level is 57 at time 47</text:p>
      <text:p text:style-name="P19">Stockout occurred for HD 17 at time 47</text:p>
      <text:p text:style-name="P19">Start scheduling &amp; delivering restock to HD 8 at time 47</text:p>
      <text:p text:style-name="P19">Start scheduling &amp; delivering restock to HD 16 at time 47</text:p>
      <text:p text:style-name="P19">HD 10 Inventory level is 133 at time 47</text:p>
      <text:p text:style-name="P19">RPT :: The HDKs with pending restocks at time 48 :: ['HD11', 'HD1', 'HD3', 'HD5', 'HD12', 'HD15', 'HD17', 'HD8', 'HD16']</text:p>
      <text:p text:style-name="P19">HD 11 completed re-stocking, resuming w. I(t) = 175 at time 48</text:p>
      <text:p text:style-name="P19">HD 1 Inventory level is 7 at time 48</text:p>
      <text:p text:style-name="P19">HD 14 Inventory level is 111 at time 48</text:p>
      <text:p text:style-name="P19">HD 4 Inventory level is 109 at time 48</text:p>
      <text:p text:style-name="P19">HD 16 Inventory level is 3 at time 48</text:p>
      <text:p text:style-name="P19">HD 6 Inventory level is 105 at time 48</text:p>
      <text:p text:style-name="P19">HD 12 Inventory level is 1 at time 48</text:p>
      <text:p text:style-name="P19">Stockout occurred for HD 3 at time 48</text:p>
      <text:p text:style-name="P19">HD 9 Inventory level is 12 at time 48</text:p>
      <text:p text:style-name="P19">!! HD 9 is interrupting warehouse w at time 48</text:p>
      <text:p text:style-name="P19">Start scheduling &amp; delivering restock to HD 9 at time 48</text:p>
      <text:p text:style-name="P19">HD 10 Inventory level is 96 at time 48</text:p>
      <text:p text:style-name="P19">HD 1 completed re-stocking, resuming w. I(t) = 175 at time 49</text:p>
      <text:p text:style-name="P19">HD 3 completed re-stocking, resuming w. I(t) = 175 at time 49</text:p>
      <text:p text:style-name="P19">HD 5 completed re-stocking, resuming w. I(t) = 175 at time 49</text:p>
      <text:p text:style-name="P19">HD 12 completed re-stocking, resuming w. I(t) = 175 at time 49</text:p>
      <text:p text:style-name="P19"><text:soft-page-break/>HD 15 completed re-stocking, resuming w. I(t) = 175 at time 49</text:p>
      <text:p text:style-name="P19">HD 17 completed re-stocking, resuming w. I(t) = 175 at time 49</text:p>
      <text:p text:style-name="P19">HD 2 Inventory level is 92 at time 49</text:p>
      <text:p text:style-name="P19">HD 7 Inventory level is 38 at time 49</text:p>
      <text:p text:style-name="P19">!! HD 7 is interrupting warehouse w at time 49</text:p>
      <text:p text:style-name="P19">HD 8 Inventory level is 34 at time 49</text:p>
      <text:p text:style-name="P19">HD 13 Inventory level is 130 at time 49</text:p>
      <text:p text:style-name="P19">HD 11 Inventory level is 151 at time 49</text:p>
      <text:p text:style-name="P19">HD 15 Inventory level is 162 at time 49</text:p>
      <text:p text:style-name="P19">HD 14 Inventory level is 90 at time 49</text:p>
      <text:p text:style-name="P19">HD 4 Inventory level is 80 at time 49</text:p>
      <text:p text:style-name="P19">HD 12 Inventory level is 139 at time 49</text:p>
      <text:p text:style-name="P19">Stockout occurred for HD 9 at time 49</text:p>
      <text:p text:style-name="P19">Start scheduling &amp; delivering restock to HD 7 at time 49</text:p>
      <text:p text:style-name="P19">HD 10 Inventory level is 52 at time 49</text:p>
      <text:p text:style-name="P19">HD 3 Inventory level is 159 at time 49</text:p>
      <text:p text:style-name="P19">HD 5 Inventory level is 130 at time 49</text:p>
      <text:p text:style-name="P19">HD 17 Inventory level is 135 at time 49</text:p>
      <text:p text:style-name="P19">HD 8 completed re-stocking, resuming w. I(t) = 175 at time 50</text:p>
      <text:p text:style-name="P19">HD 16 completed re-stocking, resuming w. I(t) = 175 at time 50</text:p>
      <text:p text:style-name="P19">HD 1 Inventory level is 157 at time 50</text:p>
      <text:p text:style-name="P19">HD 16 Inventory level is 158 at time 50</text:p>
      <text:p text:style-name="P19">HD 6 Inventory level is 93 at time 50</text:p>
      <text:p text:style-name="P19">HD 7 Inventory level is 1 at time 50</text:p>
      <text:p text:style-name="P19">HD 11 Inventory level is 124 at time 50</text:p>
      <text:p text:style-name="P19">HD 15 Inventory level is 130 at time 50</text:p>
      <text:p text:style-name="P19">HD 14 Inventory level is 61 at time 50</text:p>
      <text:p text:style-name="P19">HD 3 Inventory level is 139 at time 50</text:p>
      <text:p text:style-name="P19">HD 17 Inventory level is 95 at time 50</text:p>
      <text:p text:style-name="P19">HD 9 completed re-stocking, resuming w. I(t) = 175 at time 51</text:p>
      <text:p text:style-name="P19">HD 2 Inventory level is 80 at time 51</text:p>
      <text:p text:style-name="P19">HD 8 Inventory level is 157 at time 51</text:p>
      <text:p text:style-name="P19">HD 13 Inventory level is 100 at time 51</text:p>
      <text:p text:style-name="P19">HD 4 Inventory level is 51 at time 51</text:p>
      <text:p text:style-name="P19">HD 12 Inventory level is 126 at time 51</text:p>
      <text:p text:style-name="P19">HD 10 Inventory level is 30 at time 51</text:p>
      <text:p text:style-name="P19"><text:soft-page-break/>!! HD 10 is interrupting warehouse w at time 51</text:p>
      <text:p text:style-name="P19">HD 5 Inventory level is 98 at time 51</text:p>
      <text:p text:style-name="P19">HD 14 Inventory level is 21 at time 51</text:p>
      <text:p text:style-name="P19">!! HD 14 is interrupting warehouse w at time 51</text:p>
      <text:p text:style-name="P19">Start scheduling &amp; delivering restock to HD 10 at time 51</text:p>
      <text:p text:style-name="P19">Start scheduling &amp; delivering restock to HD 14 at time 51</text:p>
      <text:p text:style-name="P19">HD 9 Inventory level is 136 at time 51</text:p>
      <text:p text:style-name="P19">RPT :: The HDKs with pending restocks at time 52 :: ['HD7', 'HD10', 'HD14']</text:p>
      <text:p text:style-name="P19">HD 7 completed re-stocking, resuming w. I(t) = 175 at time 52</text:p>
      <text:p text:style-name="P19">HD 1 Inventory level is 125 at time 52</text:p>
      <text:p text:style-name="P19">HD 16 Inventory level is 127 at time 52</text:p>
      <text:p text:style-name="P19">HD 6 Inventory level is 68 at time 52</text:p>
      <text:p text:style-name="P19">HD 7 Inventory level is 156 at time 52</text:p>
      <text:p text:style-name="P19">HD 11 Inventory level is 92 at time 52</text:p>
      <text:p text:style-name="P19">HD 15 Inventory level is 101 at time 52</text:p>
      <text:p text:style-name="P19">HD 3 Inventory level is 128 at time 52</text:p>
      <text:p text:style-name="P19">HD 17 Inventory level is 57 at time 52</text:p>
      <text:p text:style-name="P19">HD 8 Inventory level is 115 at time 52</text:p>
      <text:p text:style-name="P19">HD 4 Inventory level is 16 at time 52</text:p>
      <text:p text:style-name="P19">!! HD 4 is interrupting warehouse w at time 52</text:p>
      <text:p text:style-name="P19">HD 12 Inventory level is 102 at time 52</text:p>
      <text:p text:style-name="P19">HD 5 Inventory level is 72 at time 52</text:p>
      <text:p text:style-name="P19">Start scheduling &amp; delivering restock to HD 4 at time 52</text:p>
      <text:p text:style-name="P19">HD 2 Inventory level is 40 at time 53</text:p>
      <text:p text:style-name="P19">!! HD 2 is interrupting warehouse w at time 53</text:p>
      <text:p text:style-name="P19">HD 13 Inventory level is 60 at time 53</text:p>
      <text:p text:style-name="P19">HD 10 Inventory level is 6 at time 53</text:p>
      <text:p text:style-name="P19">Stockout occurred for HD 14 at time 53</text:p>
      <text:p text:style-name="P19">HD 9 Inventory level is 93 at time 53</text:p>
      <text:p text:style-name="P19">HD 16 Inventory level is 95 at time 53</text:p>
      <text:p text:style-name="P19">HD 6 Inventory level is 38 at time 53</text:p>
      <text:p text:style-name="P19">!! HD 6 is interrupting warehouse w at time 53</text:p>
      <text:p text:style-name="P19">HD 7 Inventory level is 111 at time 53</text:p>
      <text:p text:style-name="P19">HD 11 Inventory level is 58 at time 53</text:p>
      <text:p text:style-name="P19">HD 17 Inventory level is 15 at time 53</text:p>
      <text:p text:style-name="P19">!! HD 17 is interrupting warehouse w at time 53</text:p>
      <text:p text:style-name="P19"><text:soft-page-break/>Start scheduling &amp; delivering restock to HD 2 at time 53</text:p>
      <text:p text:style-name="P19">Start scheduling &amp; delivering restock to HD 6 at time 53</text:p>
      <text:p text:style-name="P19">Start scheduling &amp; delivering restock to HD 17 at time 53</text:p>
      <text:p text:style-name="P19">HD 10 completed re-stocking, resuming w. I(t) = 175 at time 54</text:p>
      <text:p text:style-name="P19">HD 14 completed re-stocking, resuming w. I(t) = 175 at time 54</text:p>
      <text:p text:style-name="P19">HD 1 Inventory level is 86 at time 54</text:p>
      <text:p text:style-name="P19">HD 15 Inventory level is 72 at time 54</text:p>
      <text:p text:style-name="P19">HD 3 Inventory level is 108 at time 54</text:p>
      <text:p text:style-name="P19">HD 8 Inventory level is 83 at time 54</text:p>
      <text:p text:style-name="P19">Stockout occurred for HD 4 at time 54</text:p>
      <text:p text:style-name="P19">HD 12 Inventory level is 87 at time 54</text:p>
      <text:p text:style-name="P19">HD 5 Inventory level is 45 at time 54</text:p>
      <text:p text:style-name="P19">!! HD 5 is interrupting warehouse w at time 54</text:p>
      <text:p text:style-name="P19">HD 2 Inventory level is 8 at time 54</text:p>
      <text:p text:style-name="P19">HD 13 Inventory level is 28 at time 54</text:p>
      <text:p text:style-name="P19">!! HD 13 is interrupting warehouse w at time 54</text:p>
      <text:p text:style-name="P19">HD 10 Inventory level is 132 at time 54</text:p>
      <text:p text:style-name="P19">HD 16 Inventory level is 50 at time 54</text:p>
      <text:p text:style-name="P19">HD 7 Inventory level is 76 at time 54</text:p>
      <text:p text:style-name="P19">HD 11 Inventory level is 33 at time 54</text:p>
      <text:p text:style-name="P19">!! HD 11 is interrupting warehouse w at time 54</text:p>
      <text:p text:style-name="P19">Start scheduling &amp; delivering restock to HD 5 at time 54</text:p>
      <text:p text:style-name="P19">Start scheduling &amp; delivering restock to HD 11 at time 54</text:p>
      <text:p text:style-name="P19">Start scheduling &amp; delivering restock to HD 13 at time 54</text:p>
      <text:p text:style-name="P19">HD 14 Inventory level is 153 at time 54</text:p>
      <text:p text:style-name="P19">HD 4 completed re-stocking, resuming w. I(t) = 175 at time 55</text:p>
      <text:p text:style-name="P19">HD 9 Inventory level is 64 at time 55</text:p>
      <text:p text:style-name="P19">HD 6 Inventory level is 28 at time 55</text:p>
      <text:p text:style-name="P19">Stockout occurred for HD 17 at time 55</text:p>
      <text:p text:style-name="P19">HD 3 Inventory level is 77 at time 55</text:p>
      <text:p text:style-name="P19">HD 8 Inventory level is 43 at time 55</text:p>
      <text:p text:style-name="P19">!! HD 8 is interrupting warehouse w at time 55</text:p>
      <text:p text:style-name="P19">HD 12 Inventory level is 46 at time 55</text:p>
      <text:p text:style-name="P19">!! HD 12 is interrupting warehouse w at time 55</text:p>
      <text:p text:style-name="P19">HD 5 Inventory level is 23 at time 55</text:p>
      <text:p text:style-name="P19">Stockout occurred for HD 2 at time 55</text:p>
      <text:p text:style-name="P19"><text:soft-page-break/>Stockout occurred for HD 13 at time 55</text:p>
      <text:p text:style-name="P19">HD 10 Inventory level is 118 at time 55</text:p>
      <text:p text:style-name="P19">HD 7 Inventory level is 33 at time 55</text:p>
      <text:p text:style-name="P19">!! HD 7 is interrupting warehouse w at time 55</text:p>
      <text:p text:style-name="P19">Stockout occurred for HD 11 at time 55</text:p>
      <text:p text:style-name="P19">Start scheduling &amp; delivering restock to HD 7 at time 55</text:p>
      <text:p text:style-name="P19">Start scheduling &amp; delivering restock to HD 8 at time 55</text:p>
      <text:p text:style-name="P19">Start scheduling &amp; delivering restock to HD 12 at time 55</text:p>
      <text:p text:style-name="P19">HD 14 Inventory level is 135 at time 55</text:p>
      <text:p text:style-name="P19">HD 4 Inventory level is 138 at time 55</text:p>
      <text:p text:style-name="P19">RPT :: The HDKs with pending restocks at time 56 :: ['HD2', 'HD6', 'HD17', 'HD5', 'HD11', 'HD13', 'HD7', 'HD8', 'HD12']</text:p>
      <text:p text:style-name="P19">HD 2 completed re-stocking, resuming w. I(t) = 175 at time 56</text:p>
      <text:p text:style-name="P19">HD 6 completed re-stocking, resuming w. I(t) = 175 at time 56</text:p>
      <text:p text:style-name="P19">HD 17 completed re-stocking, resuming w. I(t) = 175 at time 56</text:p>
      <text:p text:style-name="P19">HD 1 Inventory level is 56 at time 56</text:p>
      <text:p text:style-name="P19">HD 15 Inventory level is 54 at time 56</text:p>
      <text:p text:style-name="P19">HD 16 Inventory level is 25 at time 56</text:p>
      <text:p text:style-name="P19">!! HD 16 is interrupting warehouse w at time 56</text:p>
      <text:p text:style-name="P19">HD 3 Inventory level is 43 at time 56</text:p>
      <text:p text:style-name="P19">!! HD 3 is interrupting warehouse w at time 56</text:p>
      <text:p text:style-name="P19">HD 8 Inventory level is 5 at time 56</text:p>
      <text:p text:style-name="P19">HD 10 Inventory level is 81 at time 56</text:p>
      <text:p text:style-name="P19">Start scheduling &amp; delivering restock to HD 3 at time 56</text:p>
      <text:p text:style-name="P19">Start scheduling &amp; delivering restock to HD 16 at time 56</text:p>
      <text:p text:style-name="P19">HD 4 Inventory level is 99 at time 56</text:p>
      <text:p text:style-name="P19">HD 2 Inventory level is 163 at time 56</text:p>
      <text:p text:style-name="P19">HD 17 Inventory level is 136 at time 56</text:p>
      <text:p text:style-name="P19">HD 5 completed re-stocking, resuming w. I(t) = 175 at time 57</text:p>
      <text:p text:style-name="P19">HD 11 completed re-stocking, resuming w. I(t) = 175 at time 57</text:p>
      <text:p text:style-name="P19">HD 13 completed re-stocking, resuming w. I(t) = 175 at time 57</text:p>
      <text:p text:style-name="P19">HD 9 Inventory level is 50 at time 57</text:p>
      <text:p text:style-name="P19">HD 6 Inventory level is 148 at time 57</text:p>
      <text:p text:style-name="P19">HD 12 Inventory level is 3 at time 57</text:p>
      <text:p text:style-name="P19">HD 5 Inventory level is 139 at time 57</text:p>
      <text:p text:style-name="P19">Stockout occurred for HD 7 at time 57</text:p>
      <text:p text:style-name="P19">HD 14 Inventory level is 96 at time 57</text:p>
      <text:p text:style-name="P19"><text:soft-page-break/>HD 1 Inventory level is 42 at time 57</text:p>
      <text:p text:style-name="P19">!! HD 1 is interrupting warehouse w at time 57</text:p>
      <text:p text:style-name="P19">Stockout occurred for HD 16 at time 57</text:p>
      <text:p text:style-name="P19">HD 3 Inventory level is 32 at time 57</text:p>
      <text:p text:style-name="P19">HD 10 Inventory level is 52 at time 57</text:p>
      <text:p text:style-name="P19">Start scheduling &amp; delivering restock to HD 1 at time 57</text:p>
      <text:p text:style-name="P19">HD 4 Inventory level is 76 at time 57</text:p>
      <text:p text:style-name="P19">HD 17 Inventory level is 113 at time 57</text:p>
      <text:p text:style-name="P19">HD 11 Inventory level is 130 at time 57</text:p>
      <text:p text:style-name="P19">HD 13 Inventory level is 134 at time 57</text:p>
      <text:p text:style-name="P19">HD 7 completed re-stocking, resuming w. I(t) = 175 at time 58</text:p>
      <text:p text:style-name="P19">HD 8 completed re-stocking, resuming w. I(t) = 175 at time 58</text:p>
      <text:p text:style-name="P19">HD 12 completed re-stocking, resuming w. I(t) = 175 at time 58</text:p>
      <text:p text:style-name="P19">HD 15 Inventory level is 29 at time 58</text:p>
      <text:p text:style-name="P19">!! HD 15 is interrupting warehouse w at time 58</text:p>
      <text:p text:style-name="P19">HD 8 Inventory level is 145 at time 58</text:p>
      <text:p text:style-name="P19">HD 2 Inventory level is 131 at time 58</text:p>
      <text:p text:style-name="P19">HD 5 Inventory level is 118 at time 58</text:p>
      <text:p text:style-name="P19">Start scheduling &amp; delivering restock to HD 15 at time 58</text:p>
      <text:p text:style-name="P19">HD 7 Inventory level is 133 at time 58</text:p>
      <text:p text:style-name="P19">HD 3 completed re-stocking, resuming w. I(t) = 175 at time 59</text:p>
      <text:p text:style-name="P19">HD 16 completed re-stocking, resuming w. I(t) = 175 at time 59</text:p>
      <text:p text:style-name="P19">HD 9 Inventory level is 20 at time 59</text:p>
      <text:p text:style-name="P19">!! HD 9 is interrupting warehouse w at time 59</text:p>
      <text:p text:style-name="P19">HD 6 Inventory level is 121 at time 59</text:p>
      <text:p text:style-name="P19">HD 12 Inventory level is 147 at time 59</text:p>
      <text:p text:style-name="P19">HD 14 Inventory level is 66 at time 59</text:p>
      <text:p text:style-name="P19">HD 1 Inventory level is 1 at time 59</text:p>
      <text:p text:style-name="P19">HD 3 Inventory level is 154 at time 59</text:p>
      <text:p text:style-name="P19">HD 10 Inventory level is 32 at time 59</text:p>
      <text:p text:style-name="P19">!! HD 10 is interrupting warehouse w at time 59</text:p>
      <text:p text:style-name="P19">HD 4 Inventory level is 47 at time 59</text:p>
      <text:p text:style-name="P19">!! HD 4 is interrupting warehouse w at time 59</text:p>
      <text:p text:style-name="P19">HD 17 Inventory level is 101 at time 59</text:p>
      <text:p text:style-name="P19">HD 11 Inventory level is 115 at time 59</text:p>
      <text:p text:style-name="P19">HD 13 Inventory level is 93 at time 59</text:p>
      <text:p text:style-name="P19"><text:soft-page-break/>HD 8 Inventory level is 130 at time 59</text:p>
      <text:p text:style-name="P19">HD 2 Inventory level is 110 at time 59</text:p>
      <text:p text:style-name="P19">HD 5 Inventory level is 83 at time 59</text:p>
      <text:p text:style-name="P19">Start scheduling &amp; delivering restock to HD 4 at time 59</text:p>
      <text:p text:style-name="P19">Start scheduling &amp; delivering restock to HD 9 at time 59</text:p>
      <text:p text:style-name="P19">Start scheduling &amp; delivering restock to HD 10 at time 59</text:p>
      <text:p text:style-name="P19">HD 16 Inventory level is 140 at time 59</text:p>
      <text:p text:style-name="P19">RPT :: The HDKs with pending restocks at time 60 :: ['HD1', 'HD15', 'HD4', 'HD9', 'HD10']</text:p>
      <text:p text:style-name="P19">HD 1 completed re-stocking, resuming w. I(t) = 175 at time 60</text:p>
      <text:p text:style-name="P19">Stockout occurred for HD 15 at time 60</text:p>
      <text:p text:style-name="P19">HD 7 Inventory level is 122 at time 60</text:p>
      <text:p text:style-name="P19">HD 9 Inventory level is 1 at time 60</text:p>
      <text:p text:style-name="P19">HD 6 Inventory level is 90 at time 60</text:p>
      <text:p text:style-name="P19">HD 12 Inventory level is 117 at time 60</text:p>
      <text:p text:style-name="P19">HD 14 Inventory level is 51 at time 60</text:p>
      <text:p text:style-name="P19">HD 3 Inventory level is 123 at time 60</text:p>
      <text:p text:style-name="P19">HD 4 Inventory level is 24 at time 60</text:p>
      <text:p text:style-name="P19">HD 17 Inventory level is 87 at time 60</text:p>
      <text:p text:style-name="P19">HD 11 Inventory level is 71 at time 60</text:p>
      <text:p text:style-name="P19">HD 13 Inventory level is 69 at time 60</text:p>
      <text:p text:style-name="P19">HD 8 Inventory level is 115 at time 60</text:p>
      <text:p text:style-name="P19">HD 5 Inventory level is 39 at time 60</text:p>
      <text:p text:style-name="P19">!! HD 5 is interrupting warehouse w at time 60</text:p>
      <text:p text:style-name="P19">Start scheduling &amp; delivering restock to HD 5 at time 60</text:p>
      <text:p text:style-name="P19">HD 15 completed re-stocking, resuming w. I(t) = 175 at time 61</text:p>
      <text:p text:style-name="P19">HD 1 Inventory level is 164 at time 61</text:p>
      <text:p text:style-name="P19">HD 10 Inventory level is 21 at time 61</text:p>
      <text:p text:style-name="P19">HD 2 Inventory level is 68 at time 61</text:p>
      <text:p text:style-name="P19">HD 16 Inventory level is 104 at time 61</text:p>
      <text:p text:style-name="P19">HD 7 Inventory level is 91 at time 61</text:p>
      <text:p text:style-name="P19">Stockout occurred for HD 9 at time 61</text:p>
      <text:p text:style-name="P19">HD 6 Inventory level is 67 at time 61</text:p>
      <text:p text:style-name="P19">HD 3 Inventory level is 107 at time 61</text:p>
      <text:p text:style-name="P19">HD 17 Inventory level is 69 at time 61</text:p>
      <text:p text:style-name="P19">HD 11 Inventory level is 40 at time 61</text:p>
      <text:p text:style-name="P19">!! HD 11 is interrupting warehouse w at time 61</text:p>
      <text:p text:style-name="P19"><text:soft-page-break/>Start scheduling &amp; delivering restock to HD 11 at time 61</text:p>
      <text:p text:style-name="P19">HD 15 Inventory level is 138 at time 61</text:p>
      <text:p text:style-name="P19">HD 4 completed re-stocking, resuming w. I(t) = 175 at time 62</text:p>
      <text:p text:style-name="P19">HD 9 completed re-stocking, resuming w. I(t) = 175 at time 62</text:p>
      <text:p text:style-name="P19">HD 10 completed re-stocking, resuming w. I(t) = 175 at time 62</text:p>
      <text:p text:style-name="P19">HD 12 Inventory level is 94 at time 62</text:p>
      <text:p text:style-name="P19">HD 14 Inventory level is 28 at time 62</text:p>
      <text:p text:style-name="P19">!! HD 14 is interrupting warehouse w at time 62</text:p>
      <text:p text:style-name="P19">HD 4 Inventory level is 150 at time 62</text:p>
      <text:p text:style-name="P19">HD 13 Inventory level is 47 at time 62</text:p>
      <text:p text:style-name="P19">!! HD 13 is interrupting warehouse w at time 62</text:p>
      <text:p text:style-name="P19">HD 8 Inventory level is 75 at time 62</text:p>
      <text:p text:style-name="P19">HD 5 Inventory level is 10 at time 62</text:p>
      <text:p text:style-name="P19">HD 10 Inventory level is 140 at time 62</text:p>
      <text:p text:style-name="P19">HD 2 Inventory level is 32 at time 62</text:p>
      <text:p text:style-name="P19">!! HD 2 is interrupting warehouse w at time 62</text:p>
      <text:p text:style-name="P19">HD 16 Inventory level is 62 at time 62</text:p>
      <text:p text:style-name="P19">HD 7 Inventory level is 63 at time 62</text:p>
      <text:p text:style-name="P19">HD 6 Inventory level is 30 at time 62</text:p>
      <text:p text:style-name="P19">!! HD 6 is interrupting warehouse w at time 62</text:p>
      <text:p text:style-name="P19">HD 17 Inventory level is 49 at time 62</text:p>
      <text:p text:style-name="P19">!! HD 17 is interrupting warehouse w at time 62</text:p>
      <text:p text:style-name="P19">HD 11 Inventory level is 9 at time 62</text:p>
      <text:p text:style-name="P19">Start scheduling &amp; delivering restock to HD 2 at time 62</text:p>
      <text:p text:style-name="P19">Start scheduling &amp; delivering restock to HD 6 at time 62</text:p>
      <text:p text:style-name="P19">Start scheduling &amp; delivering restock to HD 13 at time 62</text:p>
      <text:p text:style-name="P19">Start scheduling &amp; delivering restock to HD 14 at time 62</text:p>
      <text:p text:style-name="P19">Start scheduling &amp; delivering restock to HD 17 at time 62</text:p>
      <text:p text:style-name="P19">HD 9 Inventory level is 134 at time 62</text:p>
      <text:p text:style-name="P19">HD 5 completed re-stocking, resuming w. I(t) = 175 at time 63</text:p>
      <text:p text:style-name="P19">HD 1 Inventory level is 130 at time 63</text:p>
      <text:p text:style-name="P19">HD 3 Inventory level is 62 at time 63</text:p>
      <text:p text:style-name="P19">HD 15 Inventory level is 102 at time 63</text:p>
      <text:p text:style-name="P19">HD 14 Inventory level is 7 at time 63</text:p>
      <text:p text:style-name="P19">HD 4 Inventory level is 136 at time 63</text:p>
      <text:p text:style-name="P19">HD 13 Inventory level is 4 at time 63</text:p>
      <text:p text:style-name="P19"><text:soft-page-break/>HD 8 Inventory level is 63 at time 63</text:p>
      <text:p text:style-name="P19">Stockout occurred for HD 2 at time 63</text:p>
      <text:p text:style-name="P19">HD 17 Inventory level is 9 at time 63</text:p>
      <text:p text:style-name="P19">Stockout occurred for HD 11 at time 63</text:p>
      <text:p text:style-name="P19">HD 9 Inventory level is 122 at time 63</text:p>
      <text:p text:style-name="P19">RPT :: The HDKs with pending restocks at time 64 :: ['HD11', 'HD2', 'HD6', 'HD13', 'HD14', 'HD17']</text:p>
      <text:p text:style-name="P19">HD 11 completed re-stocking, resuming w. I(t) = 175 at time 64</text:p>
      <text:p text:style-name="P19">HD 12 Inventory level is 69 at time 64</text:p>
      <text:p text:style-name="P19">HD 5 Inventory level is 158 at time 64</text:p>
      <text:p text:style-name="P19">HD 10 Inventory level is 110 at time 64</text:p>
      <text:p text:style-name="P19">HD 16 Inventory level is 40 at time 64</text:p>
      <text:p text:style-name="P19">!! HD 16 is interrupting warehouse w at time 64</text:p>
      <text:p text:style-name="P19">HD 7 Inventory level is 35 at time 64</text:p>
      <text:p text:style-name="P19">!! HD 7 is interrupting warehouse w at time 64</text:p>
      <text:p text:style-name="P19">HD 6 Inventory level is 16 at time 64</text:p>
      <text:p text:style-name="P19">HD 1 Inventory level is 98 at time 64</text:p>
      <text:p text:style-name="P19">HD 3 Inventory level is 38 at time 64</text:p>
      <text:p text:style-name="P19">!! HD 3 is interrupting warehouse w at time 64</text:p>
      <text:p text:style-name="P19">Stockout occurred for HD 14 at time 64</text:p>
      <text:p text:style-name="P19">HD 4 Inventory level is 99 at time 64</text:p>
      <text:p text:style-name="P19">HD 8 Inventory level is 39 at time 64</text:p>
      <text:p text:style-name="P19">!! HD 8 is interrupting warehouse w at time 64</text:p>
      <text:p text:style-name="P19">Stockout occurred for HD 17 at time 64</text:p>
      <text:p text:style-name="P19">Start scheduling &amp; delivering restock to HD 3 at time 64</text:p>
      <text:p text:style-name="P19">Start scheduling &amp; delivering restock to HD 7 at time 64</text:p>
      <text:p text:style-name="P19">Start scheduling &amp; delivering restock to HD 8 at time 64</text:p>
      <text:p text:style-name="P19">Start scheduling &amp; delivering restock to HD 16 at time 64</text:p>
      <text:p text:style-name="P19">HD 9 Inventory level is 112 at time 64</text:p>
      <text:p text:style-name="P19">HD 11 Inventory level is 164 at time 64</text:p>
      <text:p text:style-name="P19">HD 2 completed re-stocking, resuming w. I(t) = 175 at time 65</text:p>
      <text:p text:style-name="P19">HD 6 completed re-stocking, resuming w. I(t) = 175 at time 65</text:p>
      <text:p text:style-name="P19">HD 13 completed re-stocking, resuming w. I(t) = 175 at time 65</text:p>
      <text:p text:style-name="P19">HD 14 completed re-stocking, resuming w. I(t) = 175 at time 65</text:p>
      <text:p text:style-name="P19">HD 17 completed re-stocking, resuming w. I(t) = 175 at time 65</text:p>
      <text:p text:style-name="P19">HD 15 Inventory level is 75 at time 65</text:p>
      <text:p text:style-name="P19">HD 13 Inventory level is 151 at time 65</text:p>
      <text:p text:style-name="P19"><text:soft-page-break/>HD 12 Inventory level is 37 at time 65</text:p>
      <text:p text:style-name="P19">!! HD 12 is interrupting warehouse w at time 65</text:p>
      <text:p text:style-name="P19">HD 5 Inventory level is 119 at time 65</text:p>
      <text:p text:style-name="P19">HD 10 Inventory level is 97 at time 65</text:p>
      <text:p text:style-name="P19">HD 6 Inventory level is 160 at time 65</text:p>
      <text:p text:style-name="P19">HD 3 Inventory level is 11 at time 65</text:p>
      <text:p text:style-name="P19">HD 4 Inventory level is 89 at time 65</text:p>
      <text:p text:style-name="P19">HD 8 Inventory level is 6 at time 65</text:p>
      <text:p text:style-name="P19">Start scheduling &amp; delivering restock to HD 12 at time 65</text:p>
      <text:p text:style-name="P19">HD 9 Inventory level is 98 at time 65</text:p>
      <text:p text:style-name="P19">HD 11 Inventory level is 131 at time 65</text:p>
      <text:p text:style-name="P19">HD 2 Inventory level is 137 at time 65</text:p>
      <text:p text:style-name="P19">HD 14 Inventory level is 152 at time 65</text:p>
      <text:p text:style-name="P19">HD 17 Inventory level is 130 at time 65</text:p>
      <text:p text:style-name="P19">HD 16 Inventory level is 13 at time 66</text:p>
      <text:p text:style-name="P19">Stockout occurred for HD 7 at time 66</text:p>
      <text:p text:style-name="P19">HD 1 Inventory level is 87 at time 66</text:p>
      <text:p text:style-name="P19">HD 15 Inventory level is 65 at time 66</text:p>
      <text:p text:style-name="P19">HD 13 Inventory level is 119 at time 66</text:p>
      <text:p text:style-name="P19">HD 12 Inventory level is 3 at time 66</text:p>
      <text:p text:style-name="P19">HD 5 Inventory level is 84 at time 66</text:p>
      <text:p text:style-name="P19">Stockout occurred for HD 3 at time 66</text:p>
      <text:p text:style-name="P19">HD 4 Inventory level is 69 at time 66</text:p>
      <text:p text:style-name="P19">HD 2 Inventory level is 93 at time 66</text:p>
      <text:p text:style-name="P19">HD 17 Inventory level is 118 at time 66</text:p>
      <text:p text:style-name="P19">HD 3 completed re-stocking, resuming w. I(t) = 175 at time 67</text:p>
      <text:p text:style-name="P19">HD 7 completed re-stocking, resuming w. I(t) = 175 at time 67</text:p>
      <text:p text:style-name="P19">HD 8 completed re-stocking, resuming w. I(t) = 175 at time 67</text:p>
      <text:p text:style-name="P19">HD 16 completed re-stocking, resuming w. I(t) = 175 at time 67</text:p>
      <text:p text:style-name="P19">HD 10 Inventory level is 82 at time 67</text:p>
      <text:p text:style-name="P19">HD 6 Inventory level is 131 at time 67</text:p>
      <text:p text:style-name="P19">HD 8 Inventory level is 136 at time 67</text:p>
      <text:p text:style-name="P19">HD 9 Inventory level is 53 at time 67</text:p>
      <text:p text:style-name="P19">HD 11 Inventory level is 117 at time 67</text:p>
      <text:p text:style-name="P19">HD 14 Inventory level is 133 at time 67</text:p>
      <text:p text:style-name="P19">HD 16 Inventory level is 157 at time 67</text:p>
      <text:p text:style-name="P19"><text:soft-page-break/>HD 15 Inventory level is 45 at time 67</text:p>
      <text:p text:style-name="P19">!! HD 15 is interrupting warehouse w at time 67</text:p>
      <text:p text:style-name="P19">HD 4 Inventory level is 31 at time 67</text:p>
      <text:p text:style-name="P19">!! HD 4 is interrupting warehouse w at time 67</text:p>
      <text:p text:style-name="P19">Start scheduling &amp; delivering restock to HD 4 at time 67</text:p>
      <text:p text:style-name="P19">Start scheduling &amp; delivering restock to HD 15 at time 67</text:p>
      <text:p text:style-name="P19">HD 2 Inventory level is 66 at time 67</text:p>
      <text:p text:style-name="P19">HD 17 Inventory level is 77 at time 67</text:p>
      <text:p text:style-name="P19">HD 3 Inventory level is 159 at time 67</text:p>
      <text:p text:style-name="P19">HD 7 Inventory level is 134 at time 67</text:p>
      <text:p text:style-name="P19">RPT :: The HDKs with pending restocks at time 68 :: ['HD12', 'HD4', 'HD15']</text:p>
      <text:p text:style-name="P19">HD 12 completed re-stocking, resuming w. I(t) = 175 at time 68</text:p>
      <text:p text:style-name="P19">HD 1 Inventory level is 72 at time 68</text:p>
      <text:p text:style-name="P19">HD 13 Inventory level is 89 at time 68</text:p>
      <text:p text:style-name="P19">HD 12 Inventory level is 142 at time 68</text:p>
      <text:p text:style-name="P19">HD 5 Inventory level is 40 at time 68</text:p>
      <text:p text:style-name="P19">!! HD 5 is interrupting warehouse w at time 68</text:p>
      <text:p text:style-name="P19">HD 10 Inventory level is 44 at time 68</text:p>
      <text:p text:style-name="P19">!! HD 10 is interrupting warehouse w at time 68</text:p>
      <text:p text:style-name="P19">HD 6 Inventory level is 104 at time 68</text:p>
      <text:p text:style-name="P19">HD 8 Inventory level is 124 at time 68</text:p>
      <text:p text:style-name="P19">HD 9 Inventory level is 19 at time 68</text:p>
      <text:p text:style-name="P19">!! HD 9 is interrupting warehouse w at time 68</text:p>
      <text:p text:style-name="P19">HD 14 Inventory level is 116 at time 68</text:p>
      <text:p text:style-name="P19">HD 16 Inventory level is 128 at time 68</text:p>
      <text:p text:style-name="P19">HD 15 Inventory level is 24 at time 68</text:p>
      <text:p text:style-name="P19">Start scheduling &amp; delivering restock to HD 5 at time 68</text:p>
      <text:p text:style-name="P19">Start scheduling &amp; delivering restock to HD 9 at time 68</text:p>
      <text:p text:style-name="P19">Start scheduling &amp; delivering restock to HD 10 at time 68</text:p>
      <text:p text:style-name="P19">HD 17 Inventory level is 33 at time 68</text:p>
      <text:p text:style-name="P19">!! HD 17 is interrupting warehouse w at time 68</text:p>
      <text:p text:style-name="P19">HD 3 Inventory level is 124 at time 68</text:p>
      <text:p text:style-name="P19">HD 11 Inventory level is 86 at time 69</text:p>
      <text:p text:style-name="P19">HD 4 Inventory level is 13 at time 69</text:p>
      <text:p text:style-name="P19">HD 2 Inventory level is 56 at time 69</text:p>
      <text:p text:style-name="P19">HD 7 Inventory level is 112 at time 69</text:p>
      <text:p text:style-name="P19"><text:soft-page-break/>HD 13 Inventory level is 49 at time 69</text:p>
      <text:p text:style-name="P19">!! HD 13 is interrupting warehouse w at time 69</text:p>
      <text:p text:style-name="P19">HD 12 Inventory level is 105 at time 69</text:p>
      <text:p text:style-name="P19">HD 6 Inventory level is 90 at time 69</text:p>
      <text:p text:style-name="P19">HD 8 Inventory level is 102 at time 69</text:p>
      <text:p text:style-name="P19">HD 14 Inventory level is 105 at time 69</text:p>
      <text:p text:style-name="P19">Start scheduling &amp; delivering restock to HD 13 at time 69</text:p>
      <text:p text:style-name="P19">Start scheduling &amp; delivering restock to HD 17 at time 69</text:p>
      <text:p text:style-name="P19">HD 17 Inventory level is 20 at time 69</text:p>
      <text:p text:style-name="P19">HD 4 completed re-stocking, resuming w. I(t) = 175 at time 70</text:p>
      <text:p text:style-name="P19">HD 15 completed re-stocking, resuming w. I(t) = 175 at time 70</text:p>
      <text:p text:style-name="P19">HD 1 Inventory level is 38 at time 70</text:p>
      <text:p text:style-name="P19">!! HD 1 is interrupting warehouse w at time 70</text:p>
      <text:p text:style-name="P19">HD 5 Inventory level is 18 at time 70</text:p>
      <text:p text:style-name="P19">HD 10 Inventory level is 27 at time 70</text:p>
      <text:p text:style-name="P19">Stockout occurred for HD 9 at time 70</text:p>
      <text:p text:style-name="P19">HD 16 Inventory level is 96 at time 70</text:p>
      <text:p text:style-name="P19">HD 15 Inventory level is 143 at time 70</text:p>
      <text:p text:style-name="P19">HD 3 Inventory level is 106 at time 70</text:p>
      <text:p text:style-name="P19">HD 11 Inventory level is 69 at time 70</text:p>
      <text:p text:style-name="P19">HD 2 Inventory level is 13 at time 70</text:p>
      <text:p text:style-name="P19">!! HD 2 is interrupting warehouse w at time 70</text:p>
      <text:p text:style-name="P19">HD 12 Inventory level is 71 at time 70</text:p>
      <text:p text:style-name="P19">HD 14 Inventory level is 64 at time 70</text:p>
      <text:p text:style-name="P19">Start scheduling &amp; delivering restock to HD 1 at time 70</text:p>
      <text:p text:style-name="P19">Start scheduling &amp; delivering restock to HD 2 at time 70</text:p>
      <text:p text:style-name="P19">Stockout occurred for HD 17 at time 70</text:p>
      <text:p text:style-name="P19">HD 5 completed re-stocking, resuming w. I(t) = 175 at time 71</text:p>
      <text:p text:style-name="P19">HD 9 completed re-stocking, resuming w. I(t) = 175 at time 71</text:p>
      <text:p text:style-name="P19">HD 10 completed re-stocking, resuming w. I(t) = 175 at time 71</text:p>
      <text:p text:style-name="P19">HD 4 Inventory level is 159 at time 71</text:p>
      <text:p text:style-name="P19">HD 7 Inventory level is 88 at time 71</text:p>
      <text:p text:style-name="P19">HD 13 Inventory level is 35 at time 71</text:p>
      <text:p text:style-name="P19">HD 6 Inventory level is 80 at time 71</text:p>
      <text:p text:style-name="P19">HD 8 Inventory level is 64 at time 71</text:p>
      <text:p text:style-name="P19">HD 16 Inventory level is 76 at time 71</text:p>
      <text:p text:style-name="P19"><text:soft-page-break/>HD 3 Inventory level is 69 at time 71</text:p>
      <text:p text:style-name="P19">Stockout occurred for HD 2 at time 71</text:p>
      <text:p text:style-name="P19">HD 12 Inventory level is 46 at time 71</text:p>
      <text:p text:style-name="P19">!! HD 12 is interrupting warehouse w at time 71</text:p>
      <text:p text:style-name="P19">Start scheduling &amp; delivering restock to HD 12 at time 71</text:p>
      <text:p text:style-name="P19">HD 9 Inventory level is 146 at time 71</text:p>
      <text:p text:style-name="P19">RPT :: The HDKs with pending restocks at time 72 :: ['HD13', 'HD17', 'HD1', 'HD2', 'HD12']</text:p>
      <text:p text:style-name="P19">HD 13 completed re-stocking, resuming w. I(t) = 175 at time 72</text:p>
      <text:p text:style-name="P19">HD 17 completed re-stocking, resuming w. I(t) = 175 at time 72</text:p>
      <text:p text:style-name="P19">HD 1 Inventory level is 25 at time 72</text:p>
      <text:p text:style-name="P19">HD 5 Inventory level is 165 at time 72</text:p>
      <text:p text:style-name="P19">HD 10 Inventory level is 137 at time 72</text:p>
      <text:p text:style-name="P19">HD 15 Inventory level is 110 at time 72</text:p>
      <text:p text:style-name="P19">HD 11 Inventory level is 24 at time 72</text:p>
      <text:p text:style-name="P19">!! HD 11 is interrupting warehouse w at time 72</text:p>
      <text:p text:style-name="P19">HD 14 Inventory level is 28 at time 72</text:p>
      <text:p text:style-name="P19">!! HD 14 is interrupting warehouse w at time 72</text:p>
      <text:p text:style-name="P19">HD 4 Inventory level is 121 at time 72</text:p>
      <text:p text:style-name="P19">HD 16 Inventory level is 32 at time 72</text:p>
      <text:p text:style-name="P19">!! HD 16 is interrupting warehouse w at time 72</text:p>
      <text:p text:style-name="P19">HD 3 Inventory level is 29 at time 72</text:p>
      <text:p text:style-name="P19">!! HD 3 is interrupting warehouse w at time 72</text:p>
      <text:p text:style-name="P19">HD 12 Inventory level is 20 at time 72</text:p>
      <text:p text:style-name="P19">Start scheduling &amp; delivering restock to HD 3 at time 72</text:p>
      <text:p text:style-name="P19">Start scheduling &amp; delivering restock to HD 11 at time 72</text:p>
      <text:p text:style-name="P19">Start scheduling &amp; delivering restock to HD 14 at time 72</text:p>
      <text:p text:style-name="P19">Start scheduling &amp; delivering restock to HD 16 at time 72</text:p>
      <text:p text:style-name="P19">HD 9 Inventory level is 119 at time 72</text:p>
      <text:p text:style-name="P19">HD 17 Inventory level is 149 at time 72</text:p>
      <text:p text:style-name="P19">HD 1 completed re-stocking, resuming w. I(t) = 175 at time 73</text:p>
      <text:p text:style-name="P19">HD 2 completed re-stocking, resuming w. I(t) = 175 at time 73</text:p>
      <text:p text:style-name="P19">HD 7 Inventory level is 54 at time 73</text:p>
      <text:p text:style-name="P19">HD 13 Inventory level is 137 at time 73</text:p>
      <text:p text:style-name="P19">HD 6 Inventory level is 51 at time 73</text:p>
      <text:p text:style-name="P19">HD 8 Inventory level is 24 at time 73</text:p>
      <text:p text:style-name="P19">!! HD 8 is interrupting warehouse w at time 73</text:p>
      <text:p text:style-name="P19"><text:soft-page-break/>HD 5 Inventory level is 150 at time 73</text:p>
      <text:p text:style-name="P19">HD 15 Inventory level is 78 at time 73</text:p>
      <text:p text:style-name="P19">Stockout occurred for HD 11 at time 73</text:p>
      <text:p text:style-name="P19">Stockout occurred for HD 16 at time 73</text:p>
      <text:p text:style-name="P19">HD 3 Inventory level is 6 at time 73</text:p>
      <text:p text:style-name="P19">Stockout occurred for HD 12 at time 73</text:p>
      <text:p text:style-name="P19">Start scheduling &amp; delivering restock to HD 8 at time 73</text:p>
      <text:p text:style-name="P19">HD 9 Inventory level is 87 at time 73</text:p>
      <text:p text:style-name="P19">HD 17 Inventory level is 119 at time 73</text:p>
      <text:p text:style-name="P19">HD 2 Inventory level is 143 at time 73</text:p>
      <text:p text:style-name="P19">HD 12 completed re-stocking, resuming w. I(t) = 175 at time 74</text:p>
      <text:p text:style-name="P19">HD 1 Inventory level is 130 at time 74</text:p>
      <text:p text:style-name="P19">HD 10 Inventory level is 118 at time 74</text:p>
      <text:p text:style-name="P19">HD 14 Inventory level is 11 at time 74</text:p>
      <text:p text:style-name="P19">HD 4 Inventory level is 110 at time 74</text:p>
      <text:p text:style-name="P19">HD 7 Inventory level is 43 at time 74</text:p>
      <text:p text:style-name="P19">!! HD 7 is interrupting warehouse w at time 74</text:p>
      <text:p text:style-name="P19">HD 6 Inventory level is 35 at time 74</text:p>
      <text:p text:style-name="P19">!! HD 6 is interrupting warehouse w at time 74</text:p>
      <text:p text:style-name="P19">HD 5 Inventory level is 137 at time 74</text:p>
      <text:p text:style-name="P19">Start scheduling &amp; delivering restock to HD 6 at time 74</text:p>
      <text:p text:style-name="P19">Start scheduling &amp; delivering restock to HD 7 at time 74</text:p>
      <text:p text:style-name="P19">HD 9 Inventory level is 42 at time 74</text:p>
      <text:p text:style-name="P19">!! HD 9 is interrupting warehouse w at time 74</text:p>
      <text:p text:style-name="P19">HD 17 Inventory level is 99 at time 74</text:p>
      <text:p text:style-name="P19">HD 2 Inventory level is 112 at time 74</text:p>
      <text:p text:style-name="P19">HD 12 Inventory level is 138 at time 74</text:p>
      <text:p text:style-name="P19">HD 3 completed re-stocking, resuming w. I(t) = 175 at time 75</text:p>
      <text:p text:style-name="P19">HD 11 completed re-stocking, resuming w. I(t) = 175 at time 75</text:p>
      <text:p text:style-name="P19">HD 14 completed re-stocking, resuming w. I(t) = 175 at time 75</text:p>
      <text:p text:style-name="P19">HD 16 completed re-stocking, resuming w. I(t) = 175 at time 75</text:p>
      <text:p text:style-name="P19">HD 13 Inventory level is 113 at time 75</text:p>
      <text:p text:style-name="P19">HD 8 Inventory level is 13 at time 75</text:p>
      <text:p text:style-name="P19">HD 15 Inventory level is 44 at time 75</text:p>
      <text:p text:style-name="P19">!! HD 15 is interrupting warehouse w at time 75</text:p>
      <text:p text:style-name="P19">HD 3 Inventory level is 131 at time 75</text:p>
      <text:p text:style-name="P19"><text:soft-page-break/>HD 1 Inventory level is 119 at time 75</text:p>
      <text:p text:style-name="P19">HD 7 Inventory level is 1 at time 75</text:p>
      <text:p text:style-name="P19">Stockout occurred for HD 6 at time 75</text:p>
      <text:p text:style-name="P19">HD 5 Inventory level is 95 at time 75</text:p>
      <text:p text:style-name="P19">Start scheduling &amp; delivering restock to HD 9 at time 75</text:p>
      <text:p text:style-name="P19">Start scheduling &amp; delivering restock to HD 15 at time 75</text:p>
      <text:p text:style-name="P19">HD 9 Inventory level is 3 at time 75</text:p>
      <text:p text:style-name="P19">HD 12 Inventory level is 107 at time 75</text:p>
      <text:p text:style-name="P19">HD 11 Inventory level is 142 at time 75</text:p>
      <text:p text:style-name="P19">HD 16 Inventory level is 130 at time 75</text:p>
      <text:p text:style-name="P19">RPT :: The HDKs with pending restocks at time 76 :: ['HD8', 'HD6', 'HD7', 'HD9', 'HD15']</text:p>
      <text:p text:style-name="P19">HD 8 completed re-stocking, resuming w. I(t) = 175 at time 76</text:p>
      <text:p text:style-name="P19">HD 10 Inventory level is 106 at time 76</text:p>
      <text:p text:style-name="P19">HD 14 Inventory level is 162 at time 76</text:p>
      <text:p text:style-name="P19">HD 4 Inventory level is 84 at time 76</text:p>
      <text:p text:style-name="P19">HD 17 Inventory level is 58 at time 76</text:p>
      <text:p text:style-name="P19">HD 2 Inventory level is 79 at time 76</text:p>
      <text:p text:style-name="P19">HD 13 Inventory level is 96 at time 76</text:p>
      <text:p text:style-name="P19">HD 1 Inventory level is 81 at time 76</text:p>
      <text:p text:style-name="P19">HD 5 Inventory level is 74 at time 76</text:p>
      <text:p text:style-name="P19">HD 11 Inventory level is 131 at time 76</text:p>
      <text:p text:style-name="P19">HD 6 completed re-stocking, resuming w. I(t) = 175 at time 77</text:p>
      <text:p text:style-name="P19">HD 7 completed re-stocking, resuming w. I(t) = 175 at time 77</text:p>
      <text:p text:style-name="P19">HD 8 Inventory level is 132 at time 77</text:p>
      <text:p text:style-name="P19">HD 15 Inventory level is 31 at time 77</text:p>
      <text:p text:style-name="P19">HD 3 Inventory level is 107 at time 77</text:p>
      <text:p text:style-name="P19">HD 7 Inventory level is 140 at time 77</text:p>
      <text:p text:style-name="P19">Stockout occurred for HD 9 at time 77</text:p>
      <text:p text:style-name="P19">HD 12 Inventory level is 72 at time 77</text:p>
      <text:p text:style-name="P19">HD 16 Inventory level is 110 at time 77</text:p>
      <text:p text:style-name="P19">HD 10 Inventory level is 75 at time 77</text:p>
      <text:p text:style-name="P19">HD 4 Inventory level is 60 at time 77</text:p>
      <text:p text:style-name="P19">HD 17 Inventory level is 21 at time 77</text:p>
      <text:p text:style-name="P19">!! HD 17 is interrupting warehouse w at time 77</text:p>
      <text:p text:style-name="P19">HD 2 Inventory level is 41 at time 77</text:p>
      <text:p text:style-name="P19">!! HD 2 is interrupting warehouse w at time 77</text:p>
      <text:p text:style-name="P19"><text:soft-page-break/>HD 13 Inventory level is 54 at time 77</text:p>
      <text:p text:style-name="P19">HD 1 Inventory level is 62 at time 77</text:p>
      <text:p text:style-name="P19">Start scheduling &amp; delivering restock to HD 2 at time 77</text:p>
      <text:p text:style-name="P19">Start scheduling &amp; delivering restock to HD 17 at time 77</text:p>
      <text:p text:style-name="P19">HD 11 Inventory level is 107 at time 77</text:p>
      <text:p text:style-name="P19">HD 6 Inventory level is 135 at time 77</text:p>
      <text:p text:style-name="P19">HD 9 completed re-stocking, resuming w. I(t) = 175 at time 78</text:p>
      <text:p text:style-name="P19">HD 15 completed re-stocking, resuming w. I(t) = 175 at time 78</text:p>
      <text:p text:style-name="P19">HD 14 Inventory level is 124 at time 78</text:p>
      <text:p text:style-name="P19">HD 5 Inventory level is 50 at time 78</text:p>
      <text:p text:style-name="P19">HD 15 Inventory level is 137 at time 78</text:p>
      <text:p text:style-name="P19">HD 7 Inventory level is 130 at time 78</text:p>
      <text:p text:style-name="P19">HD 12 Inventory level is 45 at time 78</text:p>
      <text:p text:style-name="P19">!! HD 12 is interrupting warehouse w at time 78</text:p>
      <text:p text:style-name="P19">HD 10 Inventory level is 61 at time 78</text:p>
      <text:p text:style-name="P19">HD 4 Inventory level is 47 at time 78</text:p>
      <text:p text:style-name="P19">!! HD 4 is interrupting warehouse w at time 78</text:p>
      <text:p text:style-name="P19">Stockout occurred for HD 17 at time 78</text:p>
      <text:p text:style-name="P19">HD 2 Inventory level is 28 at time 78</text:p>
      <text:p text:style-name="P19">Start scheduling &amp; delivering restock to HD 4 at time 78</text:p>
      <text:p text:style-name="P19">Start scheduling &amp; delivering restock to HD 12 at time 78</text:p>
      <text:p text:style-name="P19">HD 11 Inventory level is 66 at time 78</text:p>
      <text:p text:style-name="P19">HD 9 Inventory level is 139 at time 78</text:p>
      <text:p text:style-name="P19">HD 8 Inventory level is 115 at time 79</text:p>
      <text:p text:style-name="P19">HD 3 Inventory level is 75 at time 79</text:p>
      <text:p text:style-name="P19">HD 16 Inventory level is 98 at time 79</text:p>
      <text:p text:style-name="P19">HD 13 Inventory level is 34 at time 79</text:p>
      <text:p text:style-name="P19">!! HD 13 is interrupting warehouse w at time 79</text:p>
      <text:p text:style-name="P19">HD 1 Inventory level is 33 at time 79</text:p>
      <text:p text:style-name="P19">!! HD 1 is interrupting warehouse w at time 79</text:p>
      <text:p text:style-name="P19">HD 6 Inventory level is 99 at time 79</text:p>
      <text:p text:style-name="P19">HD 14 Inventory level is 113 at time 79</text:p>
      <text:p text:style-name="P19">HD 5 Inventory level is 14 at time 79</text:p>
      <text:p text:style-name="P19">!! HD 5 is interrupting warehouse w at time 79</text:p>
      <text:p text:style-name="P19">HD 7 Inventory level is 105 at time 79</text:p>
      <text:p text:style-name="P19">HD 2 Inventory level is 8 at time 79</text:p>
      <text:p text:style-name="P19"><text:soft-page-break/>Start scheduling &amp; delivering restock to HD 1 at time 79</text:p>
      <text:p text:style-name="P19">Start scheduling &amp; delivering restock to HD 5 at time 79</text:p>
      <text:p text:style-name="P19">Start scheduling &amp; delivering restock to HD 13 at time 79</text:p>
      <text:p text:style-name="P19">HD 11 Inventory level is 22 at time 79</text:p>
      <text:p text:style-name="P19">!! HD 11 is interrupting warehouse w at time 79</text:p>
      <text:p text:style-name="P19">RPT :: The HDKs with pending restocks at time 80 :: ['HD2', 'HD17', 'HD4', 'HD12', 'HD1', 'HD5', 'HD13']</text:p>
      <text:p text:style-name="P19">HD 2 completed re-stocking, resuming w. I(t) = 175 at time 80</text:p>
      <text:p text:style-name="P19">HD 17 completed re-stocking, resuming w. I(t) = 175 at time 80</text:p>
      <text:p text:style-name="P19">HD 15 Inventory level is 115 at time 80</text:p>
      <text:p text:style-name="P19">HD 12 Inventory level is 23 at time 80</text:p>
      <text:p text:style-name="P19">HD 10 Inventory level is 31 at time 80</text:p>
      <text:p text:style-name="P19">!! HD 10 is interrupting warehouse w at time 80</text:p>
      <text:p text:style-name="P19">HD 4 Inventory level is 28 at time 80</text:p>
      <text:p text:style-name="P19">HD 9 Inventory level is 104 at time 80</text:p>
      <text:p text:style-name="P19">HD 8 Inventory level is 89 at time 80</text:p>
      <text:p text:style-name="P19">HD 16 Inventory level is 87 at time 80</text:p>
      <text:p text:style-name="P19">HD 13 Inventory level is 8 at time 80</text:p>
      <text:p text:style-name="P19">Stockout occurred for HD 1 at time 80</text:p>
      <text:p text:style-name="P19">Stockout occurred for HD 5 at time 80</text:p>
      <text:p text:style-name="P19">HD 7 Inventory level is 67 at time 80</text:p>
      <text:p text:style-name="P19">HD 2 Inventory level is 139 at time 80</text:p>
      <text:p text:style-name="P19">Start scheduling &amp; delivering restock to HD 10 at time 80</text:p>
      <text:p text:style-name="P19">Start scheduling &amp; delivering restock to HD 11 at time 80</text:p>
      <text:p text:style-name="P19">Stockout occurred for HD 11 at time 80</text:p>
      <text:p text:style-name="P19">HD 17 Inventory level is 132 at time 80</text:p>
      <text:p text:style-name="P19">HD 4 completed re-stocking, resuming w. I(t) = 175 at time 81</text:p>
      <text:p text:style-name="P19">HD 12 completed re-stocking, resuming w. I(t) = 175 at time 81</text:p>
      <text:p text:style-name="P19">HD 3 Inventory level is 30 at time 81</text:p>
      <text:p text:style-name="P19">!! HD 3 is interrupting warehouse w at time 81</text:p>
      <text:p text:style-name="P19">HD 6 Inventory level is 61 at time 81</text:p>
      <text:p text:style-name="P19">HD 14 Inventory level is 79 at time 81</text:p>
      <text:p text:style-name="P19">HD 15 Inventory level is 79 at time 81</text:p>
      <text:p text:style-name="P19">HD 10 Inventory level is 12 at time 81</text:p>
      <text:p text:style-name="P19">HD 9 Inventory level is 72 at time 81</text:p>
      <text:p text:style-name="P19">HD 2 Inventory level is 125 at time 81</text:p>
      <text:p text:style-name="P19">Start scheduling &amp; delivering restock to HD 3 at time 81</text:p>
      <text:p text:style-name="P19"><text:soft-page-break/>HD 1 completed re-stocking, resuming w. I(t) = 175 at time 82</text:p>
      <text:p text:style-name="P19">HD 5 completed re-stocking, resuming w. I(t) = 175 at time 82</text:p>
      <text:p text:style-name="P19">HD 13 completed re-stocking, resuming w. I(t) = 175 at time 82</text:p>
      <text:p text:style-name="P19">HD 12 Inventory level is 145 at time 82</text:p>
      <text:p text:style-name="P19">HD 4 Inventory level is 157 at time 82</text:p>
      <text:p text:style-name="P19">HD 8 Inventory level is 56 at time 82</text:p>
      <text:p text:style-name="P19">HD 16 Inventory level is 77 at time 82</text:p>
      <text:p text:style-name="P19">HD 13 Inventory level is 134 at time 82</text:p>
      <text:p text:style-name="P19">HD 7 Inventory level is 49 at time 82</text:p>
      <text:p text:style-name="P19">!! HD 7 is interrupting warehouse w at time 82</text:p>
      <text:p text:style-name="P19">HD 17 Inventory level is 122 at time 82</text:p>
      <text:p text:style-name="P19">HD 6 Inventory level is 39 at time 82</text:p>
      <text:p text:style-name="P19">!! HD 6 is interrupting warehouse w at time 82</text:p>
      <text:p text:style-name="P19">HD 14 Inventory level is 53 at time 82</text:p>
      <text:p text:style-name="P19">HD 15 Inventory level is 38 at time 82</text:p>
      <text:p text:style-name="P19">!! HD 15 is interrupting warehouse w at time 82</text:p>
      <text:p text:style-name="P19">Stockout occurred for HD 10 at time 82</text:p>
      <text:p text:style-name="P19">HD 9 Inventory level is 28 at time 82</text:p>
      <text:p text:style-name="P19">!! HD 9 is interrupting warehouse w at time 82</text:p>
      <text:p text:style-name="P19">HD 2 Inventory level is 91 at time 82</text:p>
      <text:p text:style-name="P19">Start scheduling &amp; delivering restock to HD 6 at time 82</text:p>
      <text:p text:style-name="P19">Start scheduling &amp; delivering restock to HD 7 at time 82</text:p>
      <text:p text:style-name="P19">Start scheduling &amp; delivering restock to HD 9 at time 82</text:p>
      <text:p text:style-name="P19">Start scheduling &amp; delivering restock to HD 15 at time 82</text:p>
      <text:p text:style-name="P19">HD 1 Inventory level is 136 at time 82</text:p>
      <text:p text:style-name="P19">HD 5 Inventory level is 152 at time 82</text:p>
      <text:p text:style-name="P19">HD 10 completed re-stocking, resuming w. I(t) = 175 at time 83</text:p>
      <text:p text:style-name="P19">HD 11 completed re-stocking, resuming w. I(t) = 175 at time 83</text:p>
      <text:p text:style-name="P19">HD 3 Inventory level is 15 at time 83</text:p>
      <text:p text:style-name="P19">HD 8 Inventory level is 44 at time 83</text:p>
      <text:p text:style-name="P19">!! HD 8 is interrupting warehouse w at time 83</text:p>
      <text:p text:style-name="P19">HD 16 Inventory level is 47 at time 83</text:p>
      <text:p text:style-name="P19">!! HD 16 is interrupting warehouse w at time 83</text:p>
      <text:p text:style-name="P19">HD 13 Inventory level is 89 at time 83</text:p>
      <text:p text:style-name="P19">HD 17 Inventory level is 90 at time 83</text:p>
      <text:p text:style-name="P19">Stockout occurred for HD 6 at time 83</text:p>
      <text:p text:style-name="P19"><text:soft-page-break/>HD 14 Inventory level is 31 at time 83</text:p>
      <text:p text:style-name="P19">!! HD 14 is interrupting warehouse w at time 83</text:p>
      <text:p text:style-name="P19">HD 15 Inventory level is 2 at time 83</text:p>
      <text:p text:style-name="P19">Stockout occurred for HD 9 at time 83</text:p>
      <text:p text:style-name="P19">HD 2 Inventory level is 61 at time 83</text:p>
      <text:p text:style-name="P19">Start scheduling &amp; delivering restock to HD 8 at time 83</text:p>
      <text:p text:style-name="P19">Start scheduling &amp; delivering restock to HD 14 at time 83</text:p>
      <text:p text:style-name="P19">Start scheduling &amp; delivering restock to HD 16 at time 83</text:p>
      <text:p text:style-name="P19">HD 1 Inventory level is 125 at time 83</text:p>
      <text:p text:style-name="P19">HD 10 Inventory level is 135 at time 83</text:p>
      <text:p text:style-name="P19">HD 11 Inventory level is 132 at time 83</text:p>
      <text:p text:style-name="P19">RPT :: The HDKs with pending restocks at time 84 :: ['HD3', 'HD6', 'HD7', 'HD9', 'HD15', 'HD8', 'HD14', 'HD16']</text:p>
      <text:p text:style-name="P19">HD 3 completed re-stocking, resuming w. I(t) = 175 at time 84</text:p>
      <text:p text:style-name="P19">HD 12 Inventory level is 116 at time 84</text:p>
      <text:p text:style-name="P19">HD 4 Inventory level is 126 at time 84</text:p>
      <text:p text:style-name="P19">HD 7 Inventory level is 12 at time 84</text:p>
      <text:p text:style-name="P19">HD 5 Inventory level is 132 at time 84</text:p>
      <text:p text:style-name="P19">HD 3 Inventory level is 153 at time 84</text:p>
      <text:p text:style-name="P19">Stockout occurred for HD 15 at time 84</text:p>
      <text:p text:style-name="P19">HD 2 Inventory level is 35 at time 84</text:p>
      <text:p text:style-name="P19">!! HD 2 is interrupting warehouse w at time 84</text:p>
      <text:p text:style-name="P19">Start scheduling &amp; delivering restock to HD 2 at time 84</text:p>
      <text:p text:style-name="P19">HD 10 Inventory level is 93 at time 84</text:p>
      <text:p text:style-name="P19">HD 11 Inventory level is 97 at time 84</text:p>
      <text:p text:style-name="P19">HD 6 completed re-stocking, resuming w. I(t) = 175 at time 85</text:p>
      <text:p text:style-name="P19">HD 7 completed re-stocking, resuming w. I(t) = 175 at time 85</text:p>
      <text:p text:style-name="P19">HD 9 completed re-stocking, resuming w. I(t) = 175 at time 85</text:p>
      <text:p text:style-name="P19">HD 15 completed re-stocking, resuming w. I(t) = 175 at time 85</text:p>
      <text:p text:style-name="P19">HD 8 Inventory level is 31 at time 85</text:p>
      <text:p text:style-name="P19">HD 16 Inventory level is 24 at time 85</text:p>
      <text:p text:style-name="P19">HD 13 Inventory level is 60 at time 85</text:p>
      <text:p text:style-name="P19">HD 17 Inventory level is 52 at time 85</text:p>
      <text:p text:style-name="P19">HD 14 Inventory level is 13 at time 85</text:p>
      <text:p text:style-name="P19">HD 1 Inventory level is 107 at time 85</text:p>
      <text:p text:style-name="P19">HD 6 Inventory level is 130 at time 85</text:p>
      <text:p text:style-name="P19">HD 9 Inventory level is 133 at time 85</text:p>
      <text:p text:style-name="P19"><text:soft-page-break/>HD 15 Inventory level is 137 at time 85</text:p>
      <text:p text:style-name="P19">HD 8 completed re-stocking, resuming w. I(t) = 175 at time 86</text:p>
      <text:p text:style-name="P19">HD 14 completed re-stocking, resuming w. I(t) = 175 at time 86</text:p>
      <text:p text:style-name="P19">HD 16 completed re-stocking, resuming w. I(t) = 175 at time 86</text:p>
      <text:p text:style-name="P19">HD 12 Inventory level is 95 at time 86</text:p>
      <text:p text:style-name="P19">HD 4 Inventory level is 94 at time 86</text:p>
      <text:p text:style-name="P19">HD 7 Inventory level is 135 at time 86</text:p>
      <text:p text:style-name="P19">HD 5 Inventory level is 92 at time 86</text:p>
      <text:p text:style-name="P19">HD 3 Inventory level is 114 at time 86</text:p>
      <text:p text:style-name="P19">Stockout occurred for HD 2 at time 86</text:p>
      <text:p text:style-name="P19">HD 10 Inventory level is 56 at time 86</text:p>
      <text:p text:style-name="P19">HD 11 Inventory level is 53 at time 86</text:p>
      <text:p text:style-name="P19">HD 14 Inventory level is 145 at time 86</text:p>
      <text:p text:style-name="P19">HD 1 Inventory level is 80 at time 86</text:p>
      <text:p text:style-name="P19">HD 6 Inventory level is 119 at time 86</text:p>
      <text:p text:style-name="P19">HD 9 Inventory level is 102 at time 86</text:p>
      <text:p text:style-name="P19">HD 15 Inventory level is 94 at time 86</text:p>
      <text:p text:style-name="P19">HD 2 completed re-stocking, resuming w. I(t) = 175 at time 87</text:p>
      <text:p text:style-name="P19">HD 8 Inventory level is 131 at time 87</text:p>
      <text:p text:style-name="P19">HD 16 Inventory level is 130 at time 87</text:p>
      <text:p text:style-name="P19">HD 13 Inventory level is 39 at time 87</text:p>
      <text:p text:style-name="P19">!! HD 13 is interrupting warehouse w at time 87</text:p>
      <text:p text:style-name="P19">HD 17 Inventory level is 34 at time 87</text:p>
      <text:p text:style-name="P19">!! HD 17 is interrupting warehouse w at time 87</text:p>
      <text:p text:style-name="P19">HD 12 Inventory level is 51 at time 87</text:p>
      <text:p text:style-name="P19">HD 4 Inventory level is 58 at time 87</text:p>
      <text:p text:style-name="P19">HD 5 Inventory level is 71 at time 87</text:p>
      <text:p text:style-name="P19">HD 10 Inventory level is 15 at time 87</text:p>
      <text:p text:style-name="P19">!! HD 10 is interrupting warehouse w at time 87</text:p>
      <text:p text:style-name="P19">Start scheduling &amp; delivering restock to HD 10 at time 87</text:p>
      <text:p text:style-name="P19">Start scheduling &amp; delivering restock to HD 13 at time 87</text:p>
      <text:p text:style-name="P19">Start scheduling &amp; delivering restock to HD 17 at time 87</text:p>
      <text:p text:style-name="P19">HD 6 Inventory level is 103 at time 87</text:p>
      <text:p text:style-name="P19">HD 9 Inventory level is 85 at time 87</text:p>
      <text:p text:style-name="P19">HD 15 Inventory level is 59 at time 87</text:p>
      <text:p text:style-name="P19">HD 2 Inventory level is 137 at time 87</text:p>
      <text:p text:style-name="P19"><text:soft-page-break/>RPT :: The HDKs with pending restocks at time 88 :: ['HD10', 'HD13', 'HD17']</text:p>
      <text:p text:style-name="P19">HD 7 Inventory level is 105 at time 88</text:p>
      <text:p text:style-name="P19">HD 3 Inventory level is 85 at time 88</text:p>
      <text:p text:style-name="P19">HD 11 Inventory level is 25 at time 88</text:p>
      <text:p text:style-name="P19">!! HD 11 is interrupting warehouse w at time 88</text:p>
      <text:p text:style-name="P19">HD 14 Inventory level is 120 at time 88</text:p>
      <text:p text:style-name="P19">HD 1 Inventory level is 46 at time 88</text:p>
      <text:p text:style-name="P19">!! HD 1 is interrupting warehouse w at time 88</text:p>
      <text:p text:style-name="P19">HD 8 Inventory level is 117 at time 88</text:p>
      <text:p text:style-name="P19">HD 16 Inventory level is 111 at time 88</text:p>
      <text:p text:style-name="P19">HD 17 Inventory level is 0 at time 88</text:p>
      <text:p text:style-name="P19">HD 12 Inventory level is 7 at time 88</text:p>
      <text:p text:style-name="P19">!! HD 12 is interrupting warehouse w at time 88</text:p>
      <text:p text:style-name="P19">HD 5 Inventory level is 40 at time 88</text:p>
      <text:p text:style-name="P19">!! HD 5 is interrupting warehouse w at time 88</text:p>
      <text:p text:style-name="P19">HD 10 Inventory level is 0 at time 88</text:p>
      <text:p text:style-name="P19">Start scheduling &amp; delivering restock to HD 1 at time 88</text:p>
      <text:p text:style-name="P19">Start scheduling &amp; delivering restock to HD 5 at time 88</text:p>
      <text:p text:style-name="P19">Start scheduling &amp; delivering restock to HD 11 at time 88</text:p>
      <text:p text:style-name="P19">Start scheduling &amp; delivering restock to HD 12 at time 88</text:p>
      <text:p text:style-name="P19">HD 13 Inventory level is 0 at time 89</text:p>
      <text:p text:style-name="P19">HD 4 Inventory level is 35 at time 89</text:p>
      <text:p text:style-name="P19">!! HD 4 is interrupting warehouse w at time 89</text:p>
      <text:p text:style-name="P19">HD 6 Inventory level is 74 at time 89</text:p>
      <text:p text:style-name="P19">HD 9 Inventory level is 55 at time 89</text:p>
      <text:p text:style-name="P19">HD 15 Inventory level is 39 at time 89</text:p>
      <text:p text:style-name="P19">!! HD 15 is interrupting warehouse w at time 89</text:p>
      <text:p text:style-name="P19">HD 2 Inventory level is 103 at time 89</text:p>
      <text:p text:style-name="P19">HD 7 Inventory level is 65 at time 89</text:p>
      <text:p text:style-name="P19">HD 3 Inventory level is 61 at time 89</text:p>
      <text:p text:style-name="P19">HD 11 Inventory level is 4 at time 89</text:p>
      <text:p text:style-name="P19">HD 14 Inventory level is 95 at time 89</text:p>
      <text:p text:style-name="P19">HD 8 Inventory level is 74 at time 89</text:p>
      <text:p text:style-name="P19">HD 16 Inventory level is 69 at time 89</text:p>
      <text:p text:style-name="P19">Stockout occurred for HD 12 at time 89</text:p>
      <text:p text:style-name="P19">HD 5 Inventory level is 6 at time 89</text:p>
      <text:p text:style-name="P19"><text:soft-page-break/>Stockout occurred for HD 10 at time 89</text:p>
      <text:p text:style-name="P19">Start scheduling &amp; delivering restock to HD 4 at time 89</text:p>
      <text:p text:style-name="P19">Start scheduling &amp; delivering restock to HD 15 at time 89</text:p>
      <text:p text:style-name="P19">HD 10 completed re-stocking, resuming w. I(t) = 175 at time 90</text:p>
      <text:p text:style-name="P19">HD 13 completed re-stocking, resuming w. I(t) = 175 at time 90</text:p>
      <text:p text:style-name="P19">HD 17 completed re-stocking, resuming w. I(t) = 175 at time 90</text:p>
      <text:p text:style-name="P19">HD 1 Inventory level is 17 at time 90</text:p>
      <text:p text:style-name="P19">HD 17 Inventory level is 154 at time 90</text:p>
      <text:p text:style-name="P19">HD 13 Inventory level is 143 at time 90</text:p>
      <text:p text:style-name="P19">HD 4 Inventory level is 12 at time 90</text:p>
      <text:p text:style-name="P19">HD 6 Inventory level is 63 at time 90</text:p>
      <text:p text:style-name="P19">HD 9 Inventory level is 30 at time 90</text:p>
      <text:p text:style-name="P19">!! HD 9 is interrupting warehouse w at time 90</text:p>
      <text:p text:style-name="P19">HD 15 Inventory level is 15 at time 90</text:p>
      <text:p text:style-name="P19">HD 2 Inventory level is 62 at time 90</text:p>
      <text:p text:style-name="P19">HD 3 Inventory level is 25 at time 90</text:p>
      <text:p text:style-name="P19">!! HD 3 is interrupting warehouse w at time 90</text:p>
      <text:p text:style-name="P19">HD 14 Inventory level is 69 at time 90</text:p>
      <text:p text:style-name="P19">Start scheduling &amp; delivering restock to HD 3 at time 90</text:p>
      <text:p text:style-name="P19">Start scheduling &amp; delivering restock to HD 9 at time 90</text:p>
      <text:p text:style-name="P19">HD 10 Inventory level is 155 at time 90</text:p>
      <text:p text:style-name="P19">HD 1 completed re-stocking, resuming w. I(t) = 175 at time 91</text:p>
      <text:p text:style-name="P19">HD 5 completed re-stocking, resuming w. I(t) = 175 at time 91</text:p>
      <text:p text:style-name="P19">HD 11 completed re-stocking, resuming w. I(t) = 175 at time 91</text:p>
      <text:p text:style-name="P19">HD 12 completed re-stocking, resuming w. I(t) = 175 at time 91</text:p>
      <text:p text:style-name="P19">HD 7 Inventory level is 26 at time 91</text:p>
      <text:p text:style-name="P19">!! HD 7 is interrupting warehouse w at time 91</text:p>
      <text:p text:style-name="P19">HD 11 Inventory level is 163 at time 91</text:p>
      <text:p text:style-name="P19">HD 8 Inventory level is 34 at time 91</text:p>
      <text:p text:style-name="P19">!! HD 8 is interrupting warehouse w at time 91</text:p>
      <text:p text:style-name="P19">HD 16 Inventory level is 30 at time 91</text:p>
      <text:p text:style-name="P19">!! HD 16 is interrupting warehouse w at time 91</text:p>
      <text:p text:style-name="P19">HD 5 Inventory level is 137 at time 91</text:p>
      <text:p text:style-name="P19">HD 17 Inventory level is 140 at time 91</text:p>
      <text:p text:style-name="P19">HD 13 Inventory level is 101 at time 91</text:p>
      <text:p text:style-name="P19">HD 3 Inventory level is 14 at time 91</text:p>
      <text:p text:style-name="P19"><text:soft-page-break/>HD 14 Inventory level is 31 at time 91</text:p>
      <text:p text:style-name="P19">!! HD 14 is interrupting warehouse w at time 91</text:p>
      <text:p text:style-name="P19">Start scheduling &amp; delivering restock to HD 7 at time 91</text:p>
      <text:p text:style-name="P19">Start scheduling &amp; delivering restock to HD 8 at time 91</text:p>
      <text:p text:style-name="P19">Start scheduling &amp; delivering restock to HD 14 at time 91</text:p>
      <text:p text:style-name="P19">Start scheduling &amp; delivering restock to HD 16 at time 91</text:p>
      <text:p text:style-name="P19">HD 10 Inventory level is 141 at time 91</text:p>
      <text:p text:style-name="P19">HD 12 Inventory level is 135 at time 91</text:p>
      <text:p text:style-name="P19">RPT :: The HDKs with pending restocks at time 92 :: ['HD4', 'HD15', 'HD3', 'HD9', 'HD7', 'HD8', 'HD14', 'HD16']</text:p>
      <text:p text:style-name="P19">HD 4 completed re-stocking, resuming w. I(t) = 175 at time 92</text:p>
      <text:p text:style-name="P19">HD 15 completed re-stocking, resuming w. I(t) = 175 at time 92</text:p>
      <text:p text:style-name="P19">HD 1 Inventory level is 133 at time 92</text:p>
      <text:p text:style-name="P19">HD 4 Inventory level is 146 at time 92</text:p>
      <text:p text:style-name="P19">HD 6 Inventory level is 21 at time 92</text:p>
      <text:p text:style-name="P19">!! HD 6 is interrupting warehouse w at time 92</text:p>
      <text:p text:style-name="P19">Stockout occurred for HD 9 at time 92</text:p>
      <text:p text:style-name="P19">HD 15 Inventory level is 148 at time 92</text:p>
      <text:p text:style-name="P19">HD 2 Inventory level is 37 at time 92</text:p>
      <text:p text:style-name="P19">!! HD 2 is interrupting warehouse w at time 92</text:p>
      <text:p text:style-name="P19">Stockout occurred for HD 7 at time 92</text:p>
      <text:p text:style-name="P19">HD 11 Inventory level is 133 at time 92</text:p>
      <text:p text:style-name="P19">HD 8 Inventory level is 3 at time 92</text:p>
      <text:p text:style-name="P19">Stockout occurred for HD 16 at time 92</text:p>
      <text:p text:style-name="P19">HD 5 Inventory level is 117 at time 92</text:p>
      <text:p text:style-name="P19">HD 17 Inventory level is 125 at time 92</text:p>
      <text:p text:style-name="P19">HD 13 Inventory level is 66 at time 92</text:p>
      <text:p text:style-name="P19">Stockout occurred for HD 14 at time 92</text:p>
      <text:p text:style-name="P19">Start scheduling &amp; delivering restock to HD 2 at time 92</text:p>
      <text:p text:style-name="P19">Start scheduling &amp; delivering restock to HD 6 at time 92</text:p>
      <text:p text:style-name="P19">HD 10 Inventory level is 107 at time 92</text:p>
      <text:p text:style-name="P19">HD 3 completed re-stocking, resuming w. I(t) = 175 at time 93</text:p>
      <text:p text:style-name="P19">HD 9 completed re-stocking, resuming w. I(t) = 175 at time 93</text:p>
      <text:p text:style-name="P19">HD 3 Inventory level is 152 at time 93</text:p>
      <text:p text:style-name="P19">HD 12 Inventory level is 100 at time 93</text:p>
      <text:p text:style-name="P19">HD 1 Inventory level is 102 at time 93</text:p>
      <text:p text:style-name="P19">HD 4 Inventory level is 107 at time 93</text:p>
      <text:p text:style-name="P19"><text:soft-page-break/>HD 15 Inventory level is 104 at time 93</text:p>
      <text:p text:style-name="P19">Stockout occurred for HD 8 at time 93</text:p>
      <text:p text:style-name="P19">HD 5 Inventory level is 103 at time 93</text:p>
      <text:p text:style-name="P19">HD 17 Inventory level is 90 at time 93</text:p>
      <text:p text:style-name="P19">HD 9 Inventory level is 139 at time 93</text:p>
      <text:p text:style-name="P19">HD 7 completed re-stocking, resuming w. I(t) = 175 at time 94</text:p>
      <text:p text:style-name="P19">HD 8 completed re-stocking, resuming w. I(t) = 175 at time 94</text:p>
      <text:p text:style-name="P19">HD 14 completed re-stocking, resuming w. I(t) = 175 at time 94</text:p>
      <text:p text:style-name="P19">HD 16 completed re-stocking, resuming w. I(t) = 175 at time 94</text:p>
      <text:p text:style-name="P19">Stockout occurred for HD 6 at time 94</text:p>
      <text:p text:style-name="P19">HD 2 Inventory level is 18 at time 94</text:p>
      <text:p text:style-name="P19">HD 11 Inventory level is 116 at time 94</text:p>
      <text:p text:style-name="P19">HD 13 Inventory level is 56 at time 94</text:p>
      <text:p text:style-name="P19">HD 10 Inventory level is 83 at time 94</text:p>
      <text:p text:style-name="P19">HD 3 Inventory level is 116 at time 94</text:p>
      <text:p text:style-name="P19">HD 12 Inventory level is 63 at time 94</text:p>
      <text:p text:style-name="P19">HD 4 Inventory level is 96 at time 94</text:p>
      <text:p text:style-name="P19">HD 15 Inventory level is 67 at time 94</text:p>
      <text:p text:style-name="P19">HD 17 Inventory level is 60 at time 94</text:p>
      <text:p text:style-name="P19">HD 9 Inventory level is 112 at time 94</text:p>
      <text:p text:style-name="P19">HD 7 Inventory level is 142 at time 94</text:p>
      <text:p text:style-name="P19">HD 8 Inventory level is 131 at time 94</text:p>
      <text:p text:style-name="P19">HD 14 Inventory level is 136 at time 94</text:p>
      <text:p text:style-name="P19">HD 16 Inventory level is 142 at time 94</text:p>
      <text:p text:style-name="P19">HD 2 completed re-stocking, resuming w. I(t) = 175 at time 95</text:p>
      <text:p text:style-name="P19">HD 6 completed re-stocking, resuming w. I(t) = 175 at time 95</text:p>
      <text:p text:style-name="P19">HD 1 Inventory level is 87 at time 95</text:p>
      <text:p text:style-name="P19">HD 5 Inventory level is 63 at time 95</text:p>
      <text:p text:style-name="P19">HD 13 Inventory level is 25 at time 95</text:p>
      <text:p text:style-name="P19">!! HD 13 is interrupting warehouse w at time 95</text:p>
      <text:p text:style-name="P19">HD 10 Inventory level is 48 at time 95</text:p>
      <text:p text:style-name="P19">!! HD 10 is interrupting warehouse w at time 95</text:p>
      <text:p text:style-name="P19">HD 3 Inventory level is 77 at time 95</text:p>
      <text:p text:style-name="P19">HD 12 Inventory level is 32 at time 95</text:p>
      <text:p text:style-name="P19">!! HD 12 is interrupting warehouse w at time 95</text:p>
      <text:p text:style-name="P19">HD 15 Inventory level is 40 at time 95</text:p>
      <text:p text:style-name="P19"><text:soft-page-break/>!! HD 15 is interrupting warehouse w at time 95</text:p>
      <text:p text:style-name="P19">Start scheduling &amp; delivering restock to HD 10 at time 95</text:p>
      <text:p text:style-name="P19">Start scheduling &amp; delivering restock to HD 12 at time 95</text:p>
      <text:p text:style-name="P19">Start scheduling &amp; delivering restock to HD 13 at time 95</text:p>
      <text:p text:style-name="P19">Start scheduling &amp; delivering restock to HD 15 at time 95</text:p>
      <text:p text:style-name="P19">HD 16 Inventory level is 112 at time 95</text:p>
      <text:p text:style-name="P19">HD 6 Inventory level is 151 at time 95</text:p>
      <text:p text:style-name="P19">RPT :: The HDKs with pending restocks at time 96 :: ['HD10', 'HD12', 'HD13', 'HD15']</text:p>
      <text:p text:style-name="P19">HD 2 Inventory level is 163 at time 96</text:p>
      <text:p text:style-name="P19">HD 11 Inventory level is 84 at time 96</text:p>
      <text:p text:style-name="P19">HD 4 Inventory level is 70 at time 96</text:p>
      <text:p text:style-name="P19">HD 17 Inventory level is 49 at time 96</text:p>
      <text:p text:style-name="P19">!! HD 17 is interrupting warehouse w at time 96</text:p>
      <text:p text:style-name="P19">HD 9 Inventory level is 77 at time 96</text:p>
      <text:p text:style-name="P19">HD 7 Inventory level is 109 at time 96</text:p>
      <text:p text:style-name="P19">HD 8 Inventory level is 110 at time 96</text:p>
      <text:p text:style-name="P19">HD 14 Inventory level is 102 at time 96</text:p>
      <text:p text:style-name="P19">HD 1 Inventory level is 60 at time 96</text:p>
      <text:p text:style-name="P19">Stockout occurred for HD 13 at time 96</text:p>
      <text:p text:style-name="P19">HD 12 Inventory level is 7 at time 96</text:p>
      <text:p text:style-name="P19">Stockout occurred for HD 15 at time 96</text:p>
      <text:p text:style-name="P19">Start scheduling &amp; delivering restock to HD 17 at time 96</text:p>
      <text:p text:style-name="P19">HD 6 Inventory level is 109 at time 96</text:p>
      <text:p text:style-name="P19">HD 5 Inventory level is 40 at time 97</text:p>
      <text:p text:style-name="P19">!! HD 5 is interrupting warehouse w at time 97</text:p>
      <text:p text:style-name="P19">HD 10 Inventory level is 14 at time 97</text:p>
      <text:p text:style-name="P19">HD 3 Inventory level is 36 at time 97</text:p>
      <text:p text:style-name="P19">!! HD 3 is interrupting warehouse w at time 97</text:p>
      <text:p text:style-name="P19">HD 16 Inventory level is 89 at time 97</text:p>
      <text:p text:style-name="P19">HD 2 Inventory level is 153 at time 97</text:p>
      <text:p text:style-name="P19">HD 17 Inventory level is 34 at time 97</text:p>
      <text:p text:style-name="P19">HD 9 Inventory level is 37 at time 97</text:p>
      <text:p text:style-name="P19">!! HD 9 is interrupting warehouse w at time 97</text:p>
      <text:p text:style-name="P19">Start scheduling &amp; delivering restock to HD 3 at time 97</text:p>
      <text:p text:style-name="P19">Start scheduling &amp; delivering restock to HD 5 at time 97</text:p>
      <text:p text:style-name="P19">Start scheduling &amp; delivering restock to HD 9 at time 97</text:p>
      <text:p text:style-name="P19"><text:soft-page-break/>HD 10 completed re-stocking, resuming w. I(t) = 175 at time 98</text:p>
      <text:p text:style-name="P19">HD 12 completed re-stocking, resuming w. I(t) = 175 at time 98</text:p>
      <text:p text:style-name="P19">HD 13 completed re-stocking, resuming w. I(t) = 175 at time 98</text:p>
      <text:p text:style-name="P19">HD 15 completed re-stocking, resuming w. I(t) = 175 at time 98</text:p>
      <text:p text:style-name="P19">HD 11 Inventory level is 67 at time 98</text:p>
      <text:p text:style-name="P19">HD 4 Inventory level is 45 at time 98</text:p>
      <text:p text:style-name="P19">!! HD 4 is interrupting warehouse w at time 98</text:p>
      <text:p text:style-name="P19">HD 7 Inventory level is 86 at time 98</text:p>
      <text:p text:style-name="P19">HD 8 Inventory level is 70 at time 98</text:p>
      <text:p text:style-name="P19">HD 14 Inventory level is 92 at time 98</text:p>
      <text:p text:style-name="P19">HD 1 Inventory level is 39 at time 98</text:p>
      <text:p text:style-name="P19">!! HD 1 is interrupting warehouse w at time 98</text:p>
      <text:p text:style-name="P19">HD 12 Inventory level is 146 at time 98</text:p>
      <text:p text:style-name="P19">HD 6 Inventory level is 78 at time 98</text:p>
      <text:p text:style-name="P19">HD 10 Inventory level is 156 at time 98</text:p>
      <text:p text:style-name="P19">HD 16 Inventory level is 59 at time 98</text:p>
      <text:p text:style-name="P19">Start scheduling &amp; delivering restock to HD 1 at time 98</text:p>
      <text:p text:style-name="P19">Start scheduling &amp; delivering restock to HD 4 at time 98</text:p>
      <text:p text:style-name="P19">HD 13 Inventory level is 136 at time 98</text:p>
      <text:p text:style-name="P19">HD 15 Inventory level is 133 at time 98</text:p>
      <text:p text:style-name="P19">HD 17 completed re-stocking, resuming w. I(t) = 175 at time 99</text:p>
      <text:p text:style-name="P19">HD 5 Inventory level is 9 at time 99</text:p>
      <text:p text:style-name="P19">Stockout occurred for HD 3 at time 99</text:p>
      <text:p text:style-name="P19">HD 2 Inventory level is 108 at time 99</text:p>
      <text:p text:style-name="P19">HD 17 Inventory level is 156 at time 99</text:p>
      <text:p text:style-name="P19">HD 9 Inventory level is 4 at time 99</text:p>
      <text:p text:style-name="P19">HD 11 Inventory level is 25 at time 99</text:p>
      <text:p text:style-name="P19">!! HD 11 is interrupting warehouse w at time 99</text:p>
      <text:p text:style-name="P19">HD 4 Inventory level is 34 at time 99</text:p>
      <text:p text:style-name="P19">HD 7 Inventory level is 59 at time 99</text:p>
      <text:p text:style-name="P19">HD 8 Inventory level is 43 at time 99</text:p>
      <text:p text:style-name="P19">!! HD 8 is interrupting warehouse w at time 99</text:p>
      <text:p text:style-name="P19">HD 14 Inventory level is 64 at time 99</text:p>
      <text:p text:style-name="P19">HD 1 Inventory level is 29 at time 99</text:p>
      <text:p text:style-name="P19">HD 12 Inventory level is 116 at time 99</text:p>
      <text:p text:style-name="P19">HD 6 Inventory level is 34 at time 99</text:p>
      <text:p text:style-name="P19"><text:soft-page-break/>!! HD 6 is interrupting warehouse w at time 99</text:p>
      <text:p text:style-name="P19">HD 16 Inventory level is 21 at time 99</text:p>
      <text:p text:style-name="P19">!! HD 16 is interrupting warehouse w at time 99</text:p>
      <text:p text:style-name="P19">Start scheduling &amp; delivering restock to HD 6 at time 99</text:p>
      <text:p text:style-name="P19">Start scheduling &amp; delivering restock to HD 8 at time 99</text:p>
      <text:p text:style-name="P19">Start scheduling &amp; delivering restock to HD 11 at time 99</text:p>
      <text:p text:style-name="P19">Start scheduling &amp; delivering restock to HD 16 at time 99</text:p>
      <text:p text:style-name="P19">HD 13 Inventory level is 101 at time 99</text:p>
      <text:p text:style-name="P19">RPT :: The HDKs with pending restocks at time 100 :: ['HD3', 'HD5', 'HD9', 'HD1', 'HD4', 'HD6', 'HD8', 'HD11', 'HD16']</text:p>
      <text:p text:style-name="P19">HD 3 completed re-stocking, resuming w. I(t) = 175 at time 100</text:p>
      <text:p text:style-name="P19">HD 5 completed re-stocking, resuming w. I(t) = 175 at time 100</text:p>
      <text:p text:style-name="P19">HD 9 completed re-stocking, resuming w. I(t) = 175 at time 100</text:p>
      <text:p text:style-name="P19">HD 10 Inventory level is 143 at time 100</text:p>
      <text:p text:style-name="P19">HD 15 Inventory level is 104 at time 100</text:p>
      <text:p text:style-name="P19">HD 5 Inventory level is 139 at time 100</text:p>
      <text:p text:style-name="P19">HD 2 Inventory level is 68 at time 100</text:p>
      <text:p text:style-name="P19">HD 17 Inventory level is 114 at time 100</text:p>
      <text:p text:style-name="P19">HD 9 Inventory level is 130 at time 100</text:p>
      <text:p text:style-name="P19">HD 4 Inventory level is 12 at time 100</text:p>
      <text:p text:style-name="P19">HD 7 Inventory level is 38 at time 100</text:p>
      <text:p text:style-name="P19">!! HD 7 is interrupting warehouse w at time 100</text:p>
      <text:p text:style-name="P19">HD 8 Inventory level is 19 at time 100</text:p>
      <text:p text:style-name="P19">HD 14 Inventory level is 47 at time 100</text:p>
      <text:p text:style-name="P19">!! HD 14 is interrupting warehouse w at time 100</text:p>
      <text:p text:style-name="P19">Stockout occurred for HD 1 at time 100</text:p>
      <text:p text:style-name="P19">Start scheduling &amp; delivering restock to HD 7 at time 100</text:p>
      <text:p text:style-name="P19">Start scheduling &amp; delivering restock to HD 14 at time 100</text:p>
      <text:p text:style-name="P19">HD 13 Inventory level is 81 at time 100</text:p>
      <text:p text:style-name="P19">HD 3 Inventory level is 134 at time 100</text:p>
      <text:p text:style-name="P19">HD 1 completed re-stocking, resuming w. I(t) = 175 at time 101</text:p>
      <text:p text:style-name="P19">HD 4 completed re-stocking, resuming w. I(t) = 175 at time 101</text:p>
      <text:p text:style-name="P19">HD 11 Inventory level is 0 at time 101</text:p>
      <text:p text:style-name="P19">HD 12 Inventory level is 91 at time 101</text:p>
      <text:p text:style-name="P19">Stockout occurred for HD 6 at time 101</text:p>
      <text:p text:style-name="P19">HD 16 Inventory level is 9 at time 101</text:p>
      <text:p text:style-name="P19">HD 15 Inventory level is 74 at time 101</text:p>
      <text:p text:style-name="P19"><text:soft-page-break/>HD 5 Inventory level is 127 at time 101</text:p>
      <text:p text:style-name="P19">HD 17 Inventory level is 70 at time 101</text:p>
      <text:p text:style-name="P19">HD 9 Inventory level is 90 at time 101</text:p>
      <text:p text:style-name="P19">HD 4 Inventory level is 156 at time 101</text:p>
      <text:p text:style-name="P19">HD 7 Inventory level is 13 at time 101</text:p>
      <text:p text:style-name="P19">Stockout occurred for HD 8 at time 101</text:p>
      <text:p text:style-name="P19">HD 13 Inventory level is 51 at time 101</text:p>
      <text:p text:style-name="P19">HD 1 Inventory level is 142 at time 101</text:p>
      <text:p text:style-name="P19">HD 6 completed re-stocking, resuming w. I(t) = 175 at time 102</text:p>
      <text:p text:style-name="P19">HD 8 completed re-stocking, resuming w. I(t) = 175 at time 102</text:p>
      <text:p text:style-name="P19">HD 11 completed re-stocking, resuming w. I(t) = 175 at time 102</text:p>
      <text:p text:style-name="P19">HD 16 completed re-stocking, resuming w. I(t) = 175 at time 102</text:p>
      <text:p text:style-name="P19">HD 10 Inventory level is 107 at time 102</text:p>
      <text:p text:style-name="P19">HD 2 Inventory level is 41 at time 102</text:p>
      <text:p text:style-name="P19">!! HD 2 is interrupting warehouse w at time 102</text:p>
      <text:p text:style-name="P19">HD 14 Inventory level is 13 at time 102</text:p>
      <text:p text:style-name="P19">HD 3 Inventory level is 118 at time 102</text:p>
      <text:p text:style-name="P19">HD 11 Inventory level is 154 at time 102</text:p>
      <text:p text:style-name="P19">HD 12 Inventory level is 55 at time 102</text:p>
      <text:p text:style-name="P19">HD 16 Inventory level is 165 at time 102</text:p>
      <text:p text:style-name="P19">HD 15 Inventory level is 30 at time 102</text:p>
      <text:p text:style-name="P19">!! HD 15 is interrupting warehouse w at time 102</text:p>
      <text:p text:style-name="P19">HD 5 Inventory level is 86 at time 102</text:p>
      <text:p text:style-name="P19">HD 17 Inventory level is 57 at time 102</text:p>
      <text:p text:style-name="P19">HD 9 Inventory level is 68 at time 102</text:p>
      <text:p text:style-name="P19">Start scheduling &amp; delivering restock to HD 2 at time 102</text:p>
      <text:p text:style-name="P19">Start scheduling &amp; delivering restock to HD 15 at time 102</text:p>
      <text:p text:style-name="P19">HD 1 Inventory level is 106 at time 102</text:p>
      <text:p text:style-name="P19">HD 6 Inventory level is 136 at time 102</text:p>
      <text:p text:style-name="P19">HD 8 Inventory level is 146 at time 102</text:p>
      <text:p text:style-name="P19">HD 7 completed re-stocking, resuming w. I(t) = 175 at time 103</text:p>
      <text:p text:style-name="P19">HD 14 completed re-stocking, resuming w. I(t) = 175 at time 103</text:p>
      <text:p text:style-name="P19">HD 4 Inventory level is 142 at time 103</text:p>
      <text:p text:style-name="P19">HD 7 Inventory level is 157 at time 103</text:p>
      <text:p text:style-name="P19">HD 13 Inventory level is 29 at time 103</text:p>
      <text:p text:style-name="P19">!! HD 13 is interrupting warehouse w at time 103</text:p>
      <text:p text:style-name="P19"><text:soft-page-break/>HD 10 Inventory level is 96 at time 103</text:p>
      <text:p text:style-name="P19">HD 11 Inventory level is 127 at time 103</text:p>
      <text:p text:style-name="P19">HD 12 Inventory level is 11 at time 103</text:p>
      <text:p text:style-name="P19">!! HD 12 is interrupting warehouse w at time 103</text:p>
      <text:p text:style-name="P19">HD 5 Inventory level is 49 at time 103</text:p>
      <text:p text:style-name="P19">!! HD 5 is interrupting warehouse w at time 103</text:p>
      <text:p text:style-name="P19">HD 17 Inventory level is 25 at time 103</text:p>
      <text:p text:style-name="P19">!! HD 17 is interrupting warehouse w at time 103</text:p>
      <text:p text:style-name="P19">Start scheduling &amp; delivering restock to HD 5 at time 103</text:p>
      <text:p text:style-name="P19">Start scheduling &amp; delivering restock to HD 12 at time 103</text:p>
      <text:p text:style-name="P19">Start scheduling &amp; delivering restock to HD 13 at time 103</text:p>
      <text:p text:style-name="P19">Start scheduling &amp; delivering restock to HD 17 at time 103</text:p>
      <text:p text:style-name="P19">HD 6 Inventory level is 104 at time 103</text:p>
      <text:p text:style-name="P19">RPT :: The HDKs with pending restocks at time 104 :: ['HD2', 'HD15', 'HD5', 'HD12', 'HD13', 'HD17']</text:p>
      <text:p text:style-name="P19">HD 2 Inventory level is 10 at time 104</text:p>
      <text:p text:style-name="P19">HD 14 Inventory level is 154 at time 104</text:p>
      <text:p text:style-name="P19">HD 3 Inventory level is 106 at time 104</text:p>
      <text:p text:style-name="P19">HD 16 Inventory level is 135 at time 104</text:p>
      <text:p text:style-name="P19">HD 15 Inventory level is 15 at time 104</text:p>
      <text:p text:style-name="P19">HD 9 Inventory level is 34 at time 104</text:p>
      <text:p text:style-name="P19">!! HD 9 is interrupting warehouse w at time 104</text:p>
      <text:p text:style-name="P19">HD 1 Inventory level is 83 at time 104</text:p>
      <text:p text:style-name="P19">HD 8 Inventory level is 108 at time 104</text:p>
      <text:p text:style-name="P19">HD 13 Inventory level is 3 at time 104</text:p>
      <text:p text:style-name="P19">HD 11 Inventory level is 84 at time 104</text:p>
      <text:p text:style-name="P19">HD 12 Inventory level is 1 at time 104</text:p>
      <text:p text:style-name="P19">Stockout occurred for HD 17 at time 104</text:p>
      <text:p text:style-name="P19">Start scheduling &amp; delivering restock to HD 9 at time 104</text:p>
      <text:p text:style-name="P19">HD 2 completed re-stocking, resuming w. I(t) = 175 at time 105</text:p>
      <text:p text:style-name="P19">HD 15 completed re-stocking, resuming w. I(t) = 175 at time 105</text:p>
      <text:p text:style-name="P19">HD 4 Inventory level is 100 at time 105</text:p>
      <text:p text:style-name="P19">HD 7 Inventory level is 126 at time 105</text:p>
      <text:p text:style-name="P19">HD 10 Inventory level is 75 at time 105</text:p>
      <text:p text:style-name="P19">HD 5 Inventory level is 6 at time 105</text:p>
      <text:p text:style-name="P19">HD 6 Inventory level is 80 at time 105</text:p>
      <text:p text:style-name="P19">HD 2 Inventory level is 160 at time 105</text:p>
      <text:p text:style-name="P19"><text:soft-page-break/>HD 14 Inventory level is 132 at time 105</text:p>
      <text:p text:style-name="P19">HD 16 Inventory level is 113 at time 105</text:p>
      <text:p text:style-name="P19">HD 9 Inventory level is 1 at time 105</text:p>
      <text:p text:style-name="P19">HD 1 Inventory level is 52 at time 105</text:p>
      <text:p text:style-name="P19">Stockout occurred for HD 12 at time 105</text:p>
      <text:p text:style-name="P19">HD 5 completed re-stocking, resuming w. I(t) = 175 at time 106</text:p>
      <text:p text:style-name="P19">HD 12 completed re-stocking, resuming w. I(t) = 175 at time 106</text:p>
      <text:p text:style-name="P19">HD 13 completed re-stocking, resuming w. I(t) = 175 at time 106</text:p>
      <text:p text:style-name="P19">HD 17 completed re-stocking, resuming w. I(t) = 175 at time 106</text:p>
      <text:p text:style-name="P19">HD 3 Inventory level is 84 at time 106</text:p>
      <text:p text:style-name="P19">HD 15 Inventory level is 159 at time 106</text:p>
      <text:p text:style-name="P19">HD 8 Inventory level is 72 at time 106</text:p>
      <text:p text:style-name="P19">HD 13 Inventory level is 131 at time 106</text:p>
      <text:p text:style-name="P19">HD 11 Inventory level is 54 at time 106</text:p>
      <text:p text:style-name="P19">HD 4 Inventory level is 68 at time 106</text:p>
      <text:p text:style-name="P19">HD 5 Inventory level is 145 at time 106</text:p>
      <text:p text:style-name="P19">HD 2 Inventory level is 142 at time 106</text:p>
      <text:p text:style-name="P19">HD 14 Inventory level is 87 at time 106</text:p>
      <text:p text:style-name="P19">Stockout occurred for HD 9 at time 106</text:p>
      <text:p text:style-name="P19">HD 12 Inventory level is 161 at time 106</text:p>
      <text:p text:style-name="P19">HD 17 Inventory level is 132 at time 106</text:p>
      <text:p text:style-name="P19">HD 9 completed re-stocking, resuming w. I(t) = 175 at time 107</text:p>
      <text:p text:style-name="P19">HD 7 Inventory level is 110 at time 107</text:p>
      <text:p text:style-name="P19">HD 10 Inventory level is 65 at time 107</text:p>
      <text:p text:style-name="P19">HD 6 Inventory level is 43 at time 107</text:p>
      <text:p text:style-name="P19">!! HD 6 is interrupting warehouse w at time 107</text:p>
      <text:p text:style-name="P19">HD 16 Inventory level is 86 at time 107</text:p>
      <text:p text:style-name="P19">HD 1 Inventory level is 24 at time 107</text:p>
      <text:p text:style-name="P19">!! HD 1 is interrupting warehouse w at time 107</text:p>
      <text:p text:style-name="P19">HD 3 Inventory level is 45 at time 107</text:p>
      <text:p text:style-name="P19">!! HD 3 is interrupting warehouse w at time 107</text:p>
      <text:p text:style-name="P19">HD 5 Inventory level is 129 at time 107</text:p>
      <text:p text:style-name="P19">HD 14 Inventory level is 64 at time 107</text:p>
      <text:p text:style-name="P19">Start scheduling &amp; delivering restock to HD 1 at time 107</text:p>
      <text:p text:style-name="P19">Start scheduling &amp; delivering restock to HD 3 at time 107</text:p>
      <text:p text:style-name="P19">Start scheduling &amp; delivering restock to HD 6 at time 107</text:p>
      <text:p text:style-name="P19"><text:soft-page-break/>HD 9 Inventory level is 131 at time 107</text:p>
      <text:p text:style-name="P19">RPT :: The HDKs with pending restocks at time 108 :: ['HD1', 'HD3', 'HD6']</text:p>
      <text:p text:style-name="P19">HD 15 Inventory level is 142 at time 108</text:p>
      <text:p text:style-name="P19">HD 8 Inventory level is 38 at time 108</text:p>
      <text:p text:style-name="P19">!! HD 8 is interrupting warehouse w at time 108</text:p>
      <text:p text:style-name="P19">HD 13 Inventory level is 119 at time 108</text:p>
      <text:p text:style-name="P19">HD 11 Inventory level is 22 at time 108</text:p>
      <text:p text:style-name="P19">!! HD 11 is interrupting warehouse w at time 108</text:p>
      <text:p text:style-name="P19">HD 4 Inventory level is 57 at time 108</text:p>
      <text:p text:style-name="P19">HD 2 Inventory level is 103 at time 108</text:p>
      <text:p text:style-name="P19">HD 12 Inventory level is 131 at time 108</text:p>
      <text:p text:style-name="P19">HD 17 Inventory level is 122 at time 108</text:p>
      <text:p text:style-name="P19">HD 10 Inventory level is 21 at time 108</text:p>
      <text:p text:style-name="P19">!! HD 10 is interrupting warehouse w at time 108</text:p>
      <text:p text:style-name="P19">HD 6 Inventory level is 12 at time 108</text:p>
      <text:p text:style-name="P19">HD 14 Inventory level is 36 at time 108</text:p>
      <text:p text:style-name="P19">!! HD 14 is interrupting warehouse w at time 108</text:p>
      <text:p text:style-name="P19">Start scheduling &amp; delivering restock to HD 8 at time 108</text:p>
      <text:p text:style-name="P19">Start scheduling &amp; delivering restock to HD 10 at time 108</text:p>
      <text:p text:style-name="P19">Start scheduling &amp; delivering restock to HD 11 at time 108</text:p>
      <text:p text:style-name="P19">Start scheduling &amp; delivering restock to HD 14 at time 108</text:p>
      <text:p text:style-name="P19">HD 7 Inventory level is 73 at time 109</text:p>
      <text:p text:style-name="P19">HD 16 Inventory level is 75 at time 109</text:p>
      <text:p text:style-name="P19">HD 1 Inventory level is 7 at time 109</text:p>
      <text:p text:style-name="P19">HD 3 Inventory level is 21 at time 109</text:p>
      <text:p text:style-name="P19">HD 5 Inventory level is 88 at time 109</text:p>
      <text:p text:style-name="P19">HD 9 Inventory level is 119 at time 109</text:p>
      <text:p text:style-name="P19">HD 11 Inventory level is 6 at time 109</text:p>
      <text:p text:style-name="P19">HD 12 Inventory level is 104 at time 109</text:p>
      <text:p text:style-name="P19">Stockout occurred for HD 6 at time 109</text:p>
      <text:p text:style-name="P19">HD 1 completed re-stocking, resuming w. I(t) = 175 at time 110</text:p>
      <text:p text:style-name="P19">HD 3 completed re-stocking, resuming w. I(t) = 175 at time 110</text:p>
      <text:p text:style-name="P19">HD 6 completed re-stocking, resuming w. I(t) = 175 at time 110</text:p>
      <text:p text:style-name="P19">HD 15 Inventory level is 125 at time 110</text:p>
      <text:p text:style-name="P19">HD 8 Inventory level is 16 at time 110</text:p>
      <text:p text:style-name="P19">HD 13 Inventory level is 76 at time 110</text:p>
      <text:p text:style-name="P19"><text:soft-page-break/>HD 4 Inventory level is 44 at time 110</text:p>
      <text:p text:style-name="P19">!! HD 4 is interrupting warehouse w at time 110</text:p>
      <text:p text:style-name="P19">HD 2 Inventory level is 68 at time 110</text:p>
      <text:p text:style-name="P19">HD 17 Inventory level is 110 at time 110</text:p>
      <text:p text:style-name="P19">Stockout occurred for HD 10 at time 110</text:p>
      <text:p text:style-name="P19">HD 14 Inventory level is 1 at time 110</text:p>
      <text:p text:style-name="P19">HD 7 Inventory level is 57 at time 110</text:p>
      <text:p text:style-name="P19">HD 16 Inventory level is 42 at time 110</text:p>
      <text:p text:style-name="P19">!! HD 16 is interrupting warehouse w at time 110</text:p>
      <text:p text:style-name="P19">HD 3 Inventory level is 132 at time 110</text:p>
      <text:p text:style-name="P19">HD 5 Inventory level is 56 at time 110</text:p>
      <text:p text:style-name="P19">HD 12 Inventory level is 85 at time 110</text:p>
      <text:p text:style-name="P19">Start scheduling &amp; delivering restock to HD 4 at time 110</text:p>
      <text:p text:style-name="P19">Start scheduling &amp; delivering restock to HD 16 at time 110</text:p>
      <text:p text:style-name="P19">HD 6 Inventory level is 140 at time 110</text:p>
      <text:p text:style-name="P19">HD 8 completed re-stocking, resuming w. I(t) = 175 at time 111</text:p>
      <text:p text:style-name="P19">HD 10 completed re-stocking, resuming w. I(t) = 175 at time 111</text:p>
      <text:p text:style-name="P19">HD 11 completed re-stocking, resuming w. I(t) = 175 at time 111</text:p>
      <text:p text:style-name="P19">HD 14 completed re-stocking, resuming w. I(t) = 175 at time 111</text:p>
      <text:p text:style-name="P19">HD 1 Inventory level is 147 at time 111</text:p>
      <text:p text:style-name="P19">HD 9 Inventory level is 95 at time 111</text:p>
      <text:p text:style-name="P19">HD 11 Inventory level is 149 at time 111</text:p>
      <text:p text:style-name="P19">HD 13 Inventory level is 33 at time 111</text:p>
      <text:p text:style-name="P19">!! HD 13 is interrupting warehouse w at time 111</text:p>
      <text:p text:style-name="P19">HD 7 Inventory level is 16 at time 111</text:p>
      <text:p text:style-name="P19">!! HD 7 is interrupting warehouse w at time 111</text:p>
      <text:p text:style-name="P19">HD 16 Inventory level is 7 at time 111</text:p>
      <text:p text:style-name="P19">HD 12 Inventory level is 68 at time 111</text:p>
      <text:p text:style-name="P19">Start scheduling &amp; delivering restock to HD 7 at time 111</text:p>
      <text:p text:style-name="P19">Start scheduling &amp; delivering restock to HD 13 at time 111</text:p>
      <text:p text:style-name="P19">HD 6 Inventory level is 99 at time 111</text:p>
      <text:p text:style-name="P19">HD 10 Inventory level is 146 at time 111</text:p>
      <text:p text:style-name="P19">RPT :: The HDKs with pending restocks at time 112 :: ['HD4', 'HD16', 'HD7', 'HD13']</text:p>
      <text:p text:style-name="P19">HD 15 Inventory level is 96 at time 112</text:p>
      <text:p text:style-name="P19">HD 8 Inventory level is 132 at time 112</text:p>
      <text:p text:style-name="P19">HD 4 Inventory level is 28 at time 112</text:p>
      <text:p text:style-name="P19"><text:soft-page-break/>HD 2 Inventory level is 58 at time 112</text:p>
      <text:p text:style-name="P19">HD 17 Inventory level is 85 at time 112</text:p>
      <text:p text:style-name="P19">HD 14 Inventory level is 165 at time 112</text:p>
      <text:p text:style-name="P19">HD 3 Inventory level is 96 at time 112</text:p>
      <text:p text:style-name="P19">HD 5 Inventory level is 32 at time 112</text:p>
      <text:p text:style-name="P19">!! HD 5 is interrupting warehouse w at time 112</text:p>
      <text:p text:style-name="P19">HD 1 Inventory level is 127 at time 112</text:p>
      <text:p text:style-name="P19">HD 9 Inventory level is 71 at time 112</text:p>
      <text:p text:style-name="P19">Stockout occurred for HD 13 at time 112</text:p>
      <text:p text:style-name="P19">Stockout occurred for HD 7 at time 112</text:p>
      <text:p text:style-name="P19">Stockout occurred for HD 16 at time 112</text:p>
      <text:p text:style-name="P19">HD 12 Inventory level is 43 at time 112</text:p>
      <text:p text:style-name="P19">!! HD 12 is interrupting warehouse w at time 112</text:p>
      <text:p text:style-name="P19">Start scheduling &amp; delivering restock to HD 5 at time 112</text:p>
      <text:p text:style-name="P19">Start scheduling &amp; delivering restock to HD 12 at time 112</text:p>
      <text:p text:style-name="P19">HD 4 completed re-stocking, resuming w. I(t) = 175 at time 113</text:p>
      <text:p text:style-name="P19">HD 16 completed re-stocking, resuming w. I(t) = 175 at time 113</text:p>
      <text:p text:style-name="P19">HD 11 Inventory level is 117 at time 113</text:p>
      <text:p text:style-name="P19">HD 6 Inventory level is 77 at time 113</text:p>
      <text:p text:style-name="P19">HD 10 Inventory level is 134 at time 113</text:p>
      <text:p text:style-name="P19">HD 17 Inventory level is 65 at time 113</text:p>
      <text:p text:style-name="P19">HD 14 Inventory level is 138 at time 113</text:p>
      <text:p text:style-name="P19">Stockout occurred for HD 5 at time 113</text:p>
      <text:p text:style-name="P19">HD 9 Inventory level is 47 at time 113</text:p>
      <text:p text:style-name="P19">!! HD 9 is interrupting warehouse w at time 113</text:p>
      <text:p text:style-name="P19">Start scheduling &amp; delivering restock to HD 9 at time 113</text:p>
      <text:p text:style-name="P19">HD 16 Inventory level is 155 at time 113</text:p>
      <text:p text:style-name="P19">HD 7 completed re-stocking, resuming w. I(t) = 175 at time 114</text:p>
      <text:p text:style-name="P19">HD 13 completed re-stocking, resuming w. I(t) = 175 at time 114</text:p>
      <text:p text:style-name="P19">HD 15 Inventory level is 73 at time 114</text:p>
      <text:p text:style-name="P19">HD 8 Inventory level is 115 at time 114</text:p>
      <text:p text:style-name="P19">HD 4 Inventory level is 138 at time 114</text:p>
      <text:p text:style-name="P19">HD 2 Inventory level is 37 at time 114</text:p>
      <text:p text:style-name="P19">!! HD 2 is interrupting warehouse w at time 114</text:p>
      <text:p text:style-name="P19">HD 3 Inventory level is 65 at time 114</text:p>
      <text:p text:style-name="P19">HD 1 Inventory level is 92 at time 114</text:p>
      <text:p text:style-name="P19"><text:soft-page-break/>HD 12 Inventory level is 7 at time 114</text:p>
      <text:p text:style-name="P19">HD 11 Inventory level is 79 at time 114</text:p>
      <text:p text:style-name="P19">HD 17 Inventory level is 52 at time 114</text:p>
      <text:p text:style-name="P19">HD 14 Inventory level is 117 at time 114</text:p>
      <text:p text:style-name="P19">HD 9 Inventory level is 12 at time 114</text:p>
      <text:p text:style-name="P19">Start scheduling &amp; delivering restock to HD 2 at time 114</text:p>
      <text:p text:style-name="P19">HD 16 Inventory level is 113 at time 114</text:p>
      <text:p text:style-name="P19">HD 7 Inventory level is 155 at time 114</text:p>
      <text:p text:style-name="P19">HD 13 Inventory level is 138 at time 114</text:p>
      <text:p text:style-name="P19">HD 5 completed re-stocking, resuming w. I(t) = 175 at time 115</text:p>
      <text:p text:style-name="P19">HD 12 completed re-stocking, resuming w. I(t) = 175 at time 115</text:p>
      <text:p text:style-name="P19">HD 6 Inventory level is 56 at time 115</text:p>
      <text:p text:style-name="P19">HD 10 Inventory level is 101 at time 115</text:p>
      <text:p text:style-name="P19">HD 15 Inventory level is 53 at time 115</text:p>
      <text:p text:style-name="P19">HD 8 Inventory level is 97 at time 115</text:p>
      <text:p text:style-name="P19">HD 4 Inventory level is 97 at time 115</text:p>
      <text:p text:style-name="P19">HD 2 Inventory level is 2 at time 115</text:p>
      <text:p text:style-name="P19">HD 3 Inventory level is 36 at time 115</text:p>
      <text:p text:style-name="P19">!! HD 3 is interrupting warehouse w at time 115</text:p>
      <text:p text:style-name="P19">HD 17 Inventory level is 24 at time 115</text:p>
      <text:p text:style-name="P19">!! HD 17 is interrupting warehouse w at time 115</text:p>
      <text:p text:style-name="P19">Start scheduling &amp; delivering restock to HD 3 at time 115</text:p>
      <text:p text:style-name="P19">Start scheduling &amp; delivering restock to HD 17 at time 115</text:p>
      <text:p text:style-name="P19">HD 7 Inventory level is 139 at time 115</text:p>
      <text:p text:style-name="P19">HD 5 Inventory level is 137 at time 115</text:p>
      <text:p text:style-name="P19">RPT :: The HDKs with pending restocks at time 116 :: ['HD9', 'HD2', 'HD3', 'HD17']</text:p>
      <text:p text:style-name="P19">HD 9 completed re-stocking, resuming w. I(t) = 175 at time 116</text:p>
      <text:p text:style-name="P19">HD 1 Inventory level is 49 at time 116</text:p>
      <text:p text:style-name="P19">!! HD 1 is interrupting warehouse w at time 116</text:p>
      <text:p text:style-name="P19">HD 12 Inventory level is 152 at time 116</text:p>
      <text:p text:style-name="P19">HD 11 Inventory level is 38 at time 116</text:p>
      <text:p text:style-name="P19">!! HD 11 is interrupting warehouse w at time 116</text:p>
      <text:p text:style-name="P19">HD 14 Inventory level is 104 at time 116</text:p>
      <text:p text:style-name="P19">HD 9 Inventory level is 137 at time 116</text:p>
      <text:p text:style-name="P19">HD 16 Inventory level is 102 at time 116</text:p>
      <text:p text:style-name="P19">HD 13 Inventory level is 102 at time 116</text:p>
      <text:p text:style-name="P19"><text:soft-page-break/>HD 6 Inventory level is 30 at time 116</text:p>
      <text:p text:style-name="P19">!! HD 6 is interrupting warehouse w at time 116</text:p>
      <text:p text:style-name="P19">HD 10 Inventory level is 59 at time 116</text:p>
      <text:p text:style-name="P19">Stockout occurred for HD 2 at time 116</text:p>
      <text:p text:style-name="P19">HD 17 Inventory level is 2 at time 116</text:p>
      <text:p text:style-name="P19">Start scheduling &amp; delivering restock to HD 1 at time 116</text:p>
      <text:p text:style-name="P19">Start scheduling &amp; delivering restock to HD 6 at time 116</text:p>
      <text:p text:style-name="P19">Start scheduling &amp; delivering restock to HD 11 at time 116</text:p>
      <text:p text:style-name="P19">HD 7 Inventory level is 112 at time 116</text:p>
      <text:p text:style-name="P19">HD 2 completed re-stocking, resuming w. I(t) = 175 at time 117</text:p>
      <text:p text:style-name="P19">HD 15 Inventory level is 18 at time 117</text:p>
      <text:p text:style-name="P19">!! HD 15 is interrupting warehouse w at time 117</text:p>
      <text:p text:style-name="P19">HD 8 Inventory level is 60 at time 117</text:p>
      <text:p text:style-name="P19">HD 4 Inventory level is 75 at time 117</text:p>
      <text:p text:style-name="P19">HD 3 Inventory level is 18 at time 117</text:p>
      <text:p text:style-name="P19">HD 5 Inventory level is 110 at time 117</text:p>
      <text:p text:style-name="P19">HD 12 Inventory level is 121 at time 117</text:p>
      <text:p text:style-name="P19">HD 11 Inventory level is 4 at time 117</text:p>
      <text:p text:style-name="P19">HD 14 Inventory level is 83 at time 117</text:p>
      <text:p text:style-name="P19">HD 9 Inventory level is 122 at time 117</text:p>
      <text:p text:style-name="P19">HD 16 Inventory level is 65 at time 117</text:p>
      <text:p text:style-name="P19">HD 13 Inventory level is 86 at time 117</text:p>
      <text:p text:style-name="P19">HD 6 Inventory level is 14 at time 117</text:p>
      <text:p text:style-name="P19">HD 10 Inventory level is 47 at time 117</text:p>
      <text:p text:style-name="P19">!! HD 10 is interrupting warehouse w at time 117</text:p>
      <text:p text:style-name="P19">Stockout occurred for HD 17 at time 117</text:p>
      <text:p text:style-name="P19">Start scheduling &amp; delivering restock to HD 10 at time 117</text:p>
      <text:p text:style-name="P19">Start scheduling &amp; delivering restock to HD 15 at time 117</text:p>
      <text:p text:style-name="P19">HD 7 Inventory level is 89 at time 117</text:p>
      <text:p text:style-name="P19">HD 2 Inventory level is 131 at time 117</text:p>
      <text:p text:style-name="P19">HD 3 completed re-stocking, resuming w. I(t) = 175 at time 118</text:p>
      <text:p text:style-name="P19">HD 17 completed re-stocking, resuming w. I(t) = 175 at time 118</text:p>
      <text:p text:style-name="P19">HD 1 Inventory level is 39 at time 118</text:p>
      <text:p text:style-name="P19">HD 8 Inventory level is 20 at time 118</text:p>
      <text:p text:style-name="P19">!! HD 8 is interrupting warehouse w at time 118</text:p>
      <text:p text:style-name="P19">HD 4 Inventory level is 34 at time 118</text:p>
      <text:p text:style-name="P19"><text:soft-page-break/>!! HD 4 is interrupting warehouse w at time 118</text:p>
      <text:p text:style-name="P19">HD 3 Inventory level is 151 at time 118</text:p>
      <text:p text:style-name="P19">HD 12 Inventory level is 107 at time 118</text:p>
      <text:p text:style-name="P19">HD 16 Inventory level is 34 at time 118</text:p>
      <text:p text:style-name="P19">!! HD 16 is interrupting warehouse w at time 118</text:p>
      <text:p text:style-name="P19">HD 13 Inventory level is 42 at time 118</text:p>
      <text:p text:style-name="P19">!! HD 13 is interrupting warehouse w at time 118</text:p>
      <text:p text:style-name="P19">Stockout occurred for HD 6 at time 118</text:p>
      <text:p text:style-name="P19">Start scheduling &amp; delivering restock to HD 4 at time 118</text:p>
      <text:p text:style-name="P19">Start scheduling &amp; delivering restock to HD 8 at time 118</text:p>
      <text:p text:style-name="P19">Start scheduling &amp; delivering restock to HD 13 at time 118</text:p>
      <text:p text:style-name="P19">Start scheduling &amp; delivering restock to HD 16 at time 118</text:p>
      <text:p text:style-name="P19">HD 7 Inventory level is 74 at time 118</text:p>
      <text:p text:style-name="P19">HD 2 Inventory level is 119 at time 118</text:p>
      <text:p text:style-name="P19">HD 17 Inventory level is 146 at time 118</text:p>
      <text:p text:style-name="P19">HD 1 completed re-stocking, resuming w. I(t) = 175 at time 119</text:p>
      <text:p text:style-name="P19">HD 6 completed re-stocking, resuming w. I(t) = 175 at time 119</text:p>
      <text:p text:style-name="P19">HD 11 completed re-stocking, resuming w. I(t) = 175 at time 119</text:p>
      <text:p text:style-name="P19">HD 15 Inventory level is 4 at time 119</text:p>
      <text:p text:style-name="P19">HD 5 Inventory level is 100 at time 119</text:p>
      <text:p text:style-name="P19">HD 11 Inventory level is 140 at time 119</text:p>
      <text:p text:style-name="P19">HD 14 Inventory level is 46 at time 119</text:p>
      <text:p text:style-name="P19">!! HD 14 is interrupting warehouse w at time 119</text:p>
      <text:p text:style-name="P19">HD 9 Inventory level is 105 at time 119</text:p>
      <text:p text:style-name="P19">HD 10 Inventory level is 23 at time 119</text:p>
      <text:p text:style-name="P19">HD 3 Inventory level is 115 at time 119</text:p>
      <text:p text:style-name="P19">HD 16 Inventory level is 11 at time 119</text:p>
      <text:p text:style-name="P19">Stockout occurred for HD 13 at time 119</text:p>
      <text:p text:style-name="P19">Start scheduling &amp; delivering restock to HD 14 at time 119</text:p>
      <text:p text:style-name="P19">HD 7 Inventory level is 31 at time 119</text:p>
      <text:p text:style-name="P19">!! HD 7 is interrupting warehouse w at time 119</text:p>
      <text:p text:style-name="P19">HD 2 Inventory level is 94 at time 119</text:p>
      <text:p text:style-name="P19">HD 17 Inventory level is 134 at time 119</text:p>
      <text:p text:style-name="P19">HD 6 Inventory level is 135 at time 119</text:p>
      <text:p text:style-name="P19">RPT :: The HDKs with pending restocks at time 120 :: ['HD10', 'HD15', 'HD4', 'HD8', 'HD13', 'HD16', 'HD14']</text:p>
      <text:p text:style-name="P19">HD 10 completed re-stocking, resuming w. I(t) = 175 at time 120</text:p>
      <text:p text:style-name="P19"><text:soft-page-break/>HD 15 completed re-stocking, resuming w. I(t) = 175 at time 120</text:p>
      <text:p text:style-name="P19">HD 1 Inventory level is 165 at time 120</text:p>
      <text:p text:style-name="P19">HD 8 Inventory level is 7 at time 120</text:p>
      <text:p text:style-name="P19">HD 4 Inventory level is 22 at time 120</text:p>
      <text:p text:style-name="P19">HD 12 Inventory level is 76 at time 120</text:p>
      <text:p text:style-name="P19">HD 14 Inventory level is 33 at time 120</text:p>
      <text:p text:style-name="P19">HD 9 Inventory level is 71 at time 120</text:p>
      <text:p text:style-name="P19">HD 3 Inventory level is 78 at time 120</text:p>
      <text:p text:style-name="P19">Start scheduling &amp; delivering restock to HD 7 at time 120</text:p>
      <text:p text:style-name="P19">Stockout occurred for HD 7 at time 120</text:p>
      <text:p text:style-name="P19">HD 17 Inventory level is 92 at time 120</text:p>
      <text:p text:style-name="P19">HD 4 completed re-stocking, resuming w. I(t) = 175 at time 121</text:p>
      <text:p text:style-name="P19">HD 8 completed re-stocking, resuming w. I(t) = 175 at time 121</text:p>
      <text:p text:style-name="P19">HD 13 completed re-stocking, resuming w. I(t) = 175 at time 121</text:p>
      <text:p text:style-name="P19">HD 16 completed re-stocking, resuming w. I(t) = 175 at time 121</text:p>
      <text:p text:style-name="P19">HD 15 Inventory level is 151 at time 121</text:p>
      <text:p text:style-name="P19">HD 5 Inventory level is 68 at time 121</text:p>
      <text:p text:style-name="P19">HD 11 Inventory level is 118 at time 121</text:p>
      <text:p text:style-name="P19">HD 10 Inventory level is 156 at time 121</text:p>
      <text:p text:style-name="P19">HD 16 Inventory level is 133 at time 121</text:p>
      <text:p text:style-name="P19">HD 2 Inventory level is 80 at time 121</text:p>
      <text:p text:style-name="P19">HD 6 Inventory level is 100 at time 121</text:p>
      <text:p text:style-name="P19">HD 4 Inventory level is 139 at time 121</text:p>
      <text:p text:style-name="P19">HD 12 Inventory level is 62 at time 121</text:p>
      <text:p text:style-name="P19">HD 9 Inventory level is 54 at time 121</text:p>
      <text:p text:style-name="P19">HD 3 Inventory level is 47 at time 121</text:p>
      <text:p text:style-name="P19">!! HD 3 is interrupting warehouse w at time 121</text:p>
      <text:p text:style-name="P19">Start scheduling &amp; delivering restock to HD 3 at time 121</text:p>
      <text:p text:style-name="P19">HD 17 Inventory level is 76 at time 121</text:p>
      <text:p text:style-name="P19">HD 13 Inventory level is 130 at time 121</text:p>
      <text:p text:style-name="P19">HD 14 completed re-stocking, resuming w. I(t) = 175 at time 122</text:p>
      <text:p text:style-name="P19">HD 1 Inventory level is 143 at time 122</text:p>
      <text:p text:style-name="P19">HD 8 Inventory level is 153 at time 122</text:p>
      <text:p text:style-name="P19">HD 14 Inventory level is 147 at time 122</text:p>
      <text:p text:style-name="P19">HD 5 Inventory level is 35 at time 122</text:p>
      <text:p text:style-name="P19">!! HD 5 is interrupting warehouse w at time 122</text:p>
      <text:p text:style-name="P19"><text:soft-page-break/>HD 16 Inventory level is 123 at time 122</text:p>
      <text:p text:style-name="P19">HD 2 Inventory level is 52 at time 122</text:p>
      <text:p text:style-name="P19">HD 4 Inventory level is 119 at time 122</text:p>
      <text:p text:style-name="P19">Start scheduling &amp; delivering restock to HD 5 at time 122</text:p>
      <text:p text:style-name="P19">HD 7 completed re-stocking, resuming w. I(t) = 175 at time 123</text:p>
      <text:p text:style-name="P19">HD 15 Inventory level is 139 at time 123</text:p>
      <text:p text:style-name="P19">HD 11 Inventory level is 107 at time 123</text:p>
      <text:p text:style-name="P19">HD 10 Inventory level is 127 at time 123</text:p>
      <text:p text:style-name="P19">HD 6 Inventory level is 62 at time 123</text:p>
      <text:p text:style-name="P19">HD 12 Inventory level is 52 at time 123</text:p>
      <text:p text:style-name="P19">HD 9 Inventory level is 20 at time 123</text:p>
      <text:p text:style-name="P19">!! HD 9 is interrupting warehouse w at time 123</text:p>
      <text:p text:style-name="P19">HD 3 Inventory level is 7 at time 123</text:p>
      <text:p text:style-name="P19">HD 17 Inventory level is 52 at time 123</text:p>
      <text:p text:style-name="P19">HD 13 Inventory level is 107 at time 123</text:p>
      <text:p text:style-name="P19">HD 1 Inventory level is 113 at time 123</text:p>
      <text:p text:style-name="P19">HD 8 Inventory level is 121 at time 123</text:p>
      <text:p text:style-name="P19">HD 14 Inventory level is 131 at time 123</text:p>
      <text:p text:style-name="P19">Stockout occurred for HD 5 at time 123</text:p>
      <text:p text:style-name="P19">HD 16 Inventory level is 102 at time 123</text:p>
      <text:p text:style-name="P19">HD 2 Inventory level is 8 at time 123</text:p>
      <text:p text:style-name="P19">!! HD 2 is interrupting warehouse w at time 123</text:p>
      <text:p text:style-name="P19">HD 4 Inventory level is 100 at time 123</text:p>
      <text:p text:style-name="P19">Start scheduling &amp; delivering restock to HD 2 at time 123</text:p>
      <text:p text:style-name="P19">Start scheduling &amp; delivering restock to HD 9 at time 123</text:p>
      <text:p text:style-name="P19">HD 7 Inventory level is 137 at time 123</text:p>
      <text:p text:style-name="P19">RPT :: The HDKs with pending restocks at time 124 :: ['HD3', 'HD5', 'HD2', 'HD9']</text:p>
      <text:p text:style-name="P19">HD 3 completed re-stocking, resuming w. I(t) = 175 at time 124</text:p>
      <text:p text:style-name="P19">HD 11 Inventory level is 63 at time 124</text:p>
      <text:p text:style-name="P19">HD 10 Inventory level is 83 at time 124</text:p>
      <text:p text:style-name="P19">HD 9 Inventory level is 3 at time 124</text:p>
      <text:p text:style-name="P19">HD 3 Inventory level is 160 at time 124</text:p>
      <text:p text:style-name="P19">HD 13 Inventory level is 92 at time 124</text:p>
      <text:p text:style-name="P19">HD 8 Inventory level is 96 at time 124</text:p>
      <text:p text:style-name="P19">HD 14 Inventory level is 96 at time 124</text:p>
      <text:p text:style-name="P19">HD 5 completed re-stocking, resuming w. I(t) = 175 at time 125</text:p>
      <text:p text:style-name="P19"><text:soft-page-break/>HD 15 Inventory level is 104 at time 125</text:p>
      <text:p text:style-name="P19">HD 6 Inventory level is 23 at time 125</text:p>
      <text:p text:style-name="P19">!! HD 6 is interrupting warehouse w at time 125</text:p>
      <text:p text:style-name="P19">HD 12 Inventory level is 40 at time 125</text:p>
      <text:p text:style-name="P19">!! HD 12 is interrupting warehouse w at time 125</text:p>
      <text:p text:style-name="P19">HD 17 Inventory level is 12 at time 125</text:p>
      <text:p text:style-name="P19">!! HD 17 is interrupting warehouse w at time 125</text:p>
      <text:p text:style-name="P19">HD 1 Inventory level is 76 at time 125</text:p>
      <text:p text:style-name="P19">HD 16 Inventory level is 88 at time 125</text:p>
      <text:p text:style-name="P19">Stockout occurred for HD 2 at time 125</text:p>
      <text:p text:style-name="P19">HD 4 Inventory level is 62 at time 125</text:p>
      <text:p text:style-name="P19">HD 7 Inventory level is 107 at time 125</text:p>
      <text:p text:style-name="P19">HD 3 Inventory level is 126 at time 125</text:p>
      <text:p text:style-name="P19">Start scheduling &amp; delivering restock to HD 6 at time 125</text:p>
      <text:p text:style-name="P19">Start scheduling &amp; delivering restock to HD 12 at time 125</text:p>
      <text:p text:style-name="P19">Start scheduling &amp; delivering restock to HD 17 at time 125</text:p>
      <text:p text:style-name="P19">HD 5 Inventory level is 138 at time 125</text:p>
      <text:p text:style-name="P19">HD 2 completed re-stocking, resuming w. I(t) = 175 at time 126</text:p>
      <text:p text:style-name="P19">HD 9 completed re-stocking, resuming w. I(t) = 175 at time 126</text:p>
      <text:p text:style-name="P19">HD 11 Inventory level is 50 at time 126</text:p>
      <text:p text:style-name="P19">HD 10 Inventory level is 59 at time 126</text:p>
      <text:p text:style-name="P19">HD 9 Inventory level is 141 at time 126</text:p>
      <text:p text:style-name="P19">HD 13 Inventory level is 49 at time 126</text:p>
      <text:p text:style-name="P19">!! HD 13 is interrupting warehouse w at time 126</text:p>
      <text:p text:style-name="P19">HD 8 Inventory level is 71 at time 126</text:p>
      <text:p text:style-name="P19">HD 14 Inventory level is 74 at time 126</text:p>
      <text:p text:style-name="P19">Stockout occurred for HD 12 at time 126</text:p>
      <text:p text:style-name="P19">Stockout occurred for HD 17 at time 126</text:p>
      <text:p text:style-name="P19">HD 4 Inventory level is 50 at time 126</text:p>
      <text:p text:style-name="P19">HD 3 Inventory level is 102 at time 126</text:p>
      <text:p text:style-name="P19">Start scheduling &amp; delivering restock to HD 13 at time 126</text:p>
      <text:p text:style-name="P19">HD 2 Inventory level is 148 at time 126</text:p>
      <text:p text:style-name="P19">HD 15 Inventory level is 71 at time 127</text:p>
      <text:p text:style-name="P19">Stockout occurred for HD 6 at time 127</text:p>
      <text:p text:style-name="P19">HD 1 Inventory level is 57 at time 127</text:p>
      <text:p text:style-name="P19">HD 16 Inventory level is 49 at time 127</text:p>
      <text:p text:style-name="P19"><text:soft-page-break/>!! HD 16 is interrupting warehouse w at time 127</text:p>
      <text:p text:style-name="P19">HD 7 Inventory level is 88 at time 127</text:p>
      <text:p text:style-name="P19">HD 5 Inventory level is 113 at time 127</text:p>
      <text:p text:style-name="P19">HD 11 Inventory level is 16 at time 127</text:p>
      <text:p text:style-name="P19">!! HD 11 is interrupting warehouse w at time 127</text:p>
      <text:p text:style-name="P19">HD 10 Inventory level is 20 at time 127</text:p>
      <text:p text:style-name="P19">!! HD 10 is interrupting warehouse w at time 127</text:p>
      <text:p text:style-name="P19">HD 9 Inventory level is 121 at time 127</text:p>
      <text:p text:style-name="P19">HD 8 Inventory level is 35 at time 127</text:p>
      <text:p text:style-name="P19">!! HD 8 is interrupting warehouse w at time 127</text:p>
      <text:p text:style-name="P19">HD 14 Inventory level is 38 at time 127</text:p>
      <text:p text:style-name="P19">!! HD 14 is interrupting warehouse w at time 127</text:p>
      <text:p text:style-name="P19">HD 4 Inventory level is 21 at time 127</text:p>
      <text:p text:style-name="P19">!! HD 4 is interrupting warehouse w at time 127</text:p>
      <text:p text:style-name="P19">Start scheduling &amp; delivering restock to HD 4 at time 127</text:p>
      <text:p text:style-name="P19">Start scheduling &amp; delivering restock to HD 8 at time 127</text:p>
      <text:p text:style-name="P19">Start scheduling &amp; delivering restock to HD 10 at time 127</text:p>
      <text:p text:style-name="P19">Start scheduling &amp; delivering restock to HD 11 at time 127</text:p>
      <text:p text:style-name="P19">Start scheduling &amp; delivering restock to HD 14 at time 127</text:p>
      <text:p text:style-name="P19">Start scheduling &amp; delivering restock to HD 16 at time 127</text:p>
      <text:p text:style-name="P19">RPT :: The HDKs with pending restocks at time 128 :: ['HD6', 'HD12', 'HD17', 'HD13', 'HD4', 'HD8', 'HD10', 'HD11', 'HD14', 'HD16']</text:p>
      <text:p text:style-name="P19">HD 6 completed re-stocking, resuming w. I(t) = 175 at time 128</text:p>
      <text:p text:style-name="P19">HD 12 completed re-stocking, resuming w. I(t) = 175 at time 128</text:p>
      <text:p text:style-name="P19">HD 17 completed re-stocking, resuming w. I(t) = 175 at time 128</text:p>
      <text:p text:style-name="P19">HD 13 Inventory level is 20 at time 128</text:p>
      <text:p text:style-name="P19">HD 3 Inventory level is 82 at time 128</text:p>
      <text:p text:style-name="P19">HD 2 Inventory level is 119 at time 128</text:p>
      <text:p text:style-name="P19">HD 15 Inventory level is 44 at time 128</text:p>
      <text:p text:style-name="P19">!! HD 15 is interrupting warehouse w at time 128</text:p>
      <text:p text:style-name="P19">HD 1 Inventory level is 17 at time 128</text:p>
      <text:p text:style-name="P19">!! HD 1 is interrupting warehouse w at time 128</text:p>
      <text:p text:style-name="P19">HD 7 Inventory level is 45 at time 128</text:p>
      <text:p text:style-name="P19">!! HD 7 is interrupting warehouse w at time 128</text:p>
      <text:p text:style-name="P19">HD 5 Inventory level is 70 at time 128</text:p>
      <text:p text:style-name="P19">Stockout occurred for HD 11 at time 128</text:p>
      <text:p text:style-name="P19">HD 10 Inventory level is 6 at time 128</text:p>
      <text:p text:style-name="P19"><text:soft-page-break/>HD 9 Inventory level is 79 at time 128</text:p>
      <text:p text:style-name="P19">Start scheduling &amp; delivering restock to HD 1 at time 128</text:p>
      <text:p text:style-name="P19">Start scheduling &amp; delivering restock to HD 7 at time 128</text:p>
      <text:p text:style-name="P19">Start scheduling &amp; delivering restock to HD 15 at time 128</text:p>
      <text:p text:style-name="P19">HD 6 Inventory level is 139 at time 128</text:p>
      <text:p text:style-name="P19">HD 12 Inventory level is 132 at time 128</text:p>
      <text:p text:style-name="P19">HD 17 Inventory level is 139 at time 128</text:p>
      <text:p text:style-name="P19">HD 13 completed re-stocking, resuming w. I(t) = 175 at time 129</text:p>
      <text:p text:style-name="P19">HD 16 Inventory level is 8 at time 129</text:p>
      <text:p text:style-name="P19">HD 8 Inventory level is 20 at time 129</text:p>
      <text:p text:style-name="P19">HD 14 Inventory level is 1 at time 129</text:p>
      <text:p text:style-name="P19">HD 4 Inventory level is 9 at time 129</text:p>
      <text:p text:style-name="P19">HD 15 Inventory level is 32 at time 129</text:p>
      <text:p text:style-name="P19">Stockout occurred for HD 10 at time 129</text:p>
      <text:p text:style-name="P19">HD 6 Inventory level is 117 at time 129</text:p>
      <text:p text:style-name="P19">HD 12 Inventory level is 87 at time 129</text:p>
      <text:p text:style-name="P19">HD 4 completed re-stocking, resuming w. I(t) = 175 at time 130</text:p>
      <text:p text:style-name="P19">HD 8 completed re-stocking, resuming w. I(t) = 175 at time 130</text:p>
      <text:p text:style-name="P19">HD 10 completed re-stocking, resuming w. I(t) = 175 at time 130</text:p>
      <text:p text:style-name="P19">HD 11 completed re-stocking, resuming w. I(t) = 175 at time 130</text:p>
      <text:p text:style-name="P19">HD 14 completed re-stocking, resuming w. I(t) = 175 at time 130</text:p>
      <text:p text:style-name="P19">HD 16 completed re-stocking, resuming w. I(t) = 175 at time 130</text:p>
      <text:p text:style-name="P19">HD 13 Inventory level is 159 at time 130</text:p>
      <text:p text:style-name="P19">HD 3 Inventory level is 67 at time 130</text:p>
      <text:p text:style-name="P19">HD 2 Inventory level is 77 at time 130</text:p>
      <text:p text:style-name="P19">HD 1 Inventory level is 0 at time 130</text:p>
      <text:p text:style-name="P19">HD 7 Inventory level is 22 at time 130</text:p>
      <text:p text:style-name="P19">HD 5 Inventory level is 38 at time 130</text:p>
      <text:p text:style-name="P19">!! HD 5 is interrupting warehouse w at time 130</text:p>
      <text:p text:style-name="P19">HD 9 Inventory level is 56 at time 130</text:p>
      <text:p text:style-name="P19">HD 17 Inventory level is 100 at time 130</text:p>
      <text:p text:style-name="P19">HD 8 Inventory level is 142 at time 130</text:p>
      <text:p text:style-name="P19">HD 4 Inventory level is 157 at time 130</text:p>
      <text:p text:style-name="P19">Start scheduling &amp; delivering restock to HD 5 at time 130</text:p>
      <text:p text:style-name="P19">HD 10 Inventory level is 141 at time 130</text:p>
      <text:p text:style-name="P19">HD 11 Inventory level is 135 at time 130</text:p>
      <text:p text:style-name="P19"><text:soft-page-break/>HD 1 completed re-stocking, resuming w. I(t) = 175 at time 131</text:p>
      <text:p text:style-name="P19">HD 7 completed re-stocking, resuming w. I(t) = 175 at time 131</text:p>
      <text:p text:style-name="P19">HD 15 completed re-stocking, resuming w. I(t) = 175 at time 131</text:p>
      <text:p text:style-name="P19">HD 16 Inventory level is 131 at time 131</text:p>
      <text:p text:style-name="P19">HD 14 Inventory level is 141 at time 131</text:p>
      <text:p text:style-name="P19">HD 15 Inventory level is 143 at time 131</text:p>
      <text:p text:style-name="P19">HD 6 Inventory level is 79 at time 131</text:p>
      <text:p text:style-name="P19">HD 12 Inventory level is 73 at time 131</text:p>
      <text:p text:style-name="P19">HD 13 Inventory level is 116 at time 131</text:p>
      <text:p text:style-name="P19">HD 3 Inventory level is 26 at time 131</text:p>
      <text:p text:style-name="P19">!! HD 3 is interrupting warehouse w at time 131</text:p>
      <text:p text:style-name="P19">HD 2 Inventory level is 61 at time 131</text:p>
      <text:p text:style-name="P19">HD 5 Inventory level is 19 at time 131</text:p>
      <text:p text:style-name="P19">HD 9 Inventory level is 31 at time 131</text:p>
      <text:p text:style-name="P19">!! HD 9 is interrupting warehouse w at time 131</text:p>
      <text:p text:style-name="P19">HD 8 Inventory level is 128 at time 131</text:p>
      <text:p text:style-name="P19">Start scheduling &amp; delivering restock to HD 3 at time 131</text:p>
      <text:p text:style-name="P19">Start scheduling &amp; delivering restock to HD 9 at time 131</text:p>
      <text:p text:style-name="P19">HD 10 Inventory level is 129 at time 131</text:p>
      <text:p text:style-name="P19">RPT :: The HDKs with pending restocks at time 132 :: ['HD5', 'HD3', 'HD9']</text:p>
      <text:p text:style-name="P19">HD 1 Inventory level is 137 at time 132</text:p>
      <text:p text:style-name="P19">HD 7 Inventory level is 135 at time 132</text:p>
      <text:p text:style-name="P19">HD 17 Inventory level is 90 at time 132</text:p>
      <text:p text:style-name="P19">HD 4 Inventory level is 142 at time 132</text:p>
      <text:p text:style-name="P19">HD 11 Inventory level is 112 at time 132</text:p>
      <text:p text:style-name="P19">HD 14 Inventory level is 99 at time 132</text:p>
      <text:p text:style-name="P19">HD 6 Inventory level is 46 at time 132</text:p>
      <text:p text:style-name="P19">!! HD 6 is interrupting warehouse w at time 132</text:p>
      <text:p text:style-name="P19">HD 12 Inventory level is 59 at time 132</text:p>
      <text:p text:style-name="P19">Stockout occurred for HD 3 at time 132</text:p>
      <text:p text:style-name="P19">Stockout occurred for HD 5 at time 132</text:p>
      <text:p text:style-name="P19">Stockout occurred for HD 9 at time 132</text:p>
      <text:p text:style-name="P19">HD 8 Inventory level is 107 at time 132</text:p>
      <text:p text:style-name="P19">Start scheduling &amp; delivering restock to HD 6 at time 132</text:p>
      <text:p text:style-name="P19">HD 10 Inventory level is 119 at time 132</text:p>
      <text:p text:style-name="P19">HD 5 completed re-stocking, resuming w. I(t) = 175 at time 133</text:p>
      <text:p text:style-name="P19"><text:soft-page-break/>HD 16 Inventory level is 96 at time 133</text:p>
      <text:p text:style-name="P19">HD 15 Inventory level is 124 at time 133</text:p>
      <text:p text:style-name="P19">HD 13 Inventory level is 98 at time 133</text:p>
      <text:p text:style-name="P19">HD 2 Inventory level is 20 at time 133</text:p>
      <text:p text:style-name="P19">!! HD 2 is interrupting warehouse w at time 133</text:p>
      <text:p text:style-name="P19">HD 7 Inventory level is 114 at time 133</text:p>
      <text:p text:style-name="P19">HD 17 Inventory level is 65 at time 133</text:p>
      <text:p text:style-name="P19">HD 11 Inventory level is 97 at time 133</text:p>
      <text:p text:style-name="P19">HD 14 Inventory level is 89 at time 133</text:p>
      <text:p text:style-name="P19">HD 6 Inventory level is 14 at time 133</text:p>
      <text:p text:style-name="P19">Start scheduling &amp; delivering restock to HD 2 at time 133</text:p>
      <text:p text:style-name="P19">HD 10 Inventory level is 87 at time 133</text:p>
      <text:p text:style-name="P19">HD 5 Inventory level is 153 at time 133</text:p>
      <text:p text:style-name="P19">HD 3 completed re-stocking, resuming w. I(t) = 175 at time 134</text:p>
      <text:p text:style-name="P19">HD 9 completed re-stocking, resuming w. I(t) = 175 at time 134</text:p>
      <text:p text:style-name="P19">HD 1 Inventory level is 114 at time 134</text:p>
      <text:p text:style-name="P19">HD 4 Inventory level is 108 at time 134</text:p>
      <text:p text:style-name="P19">HD 12 Inventory level is 32 at time 134</text:p>
      <text:p text:style-name="P19">!! HD 12 is interrupting warehouse w at time 134</text:p>
      <text:p text:style-name="P19">HD 8 Inventory level is 70 at time 134</text:p>
      <text:p text:style-name="P19">HD 16 Inventory level is 85 at time 134</text:p>
      <text:p text:style-name="P19">HD 11 Inventory level is 76 at time 134</text:p>
      <text:p text:style-name="P19">Stockout occurred for HD 6 at time 134</text:p>
      <text:p text:style-name="P19">Start scheduling &amp; delivering restock to HD 12 at time 134</text:p>
      <text:p text:style-name="P19">HD 5 Inventory level is 138 at time 134</text:p>
      <text:p text:style-name="P19">HD 3 Inventory level is 134 at time 134</text:p>
      <text:p text:style-name="P19">HD 9 Inventory level is 138 at time 134</text:p>
      <text:p text:style-name="P19">HD 6 completed re-stocking, resuming w. I(t) = 175 at time 135</text:p>
      <text:p text:style-name="P19">HD 15 Inventory level is 107 at time 135</text:p>
      <text:p text:style-name="P19">HD 13 Inventory level is 69 at time 135</text:p>
      <text:p text:style-name="P19">Stockout occurred for HD 2 at time 135</text:p>
      <text:p text:style-name="P19">HD 7 Inventory level is 85 at time 135</text:p>
      <text:p text:style-name="P19">HD 17 Inventory level is 31 at time 135</text:p>
      <text:p text:style-name="P19">!! HD 17 is interrupting warehouse w at time 135</text:p>
      <text:p text:style-name="P19">HD 14 Inventory level is 68 at time 135</text:p>
      <text:p text:style-name="P19">HD 10 Inventory level is 47 at time 135</text:p>
      <text:p text:style-name="P19"><text:soft-page-break/>!! HD 10 is interrupting warehouse w at time 135</text:p>
      <text:p text:style-name="P19">HD 8 Inventory level is 54 at time 135</text:p>
      <text:p text:style-name="P19">HD 11 Inventory level is 64 at time 135</text:p>
      <text:p text:style-name="P19">Start scheduling &amp; delivering restock to HD 10 at time 135</text:p>
      <text:p text:style-name="P19">Start scheduling &amp; delivering restock to HD 17 at time 135</text:p>
      <text:p text:style-name="P19">HD 9 Inventory level is 94 at time 135</text:p>
      <text:p text:style-name="P19">HD 6 Inventory level is 147 at time 135</text:p>
      <text:p text:style-name="P19">RPT :: The HDKs with pending restocks at time 136 :: ['HD2', 'HD12', 'HD10', 'HD17']</text:p>
      <text:p text:style-name="P19">HD 2 completed re-stocking, resuming w. I(t) = 175 at time 136</text:p>
      <text:p text:style-name="P19">HD 1 Inventory level is 95 at time 136</text:p>
      <text:p text:style-name="P19">HD 4 Inventory level is 95 at time 136</text:p>
      <text:p text:style-name="P19">HD 12 Inventory level is 3 at time 136</text:p>
      <text:p text:style-name="P19">HD 16 Inventory level is 45 at time 136</text:p>
      <text:p text:style-name="P19">!! HD 16 is interrupting warehouse w at time 136</text:p>
      <text:p text:style-name="P19">HD 5 Inventory level is 95 at time 136</text:p>
      <text:p text:style-name="P19">HD 3 Inventory level is 121 at time 136</text:p>
      <text:p text:style-name="P19">HD 15 Inventory level is 91 at time 136</text:p>
      <text:p text:style-name="P19">HD 13 Inventory level is 51 at time 136</text:p>
      <text:p text:style-name="P19">HD 7 Inventory level is 40 at time 136</text:p>
      <text:p text:style-name="P19">!! HD 7 is interrupting warehouse w at time 136</text:p>
      <text:p text:style-name="P19">HD 17 Inventory level is 14 at time 136</text:p>
      <text:p text:style-name="P19">HD 8 Inventory level is 15 at time 136</text:p>
      <text:p text:style-name="P19">!! HD 8 is interrupting warehouse w at time 136</text:p>
      <text:p text:style-name="P19">HD 11 Inventory level is 31 at time 136</text:p>
      <text:p text:style-name="P19">!! HD 11 is interrupting warehouse w at time 136</text:p>
      <text:p text:style-name="P19">Start scheduling &amp; delivering restock to HD 7 at time 136</text:p>
      <text:p text:style-name="P19">Start scheduling &amp; delivering restock to HD 8 at time 136</text:p>
      <text:p text:style-name="P19">Start scheduling &amp; delivering restock to HD 11 at time 136</text:p>
      <text:p text:style-name="P19">Start scheduling &amp; delivering restock to HD 16 at time 136</text:p>
      <text:p text:style-name="P19">HD 9 Inventory level is 54 at time 136</text:p>
      <text:p text:style-name="P19">HD 6 Inventory level is 119 at time 136</text:p>
      <text:p text:style-name="P19">HD 2 Inventory level is 151 at time 136</text:p>
      <text:p text:style-name="P19">HD 12 completed re-stocking, resuming w. I(t) = 175 at time 137</text:p>
      <text:p text:style-name="P19">HD 14 Inventory level is 28 at time 137</text:p>
      <text:p text:style-name="P19">!! HD 14 is interrupting warehouse w at time 137</text:p>
      <text:p text:style-name="P19">HD 10 Inventory level is 5 at time 137</text:p>
      <text:p text:style-name="P19"><text:soft-page-break/>HD 16 Inventory level is 32 at time 137</text:p>
      <text:p text:style-name="P19">HD 3 Inventory level is 111 at time 137</text:p>
      <text:p text:style-name="P19">HD 15 Inventory level is 53 at time 137</text:p>
      <text:p text:style-name="P19">Stockout occurred for HD 8 at time 137</text:p>
      <text:p text:style-name="P19">HD 11 Inventory level is 15 at time 137</text:p>
      <text:p text:style-name="P19">Start scheduling &amp; delivering restock to HD 14 at time 137</text:p>
      <text:p text:style-name="P19">HD 9 Inventory level is 23 at time 137</text:p>
      <text:p text:style-name="P19">!! HD 9 is interrupting warehouse w at time 137</text:p>
      <text:p text:style-name="P19">HD 2 Inventory level is 140 at time 137</text:p>
      <text:p text:style-name="P19">HD 10 completed re-stocking, resuming w. I(t) = 175 at time 138</text:p>
      <text:p text:style-name="P19">HD 17 completed re-stocking, resuming w. I(t) = 175 at time 138</text:p>
      <text:p text:style-name="P19">HD 1 Inventory level is 79 at time 138</text:p>
      <text:p text:style-name="P19">HD 4 Inventory level is 54 at time 138</text:p>
      <text:p text:style-name="P19">HD 12 Inventory level is 162 at time 138</text:p>
      <text:p text:style-name="P19">HD 5 Inventory level is 83 at time 138</text:p>
      <text:p text:style-name="P19">HD 13 Inventory level is 28 at time 138</text:p>
      <text:p text:style-name="P19">!! HD 13 is interrupting warehouse w at time 138</text:p>
      <text:p text:style-name="P19">HD 7 Inventory level is 6 at time 138</text:p>
      <text:p text:style-name="P19">HD 17 Inventory level is 152 at time 138</text:p>
      <text:p text:style-name="P19">HD 6 Inventory level is 95 at time 138</text:p>
      <text:p text:style-name="P19">Stockout occurred for HD 14 at time 138</text:p>
      <text:p text:style-name="P19">HD 10 Inventory level is 146 at time 138</text:p>
      <text:p text:style-name="P19">HD 16 Inventory level is 20 at time 138</text:p>
      <text:p text:style-name="P19">HD 15 Inventory level is 16 at time 138</text:p>
      <text:p text:style-name="P19">!! HD 15 is interrupting warehouse w at time 138</text:p>
      <text:p text:style-name="P19">Start scheduling &amp; delivering restock to HD 9 at time 138</text:p>
      <text:p text:style-name="P19">Start scheduling &amp; delivering restock to HD 13 at time 138</text:p>
      <text:p text:style-name="P19">Start scheduling &amp; delivering restock to HD 15 at time 138</text:p>
      <text:p text:style-name="P19">HD 9 Inventory level is 7 at time 138</text:p>
      <text:p text:style-name="P19">HD 7 completed re-stocking, resuming w. I(t) = 175 at time 139</text:p>
      <text:p text:style-name="P19">HD 8 completed re-stocking, resuming w. I(t) = 175 at time 139</text:p>
      <text:p text:style-name="P19">HD 11 completed re-stocking, resuming w. I(t) = 175 at time 139</text:p>
      <text:p text:style-name="P19">HD 16 completed re-stocking, resuming w. I(t) = 175 at time 139</text:p>
      <text:p text:style-name="P19">HD 3 Inventory level is 89 at time 139</text:p>
      <text:p text:style-name="P19">HD 11 Inventory level is 164 at time 139</text:p>
      <text:p text:style-name="P19">HD 2 Inventory level is 107 at time 139</text:p>
      <text:p text:style-name="P19"><text:soft-page-break/>HD 1 Inventory level is 56 at time 139</text:p>
      <text:p text:style-name="P19">HD 4 Inventory level is 20 at time 139</text:p>
      <text:p text:style-name="P19">!! HD 4 is interrupting warehouse w at time 139</text:p>
      <text:p text:style-name="P19">HD 12 Inventory level is 131 at time 139</text:p>
      <text:p text:style-name="P19">HD 5 Inventory level is 48 at time 139</text:p>
      <text:p text:style-name="P19">!! HD 5 is interrupting warehouse w at time 139</text:p>
      <text:p text:style-name="P19">HD 6 Inventory level is 73 at time 139</text:p>
      <text:p text:style-name="P19">Stockout occurred for HD 15 at time 139</text:p>
      <text:p text:style-name="P19">Start scheduling &amp; delivering restock to HD 4 at time 139</text:p>
      <text:p text:style-name="P19">Start scheduling &amp; delivering restock to HD 5 at time 139</text:p>
      <text:p text:style-name="P19">HD 8 Inventory level is 139 at time 139</text:p>
      <text:p text:style-name="P19">RPT :: The HDKs with pending restocks at time 140 :: ['HD14', 'HD9', 'HD13', 'HD15', 'HD4', 'HD5']</text:p>
      <text:p text:style-name="P19">HD 14 completed re-stocking, resuming w. I(t) = 175 at time 140</text:p>
      <text:p text:style-name="P19">Stockout occurred for HD 13 at time 140</text:p>
      <text:p text:style-name="P19">HD 7 Inventory level is 133 at time 140</text:p>
      <text:p text:style-name="P19">HD 17 Inventory level is 110 at time 140</text:p>
      <text:p text:style-name="P19">HD 10 Inventory level is 110 at time 140</text:p>
      <text:p text:style-name="P19">HD 16 Inventory level is 130 at time 140</text:p>
      <text:p text:style-name="P19">Stockout occurred for HD 9 at time 140</text:p>
      <text:p text:style-name="P19">HD 3 Inventory level is 54 at time 140</text:p>
      <text:p text:style-name="P19">HD 1 Inventory level is 38 at time 140</text:p>
      <text:p text:style-name="P19">!! HD 1 is interrupting warehouse w at time 140</text:p>
      <text:p text:style-name="P19">HD 6 Inventory level is 40 at time 140</text:p>
      <text:p text:style-name="P19">!! HD 6 is interrupting warehouse w at time 140</text:p>
      <text:p text:style-name="P19">Start scheduling &amp; delivering restock to HD 1 at time 140</text:p>
      <text:p text:style-name="P19">Start scheduling &amp; delivering restock to HD 6 at time 140</text:p>
      <text:p text:style-name="P19">HD 14 Inventory level is 141 at time 140</text:p>
      <text:p text:style-name="P19">HD 9 completed re-stocking, resuming w. I(t) = 175 at time 141</text:p>
      <text:p text:style-name="P19">HD 13 completed re-stocking, resuming w. I(t) = 175 at time 141</text:p>
      <text:p text:style-name="P19">HD 15 completed re-stocking, resuming w. I(t) = 175 at time 141</text:p>
      <text:p text:style-name="P19">HD 11 Inventory level is 135 at time 141</text:p>
      <text:p text:style-name="P19">HD 2 Inventory level is 65 at time 141</text:p>
      <text:p text:style-name="P19">HD 4 Inventory level is 8 at time 141</text:p>
      <text:p text:style-name="P19">HD 12 Inventory level is 103 at time 141</text:p>
      <text:p text:style-name="P19">HD 5 Inventory level is 4 at time 141</text:p>
      <text:p text:style-name="P19">HD 8 Inventory level is 98 at time 141</text:p>
      <text:p text:style-name="P19"><text:soft-page-break/>HD 7 Inventory level is 100 at time 141</text:p>
      <text:p text:style-name="P19">HD 17 Inventory level is 95 at time 141</text:p>
      <text:p text:style-name="P19">HD 10 Inventory level is 78 at time 141</text:p>
      <text:p text:style-name="P19">HD 16 Inventory level is 90 at time 141</text:p>
      <text:p text:style-name="P19">HD 6 Inventory level is 4 at time 141</text:p>
      <text:p text:style-name="P19">HD 9 Inventory level is 162 at time 141</text:p>
      <text:p text:style-name="P19">HD 13 Inventory level is 141 at time 141</text:p>
      <text:p text:style-name="P19">HD 15 Inventory level is 136 at time 141</text:p>
      <text:p text:style-name="P19">HD 4 completed re-stocking, resuming w. I(t) = 175 at time 142</text:p>
      <text:p text:style-name="P19">HD 5 completed re-stocking, resuming w. I(t) = 175 at time 142</text:p>
      <text:p text:style-name="P19">HD 3 Inventory level is 30 at time 142</text:p>
      <text:p text:style-name="P19">!! HD 3 is interrupting warehouse w at time 142</text:p>
      <text:p text:style-name="P19">Stockout occurred for HD 1 at time 142</text:p>
      <text:p text:style-name="P19">HD 14 Inventory level is 130 at time 142</text:p>
      <text:p text:style-name="P19">HD 4 Inventory level is 148 at time 142</text:p>
      <text:p text:style-name="P19">HD 12 Inventory level is 84 at time 142</text:p>
      <text:p text:style-name="P19">HD 8 Inventory level is 75 at time 142</text:p>
      <text:p text:style-name="P19">HD 17 Inventory level is 70 at time 142</text:p>
      <text:p text:style-name="P19">HD 16 Inventory level is 70 at time 142</text:p>
      <text:p text:style-name="P19">Stockout occurred for HD 6 at time 142</text:p>
      <text:p text:style-name="P19">Start scheduling &amp; delivering restock to HD 3 at time 142</text:p>
      <text:p text:style-name="P19">HD 15 Inventory level is 105 at time 142</text:p>
      <text:p text:style-name="P19">HD 1 completed re-stocking, resuming w. I(t) = 175 at time 143</text:p>
      <text:p text:style-name="P19">HD 6 completed re-stocking, resuming w. I(t) = 175 at time 143</text:p>
      <text:p text:style-name="P19">HD 11 Inventory level is 109 at time 143</text:p>
      <text:p text:style-name="P19">HD 2 Inventory level is 50 at time 143</text:p>
      <text:p text:style-name="P19">HD 5 Inventory level is 138 at time 143</text:p>
      <text:p text:style-name="P19">HD 7 Inventory level is 86 at time 143</text:p>
      <text:p text:style-name="P19">HD 10 Inventory level is 46 at time 143</text:p>
      <text:p text:style-name="P19">!! HD 10 is interrupting warehouse w at time 143</text:p>
      <text:p text:style-name="P19">HD 9 Inventory level is 146 at time 143</text:p>
      <text:p text:style-name="P19">HD 13 Inventory level is 108 at time 143</text:p>
      <text:p text:style-name="P19">HD 4 Inventory level is 107 at time 143</text:p>
      <text:p text:style-name="P19">HD 12 Inventory level is 65 at time 143</text:p>
      <text:p text:style-name="P19">HD 8 Inventory level is 55 at time 143</text:p>
      <text:p text:style-name="P19">HD 17 Inventory level is 55 at time 143</text:p>
      <text:p text:style-name="P19"><text:soft-page-break/>Start scheduling &amp; delivering restock to HD 10 at time 143</text:p>
      <text:p text:style-name="P19">HD 1 Inventory level is 134 at time 143</text:p>
      <text:p text:style-name="P19">HD 6 Inventory level is 141 at time 143</text:p>
      <text:p text:style-name="P19">RPT :: The HDKs with pending restocks at time 144 :: ['HD3', 'HD10']</text:p>
      <text:p text:style-name="P19">Stockout occurred for HD 3 at time 144</text:p>
      <text:p text:style-name="P19">HD 14 Inventory level is 120 at time 144</text:p>
      <text:p text:style-name="P19">HD 16 Inventory level is 41 at time 144</text:p>
      <text:p text:style-name="P19">!! HD 16 is interrupting warehouse w at time 144</text:p>
      <text:p text:style-name="P19">HD 15 Inventory level is 72 at time 144</text:p>
      <text:p text:style-name="P19">HD 11 Inventory level is 66 at time 144</text:p>
      <text:p text:style-name="P19">HD 2 Inventory level is 17 at time 144</text:p>
      <text:p text:style-name="P19">!! HD 2 is interrupting warehouse w at time 144</text:p>
      <text:p text:style-name="P19">HD 5 Inventory level is 113 at time 144</text:p>
      <text:p text:style-name="P19">HD 7 Inventory level is 51 at time 144</text:p>
      <text:p text:style-name="P19">HD 10 Inventory level is 2 at time 144</text:p>
      <text:p text:style-name="P19">HD 9 Inventory level is 112 at time 144</text:p>
      <text:p text:style-name="P19">HD 13 Inventory level is 91 at time 144</text:p>
      <text:p text:style-name="P19">HD 12 Inventory level is 28 at time 144</text:p>
      <text:p text:style-name="P19">!! HD 12 is interrupting warehouse w at time 144</text:p>
      <text:p text:style-name="P19">HD 8 Inventory level is 28 at time 144</text:p>
      <text:p text:style-name="P19">!! HD 8 is interrupting warehouse w at time 144</text:p>
      <text:p text:style-name="P19">Start scheduling &amp; delivering restock to HD 2 at time 144</text:p>
      <text:p text:style-name="P19">Start scheduling &amp; delivering restock to HD 8 at time 144</text:p>
      <text:p text:style-name="P19">Start scheduling &amp; delivering restock to HD 12 at time 144</text:p>
      <text:p text:style-name="P19">Start scheduling &amp; delivering restock to HD 16 at time 144</text:p>
      <text:p text:style-name="P19">HD 3 completed re-stocking, resuming w. I(t) = 175 at time 145</text:p>
      <text:p text:style-name="P19">HD 4 Inventory level is 95 at time 145</text:p>
      <text:p text:style-name="P19">HD 17 Inventory level is 16 at time 145</text:p>
      <text:p text:style-name="P19">!! HD 17 is interrupting warehouse w at time 145</text:p>
      <text:p text:style-name="P19">HD 1 Inventory level is 104 at time 145</text:p>
      <text:p text:style-name="P19">HD 6 Inventory level is 114 at time 145</text:p>
      <text:p text:style-name="P19">HD 11 Inventory level is 27 at time 145</text:p>
      <text:p text:style-name="P19">!! HD 11 is interrupting warehouse w at time 145</text:p>
      <text:p text:style-name="P19">Stockout occurred for HD 2 at time 145</text:p>
      <text:p text:style-name="P19">HD 5 Inventory level is 90 at time 145</text:p>
      <text:p text:style-name="P19">Stockout occurred for HD 10 at time 145</text:p>
      <text:p text:style-name="P19"><text:soft-page-break/>HD 9 Inventory level is 86 at time 145</text:p>
      <text:p text:style-name="P19">HD 13 Inventory level is 47 at time 145</text:p>
      <text:p text:style-name="P19">!! HD 13 is interrupting warehouse w at time 145</text:p>
      <text:p text:style-name="P19">Stockout occurred for HD 12 at time 145</text:p>
      <text:p text:style-name="P19">HD 8 Inventory level is 15 at time 145</text:p>
      <text:p text:style-name="P19">Start scheduling &amp; delivering restock to HD 11 at time 145</text:p>
      <text:p text:style-name="P19">Start scheduling &amp; delivering restock to HD 13 at time 145</text:p>
      <text:p text:style-name="P19">Start scheduling &amp; delivering restock to HD 17 at time 145</text:p>
      <text:p text:style-name="P19">HD 3 Inventory level is 137 at time 145</text:p>
      <text:p text:style-name="P19">HD 10 completed re-stocking, resuming w. I(t) = 175 at time 146</text:p>
      <text:p text:style-name="P19">HD 14 Inventory level is 84 at time 146</text:p>
      <text:p text:style-name="P19">HD 16 Inventory level is 28 at time 146</text:p>
      <text:p text:style-name="P19">HD 15 Inventory level is 39 at time 146</text:p>
      <text:p text:style-name="P19">!! HD 15 is interrupting warehouse w at time 146</text:p>
      <text:p text:style-name="P19">HD 7 Inventory level is 28 at time 146</text:p>
      <text:p text:style-name="P19">!! HD 7 is interrupting warehouse w at time 146</text:p>
      <text:p text:style-name="P19">HD 4 Inventory level is 82 at time 146</text:p>
      <text:p text:style-name="P19">HD 1 Inventory level is 73 at time 146</text:p>
      <text:p text:style-name="P19">Stockout occurred for HD 11 at time 146</text:p>
      <text:p text:style-name="P19">HD 5 Inventory level is 69 at time 146</text:p>
      <text:p text:style-name="P19">HD 9 Inventory level is 64 at time 146</text:p>
      <text:p text:style-name="P19">HD 13 Inventory level is 17 at time 146</text:p>
      <text:p text:style-name="P19">Start scheduling &amp; delivering restock to HD 7 at time 146</text:p>
      <text:p text:style-name="P19">Start scheduling &amp; delivering restock to HD 15 at time 146</text:p>
      <text:p text:style-name="P19">HD 10 Inventory level is 163 at time 146</text:p>
      <text:p text:style-name="P19">HD 2 completed re-stocking, resuming w. I(t) = 175 at time 147</text:p>
      <text:p text:style-name="P19">HD 8 completed re-stocking, resuming w. I(t) = 175 at time 147</text:p>
      <text:p text:style-name="P19">HD 12 completed re-stocking, resuming w. I(t) = 175 at time 147</text:p>
      <text:p text:style-name="P19">HD 16 completed re-stocking, resuming w. I(t) = 175 at time 147</text:p>
      <text:p text:style-name="P19">Stockout occurred for HD 17 at time 147</text:p>
      <text:p text:style-name="P19">HD 6 Inventory level is 96 at time 147</text:p>
      <text:p text:style-name="P19">HD 8 Inventory level is 154 at time 147</text:p>
      <text:p text:style-name="P19">HD 3 Inventory level is 124 at time 147</text:p>
      <text:p text:style-name="P19">HD 14 Inventory level is 42 at time 147</text:p>
      <text:p text:style-name="P19">!! HD 14 is interrupting warehouse w at time 147</text:p>
      <text:p text:style-name="P19">Stockout occurred for HD 15 at time 147</text:p>
      <text:p text:style-name="P19"><text:soft-page-break/>Stockout occurred for HD 7 at time 147</text:p>
      <text:p text:style-name="P19">HD 1 Inventory level is 49 at time 147</text:p>
      <text:p text:style-name="P19">!! HD 1 is interrupting warehouse w at time 147</text:p>
      <text:p text:style-name="P19">HD 5 Inventory level is 29 at time 147</text:p>
      <text:p text:style-name="P19">!! HD 5 is interrupting warehouse w at time 147</text:p>
      <text:p text:style-name="P19">HD 9 Inventory level is 43 at time 147</text:p>
      <text:p text:style-name="P19">!! HD 9 is interrupting warehouse w at time 147</text:p>
      <text:p text:style-name="P19">Stockout occurred for HD 13 at time 147</text:p>
      <text:p text:style-name="P19">Start scheduling &amp; delivering restock to HD 1 at time 147</text:p>
      <text:p text:style-name="P19">Start scheduling &amp; delivering restock to HD 5 at time 147</text:p>
      <text:p text:style-name="P19">Start scheduling &amp; delivering restock to HD 9 at time 147</text:p>
      <text:p text:style-name="P19">Start scheduling &amp; delivering restock to HD 14 at time 147</text:p>
      <text:p text:style-name="P19">HD 10 Inventory level is 147 at time 147</text:p>
      <text:p text:style-name="P19">HD 2 Inventory level is 134 at time 147</text:p>
      <text:p text:style-name="P19">HD 12 Inventory level is 143 at time 147</text:p>
      <text:p text:style-name="P19">RPT :: The HDKs with pending restocks at time 148 :: ['HD11', 'HD13', 'HD17', 'HD7', 'HD15', 'HD1', 'HD5', 'HD9', 'HD14']</text:p>
      <text:p text:style-name="P19">HD 11 completed re-stocking, resuming w. I(t) = 175 at time 148</text:p>
      <text:p text:style-name="P19">HD 13 completed re-stocking, resuming w. I(t) = 175 at time 148</text:p>
      <text:p text:style-name="P19">HD 17 completed re-stocking, resuming w. I(t) = 175 at time 148</text:p>
      <text:p text:style-name="P19">HD 16 Inventory level is 132 at time 148</text:p>
      <text:p text:style-name="P19">HD 4 Inventory level is 42 at time 148</text:p>
      <text:p text:style-name="P19">!! HD 4 is interrupting warehouse w at time 148</text:p>
      <text:p text:style-name="P19">HD 6 Inventory level is 55 at time 148</text:p>
      <text:p text:style-name="P19">HD 8 Inventory level is 134 at time 148</text:p>
      <text:p text:style-name="P19">HD 1 Inventory level is 22 at time 148</text:p>
      <text:p text:style-name="P19">HD 5 Inventory level is 11 at time 148</text:p>
      <text:p text:style-name="P19">HD 9 Inventory level is 1 at time 148</text:p>
      <text:p text:style-name="P19">Start scheduling &amp; delivering restock to HD 4 at time 148</text:p>
      <text:p text:style-name="P19">HD 10 Inventory level is 115 at time 148</text:p>
      <text:p text:style-name="P19">HD 12 Inventory level is 114 at time 148</text:p>
      <text:p text:style-name="P19">HD 11 Inventory level is 146 at time 148</text:p>
      <text:p text:style-name="P19">HD 13 Inventory level is 142 at time 148</text:p>
      <text:p text:style-name="P19">HD 17 Inventory level is 147 at time 148</text:p>
      <text:p text:style-name="P19">HD 7 completed re-stocking, resuming w. I(t) = 175 at time 149</text:p>
      <text:p text:style-name="P19">HD 15 completed re-stocking, resuming w. I(t) = 175 at time 149</text:p>
      <text:p text:style-name="P19">HD 3 Inventory level is 96 at time 149</text:p>
      <text:p text:style-name="P19"><text:soft-page-break/>HD 14 Inventory level is 12 at time 149</text:p>
      <text:p text:style-name="P19">HD 2 Inventory level is 105 at time 149</text:p>
      <text:p text:style-name="P19">HD 8 Inventory level is 114 at time 149</text:p>
      <text:p text:style-name="P19">Stockout occurred for HD 5 at time 149</text:p>
      <text:p text:style-name="P19">Stockout occurred for HD 9 at time 149</text:p>
      <text:p text:style-name="P19">HD 10 Inventory level is 99 at time 149</text:p>
      <text:p text:style-name="P19">HD 11 Inventory level is 129 at time 149</text:p>
      <text:p text:style-name="P19">HD 13 Inventory level is 101 at time 149</text:p>
      <text:p text:style-name="P19">HD 7 Inventory level is 132 at time 149</text:p>
      <text:p text:style-name="P19">HD 15 Inventory level is 130 at time 149</text:p>
      <text:p text:style-name="P19">HD 1 completed re-stocking, resuming w. I(t) = 175 at time 150</text:p>
      <text:p text:style-name="P19">HD 5 completed re-stocking, resuming w. I(t) = 175 at time 150</text:p>
      <text:p text:style-name="P19">HD 9 completed re-stocking, resuming w. I(t) = 175 at time 150</text:p>
      <text:p text:style-name="P19">HD 14 completed re-stocking, resuming w. I(t) = 175 at time 150</text:p>
      <text:p text:style-name="P19">HD 16 Inventory level is 96 at time 150</text:p>
      <text:p text:style-name="P19">HD 4 Inventory level is 17 at time 150</text:p>
      <text:p text:style-name="P19">HD 6 Inventory level is 44 at time 150</text:p>
      <text:p text:style-name="P19">!! HD 6 is interrupting warehouse w at time 150</text:p>
      <text:p text:style-name="P19">HD 1 Inventory level is 165 at time 150</text:p>
      <text:p text:style-name="P19">HD 12 Inventory level is 95 at time 150</text:p>
      <text:p text:style-name="P19">HD 17 Inventory level is 125 at time 150</text:p>
      <text:p text:style-name="P19">HD 14 Inventory level is 137 at time 150</text:p>
      <text:p text:style-name="P19">HD 8 Inventory level is 80 at time 150</text:p>
      <text:p text:style-name="P19">Start scheduling &amp; delivering restock to HD 6 at time 150</text:p>
      <text:p text:style-name="P19">HD 10 Inventory level is 71 at time 150</text:p>
      <text:p text:style-name="P19">HD 13 Inventory level is 91 at time 150</text:p>
      <text:p text:style-name="P19">HD 5 Inventory level is 139 at time 150</text:p>
      <text:p text:style-name="P19">HD 9 Inventory level is 149 at time 150</text:p>
      <text:p text:style-name="P19">HD 4 completed re-stocking, resuming w. I(t) = 175 at time 151</text:p>
      <text:p text:style-name="P19">HD 3 Inventory level is 65 at time 151</text:p>
      <text:p text:style-name="P19">HD 2 Inventory level is 76 at time 151</text:p>
      <text:p text:style-name="P19">HD 11 Inventory level is 112 at time 151</text:p>
      <text:p text:style-name="P19">HD 7 Inventory level is 103 at time 151</text:p>
      <text:p text:style-name="P19">HD 15 Inventory level is 112 at time 151</text:p>
      <text:p text:style-name="P19">HD 16 Inventory level is 52 at time 151</text:p>
      <text:p text:style-name="P19">HD 6 Inventory level is 16 at time 151</text:p>
      <text:p text:style-name="P19"><text:soft-page-break/>HD 1 Inventory level is 148 at time 151</text:p>
      <text:p text:style-name="P19">HD 12 Inventory level is 52 at time 151</text:p>
      <text:p text:style-name="P19">HD 13 Inventory level is 79 at time 151</text:p>
      <text:p text:style-name="P19">HD 5 Inventory level is 99 at time 151</text:p>
      <text:p text:style-name="P19">HD 9 Inventory level is 110 at time 151</text:p>
      <text:p text:style-name="P19">RPT :: The HDKs with pending restocks at time 152 :: ['HD6']</text:p>
      <text:p text:style-name="P19">HD 4 Inventory level is 137 at time 152</text:p>
      <text:p text:style-name="P19">HD 17 Inventory level is 83 at time 152</text:p>
      <text:p text:style-name="P19">HD 14 Inventory level is 98 at time 152</text:p>
      <text:p text:style-name="P19">HD 8 Inventory level is 41 at time 152</text:p>
      <text:p text:style-name="P19">!! HD 8 is interrupting warehouse w at time 152</text:p>
      <text:p text:style-name="P19">HD 10 Inventory level is 30 at time 152</text:p>
      <text:p text:style-name="P19">!! HD 10 is interrupting warehouse w at time 152</text:p>
      <text:p text:style-name="P19">HD 3 Inventory level is 52 at time 152</text:p>
      <text:p text:style-name="P19">HD 11 Inventory level is 84 at time 152</text:p>
      <text:p text:style-name="P19">HD 7 Inventory level is 69 at time 152</text:p>
      <text:p text:style-name="P19">HD 16 Inventory level is 19 at time 152</text:p>
      <text:p text:style-name="P19">!! HD 16 is interrupting warehouse w at time 152</text:p>
      <text:p text:style-name="P19">Stockout occurred for HD 6 at time 152</text:p>
      <text:p text:style-name="P19">HD 1 Inventory level is 138 at time 152</text:p>
      <text:p text:style-name="P19">HD 12 Inventory level is 23 at time 152</text:p>
      <text:p text:style-name="P19">!! HD 12 is interrupting warehouse w at time 152</text:p>
      <text:p text:style-name="P19">Start scheduling &amp; delivering restock to HD 8 at time 152</text:p>
      <text:p text:style-name="P19">Start scheduling &amp; delivering restock to HD 10 at time 152</text:p>
      <text:p text:style-name="P19">Start scheduling &amp; delivering restock to HD 12 at time 152</text:p>
      <text:p text:style-name="P19">Start scheduling &amp; delivering restock to HD 16 at time 152</text:p>
      <text:p text:style-name="P19">HD 5 Inventory level is 88 at time 152</text:p>
      <text:p text:style-name="P19">HD 6 completed re-stocking, resuming w. I(t) = 175 at time 153</text:p>
      <text:p text:style-name="P19">HD 2 Inventory level is 38 at time 153</text:p>
      <text:p text:style-name="P19">!! HD 2 is interrupting warehouse w at time 153</text:p>
      <text:p text:style-name="P19">HD 15 Inventory level is 87 at time 153</text:p>
      <text:p text:style-name="P19">HD 13 Inventory level is 52 at time 153</text:p>
      <text:p text:style-name="P19">HD 9 Inventory level is 87 at time 153</text:p>
      <text:p text:style-name="P19">HD 17 Inventory level is 57 at time 153</text:p>
      <text:p text:style-name="P19">HD 14 Inventory level is 65 at time 153</text:p>
      <text:p text:style-name="P19">Stockout occurred for HD 16 at time 153</text:p>
      <text:p text:style-name="P19"><text:soft-page-break/>HD 1 Inventory level is 96 at time 153</text:p>
      <text:p text:style-name="P19">Start scheduling &amp; delivering restock to HD 2 at time 153</text:p>
      <text:p text:style-name="P19">HD 6 Inventory level is 139 at time 153</text:p>
      <text:p text:style-name="P19">HD 4 Inventory level is 104 at time 154</text:p>
      <text:p text:style-name="P19">HD 8 Inventory level is 4 at time 154</text:p>
      <text:p text:style-name="P19">Stockout occurred for HD 10 at time 154</text:p>
      <text:p text:style-name="P19">HD 3 Inventory level is 34 at time 154</text:p>
      <text:p text:style-name="P19">!! HD 3 is interrupting warehouse w at time 154</text:p>
      <text:p text:style-name="P19">HD 11 Inventory level is 39 at time 154</text:p>
      <text:p text:style-name="P19">!! HD 11 is interrupting warehouse w at time 154</text:p>
      <text:p text:style-name="P19">HD 7 Inventory level is 42 at time 154</text:p>
      <text:p text:style-name="P19">!! HD 7 is interrupting warehouse w at time 154</text:p>
      <text:p text:style-name="P19">Stockout occurred for HD 12 at time 154</text:p>
      <text:p text:style-name="P19">HD 5 Inventory level is 43 at time 154</text:p>
      <text:p text:style-name="P19">!! HD 5 is interrupting warehouse w at time 154</text:p>
      <text:p text:style-name="P19">HD 15 Inventory level is 51 at time 154</text:p>
      <text:p text:style-name="P19">HD 13 Inventory level is 8 at time 154</text:p>
      <text:p text:style-name="P19">!! HD 13 is interrupting warehouse w at time 154</text:p>
      <text:p text:style-name="P19">HD 9 Inventory level is 63 at time 154</text:p>
      <text:p text:style-name="P19">HD 14 Inventory level is 46 at time 154</text:p>
      <text:p text:style-name="P19">!! HD 14 is interrupting warehouse w at time 154</text:p>
      <text:p text:style-name="P19">Start scheduling &amp; delivering restock to HD 3 at time 154</text:p>
      <text:p text:style-name="P19">Start scheduling &amp; delivering restock to HD 5 at time 154</text:p>
      <text:p text:style-name="P19">Start scheduling &amp; delivering restock to HD 7 at time 154</text:p>
      <text:p text:style-name="P19">Start scheduling &amp; delivering restock to HD 11 at time 154</text:p>
      <text:p text:style-name="P19">Start scheduling &amp; delivering restock to HD 13 at time 154</text:p>
      <text:p text:style-name="P19">Start scheduling &amp; delivering restock to HD 14 at time 154</text:p>
      <text:p text:style-name="P19">HD 8 completed re-stocking, resuming w. I(t) = 175 at time 155</text:p>
      <text:p text:style-name="P19">HD 10 completed re-stocking, resuming w. I(t) = 175 at time 155</text:p>
      <text:p text:style-name="P19">HD 12 completed re-stocking, resuming w. I(t) = 175 at time 155</text:p>
      <text:p text:style-name="P19">HD 16 completed re-stocking, resuming w. I(t) = 175 at time 155</text:p>
      <text:p text:style-name="P19">HD 2 Inventory level is 16 at time 155</text:p>
      <text:p text:style-name="P19">HD 17 Inventory level is 18 at time 155</text:p>
      <text:p text:style-name="P19">!! HD 17 is interrupting warehouse w at time 155</text:p>
      <text:p text:style-name="P19">HD 1 Inventory level is 56 at time 155</text:p>
      <text:p text:style-name="P19">HD 6 Inventory level is 102 at time 155</text:p>
      <text:p text:style-name="P19"><text:soft-page-break/>HD 11 Inventory level is 0 at time 155</text:p>
      <text:p text:style-name="P19">HD 7 Inventory level is 28 at time 155</text:p>
      <text:p text:style-name="P19">HD 9 Inventory level is 37 at time 155</text:p>
      <text:p text:style-name="P19">!! HD 9 is interrupting warehouse w at time 155</text:p>
      <text:p text:style-name="P19">HD 14 Inventory level is 24 at time 155</text:p>
      <text:p text:style-name="P19">Start scheduling &amp; delivering restock to HD 9 at time 155</text:p>
      <text:p text:style-name="P19">Start scheduling &amp; delivering restock to HD 17 at time 155</text:p>
      <text:p text:style-name="P19">HD 10 Inventory level is 133 at time 155</text:p>
      <text:p text:style-name="P19">HD 12 Inventory level is 147 at time 155</text:p>
      <text:p text:style-name="P19">HD 16 Inventory level is 132 at time 155</text:p>
      <text:p text:style-name="P19">RPT :: The HDKs with pending restocks at time 156 :: ['HD2', 'HD3', 'HD5', 'HD7', 'HD11', 'HD13', 'HD14', 'HD9', 'HD17']</text:p>
      <text:p text:style-name="P19">HD 2 completed re-stocking, resuming w. I(t) = 175 at time 156</text:p>
      <text:p text:style-name="P19">HD 4 Inventory level is 67 at time 156</text:p>
      <text:p text:style-name="P19">HD 8 Inventory level is 134 at time 156</text:p>
      <text:p text:style-name="P19">HD 3 Inventory level is 5 at time 156</text:p>
      <text:p text:style-name="P19">HD 5 Inventory level is 15 at time 156</text:p>
      <text:p text:style-name="P19">HD 15 Inventory level is 34 at time 156</text:p>
      <text:p text:style-name="P19">!! HD 15 is interrupting warehouse w at time 156</text:p>
      <text:p text:style-name="P19">Stockout occurred for HD 13 at time 156</text:p>
      <text:p text:style-name="P19">HD 2 Inventory level is 147 at time 156</text:p>
      <text:p text:style-name="P19">HD 1 Inventory level is 40 at time 156</text:p>
      <text:p text:style-name="P19">!! HD 1 is interrupting warehouse w at time 156</text:p>
      <text:p text:style-name="P19">HD 6 Inventory level is 76 at time 156</text:p>
      <text:p text:style-name="P19">Stockout occurred for HD 11 at time 156</text:p>
      <text:p text:style-name="P19">HD 9 Inventory level is 15 at time 156</text:p>
      <text:p text:style-name="P19">Start scheduling &amp; delivering restock to HD 1 at time 156</text:p>
      <text:p text:style-name="P19">Start scheduling &amp; delivering restock to HD 15 at time 156</text:p>
      <text:p text:style-name="P19">HD 12 Inventory level is 112 at time 156</text:p>
      <text:p text:style-name="P19">HD 3 completed re-stocking, resuming w. I(t) = 175 at time 157</text:p>
      <text:p text:style-name="P19">HD 5 completed re-stocking, resuming w. I(t) = 175 at time 157</text:p>
      <text:p text:style-name="P19">HD 7 completed re-stocking, resuming w. I(t) = 175 at time 157</text:p>
      <text:p text:style-name="P19">HD 11 completed re-stocking, resuming w. I(t) = 175 at time 157</text:p>
      <text:p text:style-name="P19">HD 13 completed re-stocking, resuming w. I(t) = 175 at time 157</text:p>
      <text:p text:style-name="P19">HD 14 completed re-stocking, resuming w. I(t) = 175 at time 157</text:p>
      <text:p text:style-name="P19">HD 17 Inventory level is 5 at time 157</text:p>
      <text:p text:style-name="P19">HD 7 Inventory level is 144 at time 157</text:p>
      <text:p text:style-name="P19"><text:soft-page-break/>HD 14 Inventory level is 136 at time 157</text:p>
      <text:p text:style-name="P19">HD 10 Inventory level is 106 at time 157</text:p>
      <text:p text:style-name="P19">HD 16 Inventory level is 114 at time 157</text:p>
      <text:p text:style-name="P19">HD 4 Inventory level is 55 at time 157</text:p>
      <text:p text:style-name="P19">HD 8 Inventory level is 102 at time 157</text:p>
      <text:p text:style-name="P19">HD 3 Inventory level is 138 at time 157</text:p>
      <text:p text:style-name="P19">HD 6 Inventory level is 41 at time 157</text:p>
      <text:p text:style-name="P19">!! HD 6 is interrupting warehouse w at time 157</text:p>
      <text:p text:style-name="P19">Start scheduling &amp; delivering restock to HD 6 at time 157</text:p>
      <text:p text:style-name="P19">HD 11 Inventory level is 133 at time 157</text:p>
      <text:p text:style-name="P19">HD 13 Inventory level is 147 at time 157</text:p>
      <text:p text:style-name="P19">HD 9 completed re-stocking, resuming w. I(t) = 175 at time 158</text:p>
      <text:p text:style-name="P19">HD 17 completed re-stocking, resuming w. I(t) = 175 at time 158</text:p>
      <text:p text:style-name="P19">HD 5 Inventory level is 140 at time 158</text:p>
      <text:p text:style-name="P19">HD 15 Inventory level is 6 at time 158</text:p>
      <text:p text:style-name="P19">HD 2 Inventory level is 129 at time 158</text:p>
      <text:p text:style-name="P19">HD 1 Inventory level is 30 at time 158</text:p>
      <text:p text:style-name="P19">HD 9 Inventory level is 157 at time 158</text:p>
      <text:p text:style-name="P19">HD 12 Inventory level is 85 at time 158</text:p>
      <text:p text:style-name="P19">HD 17 Inventory level is 150 at time 158</text:p>
      <text:p text:style-name="P19">HD 14 Inventory level is 105 at time 158</text:p>
      <text:p text:style-name="P19">HD 16 Inventory level is 90 at time 158</text:p>
      <text:p text:style-name="P19">HD 13 Inventory level is 118 at time 158</text:p>
      <text:p text:style-name="P19">HD 1 completed re-stocking, resuming w. I(t) = 175 at time 159</text:p>
      <text:p text:style-name="P19">HD 15 completed re-stocking, resuming w. I(t) = 175 at time 159</text:p>
      <text:p text:style-name="P19">HD 7 Inventory level is 120 at time 159</text:p>
      <text:p text:style-name="P19">HD 10 Inventory level is 78 at time 159</text:p>
      <text:p text:style-name="P19">HD 4 Inventory level is 16 at time 159</text:p>
      <text:p text:style-name="P19">!! HD 4 is interrupting warehouse w at time 159</text:p>
      <text:p text:style-name="P19">HD 8 Inventory level is 65 at time 159</text:p>
      <text:p text:style-name="P19">HD 3 Inventory level is 124 at time 159</text:p>
      <text:p text:style-name="P19">HD 6 Inventory level is 24 at time 159</text:p>
      <text:p text:style-name="P19">HD 11 Inventory level is 100 at time 159</text:p>
      <text:p text:style-name="P19">HD 15 Inventory level is 154 at time 159</text:p>
      <text:p text:style-name="P19">HD 2 Inventory level is 117 at time 159</text:p>
      <text:p text:style-name="P19">HD 1 Inventory level is 155 at time 159</text:p>
      <text:p text:style-name="P19"><text:soft-page-break/>HD 16 Inventory level is 70 at time 159</text:p>
      <text:p text:style-name="P19">Start scheduling &amp; delivering restock to HD 4 at time 159</text:p>
      <text:p text:style-name="P19">HD 13 Inventory level is 87 at time 159</text:p>
      <text:p text:style-name="P19">RPT :: The HDKs with pending restocks at time 160 :: ['HD6', 'HD4']</text:p>
      <text:p text:style-name="P19">HD 6 completed re-stocking, resuming w. I(t) = 175 at time 160</text:p>
      <text:p text:style-name="P19">HD 5 Inventory level is 114 at time 160</text:p>
      <text:p text:style-name="P19">HD 9 Inventory level is 125 at time 160</text:p>
      <text:p text:style-name="P19">HD 12 Inventory level is 50 at time 160</text:p>
      <text:p text:style-name="P19">HD 17 Inventory level is 125 at time 160</text:p>
      <text:p text:style-name="P19">HD 14 Inventory level is 65 at time 160</text:p>
      <text:p text:style-name="P19">HD 7 Inventory level is 85 at time 160</text:p>
      <text:p text:style-name="P19">Stockout occurred for HD 4 at time 160</text:p>
      <text:p text:style-name="P19">HD 6 Inventory level is 162 at time 160</text:p>
      <text:p text:style-name="P19">HD 11 Inventory level is 57 at time 160</text:p>
      <text:p text:style-name="P19">HD 2 Inventory level is 103 at time 160</text:p>
      <text:p text:style-name="P19">HD 16 Inventory level is 53 at time 160</text:p>
      <text:p text:style-name="P19">HD 10 Inventory level is 56 at time 161</text:p>
      <text:p text:style-name="P19">HD 8 Inventory level is 23 at time 161</text:p>
      <text:p text:style-name="P19">!! HD 8 is interrupting warehouse w at time 161</text:p>
      <text:p text:style-name="P19">HD 3 Inventory level is 86 at time 161</text:p>
      <text:p text:style-name="P19">HD 15 Inventory level is 118 at time 161</text:p>
      <text:p text:style-name="P19">HD 1 Inventory level is 135 at time 161</text:p>
      <text:p text:style-name="P19">HD 13 Inventory level is 53 at time 161</text:p>
      <text:p text:style-name="P19">HD 5 Inventory level is 82 at time 161</text:p>
      <text:p text:style-name="P19">HD 12 Inventory level is 32 at time 161</text:p>
      <text:p text:style-name="P19">!! HD 12 is interrupting warehouse w at time 161</text:p>
      <text:p text:style-name="P19">HD 17 Inventory level is 101 at time 161</text:p>
      <text:p text:style-name="P19">HD 7 Inventory level is 48 at time 161</text:p>
      <text:p text:style-name="P19">!! HD 7 is interrupting warehouse w at time 161</text:p>
      <text:p text:style-name="P19">HD 6 Inventory level is 151 at time 161</text:p>
      <text:p text:style-name="P19">HD 2 Inventory level is 62 at time 161</text:p>
      <text:p text:style-name="P19">HD 16 Inventory level is 43 at time 161</text:p>
      <text:p text:style-name="P19">!! HD 16 is interrupting warehouse w at time 161</text:p>
      <text:p text:style-name="P19">Start scheduling &amp; delivering restock to HD 7 at time 161</text:p>
      <text:p text:style-name="P19">Start scheduling &amp; delivering restock to HD 8 at time 161</text:p>
      <text:p text:style-name="P19">Start scheduling &amp; delivering restock to HD 12 at time 161</text:p>
      <text:p text:style-name="P19"><text:soft-page-break/>Start scheduling &amp; delivering restock to HD 16 at time 161</text:p>
      <text:p text:style-name="P19">HD 4 completed re-stocking, resuming w. I(t) = 175 at time 162</text:p>
      <text:p text:style-name="P19">HD 9 Inventory level is 111 at time 162</text:p>
      <text:p text:style-name="P19">HD 14 Inventory level is 43 at time 162</text:p>
      <text:p text:style-name="P19">!! HD 14 is interrupting warehouse w at time 162</text:p>
      <text:p text:style-name="P19">HD 11 Inventory level is 28 at time 162</text:p>
      <text:p text:style-name="P19">!! HD 11 is interrupting warehouse w at time 162</text:p>
      <text:p text:style-name="P19">HD 3 Inventory level is 70 at time 162</text:p>
      <text:p text:style-name="P19">HD 15 Inventory level is 101 at time 162</text:p>
      <text:p text:style-name="P19">HD 13 Inventory level is 19 at time 162</text:p>
      <text:p text:style-name="P19">!! HD 13 is interrupting warehouse w at time 162</text:p>
      <text:p text:style-name="P19">HD 17 Inventory level is 65 at time 162</text:p>
      <text:p text:style-name="P19">HD 6 Inventory level is 128 at time 162</text:p>
      <text:p text:style-name="P19">HD 2 Inventory level is 49 at time 162</text:p>
      <text:p text:style-name="P19">!! HD 2 is interrupting warehouse w at time 162</text:p>
      <text:p text:style-name="P19">HD 16 Inventory level is 15 at time 162</text:p>
      <text:p text:style-name="P19">Start scheduling &amp; delivering restock to HD 2 at time 162</text:p>
      <text:p text:style-name="P19">Start scheduling &amp; delivering restock to HD 11 at time 162</text:p>
      <text:p text:style-name="P19">Start scheduling &amp; delivering restock to HD 13 at time 162</text:p>
      <text:p text:style-name="P19">Start scheduling &amp; delivering restock to HD 14 at time 162</text:p>
      <text:p text:style-name="P19">HD 4 Inventory level is 157 at time 162</text:p>
      <text:p text:style-name="P19">HD 10 Inventory level is 29 at time 163</text:p>
      <text:p text:style-name="P19">!! HD 10 is interrupting warehouse w at time 163</text:p>
      <text:p text:style-name="P19">Stockout occurred for HD 8 at time 163</text:p>
      <text:p text:style-name="P19">HD 1 Inventory level is 121 at time 163</text:p>
      <text:p text:style-name="P19">HD 5 Inventory level is 40 at time 163</text:p>
      <text:p text:style-name="P19">!! HD 5 is interrupting warehouse w at time 163</text:p>
      <text:p text:style-name="P19">Stockout occurred for HD 12 at time 163</text:p>
      <text:p text:style-name="P19">HD 7 Inventory level is 35 at time 163</text:p>
      <text:p text:style-name="P19">HD 11 Inventory level is 14 at time 163</text:p>
      <text:p text:style-name="P19">HD 15 Inventory level is 58 at time 163</text:p>
      <text:p text:style-name="P19">HD 13 Inventory level is 9 at time 163</text:p>
      <text:p text:style-name="P19">HD 17 Inventory level is 45 at time 163</text:p>
      <text:p text:style-name="P19">!! HD 17 is interrupting warehouse w at time 163</text:p>
      <text:p text:style-name="P19">HD 2 Inventory level is 9 at time 163</text:p>
      <text:p text:style-name="P19">Stockout occurred for HD 16 at time 163</text:p>
      <text:p text:style-name="P19"><text:soft-page-break/>Start scheduling &amp; delivering restock to HD 5 at time 163</text:p>
      <text:p text:style-name="P19">Start scheduling &amp; delivering restock to HD 10 at time 163</text:p>
      <text:p text:style-name="P19">Start scheduling &amp; delivering restock to HD 17 at time 163</text:p>
      <text:p text:style-name="P19">HD 4 Inventory level is 114 at time 163</text:p>
      <text:p text:style-name="P19">RPT :: The HDKs with pending restocks at time 164 :: ['HD7', 'HD8', 'HD12', 'HD16', 'HD2', 'HD11', 'HD13', 'HD14', 'HD5', 'HD10', 'HD17']</text:p>
      <text:p text:style-name="P19">HD 7 completed re-stocking, resuming w. I(t) = 175 at time 164</text:p>
      <text:p text:style-name="P19">HD 8 completed re-stocking, resuming w. I(t) = 175 at time 164</text:p>
      <text:p text:style-name="P19">HD 12 completed re-stocking, resuming w. I(t) = 175 at time 164</text:p>
      <text:p text:style-name="P19">HD 16 completed re-stocking, resuming w. I(t) = 175 at time 164</text:p>
      <text:p text:style-name="P19">HD 9 Inventory level is 99 at time 164</text:p>
      <text:p text:style-name="P19">HD 14 Inventory level is 29 at time 164</text:p>
      <text:p text:style-name="P19">HD 3 Inventory level is 42 at time 164</text:p>
      <text:p text:style-name="P19">!! HD 3 is interrupting warehouse w at time 164</text:p>
      <text:p text:style-name="P19">HD 6 Inventory level is 107 at time 164</text:p>
      <text:p text:style-name="P19">HD 5 Inventory level is 0 at time 164</text:p>
      <text:p text:style-name="P19">HD 15 Inventory level is 48 at time 164</text:p>
      <text:p text:style-name="P19">!! HD 15 is interrupting warehouse w at time 164</text:p>
      <text:p text:style-name="P19">Stockout occurred for HD 2 at time 164</text:p>
      <text:p text:style-name="P19">Start scheduling &amp; delivering restock to HD 3 at time 164</text:p>
      <text:p text:style-name="P19">Start scheduling &amp; delivering restock to HD 15 at time 164</text:p>
      <text:p text:style-name="P19">HD 4 Inventory level is 78 at time 164</text:p>
      <text:p text:style-name="P19">HD 8 Inventory level is 130 at time 164</text:p>
      <text:p text:style-name="P19">HD 12 Inventory level is 130 at time 164</text:p>
      <text:p text:style-name="P19">HD 16 Inventory level is 152 at time 164</text:p>
      <text:p text:style-name="P19">HD 2 completed re-stocking, resuming w. I(t) = 175 at time 165</text:p>
      <text:p text:style-name="P19">HD 11 completed re-stocking, resuming w. I(t) = 175 at time 165</text:p>
      <text:p text:style-name="P19">HD 13 completed re-stocking, resuming w. I(t) = 175 at time 165</text:p>
      <text:p text:style-name="P19">HD 14 completed re-stocking, resuming w. I(t) = 175 at time 165</text:p>
      <text:p text:style-name="P19">HD 10 Inventory level is 14 at time 165</text:p>
      <text:p text:style-name="P19">HD 1 Inventory level is 111 at time 165</text:p>
      <text:p text:style-name="P19">HD 7 Inventory level is 147 at time 165</text:p>
      <text:p text:style-name="P19">HD 11 Inventory level is 147 at time 165</text:p>
      <text:p text:style-name="P19">HD 13 Inventory level is 150 at time 165</text:p>
      <text:p text:style-name="P19">HD 17 Inventory level is 9 at time 165</text:p>
      <text:p text:style-name="P19">HD 14 Inventory level is 150 at time 165</text:p>
      <text:p text:style-name="P19"><text:soft-page-break/>HD 6 Inventory level is 92 at time 165</text:p>
      <text:p text:style-name="P19">HD 15 Inventory level is 27 at time 165</text:p>
      <text:p text:style-name="P19">HD 4 Inventory level is 55 at time 165</text:p>
      <text:p text:style-name="P19">HD 2 Inventory level is 139 at time 165</text:p>
      <text:p text:style-name="P19">HD 5 completed re-stocking, resuming w. I(t) = 175 at time 166</text:p>
      <text:p text:style-name="P19">HD 10 completed re-stocking, resuming w. I(t) = 175 at time 166</text:p>
      <text:p text:style-name="P19">HD 17 completed re-stocking, resuming w. I(t) = 175 at time 166</text:p>
      <text:p text:style-name="P19">HD 9 Inventory level is 79 at time 166</text:p>
      <text:p text:style-name="P19">HD 3 Inventory level is 2 at time 166</text:p>
      <text:p text:style-name="P19">HD 5 Inventory level is 144 at time 166</text:p>
      <text:p text:style-name="P19">HD 8 Inventory level is 105 at time 166</text:p>
      <text:p text:style-name="P19">HD 12 Inventory level is 103 at time 166</text:p>
      <text:p text:style-name="P19">HD 16 Inventory level is 114 at time 166</text:p>
      <text:p text:style-name="P19">HD 7 Inventory level is 121 at time 166</text:p>
      <text:p text:style-name="P19">HD 17 Inventory level is 145 at time 166</text:p>
      <text:p text:style-name="P19">HD 6 Inventory level is 52 at time 166</text:p>
      <text:p text:style-name="P19">HD 3 completed re-stocking, resuming w. I(t) = 175 at time 167</text:p>
      <text:p text:style-name="P19">HD 15 completed re-stocking, resuming w. I(t) = 175 at time 167</text:p>
      <text:p text:style-name="P19">HD 10 Inventory level is 163 at time 167</text:p>
      <text:p text:style-name="P19">HD 1 Inventory level is 79 at time 167</text:p>
      <text:p text:style-name="P19">HD 11 Inventory level is 120 at time 167</text:p>
      <text:p text:style-name="P19">HD 13 Inventory level is 135 at time 167</text:p>
      <text:p text:style-name="P19">HD 14 Inventory level is 138 at time 167</text:p>
      <text:p text:style-name="P19">HD 15 Inventory level is 135 at time 167</text:p>
      <text:p text:style-name="P19">HD 4 Inventory level is 45 at time 167</text:p>
      <text:p text:style-name="P19">!! HD 4 is interrupting warehouse w at time 167</text:p>
      <text:p text:style-name="P19">HD 2 Inventory level is 121 at time 167</text:p>
      <text:p text:style-name="P19">HD 9 Inventory level is 69 at time 167</text:p>
      <text:p text:style-name="P19">HD 3 Inventory level is 144 at time 167</text:p>
      <text:p text:style-name="P19">HD 8 Inventory level is 76 at time 167</text:p>
      <text:p text:style-name="P19">HD 16 Inventory level is 89 at time 167</text:p>
      <text:p text:style-name="P19">HD 7 Inventory level is 81 at time 167</text:p>
      <text:p text:style-name="P19">HD 17 Inventory level is 104 at time 167</text:p>
      <text:p text:style-name="P19">Start scheduling &amp; delivering restock to HD 4 at time 167</text:p>
      <text:p text:style-name="P19">Finished run at model time 168.0</text:p>
      <text:p text:style-name="P19">Total number of stockouts, by HD number [5, 9, 7, 4, 9, 12, 8, 8, 11, 8, 8, 11, 8, 4, 6, 8, 11]</text:p>
      <text:p text:style-name="P19"><text:soft-page-break/>Grand total number of stockouts over all HDk 137</text:p>
      <text:p text:style-name="P19">Grand total number of restocks completed over all HDk 30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8613c"/>
    </style:style>
    <style:style style:name="MT1" style:family="text">
      <style:text-properties officeooo:rsid="00f765c8"/>
    </style:style>
    <style:style style:name="MT2" style:family="text">
      <style:text-properties officeooo:rsid="0008613c"/>
    </style:style>
    <style:style style:name="MT3" style:family="text">
      <style:text-properties officeooo:rsid="00ed154e"/>
    </style:style>
    <style:style style:name="MT4" style:family="text">
      <style:text-properties officeooo:rsid="001dde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udent</text:span><text:span text:style-name="MT2"><text:tab/>CSC 148<text:tab/>Homework </text:span><text:span text:style-name="MT3">5</text:span></text:p>
      </style:header>
      <style:footer>
        <text:p text:style-name="Footer"><text:tab/><text:tab/><text:span text:style-name="MT4">Page </text:span><text:span text:style-name="MT4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1H22M51S</meta:editing-duration>
    <meta:editing-cycles>211</meta:editing-cycles>
    <meta:generator>LibreOffice/6.4.6.2$Linux_X86_64 LibreOffice_project/40$Build-2</meta:generator>
    <dc:date>2021-03-08T10:26:26.632426546</dc:date>
    <meta:document-statistic meta:table-count="0" meta:image-count="0" meta:object-count="0" meta:page-count="167" meta:paragraph-count="5968" meta:word-count="56774" meta:character-count="263148" meta:non-whitespace-character-count="210680"/>
  </office:meta>
</office:document-meta>
</file>